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0103" calcext:value-type="float">
            <text:p>10103</text:p>
          </table:table-cell>
          <table:table-cell table:formula="of:=ABS([.A1]-[.B1])" office:value-type="float" office:value="5" calcext:value-type="float">
            <text:p>5</text:p>
          </table:table-cell>
          <table:table-cell table:formula="of:=COUNTIF([.$B$1:.$B$1000];&quot;+&quot; &amp; [.A1])" office:value-type="float" office:value="0" calcext:value-type="float">
            <text:p>0</text:p>
          </table:table-cell>
          <table:table-cell table:formula="of:=[.D1]*[.A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float" office:value="10238" calcext:value-type="float">
            <text:p>10238</text:p>
          </table:table-cell>
          <table:table-cell table:formula="of:=ABS([.A2]-[.B2])" office:value-type="float" office:value="134" calcext:value-type="float">
            <text:p>134</text:p>
          </table:table-cell>
          <table:table-cell table:formula="of:=COUNTIF([.$B$1:.$B$1000];&quot;+&quot; &amp; [.A2])" office:value-type="float" office:value="0" calcext:value-type="float">
            <text:p>0</text:p>
          </table:table-cell>
          <table:table-cell table:formula="of:=[.D2]*[.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float" office:value="10460" calcext:value-type="float">
            <text:p>10460</text:p>
          </table:table-cell>
          <table:table-cell table:formula="of:=ABS([.A3]-[.B3])" office:value-type="float" office:value="114" calcext:value-type="float">
            <text:p>114</text:p>
          </table:table-cell>
          <table:table-cell table:formula="of:=COUNTIF([.$B$1:.$B$1000];&quot;+&quot; &amp; [.A3])" office:value-type="float" office:value="0" calcext:value-type="float">
            <text:p>0</text:p>
          </table:table-cell>
          <table:table-cell table:formula="of:=[.D3]*[.A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float" office:value="10507" calcext:value-type="float">
            <text:p>10507</text:p>
          </table:table-cell>
          <table:table-cell table:formula="of:=ABS([.A4]-[.B4])" office:value-type="float" office:value="74" calcext:value-type="float">
            <text:p>74</text:p>
          </table:table-cell>
          <table:table-cell table:formula="of:=COUNTIF([.$B$1:.$B$1000];&quot;+&quot; &amp; [.A4])" office:value-type="float" office:value="0" calcext:value-type="float">
            <text:p>0</text:p>
          </table:table-cell>
          <table:table-cell table:formula="of:=[.D4]*[.A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10547" calcext:value-type="float">
            <text:p>10547</text:p>
          </table:table-cell>
          <table:table-cell table:formula="of:=ABS([.A5]-[.B5])" office:value-type="float" office:value="150" calcext:value-type="float">
            <text:p>150</text:p>
          </table:table-cell>
          <table:table-cell table:formula="of:=COUNTIF([.$B$1:.$B$1000];&quot;+&quot; &amp; [.A5])" office:value-type="float" office:value="0" calcext:value-type="float">
            <text:p>0</text:p>
          </table:table-cell>
          <table:table-cell table:formula="of:=[.D5]*[.A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10790" calcext:value-type="float">
            <text:p>10790</text:p>
          </table:table-cell>
          <table:table-cell table:formula="of:=ABS([.A6]-[.B6])" office:value-type="float" office:value="58" calcext:value-type="float">
            <text:p>58</text:p>
          </table:table-cell>
          <table:table-cell table:formula="of:=COUNTIF([.$B$1:.$B$1000];&quot;+&quot; &amp; [.A6])" office:value-type="float" office:value="0" calcext:value-type="float">
            <text:p>0</text:p>
          </table:table-cell>
          <table:table-cell table:formula="of:=[.D6]*[.A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790" calcext:value-type="float">
            <text:p>10790</text:p>
          </table:table-cell>
          <table:table-cell table:formula="of:=ABS([.A7]-[.B7])" office:value-type="float" office:value="0" calcext:value-type="float">
            <text:p>0</text:p>
          </table:table-cell>
          <table:table-cell table:formula="of:=COUNTIF([.$B$1:.$B$1000];&quot;+&quot; &amp; [.A7])" office:value-type="float" office:value="19" calcext:value-type="float">
            <text:p>19</text:p>
          </table:table-cell>
          <table:table-cell table:formula="of:=[.D7]*[.A7]" office:value-type="float" office:value="205010" calcext:value-type="float">
            <text:p>205010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10790" calcext:value-type="float">
            <text:p>10790</text:p>
          </table:table-cell>
          <table:table-cell table:formula="of:=ABS([.A8]-[.B8])" office:value-type="float" office:value="30" calcext:value-type="float">
            <text:p>30</text:p>
          </table:table-cell>
          <table:table-cell table:formula="of:=COUNTIF([.$B$1:.$B$1000];&quot;+&quot; &amp; [.A8])" office:value-type="float" office:value="0" calcext:value-type="float">
            <text:p>0</text:p>
          </table:table-cell>
          <table:table-cell table:formula="of:=[.D8]*[.A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10790" calcext:value-type="float">
            <text:p>10790</text:p>
          </table:table-cell>
          <table:table-cell table:formula="of:=ABS([.A9]-[.B9])" office:value-type="float" office:value="204" calcext:value-type="float">
            <text:p>204</text:p>
          </table:table-cell>
          <table:table-cell table:formula="of:=COUNTIF([.$B$1:.$B$1000];&quot;+&quot; &amp; [.A9])" office:value-type="float" office:value="0" calcext:value-type="float">
            <text:p>0</text:p>
          </table:table-cell>
          <table:table-cell table:formula="of:=[.D9]*[.A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float" office:value="10790" calcext:value-type="float">
            <text:p>10790</text:p>
          </table:table-cell>
          <table:table-cell table:formula="of:=ABS([.A10]-[.B10])" office:value-type="float" office:value="219" calcext:value-type="float">
            <text:p>219</text:p>
          </table:table-cell>
          <table:table-cell table:formula="of:=COUNTIF([.$B$1:.$B$1000];&quot;+&quot; &amp; [.A10])" office:value-type="float" office:value="0" calcext:value-type="float">
            <text:p>0</text:p>
          </table:table-cell>
          <table:table-cell table:formula="of:=[.D10]*[.A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float" office:value="10790" calcext:value-type="float">
            <text:p>10790</text:p>
          </table:table-cell>
          <table:table-cell table:formula="of:=ABS([.A11]-[.B11])" office:value-type="float" office:value="276" calcext:value-type="float">
            <text:p>276</text:p>
          </table:table-cell>
          <table:table-cell table:formula="of:=COUNTIF([.$B$1:.$B$1000];&quot;+&quot; &amp; [.A11])" office:value-type="float" office:value="0" calcext:value-type="float">
            <text:p>0</text:p>
          </table:table-cell>
          <table:table-cell table:formula="of:=[.D11]*[.A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6" calcext:value-type="float">
            <text:p>11096</text:p>
          </table:table-cell>
          <table:table-cell office:value-type="float" office:value="10790" calcext:value-type="float">
            <text:p>10790</text:p>
          </table:table-cell>
          <table:table-cell table:formula="of:=ABS([.A12]-[.B12])" office:value-type="float" office:value="306" calcext:value-type="float">
            <text:p>306</text:p>
          </table:table-cell>
          <table:table-cell table:formula="of:=COUNTIF([.$B$1:.$B$1000];&quot;+&quot; &amp; [.A12])" office:value-type="float" office:value="0" calcext:value-type="float">
            <text:p>0</text:p>
          </table:table-cell>
          <table:table-cell table:formula="of:=[.D12]*[.A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float" office:value="10790" calcext:value-type="float">
            <text:p>10790</text:p>
          </table:table-cell>
          <table:table-cell table:formula="of:=ABS([.A13]-[.B13])" office:value-type="float" office:value="327" calcext:value-type="float">
            <text:p>327</text:p>
          </table:table-cell>
          <table:table-cell table:formula="of:=COUNTIF([.$B$1:.$B$1000];&quot;+&quot; &amp; [.A13])" office:value-type="float" office:value="0" calcext:value-type="float">
            <text:p>0</text:p>
          </table:table-cell>
          <table:table-cell table:formula="of:=[.D13]*[.A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float" office:value="10790" calcext:value-type="float">
            <text:p>10790</text:p>
          </table:table-cell>
          <table:table-cell table:formula="of:=ABS([.A14]-[.B14])" office:value-type="float" office:value="451" calcext:value-type="float">
            <text:p>451</text:p>
          </table:table-cell>
          <table:table-cell table:formula="of:=COUNTIF([.$B$1:.$B$1000];&quot;+&quot; &amp; [.A14])" office:value-type="float" office:value="0" calcext:value-type="float">
            <text:p>0</text:p>
          </table:table-cell>
          <table:table-cell table:formula="of:=[.D14]*[.A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float" office:value="10790" calcext:value-type="float">
            <text:p>10790</text:p>
          </table:table-cell>
          <table:table-cell table:formula="of:=ABS([.A15]-[.B15])" office:value-type="float" office:value="488" calcext:value-type="float">
            <text:p>488</text:p>
          </table:table-cell>
          <table:table-cell table:formula="of:=COUNTIF([.$B$1:.$B$1000];&quot;+&quot; &amp; [.A15])" office:value-type="float" office:value="0" calcext:value-type="float">
            <text:p>0</text:p>
          </table:table-cell>
          <table:table-cell table:formula="of:=[.D15]*[.A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10790" calcext:value-type="float">
            <text:p>10790</text:p>
          </table:table-cell>
          <table:table-cell table:formula="of:=ABS([.A16]-[.B16])" office:value-type="float" office:value="542" calcext:value-type="float">
            <text:p>542</text:p>
          </table:table-cell>
          <table:table-cell table:formula="of:=COUNTIF([.$B$1:.$B$1000];&quot;+&quot; &amp; [.A16])" office:value-type="float" office:value="0" calcext:value-type="float">
            <text:p>0</text:p>
          </table:table-cell>
          <table:table-cell table:formula="of:=[.D16]*[.A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float" office:value="10790" calcext:value-type="float">
            <text:p>10790</text:p>
          </table:table-cell>
          <table:table-cell table:formula="of:=ABS([.A17]-[.B17])" office:value-type="float" office:value="579" calcext:value-type="float">
            <text:p>579</text:p>
          </table:table-cell>
          <table:table-cell table:formula="of:=COUNTIF([.$B$1:.$B$1000];&quot;+&quot; &amp; [.A17])" office:value-type="float" office:value="0" calcext:value-type="float">
            <text:p>0</text:p>
          </table:table-cell>
          <table:table-cell table:formula="of:=[.D17]*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float" office:value="10790" calcext:value-type="float">
            <text:p>10790</text:p>
          </table:table-cell>
          <table:table-cell table:formula="of:=ABS([.A18]-[.B18])" office:value-type="float" office:value="646" calcext:value-type="float">
            <text:p>646</text:p>
          </table:table-cell>
          <table:table-cell table:formula="of:=COUNTIF([.$B$1:.$B$1000];&quot;+&quot; &amp; [.A18])" office:value-type="float" office:value="0" calcext:value-type="float">
            <text:p>0</text:p>
          </table:table-cell>
          <table:table-cell table:formula="of:=[.D18]*[.A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float" office:value="10790" calcext:value-type="float">
            <text:p>10790</text:p>
          </table:table-cell>
          <table:table-cell table:formula="of:=ABS([.A19]-[.B19])" office:value-type="float" office:value="716" calcext:value-type="float">
            <text:p>716</text:p>
          </table:table-cell>
          <table:table-cell table:formula="of:=COUNTIF([.$B$1:.$B$1000];&quot;+&quot; &amp; [.A19])" office:value-type="float" office:value="0" calcext:value-type="float">
            <text:p>0</text:p>
          </table:table-cell>
          <table:table-cell table:formula="of:=[.D19]*[.A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float" office:value="10790" calcext:value-type="float">
            <text:p>10790</text:p>
          </table:table-cell>
          <table:table-cell table:formula="of:=ABS([.A20]-[.B20])" office:value-type="float" office:value="806" calcext:value-type="float">
            <text:p>806</text:p>
          </table:table-cell>
          <table:table-cell table:formula="of:=COUNTIF([.$B$1:.$B$1000];&quot;+&quot; &amp; [.A20])" office:value-type="float" office:value="0" calcext:value-type="float">
            <text:p>0</text:p>
          </table:table-cell>
          <table:table-cell table:formula="of:=[.D20]*[.A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float" office:value="10790" calcext:value-type="float">
            <text:p>10790</text:p>
          </table:table-cell>
          <table:table-cell table:formula="of:=ABS([.A21]-[.B21])" office:value-type="float" office:value="867" calcext:value-type="float">
            <text:p>867</text:p>
          </table:table-cell>
          <table:table-cell table:formula="of:=COUNTIF([.$B$1:.$B$1000];&quot;+&quot; &amp; [.A21])" office:value-type="float" office:value="0" calcext:value-type="float">
            <text:p>0</text:p>
          </table:table-cell>
          <table:table-cell table:formula="of:=[.D21]*[.A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6" calcext:value-type="float">
            <text:p>11696</text:p>
          </table:table-cell>
          <table:table-cell office:value-type="float" office:value="10790" calcext:value-type="float">
            <text:p>10790</text:p>
          </table:table-cell>
          <table:table-cell table:formula="of:=ABS([.A22]-[.B22])" office:value-type="float" office:value="906" calcext:value-type="float">
            <text:p>906</text:p>
          </table:table-cell>
          <table:table-cell table:formula="of:=COUNTIF([.$B$1:.$B$1000];&quot;+&quot; &amp; [.A22])" office:value-type="float" office:value="0" calcext:value-type="float">
            <text:p>0</text:p>
          </table:table-cell>
          <table:table-cell table:formula="of:=[.D22]*[.A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0" calcext:value-type="float">
            <text:p>11730</text:p>
          </table:table-cell>
          <table:table-cell office:value-type="float" office:value="10790" calcext:value-type="float">
            <text:p>10790</text:p>
          </table:table-cell>
          <table:table-cell table:formula="of:=ABS([.A23]-[.B23])" office:value-type="float" office:value="940" calcext:value-type="float">
            <text:p>940</text:p>
          </table:table-cell>
          <table:table-cell table:formula="of:=COUNTIF([.$B$1:.$B$1000];&quot;+&quot; &amp; [.A23])" office:value-type="float" office:value="0" calcext:value-type="float">
            <text:p>0</text:p>
          </table:table-cell>
          <table:table-cell table:formula="of:=[.D23]*[.A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10790" calcext:value-type="float">
            <text:p>10790</text:p>
          </table:table-cell>
          <table:table-cell table:formula="of:=ABS([.A24]-[.B24])" office:value-type="float" office:value="970" calcext:value-type="float">
            <text:p>970</text:p>
          </table:table-cell>
          <table:table-cell table:formula="of:=COUNTIF([.$B$1:.$B$1000];&quot;+&quot; &amp; [.A24])" office:value-type="float" office:value="0" calcext:value-type="float">
            <text:p>0</text:p>
          </table:table-cell>
          <table:table-cell table:formula="of:=[.D24]*[.A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10935" calcext:value-type="float">
            <text:p>10935</text:p>
          </table:table-cell>
          <table:table-cell table:formula="of:=ABS([.A25]-[.B25])" office:value-type="float" office:value="855" calcext:value-type="float">
            <text:p>855</text:p>
          </table:table-cell>
          <table:table-cell table:formula="of:=COUNTIF([.$B$1:.$B$1000];&quot;+&quot; &amp; [.A25])" office:value-type="float" office:value="0" calcext:value-type="float">
            <text:p>0</text:p>
          </table:table-cell>
          <table:table-cell table:formula="of:=[.D25]*[.A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10950" calcext:value-type="float">
            <text:p>10950</text:p>
          </table:table-cell>
          <table:table-cell table:formula="of:=ABS([.A26]-[.B26])" office:value-type="float" office:value="863" calcext:value-type="float">
            <text:p>863</text:p>
          </table:table-cell>
          <table:table-cell table:formula="of:=COUNTIF([.$B$1:.$B$1000];&quot;+&quot; &amp; [.A26])" office:value-type="float" office:value="0" calcext:value-type="float">
            <text:p>0</text:p>
          </table:table-cell>
          <table:table-cell table:formula="of:=[.D26]*[.A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11017" calcext:value-type="float">
            <text:p>11017</text:p>
          </table:table-cell>
          <table:table-cell table:formula="of:=ABS([.A27]-[.B27])" office:value-type="float" office:value="803" calcext:value-type="float">
            <text:p>803</text:p>
          </table:table-cell>
          <table:table-cell table:formula="of:=COUNTIF([.$B$1:.$B$1000];&quot;+&quot; &amp; [.A27])" office:value-type="float" office:value="0" calcext:value-type="float">
            <text:p>0</text:p>
          </table:table-cell>
          <table:table-cell table:formula="of:=[.D27]*[.A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float" office:value="11030" calcext:value-type="float">
            <text:p>11030</text:p>
          </table:table-cell>
          <table:table-cell table:formula="of:=ABS([.A28]-[.B28])" office:value-type="float" office:value="946" calcext:value-type="float">
            <text:p>946</text:p>
          </table:table-cell>
          <table:table-cell table:formula="of:=COUNTIF([.$B$1:.$B$1000];&quot;+&quot; &amp; [.A28])" office:value-type="float" office:value="0" calcext:value-type="float">
            <text:p>0</text:p>
          </table:table-cell>
          <table:table-cell table:formula="of:=[.D28]*[.A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float" office:value="11140" calcext:value-type="float">
            <text:p>11140</text:p>
          </table:table-cell>
          <table:table-cell table:formula="of:=ABS([.A29]-[.B29])" office:value-type="float" office:value="843" calcext:value-type="float">
            <text:p>843</text:p>
          </table:table-cell>
          <table:table-cell table:formula="of:=COUNTIF([.$B$1:.$B$1000];&quot;+&quot; &amp; [.A29])" office:value-type="float" office:value="0" calcext:value-type="float">
            <text:p>0</text:p>
          </table:table-cell>
          <table:table-cell table:formula="of:=[.D29]*[.A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float" office:value="11225" calcext:value-type="float">
            <text:p>11225</text:p>
          </table:table-cell>
          <table:table-cell table:formula="of:=ABS([.A30]-[.B30])" office:value-type="float" office:value="860" calcext:value-type="float">
            <text:p>860</text:p>
          </table:table-cell>
          <table:table-cell table:formula="of:=COUNTIF([.$B$1:.$B$1000];&quot;+&quot; &amp; [.A30])" office:value-type="float" office:value="0" calcext:value-type="float">
            <text:p>0</text:p>
          </table:table-cell>
          <table:table-cell table:formula="of:=[.D30]*[.A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9" calcext:value-type="float">
            <text:p>12089</text:p>
          </table:table-cell>
          <table:table-cell office:value-type="float" office:value="11583" calcext:value-type="float">
            <text:p>11583</text:p>
          </table:table-cell>
          <table:table-cell table:formula="of:=ABS([.A31]-[.B31])" office:value-type="float" office:value="506" calcext:value-type="float">
            <text:p>506</text:p>
          </table:table-cell>
          <table:table-cell table:formula="of:=COUNTIF([.$B$1:.$B$1000];&quot;+&quot; &amp; [.A31])" office:value-type="float" office:value="0" calcext:value-type="float">
            <text:p>0</text:p>
          </table:table-cell>
          <table:table-cell table:formula="of:=[.D31]*[.A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  <table:table-cell office:value-type="float" office:value="11600" calcext:value-type="float">
            <text:p>11600</text:p>
          </table:table-cell>
          <table:table-cell table:formula="of:=ABS([.A32]-[.B32])" office:value-type="float" office:value="730" calcext:value-type="float">
            <text:p>730</text:p>
          </table:table-cell>
          <table:table-cell table:formula="of:=COUNTIF([.$B$1:.$B$1000];&quot;+&quot; &amp; [.A32])" office:value-type="float" office:value="0" calcext:value-type="float">
            <text:p>0</text:p>
          </table:table-cell>
          <table:table-cell table:formula="of:=[.D32]*[.A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float" office:value="12454" calcext:value-type="float">
            <text:p>12454</text:p>
          </table:table-cell>
          <table:table-cell table:formula="of:=ABS([.A33]-[.B33])" office:value-type="float" office:value="30" calcext:value-type="float">
            <text:p>30</text:p>
          </table:table-cell>
          <table:table-cell table:formula="of:=COUNTIF([.$B$1:.$B$1000];&quot;+&quot; &amp; [.A33])" office:value-type="float" office:value="0" calcext:value-type="float">
            <text:p>0</text:p>
          </table:table-cell>
          <table:table-cell table:formula="of:=[.D33]*[.A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7" calcext:value-type="float">
            <text:p>12457</text:p>
          </table:table-cell>
          <table:table-cell office:value-type="float" office:value="12534" calcext:value-type="float">
            <text:p>12534</text:p>
          </table:table-cell>
          <table:table-cell table:formula="of:=ABS([.A34]-[.B34])" office:value-type="float" office:value="77" calcext:value-type="float">
            <text:p>77</text:p>
          </table:table-cell>
          <table:table-cell table:formula="of:=COUNTIF([.$B$1:.$B$1000];&quot;+&quot; &amp; [.A34])" office:value-type="float" office:value="0" calcext:value-type="float">
            <text:p>0</text:p>
          </table:table-cell>
          <table:table-cell table:formula="of:=[.D34]*[.A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1" calcext:value-type="float">
            <text:p>12671</text:p>
          </table:table-cell>
          <table:table-cell office:value-type="float" office:value="12606" calcext:value-type="float">
            <text:p>12606</text:p>
          </table:table-cell>
          <table:table-cell table:formula="of:=ABS([.A35]-[.B35])" office:value-type="float" office:value="65" calcext:value-type="float">
            <text:p>65</text:p>
          </table:table-cell>
          <table:table-cell table:formula="of:=COUNTIF([.$B$1:.$B$1000];&quot;+&quot; &amp; [.A35])" office:value-type="float" office:value="0" calcext:value-type="float">
            <text:p>0</text:p>
          </table:table-cell>
          <table:table-cell table:formula="of:=[.D35]*[.A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12686" calcext:value-type="float">
            <text:p>12686</text:p>
          </table:table-cell>
          <table:table-cell table:formula="of:=ABS([.A36]-[.B36])" office:value-type="float" office:value="45" calcext:value-type="float">
            <text:p>45</text:p>
          </table:table-cell>
          <table:table-cell table:formula="of:=COUNTIF([.$B$1:.$B$1000];&quot;+&quot; &amp; [.A36])" office:value-type="float" office:value="0" calcext:value-type="float">
            <text:p>0</text:p>
          </table:table-cell>
          <table:table-cell table:formula="of:=[.D36]*[.A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float" office:value="13067" calcext:value-type="float">
            <text:p>13067</text:p>
          </table:table-cell>
          <table:table-cell table:formula="of:=ABS([.A37]-[.B37])" office:value-type="float" office:value="82" calcext:value-type="float">
            <text:p>82</text:p>
          </table:table-cell>
          <table:table-cell table:formula="of:=COUNTIF([.$B$1:.$B$1000];&quot;+&quot; &amp; [.A37])" office:value-type="float" office:value="0" calcext:value-type="float">
            <text:p>0</text:p>
          </table:table-cell>
          <table:table-cell table:formula="of:=[.D37]*[.A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3" calcext:value-type="float">
            <text:p>13053</text:p>
          </table:table-cell>
          <table:table-cell office:value-type="float" office:value="13137" calcext:value-type="float">
            <text:p>13137</text:p>
          </table:table-cell>
          <table:table-cell table:formula="of:=ABS([.A38]-[.B38])" office:value-type="float" office:value="84" calcext:value-type="float">
            <text:p>84</text:p>
          </table:table-cell>
          <table:table-cell table:formula="of:=COUNTIF([.$B$1:.$B$1000];&quot;+&quot; &amp; [.A38])" office:value-type="float" office:value="0" calcext:value-type="float">
            <text:p>0</text:p>
          </table:table-cell>
          <table:table-cell table:formula="of:=[.D38]*[.A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3909" calcext:value-type="float">
            <text:p>13909</text:p>
          </table:table-cell>
          <table:table-cell table:formula="of:=ABS([.A39]-[.B39])" office:value-type="float" office:value="809" calcext:value-type="float">
            <text:p>809</text:p>
          </table:table-cell>
          <table:table-cell table:formula="of:=COUNTIF([.$B$1:.$B$1000];&quot;+&quot; &amp; [.A39])" office:value-type="float" office:value="0" calcext:value-type="float">
            <text:p>0</text:p>
          </table:table-cell>
          <table:table-cell table:formula="of:=[.D39]*[.A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float" office:value="13916" calcext:value-type="float">
            <text:p>13916</text:p>
          </table:table-cell>
          <table:table-cell table:formula="of:=ABS([.A40]-[.B40])" office:value-type="float" office:value="780" calcext:value-type="float">
            <text:p>780</text:p>
          </table:table-cell>
          <table:table-cell table:formula="of:=COUNTIF([.$B$1:.$B$1000];&quot;+&quot; &amp; [.A40])" office:value-type="float" office:value="0" calcext:value-type="float">
            <text:p>0</text:p>
          </table:table-cell>
          <table:table-cell table:formula="of:=[.D40]*[.A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3" calcext:value-type="float">
            <text:p>13203</text:p>
          </table:table-cell>
          <table:table-cell office:value-type="float" office:value="13938" calcext:value-type="float">
            <text:p>13938</text:p>
          </table:table-cell>
          <table:table-cell table:formula="of:=ABS([.A41]-[.B41])" office:value-type="float" office:value="735" calcext:value-type="float">
            <text:p>735</text:p>
          </table:table-cell>
          <table:table-cell table:formula="of:=COUNTIF([.$B$1:.$B$1000];&quot;+&quot; &amp; [.A41])" office:value-type="float" office:value="0" calcext:value-type="float">
            <text:p>0</text:p>
          </table:table-cell>
          <table:table-cell table:formula="of:=[.D41]*[.A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5" calcext:value-type="float">
            <text:p>13275</text:p>
          </table:table-cell>
          <table:table-cell office:value-type="float" office:value="14356" calcext:value-type="float">
            <text:p>14356</text:p>
          </table:table-cell>
          <table:table-cell table:formula="of:=ABS([.A42]-[.B42])" office:value-type="float" office:value="1081" calcext:value-type="float">
            <text:p>1081</text:p>
          </table:table-cell>
          <table:table-cell table:formula="of:=COUNTIF([.$B$1:.$B$1000];&quot;+&quot; &amp; [.A42])" office:value-type="float" office:value="0" calcext:value-type="float">
            <text:p>0</text:p>
          </table:table-cell>
          <table:table-cell table:formula="of:=[.D42]*[.A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4" calcext:value-type="float">
            <text:p>13294</text:p>
          </table:table-cell>
          <table:table-cell office:value-type="float" office:value="14679" calcext:value-type="float">
            <text:p>14679</text:p>
          </table:table-cell>
          <table:table-cell table:formula="of:=ABS([.A43]-[.B43])" office:value-type="float" office:value="1385" calcext:value-type="float">
            <text:p>1385</text:p>
          </table:table-cell>
          <table:table-cell table:formula="of:=COUNTIF([.$B$1:.$B$1000];&quot;+&quot; &amp; [.A43])" office:value-type="float" office:value="0" calcext:value-type="float">
            <text:p>0</text:p>
          </table:table-cell>
          <table:table-cell table:formula="of:=[.D43]*[.A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float" office:value="14799" calcext:value-type="float">
            <text:p>14799</text:p>
          </table:table-cell>
          <table:table-cell table:formula="of:=ABS([.A44]-[.B44])" office:value-type="float" office:value="1458" calcext:value-type="float">
            <text:p>1458</text:p>
          </table:table-cell>
          <table:table-cell table:formula="of:=COUNTIF([.$B$1:.$B$1000];&quot;+&quot; &amp; [.A44])" office:value-type="float" office:value="0" calcext:value-type="float">
            <text:p>0</text:p>
          </table:table-cell>
          <table:table-cell table:formula="of:=[.D44]*[.A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7" calcext:value-type="float">
            <text:p>13457</text:p>
          </table:table-cell>
          <table:table-cell office:value-type="float" office:value="14816" calcext:value-type="float">
            <text:p>14816</text:p>
          </table:table-cell>
          <table:table-cell table:formula="of:=ABS([.A45]-[.B45])" office:value-type="float" office:value="1359" calcext:value-type="float">
            <text:p>1359</text:p>
          </table:table-cell>
          <table:table-cell table:formula="of:=COUNTIF([.$B$1:.$B$1000];&quot;+&quot; &amp; [.A45])" office:value-type="float" office:value="0" calcext:value-type="float">
            <text:p>0</text:p>
          </table:table-cell>
          <table:table-cell table:formula="of:=[.D45]*[.A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float" office:value="14966" calcext:value-type="float">
            <text:p>14966</text:p>
          </table:table-cell>
          <table:table-cell table:formula="of:=ABS([.A46]-[.B46])" office:value-type="float" office:value="1199" calcext:value-type="float">
            <text:p>1199</text:p>
          </table:table-cell>
          <table:table-cell table:formula="of:=COUNTIF([.$B$1:.$B$1000];&quot;+&quot; &amp; [.A46])" office:value-type="float" office:value="0" calcext:value-type="float">
            <text:p>0</text:p>
          </table:table-cell>
          <table:table-cell table:formula="of:=[.D46]*[.A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2" calcext:value-type="float">
            <text:p>13862</text:p>
          </table:table-cell>
          <table:table-cell office:value-type="float" office:value="14989" calcext:value-type="float">
            <text:p>14989</text:p>
          </table:table-cell>
          <table:table-cell table:formula="of:=ABS([.A47]-[.B47])" office:value-type="float" office:value="1127" calcext:value-type="float">
            <text:p>1127</text:p>
          </table:table-cell>
          <table:table-cell table:formula="of:=COUNTIF([.$B$1:.$B$1000];&quot;+&quot; &amp; [.A47])" office:value-type="float" office:value="0" calcext:value-type="float">
            <text:p>0</text:p>
          </table:table-cell>
          <table:table-cell table:formula="of:=[.D47]*[.A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float" office:value="15026" calcext:value-type="float">
            <text:p>15026</text:p>
          </table:table-cell>
          <table:table-cell table:formula="of:=ABS([.A48]-[.B48])" office:value-type="float" office:value="1080" calcext:value-type="float">
            <text:p>1080</text:p>
          </table:table-cell>
          <table:table-cell table:formula="of:=COUNTIF([.$B$1:.$B$1000];&quot;+&quot; &amp; [.A48])" office:value-type="float" office:value="0" calcext:value-type="float">
            <text:p>0</text:p>
          </table:table-cell>
          <table:table-cell table:formula="of:=[.D48]*[.A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float" office:value="15222" calcext:value-type="float">
            <text:p>15222</text:p>
          </table:table-cell>
          <table:table-cell table:formula="of:=ABS([.A49]-[.B49])" office:value-type="float" office:value="1232" calcext:value-type="float">
            <text:p>1232</text:p>
          </table:table-cell>
          <table:table-cell table:formula="of:=COUNTIF([.$B$1:.$B$1000];&quot;+&quot; &amp; [.A49])" office:value-type="float" office:value="0" calcext:value-type="float">
            <text:p>0</text:p>
          </table:table-cell>
          <table:table-cell table:formula="of:=[.D49]*[.A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float" office:value="15249" calcext:value-type="float">
            <text:p>15249</text:p>
          </table:table-cell>
          <table:table-cell table:formula="of:=ABS([.A50]-[.B50])" office:value-type="float" office:value="1243" calcext:value-type="float">
            <text:p>1243</text:p>
          </table:table-cell>
          <table:table-cell table:formula="of:=COUNTIF([.$B$1:.$B$1000];&quot;+&quot; &amp; [.A50])" office:value-type="float" office:value="0" calcext:value-type="float">
            <text:p>0</text:p>
          </table:table-cell>
          <table:table-cell table:formula="of:=[.D50]*[.A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float" office:value="15602" calcext:value-type="float">
            <text:p>15602</text:p>
          </table:table-cell>
          <table:table-cell table:formula="of:=ABS([.A51]-[.B51])" office:value-type="float" office:value="1545" calcext:value-type="float">
            <text:p>1545</text:p>
          </table:table-cell>
          <table:table-cell table:formula="of:=COUNTIF([.$B$1:.$B$1000];&quot;+&quot; &amp; [.A51])" office:value-type="float" office:value="0" calcext:value-type="float">
            <text:p>0</text:p>
          </table:table-cell>
          <table:table-cell table:formula="of:=[.D51]*[.A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float" office:value="15734" calcext:value-type="float">
            <text:p>15734</text:p>
          </table:table-cell>
          <table:table-cell table:formula="of:=ABS([.A52]-[.B52])" office:value-type="float" office:value="1556" calcext:value-type="float">
            <text:p>1556</text:p>
          </table:table-cell>
          <table:table-cell table:formula="of:=COUNTIF([.$B$1:.$B$1000];&quot;+&quot; &amp; [.A52])" office:value-type="float" office:value="0" calcext:value-type="float">
            <text:p>0</text:p>
          </table:table-cell>
          <table:table-cell table:formula="of:=[.D52]*[.A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float" office:value="15790" calcext:value-type="float">
            <text:p>15790</text:p>
          </table:table-cell>
          <table:table-cell table:formula="of:=ABS([.A53]-[.B53])" office:value-type="float" office:value="1604" calcext:value-type="float">
            <text:p>1604</text:p>
          </table:table-cell>
          <table:table-cell table:formula="of:=COUNTIF([.$B$1:.$B$1000];&quot;+&quot; &amp; [.A53])" office:value-type="float" office:value="0" calcext:value-type="float">
            <text:p>0</text:p>
          </table:table-cell>
          <table:table-cell table:formula="of:=[.D53]*[.A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7" calcext:value-type="float">
            <text:p>14307</text:p>
          </table:table-cell>
          <table:table-cell office:value-type="float" office:value="15804" calcext:value-type="float">
            <text:p>15804</text:p>
          </table:table-cell>
          <table:table-cell table:formula="of:=ABS([.A54]-[.B54])" office:value-type="float" office:value="1497" calcext:value-type="float">
            <text:p>1497</text:p>
          </table:table-cell>
          <table:table-cell table:formula="of:=COUNTIF([.$B$1:.$B$1000];&quot;+&quot; &amp; [.A54])" office:value-type="float" office:value="0" calcext:value-type="float">
            <text:p>0</text:p>
          </table:table-cell>
          <table:table-cell table:formula="of:=[.D54]*[.A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15842" calcext:value-type="float">
            <text:p>15842</text:p>
          </table:table-cell>
          <table:table-cell table:formula="of:=ABS([.A55]-[.B55])" office:value-type="float" office:value="1501" calcext:value-type="float">
            <text:p>1501</text:p>
          </table:table-cell>
          <table:table-cell table:formula="of:=COUNTIF([.$B$1:.$B$1000];&quot;+&quot; &amp; [.A55])" office:value-type="float" office:value="0" calcext:value-type="float">
            <text:p>0</text:p>
          </table:table-cell>
          <table:table-cell table:formula="of:=[.D55]*[.A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9" calcext:value-type="float">
            <text:p>14409</text:p>
          </table:table-cell>
          <table:table-cell office:value-type="float" office:value="15856" calcext:value-type="float">
            <text:p>15856</text:p>
          </table:table-cell>
          <table:table-cell table:formula="of:=ABS([.A56]-[.B56])" office:value-type="float" office:value="1447" calcext:value-type="float">
            <text:p>1447</text:p>
          </table:table-cell>
          <table:table-cell table:formula="of:=COUNTIF([.$B$1:.$B$1000];&quot;+&quot; &amp; [.A56])" office:value-type="float" office:value="0" calcext:value-type="float">
            <text:p>0</text:p>
          </table:table-cell>
          <table:table-cell table:formula="of:=[.D56]*[.A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16141" calcext:value-type="float">
            <text:p>16141</text:p>
          </table:table-cell>
          <table:table-cell table:formula="of:=ABS([.A57]-[.B57])" office:value-type="float" office:value="1621" calcext:value-type="float">
            <text:p>1621</text:p>
          </table:table-cell>
          <table:table-cell table:formula="of:=COUNTIF([.$B$1:.$B$1000];&quot;+&quot; &amp; [.A57])" office:value-type="float" office:value="0" calcext:value-type="float">
            <text:p>0</text:p>
          </table:table-cell>
          <table:table-cell table:formula="of:=[.D57]*[.A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16143" calcext:value-type="float">
            <text:p>16143</text:p>
          </table:table-cell>
          <table:table-cell table:formula="of:=ABS([.A58]-[.B58])" office:value-type="float" office:value="1433" calcext:value-type="float">
            <text:p>1433</text:p>
          </table:table-cell>
          <table:table-cell table:formula="of:=COUNTIF([.$B$1:.$B$1000];&quot;+&quot; &amp; [.A58])" office:value-type="float" office:value="0" calcext:value-type="float">
            <text:p>0</text:p>
          </table:table-cell>
          <table:table-cell table:formula="of:=[.D58]*[.A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float" office:value="16167" calcext:value-type="float">
            <text:p>16167</text:p>
          </table:table-cell>
          <table:table-cell table:formula="of:=ABS([.A59]-[.B59])" office:value-type="float" office:value="1304" calcext:value-type="float">
            <text:p>1304</text:p>
          </table:table-cell>
          <table:table-cell table:formula="of:=COUNTIF([.$B$1:.$B$1000];&quot;+&quot; &amp; [.A59])" office:value-type="float" office:value="0" calcext:value-type="float">
            <text:p>0</text:p>
          </table:table-cell>
          <table:table-cell table:formula="of:=[.D59]*[.A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8" calcext:value-type="float">
            <text:p>14928</text:p>
          </table:table-cell>
          <table:table-cell office:value-type="float" office:value="16399" calcext:value-type="float">
            <text:p>16399</text:p>
          </table:table-cell>
          <table:table-cell table:formula="of:=ABS([.A60]-[.B60])" office:value-type="float" office:value="1471" calcext:value-type="float">
            <text:p>1471</text:p>
          </table:table-cell>
          <table:table-cell table:formula="of:=COUNTIF([.$B$1:.$B$1000];&quot;+&quot; &amp; [.A60])" office:value-type="float" office:value="0" calcext:value-type="float">
            <text:p>0</text:p>
          </table:table-cell>
          <table:table-cell table:formula="of:=[.D60]*[.A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float" office:value="16399" calcext:value-type="float">
            <text:p>16399</text:p>
          </table:table-cell>
          <table:table-cell table:formula="of:=ABS([.A61]-[.B61])" office:value-type="float" office:value="1442" calcext:value-type="float">
            <text:p>1442</text:p>
          </table:table-cell>
          <table:table-cell table:formula="of:=COUNTIF([.$B$1:.$B$1000];&quot;+&quot; &amp; [.A61])" office:value-type="float" office:value="0" calcext:value-type="float">
            <text:p>0</text:p>
          </table:table-cell>
          <table:table-cell table:formula="of:=[.D61]*[.A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float" office:value="16399" calcext:value-type="float">
            <text:p>16399</text:p>
          </table:table-cell>
          <table:table-cell table:formula="of:=ABS([.A62]-[.B62])" office:value-type="float" office:value="1328" calcext:value-type="float">
            <text:p>1328</text:p>
          </table:table-cell>
          <table:table-cell table:formula="of:=COUNTIF([.$B$1:.$B$1000];&quot;+&quot; &amp; [.A62])" office:value-type="float" office:value="0" calcext:value-type="float">
            <text:p>0</text:p>
          </table:table-cell>
          <table:table-cell table:formula="of:=[.D62]*[.A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float" office:value="16399" calcext:value-type="float">
            <text:p>16399</text:p>
          </table:table-cell>
          <table:table-cell table:formula="of:=ABS([.A63]-[.B63])" office:value-type="float" office:value="1110" calcext:value-type="float">
            <text:p>1110</text:p>
          </table:table-cell>
          <table:table-cell table:formula="of:=COUNTIF([.$B$1:.$B$1000];&quot;+&quot; &amp; [.A63])" office:value-type="float" office:value="0" calcext:value-type="float">
            <text:p>0</text:p>
          </table:table-cell>
          <table:table-cell table:formula="of:=[.D63]*[.A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16399" calcext:value-type="float">
            <text:p>16399</text:p>
          </table:table-cell>
          <table:table-cell table:formula="of:=ABS([.A64]-[.B64])" office:value-type="float" office:value="1059" calcext:value-type="float">
            <text:p>1059</text:p>
          </table:table-cell>
          <table:table-cell table:formula="of:=COUNTIF([.$B$1:.$B$1000];&quot;+&quot; &amp; [.A64])" office:value-type="float" office:value="0" calcext:value-type="float">
            <text:p>0</text:p>
          </table:table-cell>
          <table:table-cell table:formula="of:=[.D64]*[.A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float" office:value="16399" calcext:value-type="float">
            <text:p>16399</text:p>
          </table:table-cell>
          <table:table-cell table:formula="of:=ABS([.A65]-[.B65])" office:value-type="float" office:value="1058" calcext:value-type="float">
            <text:p>1058</text:p>
          </table:table-cell>
          <table:table-cell table:formula="of:=COUNTIF([.$B$1:.$B$1000];&quot;+&quot; &amp; [.A65])" office:value-type="float" office:value="0" calcext:value-type="float">
            <text:p>0</text:p>
          </table:table-cell>
          <table:table-cell table:formula="of:=[.D65]*[.A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float" office:value="16399" calcext:value-type="float">
            <text:p>16399</text:p>
          </table:table-cell>
          <table:table-cell table:formula="of:=ABS([.A66]-[.B66])" office:value-type="float" office:value="1057" calcext:value-type="float">
            <text:p>1057</text:p>
          </table:table-cell>
          <table:table-cell table:formula="of:=COUNTIF([.$B$1:.$B$1000];&quot;+&quot; &amp; [.A66])" office:value-type="float" office:value="0" calcext:value-type="float">
            <text:p>0</text:p>
          </table:table-cell>
          <table:table-cell table:formula="of:=[.D66]*[.A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float" office:value="16399" calcext:value-type="float">
            <text:p>16399</text:p>
          </table:table-cell>
          <table:table-cell table:formula="of:=ABS([.A67]-[.B67])" office:value-type="float" office:value="967" calcext:value-type="float">
            <text:p>967</text:p>
          </table:table-cell>
          <table:table-cell table:formula="of:=COUNTIF([.$B$1:.$B$1000];&quot;+&quot; &amp; [.A67])" office:value-type="float" office:value="0" calcext:value-type="float">
            <text:p>0</text:p>
          </table:table-cell>
          <table:table-cell table:formula="of:=[.D67]*[.A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float" office:value="16399" calcext:value-type="float">
            <text:p>16399</text:p>
          </table:table-cell>
          <table:table-cell table:formula="of:=ABS([.A68]-[.B68])" office:value-type="float" office:value="933" calcext:value-type="float">
            <text:p>933</text:p>
          </table:table-cell>
          <table:table-cell table:formula="of:=COUNTIF([.$B$1:.$B$1000];&quot;+&quot; &amp; [.A68])" office:value-type="float" office:value="0" calcext:value-type="float">
            <text:p>0</text:p>
          </table:table-cell>
          <table:table-cell table:formula="of:=[.D68]*[.A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float" office:value="16399" calcext:value-type="float">
            <text:p>16399</text:p>
          </table:table-cell>
          <table:table-cell table:formula="of:=ABS([.A69]-[.B69])" office:value-type="float" office:value="855" calcext:value-type="float">
            <text:p>855</text:p>
          </table:table-cell>
          <table:table-cell table:formula="of:=COUNTIF([.$B$1:.$B$1000];&quot;+&quot; &amp; [.A69])" office:value-type="float" office:value="0" calcext:value-type="float">
            <text:p>0</text:p>
          </table:table-cell>
          <table:table-cell table:formula="of:=[.D69]*[.A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9" calcext:value-type="float">
            <text:p>15769</text:p>
          </table:table-cell>
          <table:table-cell office:value-type="float" office:value="16399" calcext:value-type="float">
            <text:p>16399</text:p>
          </table:table-cell>
          <table:table-cell table:formula="of:=ABS([.A70]-[.B70])" office:value-type="float" office:value="630" calcext:value-type="float">
            <text:p>630</text:p>
          </table:table-cell>
          <table:table-cell table:formula="of:=COUNTIF([.$B$1:.$B$1000];&quot;+&quot; &amp; [.A70])" office:value-type="float" office:value="0" calcext:value-type="float">
            <text:p>0</text:p>
          </table:table-cell>
          <table:table-cell table:formula="of:=[.D70]*[.A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8" calcext:value-type="float">
            <text:p>15778</text:p>
          </table:table-cell>
          <table:table-cell office:value-type="float" office:value="16399" calcext:value-type="float">
            <text:p>16399</text:p>
          </table:table-cell>
          <table:table-cell table:formula="of:=ABS([.A71]-[.B71])" office:value-type="float" office:value="621" calcext:value-type="float">
            <text:p>621</text:p>
          </table:table-cell>
          <table:table-cell table:formula="of:=COUNTIF([.$B$1:.$B$1000];&quot;+&quot; &amp; [.A71])" office:value-type="float" office:value="0" calcext:value-type="float">
            <text:p>0</text:p>
          </table:table-cell>
          <table:table-cell table:formula="of:=[.D71]*[.A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9" calcext:value-type="float">
            <text:p>15879</text:p>
          </table:table-cell>
          <table:table-cell office:value-type="float" office:value="16399" calcext:value-type="float">
            <text:p>16399</text:p>
          </table:table-cell>
          <table:table-cell table:formula="of:=ABS([.A72]-[.B72])" office:value-type="float" office:value="520" calcext:value-type="float">
            <text:p>520</text:p>
          </table:table-cell>
          <table:table-cell table:formula="of:=COUNTIF([.$B$1:.$B$1000];&quot;+&quot; &amp; [.A72])" office:value-type="float" office:value="0" calcext:value-type="float">
            <text:p>0</text:p>
          </table:table-cell>
          <table:table-cell table:formula="of:=[.D72]*[.A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4" calcext:value-type="float">
            <text:p>15914</text:p>
          </table:table-cell>
          <table:table-cell office:value-type="float" office:value="16399" calcext:value-type="float">
            <text:p>16399</text:p>
          </table:table-cell>
          <table:table-cell table:formula="of:=ABS([.A73]-[.B73])" office:value-type="float" office:value="485" calcext:value-type="float">
            <text:p>485</text:p>
          </table:table-cell>
          <table:table-cell table:formula="of:=COUNTIF([.$B$1:.$B$1000];&quot;+&quot; &amp; [.A73])" office:value-type="float" office:value="0" calcext:value-type="float">
            <text:p>0</text:p>
          </table:table-cell>
          <table:table-cell table:formula="of:=[.D73]*[.A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4" calcext:value-type="float">
            <text:p>16034</text:p>
          </table:table-cell>
          <table:table-cell office:value-type="float" office:value="16399" calcext:value-type="float">
            <text:p>16399</text:p>
          </table:table-cell>
          <table:table-cell table:formula="of:=ABS([.A74]-[.B74])" office:value-type="float" office:value="365" calcext:value-type="float">
            <text:p>365</text:p>
          </table:table-cell>
          <table:table-cell table:formula="of:=COUNTIF([.$B$1:.$B$1000];&quot;+&quot; &amp; [.A74])" office:value-type="float" office:value="0" calcext:value-type="float">
            <text:p>0</text:p>
          </table:table-cell>
          <table:table-cell table:formula="of:=[.D74]*[.A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8" calcext:value-type="float">
            <text:p>16058</text:p>
          </table:table-cell>
          <table:table-cell office:value-type="float" office:value="16427" calcext:value-type="float">
            <text:p>16427</text:p>
          </table:table-cell>
          <table:table-cell table:formula="of:=ABS([.A75]-[.B75])" office:value-type="float" office:value="369" calcext:value-type="float">
            <text:p>369</text:p>
          </table:table-cell>
          <table:table-cell table:formula="of:=COUNTIF([.$B$1:.$B$1000];&quot;+&quot; &amp; [.A75])" office:value-type="float" office:value="0" calcext:value-type="float">
            <text:p>0</text:p>
          </table:table-cell>
          <table:table-cell table:formula="of:=[.D75]*[.A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16427" calcext:value-type="float">
            <text:p>16427</text:p>
          </table:table-cell>
          <table:table-cell table:formula="of:=ABS([.A76]-[.B76])" office:value-type="float" office:value="308" calcext:value-type="float">
            <text:p>308</text:p>
          </table:table-cell>
          <table:table-cell table:formula="of:=COUNTIF([.$B$1:.$B$1000];&quot;+&quot; &amp; [.A76])" office:value-type="float" office:value="0" calcext:value-type="float">
            <text:p>0</text:p>
          </table:table-cell>
          <table:table-cell table:formula="of:=[.D76]*[.A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6427" calcext:value-type="float">
            <text:p>16427</text:p>
          </table:table-cell>
          <table:table-cell table:formula="of:=ABS([.A77]-[.B77])" office:value-type="float" office:value="128" calcext:value-type="float">
            <text:p>128</text:p>
          </table:table-cell>
          <table:table-cell table:formula="of:=COUNTIF([.$B$1:.$B$1000];&quot;+&quot; &amp; [.A77])" office:value-type="float" office:value="0" calcext:value-type="float">
            <text:p>0</text:p>
          </table:table-cell>
          <table:table-cell table:formula="of:=[.D77]*[.A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16427" calcext:value-type="float">
            <text:p>16427</text:p>
          </table:table-cell>
          <table:table-cell table:formula="of:=ABS([.A78]-[.B78])" office:value-type="float" office:value="104" calcext:value-type="float">
            <text:p>104</text:p>
          </table:table-cell>
          <table:table-cell table:formula="of:=COUNTIF([.$B$1:.$B$1000];&quot;+&quot; &amp; [.A78])" office:value-type="float" office:value="0" calcext:value-type="float">
            <text:p>0</text:p>
          </table:table-cell>
          <table:table-cell table:formula="of:=[.D78]*[.A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9" calcext:value-type="float">
            <text:p>16399</text:p>
          </table:table-cell>
          <table:table-cell office:value-type="float" office:value="16427" calcext:value-type="float">
            <text:p>16427</text:p>
          </table:table-cell>
          <table:table-cell table:formula="of:=ABS([.A79]-[.B79])" office:value-type="float" office:value="28" calcext:value-type="float">
            <text:p>28</text:p>
          </table:table-cell>
          <table:table-cell table:formula="of:=COUNTIF([.$B$1:.$B$1000];&quot;+&quot; &amp; [.A79])" office:value-type="float" office:value="15" calcext:value-type="float">
            <text:p>15</text:p>
          </table:table-cell>
          <table:table-cell table:formula="of:=[.D79]*[.A79]" office:value-type="float" office:value="245985" calcext:value-type="float">
            <text:p>245985</text:p>
          </table:table-cell>
        </table:table-row>
        <table:table-row table:style-name="ro1">
          <table:table-cell office:value-type="float" office:value="16427" calcext:value-type="float">
            <text:p>16427</text:p>
          </table:table-cell>
          <table:table-cell office:value-type="float" office:value="16486" calcext:value-type="float">
            <text:p>16486</text:p>
          </table:table-cell>
          <table:table-cell table:formula="of:=ABS([.A80]-[.B80])" office:value-type="float" office:value="59" calcext:value-type="float">
            <text:p>59</text:p>
          </table:table-cell>
          <table:table-cell table:formula="of:=COUNTIF([.$B$1:.$B$1000];&quot;+&quot; &amp; [.A80])" office:value-type="float" office:value="5" calcext:value-type="float">
            <text:p>5</text:p>
          </table:table-cell>
          <table:table-cell table:formula="of:=[.D80]*[.A80]" office:value-type="float" office:value="82135" calcext:value-type="float">
            <text:p>82135</text:p>
          </table:table-cell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float" office:value="16732" calcext:value-type="float">
            <text:p>16732</text:p>
          </table:table-cell>
          <table:table-cell table:formula="of:=ABS([.A81]-[.B81])" office:value-type="float" office:value="264" calcext:value-type="float">
            <text:p>264</text:p>
          </table:table-cell>
          <table:table-cell table:formula="of:=COUNTIF([.$B$1:.$B$1000];&quot;+&quot; &amp; [.A81])" office:value-type="float" office:value="0" calcext:value-type="float">
            <text:p>0</text:p>
          </table:table-cell>
          <table:table-cell table:formula="of:=[.D81]*[.A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0" calcext:value-type="float">
            <text:p>16570</text:p>
          </table:table-cell>
          <table:table-cell office:value-type="float" office:value="17034" calcext:value-type="float">
            <text:p>17034</text:p>
          </table:table-cell>
          <table:table-cell table:formula="of:=ABS([.A82]-[.B82])" office:value-type="float" office:value="464" calcext:value-type="float">
            <text:p>464</text:p>
          </table:table-cell>
          <table:table-cell table:formula="of:=COUNTIF([.$B$1:.$B$1000];&quot;+&quot; &amp; [.A82])" office:value-type="float" office:value="0" calcext:value-type="float">
            <text:p>0</text:p>
          </table:table-cell>
          <table:table-cell table:formula="of:=[.D82]*[.A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2" calcext:value-type="float">
            <text:p>16572</text:p>
          </table:table-cell>
          <table:table-cell office:value-type="float" office:value="17215" calcext:value-type="float">
            <text:p>17215</text:p>
          </table:table-cell>
          <table:table-cell table:formula="of:=ABS([.A83]-[.B83])" office:value-type="float" office:value="643" calcext:value-type="float">
            <text:p>643</text:p>
          </table:table-cell>
          <table:table-cell table:formula="of:=COUNTIF([.$B$1:.$B$1000];&quot;+&quot; &amp; [.A83])" office:value-type="float" office:value="0" calcext:value-type="float">
            <text:p>0</text:p>
          </table:table-cell>
          <table:table-cell table:formula="of:=[.D83]*[.A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float" office:value="17305" calcext:value-type="float">
            <text:p>17305</text:p>
          </table:table-cell>
          <table:table-cell table:formula="of:=ABS([.A84]-[.B84])" office:value-type="float" office:value="709" calcext:value-type="float">
            <text:p>709</text:p>
          </table:table-cell>
          <table:table-cell table:formula="of:=COUNTIF([.$B$1:.$B$1000];&quot;+&quot; &amp; [.A84])" office:value-type="float" office:value="0" calcext:value-type="float">
            <text:p>0</text:p>
          </table:table-cell>
          <table:table-cell table:formula="of:=[.D84]*[.A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8" calcext:value-type="float">
            <text:p>16658</text:p>
          </table:table-cell>
          <table:table-cell office:value-type="float" office:value="17899" calcext:value-type="float">
            <text:p>17899</text:p>
          </table:table-cell>
          <table:table-cell table:formula="of:=ABS([.A85]-[.B85])" office:value-type="float" office:value="1241" calcext:value-type="float">
            <text:p>1241</text:p>
          </table:table-cell>
          <table:table-cell table:formula="of:=COUNTIF([.$B$1:.$B$1000];&quot;+&quot; &amp; [.A85])" office:value-type="float" office:value="0" calcext:value-type="float">
            <text:p>0</text:p>
          </table:table-cell>
          <table:table-cell table:formula="of:=[.D85]*[.A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9" calcext:value-type="float">
            <text:p>16689</text:p>
          </table:table-cell>
          <table:table-cell office:value-type="float" office:value="17912" calcext:value-type="float">
            <text:p>17912</text:p>
          </table:table-cell>
          <table:table-cell table:formula="of:=ABS([.A86]-[.B86])" office:value-type="float" office:value="1223" calcext:value-type="float">
            <text:p>1223</text:p>
          </table:table-cell>
          <table:table-cell table:formula="of:=COUNTIF([.$B$1:.$B$1000];&quot;+&quot; &amp; [.A86])" office:value-type="float" office:value="0" calcext:value-type="float">
            <text:p>0</text:p>
          </table:table-cell>
          <table:table-cell table:formula="of:=[.D86]*[.A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float" office:value="17977" calcext:value-type="float">
            <text:p>17977</text:p>
          </table:table-cell>
          <table:table-cell table:formula="of:=ABS([.A87]-[.B87])" office:value-type="float" office:value="1213" calcext:value-type="float">
            <text:p>1213</text:p>
          </table:table-cell>
          <table:table-cell table:formula="of:=COUNTIF([.$B$1:.$B$1000];&quot;+&quot; &amp; [.A87])" office:value-type="float" office:value="0" calcext:value-type="float">
            <text:p>0</text:p>
          </table:table-cell>
          <table:table-cell table:formula="of:=[.D87]*[.A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1" calcext:value-type="float">
            <text:p>17021</text:p>
          </table:table-cell>
          <table:table-cell office:value-type="float" office:value="18019" calcext:value-type="float">
            <text:p>18019</text:p>
          </table:table-cell>
          <table:table-cell table:formula="of:=ABS([.A88]-[.B88])" office:value-type="float" office:value="998" calcext:value-type="float">
            <text:p>998</text:p>
          </table:table-cell>
          <table:table-cell table:formula="of:=COUNTIF([.$B$1:.$B$1000];&quot;+&quot; &amp; [.A88])" office:value-type="float" office:value="0" calcext:value-type="float">
            <text:p>0</text:p>
          </table:table-cell>
          <table:table-cell table:formula="of:=[.D88]*[.A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9" calcext:value-type="float">
            <text:p>17099</text:p>
          </table:table-cell>
          <table:table-cell office:value-type="float" office:value="18046" calcext:value-type="float">
            <text:p>18046</text:p>
          </table:table-cell>
          <table:table-cell table:formula="of:=ABS([.A89]-[.B89])" office:value-type="float" office:value="947" calcext:value-type="float">
            <text:p>947</text:p>
          </table:table-cell>
          <table:table-cell table:formula="of:=COUNTIF([.$B$1:.$B$1000];&quot;+&quot; &amp; [.A89])" office:value-type="float" office:value="0" calcext:value-type="float">
            <text:p>0</text:p>
          </table:table-cell>
          <table:table-cell table:formula="of:=[.D89]*[.A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6" calcext:value-type="float">
            <text:p>17106</text:p>
          </table:table-cell>
          <table:table-cell office:value-type="float" office:value="18123" calcext:value-type="float">
            <text:p>18123</text:p>
          </table:table-cell>
          <table:table-cell table:formula="of:=ABS([.A90]-[.B90])" office:value-type="float" office:value="1017" calcext:value-type="float">
            <text:p>1017</text:p>
          </table:table-cell>
          <table:table-cell table:formula="of:=COUNTIF([.$B$1:.$B$1000];&quot;+&quot; &amp; [.A90])" office:value-type="float" office:value="0" calcext:value-type="float">
            <text:p>0</text:p>
          </table:table-cell>
          <table:table-cell table:formula="of:=[.D90]*[.A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9" calcext:value-type="float">
            <text:p>17369</text:p>
          </table:table-cell>
          <table:table-cell office:value-type="float" office:value="18262" calcext:value-type="float">
            <text:p>18262</text:p>
          </table:table-cell>
          <table:table-cell table:formula="of:=ABS([.A91]-[.B91])" office:value-type="float" office:value="893" calcext:value-type="float">
            <text:p>893</text:p>
          </table:table-cell>
          <table:table-cell table:formula="of:=COUNTIF([.$B$1:.$B$1000];&quot;+&quot; &amp; [.A91])" office:value-type="float" office:value="0" calcext:value-type="float">
            <text:p>0</text:p>
          </table:table-cell>
          <table:table-cell table:formula="of:=[.D91]*[.A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  <table:table-cell office:value-type="float" office:value="18264" calcext:value-type="float">
            <text:p>18264</text:p>
          </table:table-cell>
          <table:table-cell table:formula="of:=ABS([.A92]-[.B92])" office:value-type="float" office:value="553" calcext:value-type="float">
            <text:p>553</text:p>
          </table:table-cell>
          <table:table-cell table:formula="of:=COUNTIF([.$B$1:.$B$1000];&quot;+&quot; &amp; [.A92])" office:value-type="float" office:value="0" calcext:value-type="float">
            <text:p>0</text:p>
          </table:table-cell>
          <table:table-cell table:formula="of:=[.D92]*[.A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18321" calcext:value-type="float">
            <text:p>18321</text:p>
          </table:table-cell>
          <table:table-cell table:formula="of:=ABS([.A93]-[.B93])" office:value-type="float" office:value="561" calcext:value-type="float">
            <text:p>561</text:p>
          </table:table-cell>
          <table:table-cell table:formula="of:=COUNTIF([.$B$1:.$B$1000];&quot;+&quot; &amp; [.A93])" office:value-type="float" office:value="0" calcext:value-type="float">
            <text:p>0</text:p>
          </table:table-cell>
          <table:table-cell table:formula="of:=[.D93]*[.A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6" calcext:value-type="float">
            <text:p>17766</text:p>
          </table:table-cell>
          <table:table-cell office:value-type="float" office:value="18346" calcext:value-type="float">
            <text:p>18346</text:p>
          </table:table-cell>
          <table:table-cell table:formula="of:=ABS([.A94]-[.B94])" office:value-type="float" office:value="580" calcext:value-type="float">
            <text:p>580</text:p>
          </table:table-cell>
          <table:table-cell table:formula="of:=COUNTIF([.$B$1:.$B$1000];&quot;+&quot; &amp; [.A94])" office:value-type="float" office:value="0" calcext:value-type="float">
            <text:p>0</text:p>
          </table:table-cell>
          <table:table-cell table:formula="of:=[.D94]*[.A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float" office:value="18566" calcext:value-type="float">
            <text:p>18566</text:p>
          </table:table-cell>
          <table:table-cell table:formula="of:=ABS([.A95]-[.B95])" office:value-type="float" office:value="775" calcext:value-type="float">
            <text:p>775</text:p>
          </table:table-cell>
          <table:table-cell table:formula="of:=COUNTIF([.$B$1:.$B$1000];&quot;+&quot; &amp; [.A95])" office:value-type="float" office:value="0" calcext:value-type="float">
            <text:p>0</text:p>
          </table:table-cell>
          <table:table-cell table:formula="of:=[.D95]*[.A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6" calcext:value-type="float">
            <text:p>17826</text:p>
          </table:table-cell>
          <table:table-cell office:value-type="float" office:value="18939" calcext:value-type="float">
            <text:p>18939</text:p>
          </table:table-cell>
          <table:table-cell table:formula="of:=ABS([.A96]-[.B96])" office:value-type="float" office:value="1113" calcext:value-type="float">
            <text:p>1113</text:p>
          </table:table-cell>
          <table:table-cell table:formula="of:=COUNTIF([.$B$1:.$B$1000];&quot;+&quot; &amp; [.A96])" office:value-type="float" office:value="0" calcext:value-type="float">
            <text:p>0</text:p>
          </table:table-cell>
          <table:table-cell table:formula="of:=[.D96]*[.A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9" calcext:value-type="float">
            <text:p>18039</text:p>
          </table:table-cell>
          <table:table-cell office:value-type="float" office:value="19053" calcext:value-type="float">
            <text:p>19053</text:p>
          </table:table-cell>
          <table:table-cell table:formula="of:=ABS([.A97]-[.B97])" office:value-type="float" office:value="1014" calcext:value-type="float">
            <text:p>1014</text:p>
          </table:table-cell>
          <table:table-cell table:formula="of:=COUNTIF([.$B$1:.$B$1000];&quot;+&quot; &amp; [.A97])" office:value-type="float" office:value="0" calcext:value-type="float">
            <text:p>0</text:p>
          </table:table-cell>
          <table:table-cell table:formula="of:=[.D97]*[.A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5" calcext:value-type="float">
            <text:p>18055</text:p>
          </table:table-cell>
          <table:table-cell office:value-type="float" office:value="19117" calcext:value-type="float">
            <text:p>19117</text:p>
          </table:table-cell>
          <table:table-cell table:formula="of:=ABS([.A98]-[.B98])" office:value-type="float" office:value="1062" calcext:value-type="float">
            <text:p>1062</text:p>
          </table:table-cell>
          <table:table-cell table:formula="of:=COUNTIF([.$B$1:.$B$1000];&quot;+&quot; &amp; [.A98])" office:value-type="float" office:value="0" calcext:value-type="float">
            <text:p>0</text:p>
          </table:table-cell>
          <table:table-cell table:formula="of:=[.D98]*[.A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19228" calcext:value-type="float">
            <text:p>19228</text:p>
          </table:table-cell>
          <table:table-cell table:formula="of:=ABS([.A99]-[.B99])" office:value-type="float" office:value="1168" calcext:value-type="float">
            <text:p>1168</text:p>
          </table:table-cell>
          <table:table-cell table:formula="of:=COUNTIF([.$B$1:.$B$1000];&quot;+&quot; &amp; [.A99])" office:value-type="float" office:value="0" calcext:value-type="float">
            <text:p>0</text:p>
          </table:table-cell>
          <table:table-cell table:formula="of:=[.D99]*[.A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19440" calcext:value-type="float">
            <text:p>19440</text:p>
          </table:table-cell>
          <table:table-cell table:formula="of:=ABS([.A100]-[.B100])" office:value-type="float" office:value="1362" calcext:value-type="float">
            <text:p>1362</text:p>
          </table:table-cell>
          <table:table-cell table:formula="of:=COUNTIF([.$B$1:.$B$1000];&quot;+&quot; &amp; [.A100])" office:value-type="float" office:value="0" calcext:value-type="float">
            <text:p>0</text:p>
          </table:table-cell>
          <table:table-cell table:formula="of:=[.D100]*[.A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float" office:value="19479" calcext:value-type="float">
            <text:p>19479</text:p>
          </table:table-cell>
          <table:table-cell table:formula="of:=ABS([.A101]-[.B101])" office:value-type="float" office:value="1277" calcext:value-type="float">
            <text:p>1277</text:p>
          </table:table-cell>
          <table:table-cell table:formula="of:=COUNTIF([.$B$1:.$B$1000];&quot;+&quot; &amp; [.A101])" office:value-type="float" office:value="0" calcext:value-type="float">
            <text:p>0</text:p>
          </table:table-cell>
          <table:table-cell table:formula="of:=[.D101]*[.A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float" office:value="19836" calcext:value-type="float">
            <text:p>19836</text:p>
          </table:table-cell>
          <table:table-cell table:formula="of:=ABS([.A102]-[.B102])" office:value-type="float" office:value="1633" calcext:value-type="float">
            <text:p>1633</text:p>
          </table:table-cell>
          <table:table-cell table:formula="of:=COUNTIF([.$B$1:.$B$1000];&quot;+&quot; &amp; [.A102])" office:value-type="float" office:value="0" calcext:value-type="float">
            <text:p>0</text:p>
          </table:table-cell>
          <table:table-cell table:formula="of:=[.D102]*[.A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19836" calcext:value-type="float">
            <text:p>19836</text:p>
          </table:table-cell>
          <table:table-cell table:formula="of:=ABS([.A103]-[.B103])" office:value-type="float" office:value="1585" calcext:value-type="float">
            <text:p>1585</text:p>
          </table:table-cell>
          <table:table-cell table:formula="of:=COUNTIF([.$B$1:.$B$1000];&quot;+&quot; &amp; [.A103])" office:value-type="float" office:value="0" calcext:value-type="float">
            <text:p>0</text:p>
          </table:table-cell>
          <table:table-cell table:formula="of:=[.D103]*[.A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6" calcext:value-type="float">
            <text:p>18256</text:p>
          </table:table-cell>
          <table:table-cell office:value-type="float" office:value="19836" calcext:value-type="float">
            <text:p>19836</text:p>
          </table:table-cell>
          <table:table-cell table:formula="of:=ABS([.A104]-[.B104])" office:value-type="float" office:value="1580" calcext:value-type="float">
            <text:p>1580</text:p>
          </table:table-cell>
          <table:table-cell table:formula="of:=COUNTIF([.$B$1:.$B$1000];&quot;+&quot; &amp; [.A104])" office:value-type="float" office:value="0" calcext:value-type="float">
            <text:p>0</text:p>
          </table:table-cell>
          <table:table-cell table:formula="of:=[.D104]*[.A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19836" calcext:value-type="float">
            <text:p>19836</text:p>
          </table:table-cell>
          <table:table-cell table:formula="of:=ABS([.A105]-[.B105])" office:value-type="float" office:value="1401" calcext:value-type="float">
            <text:p>1401</text:p>
          </table:table-cell>
          <table:table-cell table:formula="of:=COUNTIF([.$B$1:.$B$1000];&quot;+&quot; &amp; [.A105])" office:value-type="float" office:value="0" calcext:value-type="float">
            <text:p>0</text:p>
          </table:table-cell>
          <table:table-cell table:formula="of:=[.D105]*[.A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9" calcext:value-type="float">
            <text:p>18679</text:p>
          </table:table-cell>
          <table:table-cell office:value-type="float" office:value="19975" calcext:value-type="float">
            <text:p>19975</text:p>
          </table:table-cell>
          <table:table-cell table:formula="of:=ABS([.A106]-[.B106])" office:value-type="float" office:value="1296" calcext:value-type="float">
            <text:p>1296</text:p>
          </table:table-cell>
          <table:table-cell table:formula="of:=COUNTIF([.$B$1:.$B$1000];&quot;+&quot; &amp; [.A106])" office:value-type="float" office:value="0" calcext:value-type="float">
            <text:p>0</text:p>
          </table:table-cell>
          <table:table-cell table:formula="of:=[.D106]*[.A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3" calcext:value-type="float">
            <text:p>18733</text:p>
          </table:table-cell>
          <table:table-cell office:value-type="float" office:value="20006" calcext:value-type="float">
            <text:p>20006</text:p>
          </table:table-cell>
          <table:table-cell table:formula="of:=ABS([.A107]-[.B107])" office:value-type="float" office:value="1273" calcext:value-type="float">
            <text:p>1273</text:p>
          </table:table-cell>
          <table:table-cell table:formula="of:=COUNTIF([.$B$1:.$B$1000];&quot;+&quot; &amp; [.A107])" office:value-type="float" office:value="0" calcext:value-type="float">
            <text:p>0</text:p>
          </table:table-cell>
          <table:table-cell table:formula="of:=[.D107]*[.A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8" calcext:value-type="float">
            <text:p>19058</text:p>
          </table:table-cell>
          <table:table-cell office:value-type="float" office:value="20046" calcext:value-type="float">
            <text:p>20046</text:p>
          </table:table-cell>
          <table:table-cell table:formula="of:=ABS([.A108]-[.B108])" office:value-type="float" office:value="988" calcext:value-type="float">
            <text:p>988</text:p>
          </table:table-cell>
          <table:table-cell table:formula="of:=COUNTIF([.$B$1:.$B$1000];&quot;+&quot; &amp; [.A108])" office:value-type="float" office:value="0" calcext:value-type="float">
            <text:p>0</text:p>
          </table:table-cell>
          <table:table-cell table:formula="of:=[.D108]*[.A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float" office:value="20407" calcext:value-type="float">
            <text:p>20407</text:p>
          </table:table-cell>
          <table:table-cell table:formula="of:=ABS([.A109]-[.B109])" office:value-type="float" office:value="1335" calcext:value-type="float">
            <text:p>1335</text:p>
          </table:table-cell>
          <table:table-cell table:formula="of:=COUNTIF([.$B$1:.$B$1000];&quot;+&quot; &amp; [.A109])" office:value-type="float" office:value="0" calcext:value-type="float">
            <text:p>0</text:p>
          </table:table-cell>
          <table:table-cell table:formula="of:=[.D109]*[.A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6" calcext:value-type="float">
            <text:p>19216</text:p>
          </table:table-cell>
          <table:table-cell office:value-type="float" office:value="20641" calcext:value-type="float">
            <text:p>20641</text:p>
          </table:table-cell>
          <table:table-cell table:formula="of:=ABS([.A110]-[.B110])" office:value-type="float" office:value="1425" calcext:value-type="float">
            <text:p>1425</text:p>
          </table:table-cell>
          <table:table-cell table:formula="of:=COUNTIF([.$B$1:.$B$1000];&quot;+&quot; &amp; [.A110])" office:value-type="float" office:value="0" calcext:value-type="float">
            <text:p>0</text:p>
          </table:table-cell>
          <table:table-cell table:formula="of:=[.D110]*[.A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5" calcext:value-type="float">
            <text:p>19235</text:p>
          </table:table-cell>
          <table:table-cell office:value-type="float" office:value="20736" calcext:value-type="float">
            <text:p>20736</text:p>
          </table:table-cell>
          <table:table-cell table:formula="of:=ABS([.A111]-[.B111])" office:value-type="float" office:value="1501" calcext:value-type="float">
            <text:p>1501</text:p>
          </table:table-cell>
          <table:table-cell table:formula="of:=COUNTIF([.$B$1:.$B$1000];&quot;+&quot; &amp; [.A111])" office:value-type="float" office:value="0" calcext:value-type="float">
            <text:p>0</text:p>
          </table:table-cell>
          <table:table-cell table:formula="of:=[.D111]*[.A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3" calcext:value-type="float">
            <text:p>19343</text:p>
          </table:table-cell>
          <table:table-cell office:value-type="float" office:value="21075" calcext:value-type="float">
            <text:p>21075</text:p>
          </table:table-cell>
          <table:table-cell table:formula="of:=ABS([.A112]-[.B112])" office:value-type="float" office:value="1732" calcext:value-type="float">
            <text:p>1732</text:p>
          </table:table-cell>
          <table:table-cell table:formula="of:=COUNTIF([.$B$1:.$B$1000];&quot;+&quot; &amp; [.A112])" office:value-type="float" office:value="0" calcext:value-type="float">
            <text:p>0</text:p>
          </table:table-cell>
          <table:table-cell table:formula="of:=[.D112]*[.A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3" calcext:value-type="float">
            <text:p>19523</text:p>
          </table:table-cell>
          <table:table-cell office:value-type="float" office:value="21275" calcext:value-type="float">
            <text:p>21275</text:p>
          </table:table-cell>
          <table:table-cell table:formula="of:=ABS([.A113]-[.B113])" office:value-type="float" office:value="1752" calcext:value-type="float">
            <text:p>1752</text:p>
          </table:table-cell>
          <table:table-cell table:formula="of:=COUNTIF([.$B$1:.$B$1000];&quot;+&quot; &amp; [.A113])" office:value-type="float" office:value="0" calcext:value-type="float">
            <text:p>0</text:p>
          </table:table-cell>
          <table:table-cell table:formula="of:=[.D113]*[.A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9" calcext:value-type="float">
            <text:p>19649</text:p>
          </table:table-cell>
          <table:table-cell office:value-type="float" office:value="21407" calcext:value-type="float">
            <text:p>21407</text:p>
          </table:table-cell>
          <table:table-cell table:formula="of:=ABS([.A114]-[.B114])" office:value-type="float" office:value="1758" calcext:value-type="float">
            <text:p>1758</text:p>
          </table:table-cell>
          <table:table-cell table:formula="of:=COUNTIF([.$B$1:.$B$1000];&quot;+&quot; &amp; [.A114])" office:value-type="float" office:value="0" calcext:value-type="float">
            <text:p>0</text:p>
          </table:table-cell>
          <table:table-cell table:formula="of:=[.D114]*[.A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21464" calcext:value-type="float">
            <text:p>21464</text:p>
          </table:table-cell>
          <table:table-cell table:formula="of:=ABS([.A115]-[.B115])" office:value-type="float" office:value="1676" calcext:value-type="float">
            <text:p>1676</text:p>
          </table:table-cell>
          <table:table-cell table:formula="of:=COUNTIF([.$B$1:.$B$1000];&quot;+&quot; &amp; [.A115])" office:value-type="float" office:value="0" calcext:value-type="float">
            <text:p>0</text:p>
          </table:table-cell>
          <table:table-cell table:formula="of:=[.D115]*[.A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6" calcext:value-type="float">
            <text:p>19836</text:p>
          </table:table-cell>
          <table:table-cell office:value-type="float" office:value="22203" calcext:value-type="float">
            <text:p>22203</text:p>
          </table:table-cell>
          <table:table-cell table:formula="of:=ABS([.A116]-[.B116])" office:value-type="float" office:value="2367" calcext:value-type="float">
            <text:p>2367</text:p>
          </table:table-cell>
          <table:table-cell table:formula="of:=COUNTIF([.$B$1:.$B$1000];&quot;+&quot; &amp; [.A116])" office:value-type="float" office:value="4" calcext:value-type="float">
            <text:p>4</text:p>
          </table:table-cell>
          <table:table-cell table:formula="of:=[.D116]*[.A116]" office:value-type="float" office:value="79344" calcext:value-type="float">
            <text:p>79344</text:p>
          </table:table-cell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22330" calcext:value-type="float">
            <text:p>22330</text:p>
          </table:table-cell>
          <table:table-cell table:formula="of:=ABS([.A117]-[.B117])" office:value-type="float" office:value="2420" calcext:value-type="float">
            <text:p>2420</text:p>
          </table:table-cell>
          <table:table-cell table:formula="of:=COUNTIF([.$B$1:.$B$1000];&quot;+&quot; &amp; [.A117])" office:value-type="float" office:value="0" calcext:value-type="float">
            <text:p>0</text:p>
          </table:table-cell>
          <table:table-cell table:formula="of:=[.D117]*[.A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1" calcext:value-type="float">
            <text:p>19951</text:p>
          </table:table-cell>
          <table:table-cell office:value-type="float" office:value="22425" calcext:value-type="float">
            <text:p>22425</text:p>
          </table:table-cell>
          <table:table-cell table:formula="of:=ABS([.A118]-[.B118])" office:value-type="float" office:value="2474" calcext:value-type="float">
            <text:p>2474</text:p>
          </table:table-cell>
          <table:table-cell table:formula="of:=COUNTIF([.$B$1:.$B$1000];&quot;+&quot; &amp; [.A118])" office:value-type="float" office:value="0" calcext:value-type="float">
            <text:p>0</text:p>
          </table:table-cell>
          <table:table-cell table:formula="of:=[.D118]*[.A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22439" calcext:value-type="float">
            <text:p>22439</text:p>
          </table:table-cell>
          <table:table-cell table:formula="of:=ABS([.A119]-[.B119])" office:value-type="float" office:value="2378" calcext:value-type="float">
            <text:p>2378</text:p>
          </table:table-cell>
          <table:table-cell table:formula="of:=COUNTIF([.$B$1:.$B$1000];&quot;+&quot; &amp; [.A119])" office:value-type="float" office:value="0" calcext:value-type="float">
            <text:p>0</text:p>
          </table:table-cell>
          <table:table-cell table:formula="of:=[.D119]*[.A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float" office:value="22554" calcext:value-type="float">
            <text:p>22554</text:p>
          </table:table-cell>
          <table:table-cell table:formula="of:=ABS([.A120]-[.B120])" office:value-type="float" office:value="2425" calcext:value-type="float">
            <text:p>2425</text:p>
          </table:table-cell>
          <table:table-cell table:formula="of:=COUNTIF([.$B$1:.$B$1000];&quot;+&quot; &amp; [.A120])" office:value-type="float" office:value="0" calcext:value-type="float">
            <text:p>0</text:p>
          </table:table-cell>
          <table:table-cell table:formula="of:=[.D120]*[.A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float" office:value="22587" calcext:value-type="float">
            <text:p>22587</text:p>
          </table:table-cell>
          <table:table-cell table:formula="of:=ABS([.A121]-[.B121])" office:value-type="float" office:value="2432" calcext:value-type="float">
            <text:p>2432</text:p>
          </table:table-cell>
          <table:table-cell table:formula="of:=COUNTIF([.$B$1:.$B$1000];&quot;+&quot; &amp; [.A121])" office:value-type="float" office:value="0" calcext:value-type="float">
            <text:p>0</text:p>
          </table:table-cell>
          <table:table-cell table:formula="of:=[.D121]*[.A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float" office:value="22608" calcext:value-type="float">
            <text:p>22608</text:p>
          </table:table-cell>
          <table:table-cell table:formula="of:=ABS([.A122]-[.B122])" office:value-type="float" office:value="2387" calcext:value-type="float">
            <text:p>2387</text:p>
          </table:table-cell>
          <table:table-cell table:formula="of:=COUNTIF([.$B$1:.$B$1000];&quot;+&quot; &amp; [.A122])" office:value-type="float" office:value="0" calcext:value-type="float">
            <text:p>0</text:p>
          </table:table-cell>
          <table:table-cell table:formula="of:=[.D122]*[.A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float" office:value="22817" calcext:value-type="float">
            <text:p>22817</text:p>
          </table:table-cell>
          <table:table-cell table:formula="of:=ABS([.A123]-[.B123])" office:value-type="float" office:value="2527" calcext:value-type="float">
            <text:p>2527</text:p>
          </table:table-cell>
          <table:table-cell table:formula="of:=COUNTIF([.$B$1:.$B$1000];&quot;+&quot; &amp; [.A123])" office:value-type="float" office:value="0" calcext:value-type="float">
            <text:p>0</text:p>
          </table:table-cell>
          <table:table-cell table:formula="of:=[.D123]*[.A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float" office:value="22822" calcext:value-type="float">
            <text:p>22822</text:p>
          </table:table-cell>
          <table:table-cell table:formula="of:=ABS([.A124]-[.B124])" office:value-type="float" office:value="2499" calcext:value-type="float">
            <text:p>2499</text:p>
          </table:table-cell>
          <table:table-cell table:formula="of:=COUNTIF([.$B$1:.$B$1000];&quot;+&quot; &amp; [.A124])" office:value-type="float" office:value="0" calcext:value-type="float">
            <text:p>0</text:p>
          </table:table-cell>
          <table:table-cell table:formula="of:=[.D124]*[.A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4" calcext:value-type="float">
            <text:p>20484</text:p>
          </table:table-cell>
          <table:table-cell office:value-type="float" office:value="22929" calcext:value-type="float">
            <text:p>22929</text:p>
          </table:table-cell>
          <table:table-cell table:formula="of:=ABS([.A125]-[.B125])" office:value-type="float" office:value="2445" calcext:value-type="float">
            <text:p>2445</text:p>
          </table:table-cell>
          <table:table-cell table:formula="of:=COUNTIF([.$B$1:.$B$1000];&quot;+&quot; &amp; [.A125])" office:value-type="float" office:value="0" calcext:value-type="float">
            <text:p>0</text:p>
          </table:table-cell>
          <table:table-cell table:formula="of:=[.D125]*[.A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3" calcext:value-type="float">
            <text:p>20613</text:p>
          </table:table-cell>
          <table:table-cell office:value-type="float" office:value="22988" calcext:value-type="float">
            <text:p>22988</text:p>
          </table:table-cell>
          <table:table-cell table:formula="of:=ABS([.A126]-[.B126])" office:value-type="float" office:value="2375" calcext:value-type="float">
            <text:p>2375</text:p>
          </table:table-cell>
          <table:table-cell table:formula="of:=COUNTIF([.$B$1:.$B$1000];&quot;+&quot; &amp; [.A126])" office:value-type="float" office:value="0" calcext:value-type="float">
            <text:p>0</text:p>
          </table:table-cell>
          <table:table-cell table:formula="of:=[.D126]*[.A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8" calcext:value-type="float">
            <text:p>20768</text:p>
          </table:table-cell>
          <table:table-cell office:value-type="float" office:value="23164" calcext:value-type="float">
            <text:p>23164</text:p>
          </table:table-cell>
          <table:table-cell table:formula="of:=ABS([.A127]-[.B127])" office:value-type="float" office:value="2396" calcext:value-type="float">
            <text:p>2396</text:p>
          </table:table-cell>
          <table:table-cell table:formula="of:=COUNTIF([.$B$1:.$B$1000];&quot;+&quot; &amp; [.A127])" office:value-type="float" office:value="0" calcext:value-type="float">
            <text:p>0</text:p>
          </table:table-cell>
          <table:table-cell table:formula="of:=[.D127]*[.A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3255" calcext:value-type="float">
            <text:p>23255</text:p>
          </table:table-cell>
          <table:table-cell table:formula="of:=ABS([.A128]-[.B128])" office:value-type="float" office:value="2355" calcext:value-type="float">
            <text:p>2355</text:p>
          </table:table-cell>
          <table:table-cell table:formula="of:=COUNTIF([.$B$1:.$B$1000];&quot;+&quot; &amp; [.A128])" office:value-type="float" office:value="0" calcext:value-type="float">
            <text:p>0</text:p>
          </table:table-cell>
          <table:table-cell table:formula="of:=[.D128]*[.A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3282" calcext:value-type="float">
            <text:p>23282</text:p>
          </table:table-cell>
          <table:table-cell table:formula="of:=ABS([.A129]-[.B129])" office:value-type="float" office:value="2182" calcext:value-type="float">
            <text:p>2182</text:p>
          </table:table-cell>
          <table:table-cell table:formula="of:=COUNTIF([.$B$1:.$B$1000];&quot;+&quot; &amp; [.A129])" office:value-type="float" office:value="0" calcext:value-type="float">
            <text:p>0</text:p>
          </table:table-cell>
          <table:table-cell table:formula="of:=[.D129]*[.A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float" office:value="23292" calcext:value-type="float">
            <text:p>23292</text:p>
          </table:table-cell>
          <table:table-cell table:formula="of:=ABS([.A130]-[.B130])" office:value-type="float" office:value="2163" calcext:value-type="float">
            <text:p>2163</text:p>
          </table:table-cell>
          <table:table-cell table:formula="of:=COUNTIF([.$B$1:.$B$1000];&quot;+&quot; &amp; [.A130])" office:value-type="float" office:value="0" calcext:value-type="float">
            <text:p>0</text:p>
          </table:table-cell>
          <table:table-cell table:formula="of:=[.D130]*[.A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6" calcext:value-type="float">
            <text:p>21196</text:p>
          </table:table-cell>
          <table:table-cell office:value-type="float" office:value="23577" calcext:value-type="float">
            <text:p>23577</text:p>
          </table:table-cell>
          <table:table-cell table:formula="of:=ABS([.A131]-[.B131])" office:value-type="float" office:value="2381" calcext:value-type="float">
            <text:p>2381</text:p>
          </table:table-cell>
          <table:table-cell table:formula="of:=COUNTIF([.$B$1:.$B$1000];&quot;+&quot; &amp; [.A131])" office:value-type="float" office:value="0" calcext:value-type="float">
            <text:p>0</text:p>
          </table:table-cell>
          <table:table-cell table:formula="of:=[.D131]*[.A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5" calcext:value-type="float">
            <text:p>21295</text:p>
          </table:table-cell>
          <table:table-cell office:value-type="float" office:value="23803" calcext:value-type="float">
            <text:p>23803</text:p>
          </table:table-cell>
          <table:table-cell table:formula="of:=ABS([.A132]-[.B132])" office:value-type="float" office:value="2508" calcext:value-type="float">
            <text:p>2508</text:p>
          </table:table-cell>
          <table:table-cell table:formula="of:=COUNTIF([.$B$1:.$B$1000];&quot;+&quot; &amp; [.A132])" office:value-type="float" office:value="0" calcext:value-type="float">
            <text:p>0</text:p>
          </table:table-cell>
          <table:table-cell table:formula="of:=[.D132]*[.A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7" calcext:value-type="float">
            <text:p>21357</text:p>
          </table:table-cell>
          <table:table-cell office:value-type="float" office:value="23803" calcext:value-type="float">
            <text:p>23803</text:p>
          </table:table-cell>
          <table:table-cell table:formula="of:=ABS([.A133]-[.B133])" office:value-type="float" office:value="2446" calcext:value-type="float">
            <text:p>2446</text:p>
          </table:table-cell>
          <table:table-cell table:formula="of:=COUNTIF([.$B$1:.$B$1000];&quot;+&quot; &amp; [.A133])" office:value-type="float" office:value="0" calcext:value-type="float">
            <text:p>0</text:p>
          </table:table-cell>
          <table:table-cell table:formula="of:=[.D133]*[.A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float" office:value="23803" calcext:value-type="float">
            <text:p>23803</text:p>
          </table:table-cell>
          <table:table-cell table:formula="of:=ABS([.A134]-[.B134])" office:value-type="float" office:value="2432" calcext:value-type="float">
            <text:p>2432</text:p>
          </table:table-cell>
          <table:table-cell table:formula="of:=COUNTIF([.$B$1:.$B$1000];&quot;+&quot; &amp; [.A134])" office:value-type="float" office:value="0" calcext:value-type="float">
            <text:p>0</text:p>
          </table:table-cell>
          <table:table-cell table:formula="of:=[.D134]*[.A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0" calcext:value-type="float">
            <text:p>21390</text:p>
          </table:table-cell>
          <table:table-cell office:value-type="float" office:value="23803" calcext:value-type="float">
            <text:p>23803</text:p>
          </table:table-cell>
          <table:table-cell table:formula="of:=ABS([.A135]-[.B135])" office:value-type="float" office:value="2413" calcext:value-type="float">
            <text:p>2413</text:p>
          </table:table-cell>
          <table:table-cell table:formula="of:=COUNTIF([.$B$1:.$B$1000];&quot;+&quot; &amp; [.A135])" office:value-type="float" office:value="0" calcext:value-type="float">
            <text:p>0</text:p>
          </table:table-cell>
          <table:table-cell table:formula="of:=[.D135]*[.A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float" office:value="23803" calcext:value-type="float">
            <text:p>23803</text:p>
          </table:table-cell>
          <table:table-cell table:formula="of:=ABS([.A136]-[.B136])" office:value-type="float" office:value="2320" calcext:value-type="float">
            <text:p>2320</text:p>
          </table:table-cell>
          <table:table-cell table:formula="of:=COUNTIF([.$B$1:.$B$1000];&quot;+&quot; &amp; [.A136])" office:value-type="float" office:value="0" calcext:value-type="float">
            <text:p>0</text:p>
          </table:table-cell>
          <table:table-cell table:formula="of:=[.D136]*[.A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float" office:value="23803" calcext:value-type="float">
            <text:p>23803</text:p>
          </table:table-cell>
          <table:table-cell table:formula="of:=ABS([.A137]-[.B137])" office:value-type="float" office:value="2172" calcext:value-type="float">
            <text:p>2172</text:p>
          </table:table-cell>
          <table:table-cell table:formula="of:=COUNTIF([.$B$1:.$B$1000];&quot;+&quot; &amp; [.A137])" office:value-type="float" office:value="0" calcext:value-type="float">
            <text:p>0</text:p>
          </table:table-cell>
          <table:table-cell table:formula="of:=[.D137]*[.A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5" calcext:value-type="float">
            <text:p>21665</text:p>
          </table:table-cell>
          <table:table-cell office:value-type="float" office:value="23803" calcext:value-type="float">
            <text:p>23803</text:p>
          </table:table-cell>
          <table:table-cell table:formula="of:=ABS([.A138]-[.B138])" office:value-type="float" office:value="2138" calcext:value-type="float">
            <text:p>2138</text:p>
          </table:table-cell>
          <table:table-cell table:formula="of:=COUNTIF([.$B$1:.$B$1000];&quot;+&quot; &amp; [.A138])" office:value-type="float" office:value="0" calcext:value-type="float">
            <text:p>0</text:p>
          </table:table-cell>
          <table:table-cell table:formula="of:=[.D138]*[.A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8" calcext:value-type="float">
            <text:p>21668</text:p>
          </table:table-cell>
          <table:table-cell office:value-type="float" office:value="23803" calcext:value-type="float">
            <text:p>23803</text:p>
          </table:table-cell>
          <table:table-cell table:formula="of:=ABS([.A139]-[.B139])" office:value-type="float" office:value="2135" calcext:value-type="float">
            <text:p>2135</text:p>
          </table:table-cell>
          <table:table-cell table:formula="of:=COUNTIF([.$B$1:.$B$1000];&quot;+&quot; &amp; [.A139])" office:value-type="float" office:value="0" calcext:value-type="float">
            <text:p>0</text:p>
          </table:table-cell>
          <table:table-cell table:formula="of:=[.D139]*[.A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7" calcext:value-type="float">
            <text:p>21687</text:p>
          </table:table-cell>
          <table:table-cell office:value-type="float" office:value="23803" calcext:value-type="float">
            <text:p>23803</text:p>
          </table:table-cell>
          <table:table-cell table:formula="of:=ABS([.A140]-[.B140])" office:value-type="float" office:value="2116" calcext:value-type="float">
            <text:p>2116</text:p>
          </table:table-cell>
          <table:table-cell table:formula="of:=COUNTIF([.$B$1:.$B$1000];&quot;+&quot; &amp; [.A140])" office:value-type="float" office:value="0" calcext:value-type="float">
            <text:p>0</text:p>
          </table:table-cell>
          <table:table-cell table:formula="of:=[.D140]*[.A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6" calcext:value-type="float">
            <text:p>21796</text:p>
          </table:table-cell>
          <table:table-cell office:value-type="float" office:value="23803" calcext:value-type="float">
            <text:p>23803</text:p>
          </table:table-cell>
          <table:table-cell table:formula="of:=ABS([.A141]-[.B141])" office:value-type="float" office:value="2007" calcext:value-type="float">
            <text:p>2007</text:p>
          </table:table-cell>
          <table:table-cell table:formula="of:=COUNTIF([.$B$1:.$B$1000];&quot;+&quot; &amp; [.A141])" office:value-type="float" office:value="0" calcext:value-type="float">
            <text:p>0</text:p>
          </table:table-cell>
          <table:table-cell table:formula="of:=[.D141]*[.A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8" calcext:value-type="float">
            <text:p>21868</text:p>
          </table:table-cell>
          <table:table-cell office:value-type="float" office:value="23803" calcext:value-type="float">
            <text:p>23803</text:p>
          </table:table-cell>
          <table:table-cell table:formula="of:=ABS([.A142]-[.B142])" office:value-type="float" office:value="1935" calcext:value-type="float">
            <text:p>1935</text:p>
          </table:table-cell>
          <table:table-cell table:formula="of:=COUNTIF([.$B$1:.$B$1000];&quot;+&quot; &amp; [.A142])" office:value-type="float" office:value="0" calcext:value-type="float">
            <text:p>0</text:p>
          </table:table-cell>
          <table:table-cell table:formula="of:=[.D142]*[.A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float" office:value="23803" calcext:value-type="float">
            <text:p>23803</text:p>
          </table:table-cell>
          <table:table-cell table:formula="of:=ABS([.A143]-[.B143])" office:value-type="float" office:value="1800" calcext:value-type="float">
            <text:p>1800</text:p>
          </table:table-cell>
          <table:table-cell table:formula="of:=COUNTIF([.$B$1:.$B$1000];&quot;+&quot; &amp; [.A143])" office:value-type="float" office:value="0" calcext:value-type="float">
            <text:p>0</text:p>
          </table:table-cell>
          <table:table-cell table:formula="of:=[.D143]*[.A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9" calcext:value-type="float">
            <text:p>22169</text:p>
          </table:table-cell>
          <table:table-cell office:value-type="float" office:value="23803" calcext:value-type="float">
            <text:p>23803</text:p>
          </table:table-cell>
          <table:table-cell table:formula="of:=ABS([.A144]-[.B144])" office:value-type="float" office:value="1634" calcext:value-type="float">
            <text:p>1634</text:p>
          </table:table-cell>
          <table:table-cell table:formula="of:=COUNTIF([.$B$1:.$B$1000];&quot;+&quot; &amp; [.A144])" office:value-type="float" office:value="0" calcext:value-type="float">
            <text:p>0</text:p>
          </table:table-cell>
          <table:table-cell table:formula="of:=[.D144]*[.A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4" calcext:value-type="float">
            <text:p>22404</text:p>
          </table:table-cell>
          <table:table-cell office:value-type="float" office:value="23803" calcext:value-type="float">
            <text:p>23803</text:p>
          </table:table-cell>
          <table:table-cell table:formula="of:=ABS([.A145]-[.B145])" office:value-type="float" office:value="1399" calcext:value-type="float">
            <text:p>1399</text:p>
          </table:table-cell>
          <table:table-cell table:formula="of:=COUNTIF([.$B$1:.$B$1000];&quot;+&quot; &amp; [.A145])" office:value-type="float" office:value="0" calcext:value-type="float">
            <text:p>0</text:p>
          </table:table-cell>
          <table:table-cell table:formula="of:=[.D145]*[.A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23823" calcext:value-type="float">
            <text:p>23823</text:p>
          </table:table-cell>
          <table:table-cell table:formula="of:=ABS([.A146]-[.B146])" office:value-type="float" office:value="1328" calcext:value-type="float">
            <text:p>1328</text:p>
          </table:table-cell>
          <table:table-cell table:formula="of:=COUNTIF([.$B$1:.$B$1000];&quot;+&quot; &amp; [.A146])" office:value-type="float" office:value="0" calcext:value-type="float">
            <text:p>0</text:p>
          </table:table-cell>
          <table:table-cell table:formula="of:=[.D146]*[.A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2" calcext:value-type="float">
            <text:p>22672</text:p>
          </table:table-cell>
          <table:table-cell office:value-type="float" office:value="23966" calcext:value-type="float">
            <text:p>23966</text:p>
          </table:table-cell>
          <table:table-cell table:formula="of:=ABS([.A147]-[.B147])" office:value-type="float" office:value="1294" calcext:value-type="float">
            <text:p>1294</text:p>
          </table:table-cell>
          <table:table-cell table:formula="of:=COUNTIF([.$B$1:.$B$1000];&quot;+&quot; &amp; [.A147])" office:value-type="float" office:value="0" calcext:value-type="float">
            <text:p>0</text:p>
          </table:table-cell>
          <table:table-cell table:formula="of:=[.D147]*[.A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float" office:value="23985" calcext:value-type="float">
            <text:p>23985</text:p>
          </table:table-cell>
          <table:table-cell table:formula="of:=ABS([.A148]-[.B148])" office:value-type="float" office:value="1311" calcext:value-type="float">
            <text:p>1311</text:p>
          </table:table-cell>
          <table:table-cell table:formula="of:=COUNTIF([.$B$1:.$B$1000];&quot;+&quot; &amp; [.A148])" office:value-type="float" office:value="0" calcext:value-type="float">
            <text:p>0</text:p>
          </table:table-cell>
          <table:table-cell table:formula="of:=[.D148]*[.A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7" calcext:value-type="float">
            <text:p>22837</text:p>
          </table:table-cell>
          <table:table-cell office:value-type="float" office:value="24485" calcext:value-type="float">
            <text:p>24485</text:p>
          </table:table-cell>
          <table:table-cell table:formula="of:=ABS([.A149]-[.B149])" office:value-type="float" office:value="1648" calcext:value-type="float">
            <text:p>1648</text:p>
          </table:table-cell>
          <table:table-cell table:formula="of:=COUNTIF([.$B$1:.$B$1000];&quot;+&quot; &amp; [.A149])" office:value-type="float" office:value="0" calcext:value-type="float">
            <text:p>0</text:p>
          </table:table-cell>
          <table:table-cell table:formula="of:=[.D149]*[.A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4" calcext:value-type="float">
            <text:p>22864</text:p>
          </table:table-cell>
          <table:table-cell office:value-type="float" office:value="24597" calcext:value-type="float">
            <text:p>24597</text:p>
          </table:table-cell>
          <table:table-cell table:formula="of:=ABS([.A150]-[.B150])" office:value-type="float" office:value="1733" calcext:value-type="float">
            <text:p>1733</text:p>
          </table:table-cell>
          <table:table-cell table:formula="of:=COUNTIF([.$B$1:.$B$1000];&quot;+&quot; &amp; [.A150])" office:value-type="float" office:value="0" calcext:value-type="float">
            <text:p>0</text:p>
          </table:table-cell>
          <table:table-cell table:formula="of:=[.D150]*[.A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float" office:value="24658" calcext:value-type="float">
            <text:p>24658</text:p>
          </table:table-cell>
          <table:table-cell table:formula="of:=ABS([.A151]-[.B151])" office:value-type="float" office:value="1601" calcext:value-type="float">
            <text:p>1601</text:p>
          </table:table-cell>
          <table:table-cell table:formula="of:=COUNTIF([.$B$1:.$B$1000];&quot;+&quot; &amp; [.A151])" office:value-type="float" office:value="0" calcext:value-type="float">
            <text:p>0</text:p>
          </table:table-cell>
          <table:table-cell table:formula="of:=[.D151]*[.A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9" calcext:value-type="float">
            <text:p>23159</text:p>
          </table:table-cell>
          <table:table-cell office:value-type="float" office:value="24738" calcext:value-type="float">
            <text:p>24738</text:p>
          </table:table-cell>
          <table:table-cell table:formula="of:=ABS([.A152]-[.B152])" office:value-type="float" office:value="1579" calcext:value-type="float">
            <text:p>1579</text:p>
          </table:table-cell>
          <table:table-cell table:formula="of:=COUNTIF([.$B$1:.$B$1000];&quot;+&quot; &amp; [.A152])" office:value-type="float" office:value="0" calcext:value-type="float">
            <text:p>0</text:p>
          </table:table-cell>
          <table:table-cell table:formula="of:=[.D152]*[.A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2" calcext:value-type="float">
            <text:p>23172</text:p>
          </table:table-cell>
          <table:table-cell office:value-type="float" office:value="24879" calcext:value-type="float">
            <text:p>24879</text:p>
          </table:table-cell>
          <table:table-cell table:formula="of:=ABS([.A153]-[.B153])" office:value-type="float" office:value="1707" calcext:value-type="float">
            <text:p>1707</text:p>
          </table:table-cell>
          <table:table-cell table:formula="of:=COUNTIF([.$B$1:.$B$1000];&quot;+&quot; &amp; [.A153])" office:value-type="float" office:value="0" calcext:value-type="float">
            <text:p>0</text:p>
          </table:table-cell>
          <table:table-cell table:formula="of:=[.D153]*[.A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25266" calcext:value-type="float">
            <text:p>25266</text:p>
          </table:table-cell>
          <table:table-cell table:formula="of:=ABS([.A154]-[.B154])" office:value-type="float" office:value="2046" calcext:value-type="float">
            <text:p>2046</text:p>
          </table:table-cell>
          <table:table-cell table:formula="of:=COUNTIF([.$B$1:.$B$1000];&quot;+&quot; &amp; [.A154])" office:value-type="float" office:value="0" calcext:value-type="float">
            <text:p>0</text:p>
          </table:table-cell>
          <table:table-cell table:formula="of:=[.D154]*[.A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float" office:value="25303" calcext:value-type="float">
            <text:p>25303</text:p>
          </table:table-cell>
          <table:table-cell table:formula="of:=ABS([.A155]-[.B155])" office:value-type="float" office:value="2026" calcext:value-type="float">
            <text:p>2026</text:p>
          </table:table-cell>
          <table:table-cell table:formula="of:=COUNTIF([.$B$1:.$B$1000];&quot;+&quot; &amp; [.A155])" office:value-type="float" office:value="0" calcext:value-type="float">
            <text:p>0</text:p>
          </table:table-cell>
          <table:table-cell table:formula="of:=[.D155]*[.A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float" office:value="25449" calcext:value-type="float">
            <text:p>25449</text:p>
          </table:table-cell>
          <table:table-cell table:formula="of:=ABS([.A156]-[.B156])" office:value-type="float" office:value="2068" calcext:value-type="float">
            <text:p>2068</text:p>
          </table:table-cell>
          <table:table-cell table:formula="of:=COUNTIF([.$B$1:.$B$1000];&quot;+&quot; &amp; [.A156])" office:value-type="float" office:value="0" calcext:value-type="float">
            <text:p>0</text:p>
          </table:table-cell>
          <table:table-cell table:formula="of:=[.D156]*[.A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8" calcext:value-type="float">
            <text:p>23488</text:p>
          </table:table-cell>
          <table:table-cell office:value-type="float" office:value="25955" calcext:value-type="float">
            <text:p>25955</text:p>
          </table:table-cell>
          <table:table-cell table:formula="of:=ABS([.A157]-[.B157])" office:value-type="float" office:value="2467" calcext:value-type="float">
            <text:p>2467</text:p>
          </table:table-cell>
          <table:table-cell table:formula="of:=COUNTIF([.$B$1:.$B$1000];&quot;+&quot; &amp; [.A157])" office:value-type="float" office:value="0" calcext:value-type="float">
            <text:p>0</text:p>
          </table:table-cell>
          <table:table-cell table:formula="of:=[.D157]*[.A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float" office:value="26234" calcext:value-type="float">
            <text:p>26234</text:p>
          </table:table-cell>
          <table:table-cell table:formula="of:=ABS([.A158]-[.B158])" office:value-type="float" office:value="2722" calcext:value-type="float">
            <text:p>2722</text:p>
          </table:table-cell>
          <table:table-cell table:formula="of:=COUNTIF([.$B$1:.$B$1000];&quot;+&quot; &amp; [.A158])" office:value-type="float" office:value="0" calcext:value-type="float">
            <text:p>0</text:p>
          </table:table-cell>
          <table:table-cell table:formula="of:=[.D158]*[.A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4" calcext:value-type="float">
            <text:p>23734</text:p>
          </table:table-cell>
          <table:table-cell office:value-type="float" office:value="26252" calcext:value-type="float">
            <text:p>26252</text:p>
          </table:table-cell>
          <table:table-cell table:formula="of:=ABS([.A159]-[.B159])" office:value-type="float" office:value="2518" calcext:value-type="float">
            <text:p>2518</text:p>
          </table:table-cell>
          <table:table-cell table:formula="of:=COUNTIF([.$B$1:.$B$1000];&quot;+&quot; &amp; [.A159])" office:value-type="float" office:value="0" calcext:value-type="float">
            <text:p>0</text:p>
          </table:table-cell>
          <table:table-cell table:formula="of:=[.D159]*[.A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8" calcext:value-type="float">
            <text:p>23768</text:p>
          </table:table-cell>
          <table:table-cell office:value-type="float" office:value="26456" calcext:value-type="float">
            <text:p>26456</text:p>
          </table:table-cell>
          <table:table-cell table:formula="of:=ABS([.A160]-[.B160])" office:value-type="float" office:value="2688" calcext:value-type="float">
            <text:p>2688</text:p>
          </table:table-cell>
          <table:table-cell table:formula="of:=COUNTIF([.$B$1:.$B$1000];&quot;+&quot; &amp; [.A160])" office:value-type="float" office:value="0" calcext:value-type="float">
            <text:p>0</text:p>
          </table:table-cell>
          <table:table-cell table:formula="of:=[.D160]*[.A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6" calcext:value-type="float">
            <text:p>23796</text:p>
          </table:table-cell>
          <table:table-cell office:value-type="float" office:value="26486" calcext:value-type="float">
            <text:p>26486</text:p>
          </table:table-cell>
          <table:table-cell table:formula="of:=ABS([.A161]-[.B161])" office:value-type="float" office:value="2690" calcext:value-type="float">
            <text:p>2690</text:p>
          </table:table-cell>
          <table:table-cell table:formula="of:=COUNTIF([.$B$1:.$B$1000];&quot;+&quot; &amp; [.A161])" office:value-type="float" office:value="0" calcext:value-type="float">
            <text:p>0</text:p>
          </table:table-cell>
          <table:table-cell table:formula="of:=[.D161]*[.A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3" calcext:value-type="float">
            <text:p>23803</text:p>
          </table:table-cell>
          <table:table-cell office:value-type="float" office:value="26597" calcext:value-type="float">
            <text:p>26597</text:p>
          </table:table-cell>
          <table:table-cell table:formula="of:=ABS([.A162]-[.B162])" office:value-type="float" office:value="2794" calcext:value-type="float">
            <text:p>2794</text:p>
          </table:table-cell>
          <table:table-cell table:formula="of:=COUNTIF([.$B$1:.$B$1000];&quot;+&quot; &amp; [.A162])" office:value-type="float" office:value="14" calcext:value-type="float">
            <text:p>14</text:p>
          </table:table-cell>
          <table:table-cell table:formula="of:=[.D162]*[.A162]" office:value-type="float" office:value="333242" calcext:value-type="float">
            <text:p>333242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float" office:value="26639" calcext:value-type="float">
            <text:p>26639</text:p>
          </table:table-cell>
          <table:table-cell table:formula="of:=ABS([.A163]-[.B163])" office:value-type="float" office:value="2809" calcext:value-type="float">
            <text:p>2809</text:p>
          </table:table-cell>
          <table:table-cell table:formula="of:=COUNTIF([.$B$1:.$B$1000];&quot;+&quot; &amp; [.A163])" office:value-type="float" office:value="0" calcext:value-type="float">
            <text:p>0</text:p>
          </table:table-cell>
          <table:table-cell table:formula="of:=[.D163]*[.A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9" calcext:value-type="float">
            <text:p>23909</text:p>
          </table:table-cell>
          <table:table-cell office:value-type="float" office:value="26912" calcext:value-type="float">
            <text:p>26912</text:p>
          </table:table-cell>
          <table:table-cell table:formula="of:=ABS([.A164]-[.B164])" office:value-type="float" office:value="3003" calcext:value-type="float">
            <text:p>3003</text:p>
          </table:table-cell>
          <table:table-cell table:formula="of:=COUNTIF([.$B$1:.$B$1000];&quot;+&quot; &amp; [.A164])" office:value-type="float" office:value="0" calcext:value-type="float">
            <text:p>0</text:p>
          </table:table-cell>
          <table:table-cell table:formula="of:=[.D164]*[.A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27018" calcext:value-type="float">
            <text:p>27018</text:p>
          </table:table-cell>
          <table:table-cell table:formula="of:=ABS([.A165]-[.B165])" office:value-type="float" office:value="3036" calcext:value-type="float">
            <text:p>3036</text:p>
          </table:table-cell>
          <table:table-cell table:formula="of:=COUNTIF([.$B$1:.$B$1000];&quot;+&quot; &amp; [.A165])" office:value-type="float" office:value="0" calcext:value-type="float">
            <text:p>0</text:p>
          </table:table-cell>
          <table:table-cell table:formula="of:=[.D165]*[.A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float" office:value="27470" calcext:value-type="float">
            <text:p>27470</text:p>
          </table:table-cell>
          <table:table-cell table:formula="of:=ABS([.A166]-[.B166])" office:value-type="float" office:value="3454" calcext:value-type="float">
            <text:p>3454</text:p>
          </table:table-cell>
          <table:table-cell table:formula="of:=COUNTIF([.$B$1:.$B$1000];&quot;+&quot; &amp; [.A166])" office:value-type="float" office:value="0" calcext:value-type="float">
            <text:p>0</text:p>
          </table:table-cell>
          <table:table-cell table:formula="of:=[.D166]*[.A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float" office:value="27513" calcext:value-type="float">
            <text:p>27513</text:p>
          </table:table-cell>
          <table:table-cell table:formula="of:=ABS([.A167]-[.B167])" office:value-type="float" office:value="3298" calcext:value-type="float">
            <text:p>3298</text:p>
          </table:table-cell>
          <table:table-cell table:formula="of:=COUNTIF([.$B$1:.$B$1000];&quot;+&quot; &amp; [.A167])" office:value-type="float" office:value="0" calcext:value-type="float">
            <text:p>0</text:p>
          </table:table-cell>
          <table:table-cell table:formula="of:=[.D167]*[.A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2" calcext:value-type="float">
            <text:p>24292</text:p>
          </table:table-cell>
          <table:table-cell office:value-type="float" office:value="27513" calcext:value-type="float">
            <text:p>27513</text:p>
          </table:table-cell>
          <table:table-cell table:formula="of:=ABS([.A168]-[.B168])" office:value-type="float" office:value="3221" calcext:value-type="float">
            <text:p>3221</text:p>
          </table:table-cell>
          <table:table-cell table:formula="of:=COUNTIF([.$B$1:.$B$1000];&quot;+&quot; &amp; [.A168])" office:value-type="float" office:value="0" calcext:value-type="float">
            <text:p>0</text:p>
          </table:table-cell>
          <table:table-cell table:formula="of:=[.D168]*[.A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9" calcext:value-type="float">
            <text:p>24519</text:p>
          </table:table-cell>
          <table:table-cell office:value-type="float" office:value="27513" calcext:value-type="float">
            <text:p>27513</text:p>
          </table:table-cell>
          <table:table-cell table:formula="of:=ABS([.A169]-[.B169])" office:value-type="float" office:value="2994" calcext:value-type="float">
            <text:p>2994</text:p>
          </table:table-cell>
          <table:table-cell table:formula="of:=COUNTIF([.$B$1:.$B$1000];&quot;+&quot; &amp; [.A169])" office:value-type="float" office:value="0" calcext:value-type="float">
            <text:p>0</text:p>
          </table:table-cell>
          <table:table-cell table:formula="of:=[.D169]*[.A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9" calcext:value-type="float">
            <text:p>24529</text:p>
          </table:table-cell>
          <table:table-cell office:value-type="float" office:value="27513" calcext:value-type="float">
            <text:p>27513</text:p>
          </table:table-cell>
          <table:table-cell table:formula="of:=ABS([.A170]-[.B170])" office:value-type="float" office:value="2984" calcext:value-type="float">
            <text:p>2984</text:p>
          </table:table-cell>
          <table:table-cell table:formula="of:=COUNTIF([.$B$1:.$B$1000];&quot;+&quot; &amp; [.A170])" office:value-type="float" office:value="0" calcext:value-type="float">
            <text:p>0</text:p>
          </table:table-cell>
          <table:table-cell table:formula="of:=[.D170]*[.A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float" office:value="27513" calcext:value-type="float">
            <text:p>27513</text:p>
          </table:table-cell>
          <table:table-cell table:formula="of:=ABS([.A171]-[.B171])" office:value-type="float" office:value="2896" calcext:value-type="float">
            <text:p>2896</text:p>
          </table:table-cell>
          <table:table-cell table:formula="of:=COUNTIF([.$B$1:.$B$1000];&quot;+&quot; &amp; [.A171])" office:value-type="float" office:value="0" calcext:value-type="float">
            <text:p>0</text:p>
          </table:table-cell>
          <table:table-cell table:formula="of:=[.D171]*[.A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3" calcext:value-type="float">
            <text:p>24683</text:p>
          </table:table-cell>
          <table:table-cell office:value-type="float" office:value="27513" calcext:value-type="float">
            <text:p>27513</text:p>
          </table:table-cell>
          <table:table-cell table:formula="of:=ABS([.A172]-[.B172])" office:value-type="float" office:value="2830" calcext:value-type="float">
            <text:p>2830</text:p>
          </table:table-cell>
          <table:table-cell table:formula="of:=COUNTIF([.$B$1:.$B$1000];&quot;+&quot; &amp; [.A172])" office:value-type="float" office:value="0" calcext:value-type="float">
            <text:p>0</text:p>
          </table:table-cell>
          <table:table-cell table:formula="of:=[.D172]*[.A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float" office:value="27513" calcext:value-type="float">
            <text:p>27513</text:p>
          </table:table-cell>
          <table:table-cell table:formula="of:=ABS([.A173]-[.B173])" office:value-type="float" office:value="2814" calcext:value-type="float">
            <text:p>2814</text:p>
          </table:table-cell>
          <table:table-cell table:formula="of:=COUNTIF([.$B$1:.$B$1000];&quot;+&quot; &amp; [.A173])" office:value-type="float" office:value="0" calcext:value-type="float">
            <text:p>0</text:p>
          </table:table-cell>
          <table:table-cell table:formula="of:=[.D173]*[.A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float" office:value="27513" calcext:value-type="float">
            <text:p>27513</text:p>
          </table:table-cell>
          <table:table-cell table:formula="of:=ABS([.A174]-[.B174])" office:value-type="float" office:value="2766" calcext:value-type="float">
            <text:p>2766</text:p>
          </table:table-cell>
          <table:table-cell table:formula="of:=COUNTIF([.$B$1:.$B$1000];&quot;+&quot; &amp; [.A174])" office:value-type="float" office:value="0" calcext:value-type="float">
            <text:p>0</text:p>
          </table:table-cell>
          <table:table-cell table:formula="of:=[.D174]*[.A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27513" calcext:value-type="float">
            <text:p>27513</text:p>
          </table:table-cell>
          <table:table-cell table:formula="of:=ABS([.A175]-[.B175])" office:value-type="float" office:value="2727" calcext:value-type="float">
            <text:p>2727</text:p>
          </table:table-cell>
          <table:table-cell table:formula="of:=COUNTIF([.$B$1:.$B$1000];&quot;+&quot; &amp; [.A175])" office:value-type="float" office:value="0" calcext:value-type="float">
            <text:p>0</text:p>
          </table:table-cell>
          <table:table-cell table:formula="of:=[.D175]*[.A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27513" calcext:value-type="float">
            <text:p>27513</text:p>
          </table:table-cell>
          <table:table-cell table:formula="of:=ABS([.A176]-[.B176])" office:value-type="float" office:value="2510" calcext:value-type="float">
            <text:p>2510</text:p>
          </table:table-cell>
          <table:table-cell table:formula="of:=COUNTIF([.$B$1:.$B$1000];&quot;+&quot; &amp; [.A176])" office:value-type="float" office:value="0" calcext:value-type="float">
            <text:p>0</text:p>
          </table:table-cell>
          <table:table-cell table:formula="of:=[.D176]*[.A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2" calcext:value-type="float">
            <text:p>25132</text:p>
          </table:table-cell>
          <table:table-cell office:value-type="float" office:value="27513" calcext:value-type="float">
            <text:p>27513</text:p>
          </table:table-cell>
          <table:table-cell table:formula="of:=ABS([.A177]-[.B177])" office:value-type="float" office:value="2381" calcext:value-type="float">
            <text:p>2381</text:p>
          </table:table-cell>
          <table:table-cell table:formula="of:=COUNTIF([.$B$1:.$B$1000];&quot;+&quot; &amp; [.A177])" office:value-type="float" office:value="0" calcext:value-type="float">
            <text:p>0</text:p>
          </table:table-cell>
          <table:table-cell table:formula="of:=[.D177]*[.A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9" calcext:value-type="float">
            <text:p>25189</text:p>
          </table:table-cell>
          <table:table-cell office:value-type="float" office:value="27513" calcext:value-type="float">
            <text:p>27513</text:p>
          </table:table-cell>
          <table:table-cell table:formula="of:=ABS([.A178]-[.B178])" office:value-type="float" office:value="2324" calcext:value-type="float">
            <text:p>2324</text:p>
          </table:table-cell>
          <table:table-cell table:formula="of:=COUNTIF([.$B$1:.$B$1000];&quot;+&quot; &amp; [.A178])" office:value-type="float" office:value="0" calcext:value-type="float">
            <text:p>0</text:p>
          </table:table-cell>
          <table:table-cell table:formula="of:=[.D178]*[.A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9" calcext:value-type="float">
            <text:p>25309</text:p>
          </table:table-cell>
          <table:table-cell office:value-type="float" office:value="27513" calcext:value-type="float">
            <text:p>27513</text:p>
          </table:table-cell>
          <table:table-cell table:formula="of:=ABS([.A179]-[.B179])" office:value-type="float" office:value="2204" calcext:value-type="float">
            <text:p>2204</text:p>
          </table:table-cell>
          <table:table-cell table:formula="of:=COUNTIF([.$B$1:.$B$1000];&quot;+&quot; &amp; [.A179])" office:value-type="float" office:value="0" calcext:value-type="float">
            <text:p>0</text:p>
          </table:table-cell>
          <table:table-cell table:formula="of:=[.D179]*[.A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4" calcext:value-type="float">
            <text:p>25314</text:p>
          </table:table-cell>
          <table:table-cell office:value-type="float" office:value="27513" calcext:value-type="float">
            <text:p>27513</text:p>
          </table:table-cell>
          <table:table-cell table:formula="of:=ABS([.A180]-[.B180])" office:value-type="float" office:value="2199" calcext:value-type="float">
            <text:p>2199</text:p>
          </table:table-cell>
          <table:table-cell table:formula="of:=COUNTIF([.$B$1:.$B$1000];&quot;+&quot; &amp; [.A180])" office:value-type="float" office:value="0" calcext:value-type="float">
            <text:p>0</text:p>
          </table:table-cell>
          <table:table-cell table:formula="of:=[.D180]*[.A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7" calcext:value-type="float">
            <text:p>25427</text:p>
          </table:table-cell>
          <table:table-cell office:value-type="float" office:value="27513" calcext:value-type="float">
            <text:p>27513</text:p>
          </table:table-cell>
          <table:table-cell table:formula="of:=ABS([.A181]-[.B181])" office:value-type="float" office:value="2086" calcext:value-type="float">
            <text:p>2086</text:p>
          </table:table-cell>
          <table:table-cell table:formula="of:=COUNTIF([.$B$1:.$B$1000];&quot;+&quot; &amp; [.A181])" office:value-type="float" office:value="0" calcext:value-type="float">
            <text:p>0</text:p>
          </table:table-cell>
          <table:table-cell table:formula="of:=[.D181]*[.A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7" calcext:value-type="float">
            <text:p>25517</text:p>
          </table:table-cell>
          <table:table-cell office:value-type="float" office:value="27513" calcext:value-type="float">
            <text:p>27513</text:p>
          </table:table-cell>
          <table:table-cell table:formula="of:=ABS([.A182]-[.B182])" office:value-type="float" office:value="1996" calcext:value-type="float">
            <text:p>1996</text:p>
          </table:table-cell>
          <table:table-cell table:formula="of:=COUNTIF([.$B$1:.$B$1000];&quot;+&quot; &amp; [.A182])" office:value-type="float" office:value="0" calcext:value-type="float">
            <text:p>0</text:p>
          </table:table-cell>
          <table:table-cell table:formula="of:=[.D182]*[.A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1" calcext:value-type="float">
            <text:p>25591</text:p>
          </table:table-cell>
          <table:table-cell office:value-type="float" office:value="27513" calcext:value-type="float">
            <text:p>27513</text:p>
          </table:table-cell>
          <table:table-cell table:formula="of:=ABS([.A183]-[.B183])" office:value-type="float" office:value="1922" calcext:value-type="float">
            <text:p>1922</text:p>
          </table:table-cell>
          <table:table-cell table:formula="of:=COUNTIF([.$B$1:.$B$1000];&quot;+&quot; &amp; [.A183])" office:value-type="float" office:value="0" calcext:value-type="float">
            <text:p>0</text:p>
          </table:table-cell>
          <table:table-cell table:formula="of:=[.D183]*[.A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2" calcext:value-type="float">
            <text:p>25762</text:p>
          </table:table-cell>
          <table:table-cell office:value-type="float" office:value="27513" calcext:value-type="float">
            <text:p>27513</text:p>
          </table:table-cell>
          <table:table-cell table:formula="of:=ABS([.A184]-[.B184])" office:value-type="float" office:value="1751" calcext:value-type="float">
            <text:p>1751</text:p>
          </table:table-cell>
          <table:table-cell table:formula="of:=COUNTIF([.$B$1:.$B$1000];&quot;+&quot; &amp; [.A184])" office:value-type="float" office:value="0" calcext:value-type="float">
            <text:p>0</text:p>
          </table:table-cell>
          <table:table-cell table:formula="of:=[.D184]*[.A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2" calcext:value-type="float">
            <text:p>25812</text:p>
          </table:table-cell>
          <table:table-cell office:value-type="float" office:value="27513" calcext:value-type="float">
            <text:p>27513</text:p>
          </table:table-cell>
          <table:table-cell table:formula="of:=ABS([.A185]-[.B185])" office:value-type="float" office:value="1701" calcext:value-type="float">
            <text:p>1701</text:p>
          </table:table-cell>
          <table:table-cell table:formula="of:=COUNTIF([.$B$1:.$B$1000];&quot;+&quot; &amp; [.A185])" office:value-type="float" office:value="0" calcext:value-type="float">
            <text:p>0</text:p>
          </table:table-cell>
          <table:table-cell table:formula="of:=[.D185]*[.A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2" calcext:value-type="float">
            <text:p>26182</text:p>
          </table:table-cell>
          <table:table-cell office:value-type="float" office:value="27513" calcext:value-type="float">
            <text:p>27513</text:p>
          </table:table-cell>
          <table:table-cell table:formula="of:=ABS([.A186]-[.B186])" office:value-type="float" office:value="1331" calcext:value-type="float">
            <text:p>1331</text:p>
          </table:table-cell>
          <table:table-cell table:formula="of:=COUNTIF([.$B$1:.$B$1000];&quot;+&quot; &amp; [.A186])" office:value-type="float" office:value="0" calcext:value-type="float">
            <text:p>0</text:p>
          </table:table-cell>
          <table:table-cell table:formula="of:=[.D186]*[.A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9" calcext:value-type="float">
            <text:p>26259</text:p>
          </table:table-cell>
          <table:table-cell office:value-type="float" office:value="27675" calcext:value-type="float">
            <text:p>27675</text:p>
          </table:table-cell>
          <table:table-cell table:formula="of:=ABS([.A187]-[.B187])" office:value-type="float" office:value="1416" calcext:value-type="float">
            <text:p>1416</text:p>
          </table:table-cell>
          <table:table-cell table:formula="of:=COUNTIF([.$B$1:.$B$1000];&quot;+&quot; &amp; [.A187])" office:value-type="float" office:value="0" calcext:value-type="float">
            <text:p>0</text:p>
          </table:table-cell>
          <table:table-cell table:formula="of:=[.D187]*[.A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4" calcext:value-type="float">
            <text:p>26384</text:p>
          </table:table-cell>
          <table:table-cell office:value-type="float" office:value="27981" calcext:value-type="float">
            <text:p>27981</text:p>
          </table:table-cell>
          <table:table-cell table:formula="of:=ABS([.A188]-[.B188])" office:value-type="float" office:value="1597" calcext:value-type="float">
            <text:p>1597</text:p>
          </table:table-cell>
          <table:table-cell table:formula="of:=COUNTIF([.$B$1:.$B$1000];&quot;+&quot; &amp; [.A188])" office:value-type="float" office:value="0" calcext:value-type="float">
            <text:p>0</text:p>
          </table:table-cell>
          <table:table-cell table:formula="of:=[.D188]*[.A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8" calcext:value-type="float">
            <text:p>26388</text:p>
          </table:table-cell>
          <table:table-cell office:value-type="float" office:value="28264" calcext:value-type="float">
            <text:p>28264</text:p>
          </table:table-cell>
          <table:table-cell table:formula="of:=ABS([.A189]-[.B189])" office:value-type="float" office:value="1876" calcext:value-type="float">
            <text:p>1876</text:p>
          </table:table-cell>
          <table:table-cell table:formula="of:=COUNTIF([.$B$1:.$B$1000];&quot;+&quot; &amp; [.A189])" office:value-type="float" office:value="0" calcext:value-type="float">
            <text:p>0</text:p>
          </table:table-cell>
          <table:table-cell table:formula="of:=[.D189]*[.A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5" calcext:value-type="float">
            <text:p>26405</text:p>
          </table:table-cell>
          <table:table-cell office:value-type="float" office:value="28336" calcext:value-type="float">
            <text:p>28336</text:p>
          </table:table-cell>
          <table:table-cell table:formula="of:=ABS([.A190]-[.B190])" office:value-type="float" office:value="1931" calcext:value-type="float">
            <text:p>1931</text:p>
          </table:table-cell>
          <table:table-cell table:formula="of:=COUNTIF([.$B$1:.$B$1000];&quot;+&quot; &amp; [.A190])" office:value-type="float" office:value="0" calcext:value-type="float">
            <text:p>0</text:p>
          </table:table-cell>
          <table:table-cell table:formula="of:=[.D190]*[.A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9" calcext:value-type="float">
            <text:p>26409</text:p>
          </table:table-cell>
          <table:table-cell office:value-type="float" office:value="28383" calcext:value-type="float">
            <text:p>28383</text:p>
          </table:table-cell>
          <table:table-cell table:formula="of:=ABS([.A191]-[.B191])" office:value-type="float" office:value="1974" calcext:value-type="float">
            <text:p>1974</text:p>
          </table:table-cell>
          <table:table-cell table:formula="of:=COUNTIF([.$B$1:.$B$1000];&quot;+&quot; &amp; [.A191])" office:value-type="float" office:value="0" calcext:value-type="float">
            <text:p>0</text:p>
          </table:table-cell>
          <table:table-cell table:formula="of:=[.D191]*[.A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7" calcext:value-type="float">
            <text:p>26417</text:p>
          </table:table-cell>
          <table:table-cell office:value-type="float" office:value="28383" calcext:value-type="float">
            <text:p>28383</text:p>
          </table:table-cell>
          <table:table-cell table:formula="of:=ABS([.A192]-[.B192])" office:value-type="float" office:value="1966" calcext:value-type="float">
            <text:p>1966</text:p>
          </table:table-cell>
          <table:table-cell table:formula="of:=COUNTIF([.$B$1:.$B$1000];&quot;+&quot; &amp; [.A192])" office:value-type="float" office:value="0" calcext:value-type="float">
            <text:p>0</text:p>
          </table:table-cell>
          <table:table-cell table:formula="of:=[.D192]*[.A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7" calcext:value-type="float">
            <text:p>26427</text:p>
          </table:table-cell>
          <table:table-cell office:value-type="float" office:value="28383" calcext:value-type="float">
            <text:p>28383</text:p>
          </table:table-cell>
          <table:table-cell table:formula="of:=ABS([.A193]-[.B193])" office:value-type="float" office:value="1956" calcext:value-type="float">
            <text:p>1956</text:p>
          </table:table-cell>
          <table:table-cell table:formula="of:=COUNTIF([.$B$1:.$B$1000];&quot;+&quot; &amp; [.A193])" office:value-type="float" office:value="0" calcext:value-type="float">
            <text:p>0</text:p>
          </table:table-cell>
          <table:table-cell table:formula="of:=[.D193]*[.A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7" calcext:value-type="float">
            <text:p>26437</text:p>
          </table:table-cell>
          <table:table-cell office:value-type="float" office:value="28383" calcext:value-type="float">
            <text:p>28383</text:p>
          </table:table-cell>
          <table:table-cell table:formula="of:=ABS([.A194]-[.B194])" office:value-type="float" office:value="1946" calcext:value-type="float">
            <text:p>1946</text:p>
          </table:table-cell>
          <table:table-cell table:formula="of:=COUNTIF([.$B$1:.$B$1000];&quot;+&quot; &amp; [.A194])" office:value-type="float" office:value="0" calcext:value-type="float">
            <text:p>0</text:p>
          </table:table-cell>
          <table:table-cell table:formula="of:=[.D194]*[.A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0" calcext:value-type="float">
            <text:p>26520</text:p>
          </table:table-cell>
          <table:table-cell office:value-type="float" office:value="28383" calcext:value-type="float">
            <text:p>28383</text:p>
          </table:table-cell>
          <table:table-cell table:formula="of:=ABS([.A195]-[.B195])" office:value-type="float" office:value="1863" calcext:value-type="float">
            <text:p>1863</text:p>
          </table:table-cell>
          <table:table-cell table:formula="of:=COUNTIF([.$B$1:.$B$1000];&quot;+&quot; &amp; [.A195])" office:value-type="float" office:value="0" calcext:value-type="float">
            <text:p>0</text:p>
          </table:table-cell>
          <table:table-cell table:formula="of:=[.D195]*[.A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9" calcext:value-type="float">
            <text:p>26589</text:p>
          </table:table-cell>
          <table:table-cell office:value-type="float" office:value="28383" calcext:value-type="float">
            <text:p>28383</text:p>
          </table:table-cell>
          <table:table-cell table:formula="of:=ABS([.A196]-[.B196])" office:value-type="float" office:value="1794" calcext:value-type="float">
            <text:p>1794</text:p>
          </table:table-cell>
          <table:table-cell table:formula="of:=COUNTIF([.$B$1:.$B$1000];&quot;+&quot; &amp; [.A196])" office:value-type="float" office:value="0" calcext:value-type="float">
            <text:p>0</text:p>
          </table:table-cell>
          <table:table-cell table:formula="of:=[.D196]*[.A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28383" calcext:value-type="float">
            <text:p>28383</text:p>
          </table:table-cell>
          <table:table-cell table:formula="of:=ABS([.A197]-[.B197])" office:value-type="float" office:value="1773" calcext:value-type="float">
            <text:p>1773</text:p>
          </table:table-cell>
          <table:table-cell table:formula="of:=COUNTIF([.$B$1:.$B$1000];&quot;+&quot; &amp; [.A197])" office:value-type="float" office:value="0" calcext:value-type="float">
            <text:p>0</text:p>
          </table:table-cell>
          <table:table-cell table:formula="of:=[.D197]*[.A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1" calcext:value-type="float">
            <text:p>26641</text:p>
          </table:table-cell>
          <table:table-cell office:value-type="float" office:value="28383" calcext:value-type="float">
            <text:p>28383</text:p>
          </table:table-cell>
          <table:table-cell table:formula="of:=ABS([.A198]-[.B198])" office:value-type="float" office:value="1742" calcext:value-type="float">
            <text:p>1742</text:p>
          </table:table-cell>
          <table:table-cell table:formula="of:=COUNTIF([.$B$1:.$B$1000];&quot;+&quot; &amp; [.A198])" office:value-type="float" office:value="0" calcext:value-type="float">
            <text:p>0</text:p>
          </table:table-cell>
          <table:table-cell table:formula="of:=[.D198]*[.A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4" calcext:value-type="float">
            <text:p>26674</text:p>
          </table:table-cell>
          <table:table-cell office:value-type="float" office:value="28982" calcext:value-type="float">
            <text:p>28982</text:p>
          </table:table-cell>
          <table:table-cell table:formula="of:=ABS([.A199]-[.B199])" office:value-type="float" office:value="2308" calcext:value-type="float">
            <text:p>2308</text:p>
          </table:table-cell>
          <table:table-cell table:formula="of:=COUNTIF([.$B$1:.$B$1000];&quot;+&quot; &amp; [.A199])" office:value-type="float" office:value="0" calcext:value-type="float">
            <text:p>0</text:p>
          </table:table-cell>
          <table:table-cell table:formula="of:=[.D199]*[.A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9" calcext:value-type="float">
            <text:p>26709</text:p>
          </table:table-cell>
          <table:table-cell office:value-type="float" office:value="29122" calcext:value-type="float">
            <text:p>29122</text:p>
          </table:table-cell>
          <table:table-cell table:formula="of:=ABS([.A200]-[.B200])" office:value-type="float" office:value="2413" calcext:value-type="float">
            <text:p>2413</text:p>
          </table:table-cell>
          <table:table-cell table:formula="of:=COUNTIF([.$B$1:.$B$1000];&quot;+&quot; &amp; [.A200])" office:value-type="float" office:value="0" calcext:value-type="float">
            <text:p>0</text:p>
          </table:table-cell>
          <table:table-cell table:formula="of:=[.D200]*[.A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9" calcext:value-type="float">
            <text:p>26719</text:p>
          </table:table-cell>
          <table:table-cell office:value-type="float" office:value="29668" calcext:value-type="float">
            <text:p>29668</text:p>
          </table:table-cell>
          <table:table-cell table:formula="of:=ABS([.A201]-[.B201])" office:value-type="float" office:value="2949" calcext:value-type="float">
            <text:p>2949</text:p>
          </table:table-cell>
          <table:table-cell table:formula="of:=COUNTIF([.$B$1:.$B$1000];&quot;+&quot; &amp; [.A201])" office:value-type="float" office:value="0" calcext:value-type="float">
            <text:p>0</text:p>
          </table:table-cell>
          <table:table-cell table:formula="of:=[.D201]*[.A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4" calcext:value-type="float">
            <text:p>26904</text:p>
          </table:table-cell>
          <table:table-cell office:value-type="float" office:value="29692" calcext:value-type="float">
            <text:p>29692</text:p>
          </table:table-cell>
          <table:table-cell table:formula="of:=ABS([.A202]-[.B202])" office:value-type="float" office:value="2788" calcext:value-type="float">
            <text:p>2788</text:p>
          </table:table-cell>
          <table:table-cell table:formula="of:=COUNTIF([.$B$1:.$B$1000];&quot;+&quot; &amp; [.A202])" office:value-type="float" office:value="0" calcext:value-type="float">
            <text:p>0</text:p>
          </table:table-cell>
          <table:table-cell table:formula="of:=[.D202]*[.A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5" calcext:value-type="float">
            <text:p>27075</text:p>
          </table:table-cell>
          <table:table-cell office:value-type="float" office:value="29701" calcext:value-type="float">
            <text:p>29701</text:p>
          </table:table-cell>
          <table:table-cell table:formula="of:=ABS([.A203]-[.B203])" office:value-type="float" office:value="2626" calcext:value-type="float">
            <text:p>2626</text:p>
          </table:table-cell>
          <table:table-cell table:formula="of:=COUNTIF([.$B$1:.$B$1000];&quot;+&quot; &amp; [.A203])" office:value-type="float" office:value="0" calcext:value-type="float">
            <text:p>0</text:p>
          </table:table-cell>
          <table:table-cell table:formula="of:=[.D203]*[.A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8" calcext:value-type="float">
            <text:p>27078</text:p>
          </table:table-cell>
          <table:table-cell office:value-type="float" office:value="29702" calcext:value-type="float">
            <text:p>29702</text:p>
          </table:table-cell>
          <table:table-cell table:formula="of:=ABS([.A204]-[.B204])" office:value-type="float" office:value="2624" calcext:value-type="float">
            <text:p>2624</text:p>
          </table:table-cell>
          <table:table-cell table:formula="of:=COUNTIF([.$B$1:.$B$1000];&quot;+&quot; &amp; [.A204])" office:value-type="float" office:value="0" calcext:value-type="float">
            <text:p>0</text:p>
          </table:table-cell>
          <table:table-cell table:formula="of:=[.D204]*[.A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5" calcext:value-type="float">
            <text:p>27275</text:p>
          </table:table-cell>
          <table:table-cell office:value-type="float" office:value="29739" calcext:value-type="float">
            <text:p>29739</text:p>
          </table:table-cell>
          <table:table-cell table:formula="of:=ABS([.A205]-[.B205])" office:value-type="float" office:value="2464" calcext:value-type="float">
            <text:p>2464</text:p>
          </table:table-cell>
          <table:table-cell table:formula="of:=COUNTIF([.$B$1:.$B$1000];&quot;+&quot; &amp; [.A205])" office:value-type="float" office:value="0" calcext:value-type="float">
            <text:p>0</text:p>
          </table:table-cell>
          <table:table-cell table:formula="of:=[.D205]*[.A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3" calcext:value-type="float">
            <text:p>27513</text:p>
          </table:table-cell>
          <table:table-cell office:value-type="float" office:value="29832" calcext:value-type="float">
            <text:p>29832</text:p>
          </table:table-cell>
          <table:table-cell table:formula="of:=ABS([.A206]-[.B206])" office:value-type="float" office:value="2319" calcext:value-type="float">
            <text:p>2319</text:p>
          </table:table-cell>
          <table:table-cell table:formula="of:=COUNTIF([.$B$1:.$B$1000];&quot;+&quot; &amp; [.A206])" office:value-type="float" office:value="20" calcext:value-type="float">
            <text:p>20</text:p>
          </table:table-cell>
          <table:table-cell table:formula="of:=[.D206]*[.A206]" office:value-type="float" office:value="550260" calcext:value-type="float">
            <text:p>550260</text:p>
          </table:table-cell>
        </table:table-row>
        <table:table-row table:style-name="ro1">
          <table:table-cell office:value-type="float" office:value="27619" calcext:value-type="float">
            <text:p>27619</text:p>
          </table:table-cell>
          <table:table-cell office:value-type="float" office:value="30023" calcext:value-type="float">
            <text:p>30023</text:p>
          </table:table-cell>
          <table:table-cell table:formula="of:=ABS([.A207]-[.B207])" office:value-type="float" office:value="2404" calcext:value-type="float">
            <text:p>2404</text:p>
          </table:table-cell>
          <table:table-cell table:formula="of:=COUNTIF([.$B$1:.$B$1000];&quot;+&quot; &amp; [.A207])" office:value-type="float" office:value="0" calcext:value-type="float">
            <text:p>0</text:p>
          </table:table-cell>
          <table:table-cell table:formula="of:=[.D207]*[.A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float" office:value="30045" calcext:value-type="float">
            <text:p>30045</text:p>
          </table:table-cell>
          <table:table-cell table:formula="of:=ABS([.A208]-[.B208])" office:value-type="float" office:value="2373" calcext:value-type="float">
            <text:p>2373</text:p>
          </table:table-cell>
          <table:table-cell table:formula="of:=COUNTIF([.$B$1:.$B$1000];&quot;+&quot; &amp; [.A208])" office:value-type="float" office:value="0" calcext:value-type="float">
            <text:p>0</text:p>
          </table:table-cell>
          <table:table-cell table:formula="of:=[.D208]*[.A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30084" calcext:value-type="float">
            <text:p>30084</text:p>
          </table:table-cell>
          <table:table-cell table:formula="of:=ABS([.A209]-[.B209])" office:value-type="float" office:value="2274" calcext:value-type="float">
            <text:p>2274</text:p>
          </table:table-cell>
          <table:table-cell table:formula="of:=COUNTIF([.$B$1:.$B$1000];&quot;+&quot; &amp; [.A209])" office:value-type="float" office:value="0" calcext:value-type="float">
            <text:p>0</text:p>
          </table:table-cell>
          <table:table-cell table:formula="of:=[.D209]*[.A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0413" calcext:value-type="float">
            <text:p>30413</text:p>
          </table:table-cell>
          <table:table-cell table:formula="of:=ABS([.A210]-[.B210])" office:value-type="float" office:value="2413" calcext:value-type="float">
            <text:p>2413</text:p>
          </table:table-cell>
          <table:table-cell table:formula="of:=COUNTIF([.$B$1:.$B$1000];&quot;+&quot; &amp; [.A210])" office:value-type="float" office:value="0" calcext:value-type="float">
            <text:p>0</text:p>
          </table:table-cell>
          <table:table-cell table:formula="of:=[.D210]*[.A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1" calcext:value-type="float">
            <text:p>28041</text:p>
          </table:table-cell>
          <table:table-cell office:value-type="float" office:value="30556" calcext:value-type="float">
            <text:p>30556</text:p>
          </table:table-cell>
          <table:table-cell table:formula="of:=ABS([.A211]-[.B211])" office:value-type="float" office:value="2515" calcext:value-type="float">
            <text:p>2515</text:p>
          </table:table-cell>
          <table:table-cell table:formula="of:=COUNTIF([.$B$1:.$B$1000];&quot;+&quot; &amp; [.A211])" office:value-type="float" office:value="0" calcext:value-type="float">
            <text:p>0</text:p>
          </table:table-cell>
          <table:table-cell table:formula="of:=[.D211]*[.A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5" calcext:value-type="float">
            <text:p>28105</text:p>
          </table:table-cell>
          <table:table-cell office:value-type="float" office:value="30596" calcext:value-type="float">
            <text:p>30596</text:p>
          </table:table-cell>
          <table:table-cell table:formula="of:=ABS([.A212]-[.B212])" office:value-type="float" office:value="2491" calcext:value-type="float">
            <text:p>2491</text:p>
          </table:table-cell>
          <table:table-cell table:formula="of:=COUNTIF([.$B$1:.$B$1000];&quot;+&quot; &amp; [.A212])" office:value-type="float" office:value="0" calcext:value-type="float">
            <text:p>0</text:p>
          </table:table-cell>
          <table:table-cell table:formula="of:=[.D212]*[.A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1" calcext:value-type="float">
            <text:p>28351</text:p>
          </table:table-cell>
          <table:table-cell office:value-type="float" office:value="30618" calcext:value-type="float">
            <text:p>30618</text:p>
          </table:table-cell>
          <table:table-cell table:formula="of:=ABS([.A213]-[.B213])" office:value-type="float" office:value="2267" calcext:value-type="float">
            <text:p>2267</text:p>
          </table:table-cell>
          <table:table-cell table:formula="of:=COUNTIF([.$B$1:.$B$1000];&quot;+&quot; &amp; [.A213])" office:value-type="float" office:value="0" calcext:value-type="float">
            <text:p>0</text:p>
          </table:table-cell>
          <table:table-cell table:formula="of:=[.D213]*[.A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3" calcext:value-type="float">
            <text:p>28383</text:p>
          </table:table-cell>
          <table:table-cell office:value-type="float" office:value="31160" calcext:value-type="float">
            <text:p>31160</text:p>
          </table:table-cell>
          <table:table-cell table:formula="of:=ABS([.A214]-[.B214])" office:value-type="float" office:value="2777" calcext:value-type="float">
            <text:p>2777</text:p>
          </table:table-cell>
          <table:table-cell table:formula="of:=COUNTIF([.$B$1:.$B$1000];&quot;+&quot; &amp; [.A214])" office:value-type="float" office:value="8" calcext:value-type="float">
            <text:p>8</text:p>
          </table:table-cell>
          <table:table-cell table:formula="of:=[.D214]*[.A214]" office:value-type="float" office:value="227064" calcext:value-type="float">
            <text:p>227064</text:p>
          </table:table-cell>
        </table:table-row>
        <table:table-row table:style-name="ro1">
          <table:table-cell office:value-type="float" office:value="28417" calcext:value-type="float">
            <text:p>28417</text:p>
          </table:table-cell>
          <table:table-cell office:value-type="float" office:value="31482" calcext:value-type="float">
            <text:p>31482</text:p>
          </table:table-cell>
          <table:table-cell table:formula="of:=ABS([.A215]-[.B215])" office:value-type="float" office:value="3065" calcext:value-type="float">
            <text:p>3065</text:p>
          </table:table-cell>
          <table:table-cell table:formula="of:=COUNTIF([.$B$1:.$B$1000];&quot;+&quot; &amp; [.A215])" office:value-type="float" office:value="0" calcext:value-type="float">
            <text:p>0</text:p>
          </table:table-cell>
          <table:table-cell table:formula="of:=[.D215]*[.A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5" calcext:value-type="float">
            <text:p>28455</text:p>
          </table:table-cell>
          <table:table-cell office:value-type="float" office:value="31492" calcext:value-type="float">
            <text:p>31492</text:p>
          </table:table-cell>
          <table:table-cell table:formula="of:=ABS([.A216]-[.B216])" office:value-type="float" office:value="3037" calcext:value-type="float">
            <text:p>3037</text:p>
          </table:table-cell>
          <table:table-cell table:formula="of:=COUNTIF([.$B$1:.$B$1000];&quot;+&quot; &amp; [.A216])" office:value-type="float" office:value="0" calcext:value-type="float">
            <text:p>0</text:p>
          </table:table-cell>
          <table:table-cell table:formula="of:=[.D216]*[.A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8" calcext:value-type="float">
            <text:p>28718</text:p>
          </table:table-cell>
          <table:table-cell office:value-type="float" office:value="31660" calcext:value-type="float">
            <text:p>31660</text:p>
          </table:table-cell>
          <table:table-cell table:formula="of:=ABS([.A217]-[.B217])" office:value-type="float" office:value="2942" calcext:value-type="float">
            <text:p>2942</text:p>
          </table:table-cell>
          <table:table-cell table:formula="of:=COUNTIF([.$B$1:.$B$1000];&quot;+&quot; &amp; [.A217])" office:value-type="float" office:value="0" calcext:value-type="float">
            <text:p>0</text:p>
          </table:table-cell>
          <table:table-cell table:formula="of:=[.D217]*[.A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float" office:value="32091" calcext:value-type="float">
            <text:p>32091</text:p>
          </table:table-cell>
          <table:table-cell table:formula="of:=ABS([.A218]-[.B218])" office:value-type="float" office:value="3368" calcext:value-type="float">
            <text:p>3368</text:p>
          </table:table-cell>
          <table:table-cell table:formula="of:=COUNTIF([.$B$1:.$B$1000];&quot;+&quot; &amp; [.A218])" office:value-type="float" office:value="0" calcext:value-type="float">
            <text:p>0</text:p>
          </table:table-cell>
          <table:table-cell table:formula="of:=[.D218]*[.A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0" calcext:value-type="float">
            <text:p>28820</text:p>
          </table:table-cell>
          <table:table-cell office:value-type="float" office:value="32303" calcext:value-type="float">
            <text:p>32303</text:p>
          </table:table-cell>
          <table:table-cell table:formula="of:=ABS([.A219]-[.B219])" office:value-type="float" office:value="3483" calcext:value-type="float">
            <text:p>3483</text:p>
          </table:table-cell>
          <table:table-cell table:formula="of:=COUNTIF([.$B$1:.$B$1000];&quot;+&quot; &amp; [.A219])" office:value-type="float" office:value="0" calcext:value-type="float">
            <text:p>0</text:p>
          </table:table-cell>
          <table:table-cell table:formula="of:=[.D219]*[.A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9" calcext:value-type="float">
            <text:p>28849</text:p>
          </table:table-cell>
          <table:table-cell office:value-type="float" office:value="32352" calcext:value-type="float">
            <text:p>32352</text:p>
          </table:table-cell>
          <table:table-cell table:formula="of:=ABS([.A220]-[.B220])" office:value-type="float" office:value="3503" calcext:value-type="float">
            <text:p>3503</text:p>
          </table:table-cell>
          <table:table-cell table:formula="of:=COUNTIF([.$B$1:.$B$1000];&quot;+&quot; &amp; [.A220])" office:value-type="float" office:value="0" calcext:value-type="float">
            <text:p>0</text:p>
          </table:table-cell>
          <table:table-cell table:formula="of:=[.D220]*[.A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4" calcext:value-type="float">
            <text:p>28954</text:p>
          </table:table-cell>
          <table:table-cell office:value-type="float" office:value="32521" calcext:value-type="float">
            <text:p>32521</text:p>
          </table:table-cell>
          <table:table-cell table:formula="of:=ABS([.A221]-[.B221])" office:value-type="float" office:value="3567" calcext:value-type="float">
            <text:p>3567</text:p>
          </table:table-cell>
          <table:table-cell table:formula="of:=COUNTIF([.$B$1:.$B$1000];&quot;+&quot; &amp; [.A221])" office:value-type="float" office:value="0" calcext:value-type="float">
            <text:p>0</text:p>
          </table:table-cell>
          <table:table-cell table:formula="of:=[.D221]*[.A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1" calcext:value-type="float">
            <text:p>29241</text:p>
          </table:table-cell>
          <table:table-cell office:value-type="float" office:value="32540" calcext:value-type="float">
            <text:p>32540</text:p>
          </table:table-cell>
          <table:table-cell table:formula="of:=ABS([.A222]-[.B222])" office:value-type="float" office:value="3299" calcext:value-type="float">
            <text:p>3299</text:p>
          </table:table-cell>
          <table:table-cell table:formula="of:=COUNTIF([.$B$1:.$B$1000];&quot;+&quot; &amp; [.A222])" office:value-type="float" office:value="0" calcext:value-type="float">
            <text:p>0</text:p>
          </table:table-cell>
          <table:table-cell table:formula="of:=[.D222]*[.A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float" office:value="32623" calcext:value-type="float">
            <text:p>32623</text:p>
          </table:table-cell>
          <table:table-cell table:formula="of:=ABS([.A223]-[.B223])" office:value-type="float" office:value="3207" calcext:value-type="float">
            <text:p>3207</text:p>
          </table:table-cell>
          <table:table-cell table:formula="of:=COUNTIF([.$B$1:.$B$1000];&quot;+&quot; &amp; [.A223])" office:value-type="float" office:value="0" calcext:value-type="float">
            <text:p>0</text:p>
          </table:table-cell>
          <table:table-cell table:formula="of:=[.D223]*[.A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8" calcext:value-type="float">
            <text:p>29568</text:p>
          </table:table-cell>
          <table:table-cell office:value-type="float" office:value="32810" calcext:value-type="float">
            <text:p>32810</text:p>
          </table:table-cell>
          <table:table-cell table:formula="of:=ABS([.A224]-[.B224])" office:value-type="float" office:value="3242" calcext:value-type="float">
            <text:p>3242</text:p>
          </table:table-cell>
          <table:table-cell table:formula="of:=COUNTIF([.$B$1:.$B$1000];&quot;+&quot; &amp; [.A224])" office:value-type="float" office:value="0" calcext:value-type="float">
            <text:p>0</text:p>
          </table:table-cell>
          <table:table-cell table:formula="of:=[.D224]*[.A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0" calcext:value-type="float">
            <text:p>29630</text:p>
          </table:table-cell>
          <table:table-cell office:value-type="float" office:value="33354" calcext:value-type="float">
            <text:p>33354</text:p>
          </table:table-cell>
          <table:table-cell table:formula="of:=ABS([.A225]-[.B225])" office:value-type="float" office:value="3724" calcext:value-type="float">
            <text:p>3724</text:p>
          </table:table-cell>
          <table:table-cell table:formula="of:=COUNTIF([.$B$1:.$B$1000];&quot;+&quot; &amp; [.A225])" office:value-type="float" office:value="0" calcext:value-type="float">
            <text:p>0</text:p>
          </table:table-cell>
          <table:table-cell table:formula="of:=[.D225]*[.A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0" calcext:value-type="float">
            <text:p>29870</text:p>
          </table:table-cell>
          <table:table-cell office:value-type="float" office:value="33574" calcext:value-type="float">
            <text:p>33574</text:p>
          </table:table-cell>
          <table:table-cell table:formula="of:=ABS([.A226]-[.B226])" office:value-type="float" office:value="3704" calcext:value-type="float">
            <text:p>3704</text:p>
          </table:table-cell>
          <table:table-cell table:formula="of:=COUNTIF([.$B$1:.$B$1000];&quot;+&quot; &amp; [.A226])" office:value-type="float" office:value="0" calcext:value-type="float">
            <text:p>0</text:p>
          </table:table-cell>
          <table:table-cell table:formula="of:=[.D226]*[.A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float" office:value="33618" calcext:value-type="float">
            <text:p>33618</text:p>
          </table:table-cell>
          <table:table-cell table:formula="of:=ABS([.A227]-[.B227])" office:value-type="float" office:value="3550" calcext:value-type="float">
            <text:p>3550</text:p>
          </table:table-cell>
          <table:table-cell table:formula="of:=COUNTIF([.$B$1:.$B$1000];&quot;+&quot; &amp; [.A227])" office:value-type="float" office:value="0" calcext:value-type="float">
            <text:p>0</text:p>
          </table:table-cell>
          <table:table-cell table:formula="of:=[.D227]*[.A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6" calcext:value-type="float">
            <text:p>30186</text:p>
          </table:table-cell>
          <table:table-cell office:value-type="float" office:value="33760" calcext:value-type="float">
            <text:p>33760</text:p>
          </table:table-cell>
          <table:table-cell table:formula="of:=ABS([.A228]-[.B228])" office:value-type="float" office:value="3574" calcext:value-type="float">
            <text:p>3574</text:p>
          </table:table-cell>
          <table:table-cell table:formula="of:=COUNTIF([.$B$1:.$B$1000];&quot;+&quot; &amp; [.A228])" office:value-type="float" office:value="0" calcext:value-type="float">
            <text:p>0</text:p>
          </table:table-cell>
          <table:table-cell table:formula="of:=[.D228]*[.A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9" calcext:value-type="float">
            <text:p>30199</text:p>
          </table:table-cell>
          <table:table-cell office:value-type="float" office:value="33815" calcext:value-type="float">
            <text:p>33815</text:p>
          </table:table-cell>
          <table:table-cell table:formula="of:=ABS([.A229]-[.B229])" office:value-type="float" office:value="3616" calcext:value-type="float">
            <text:p>3616</text:p>
          </table:table-cell>
          <table:table-cell table:formula="of:=COUNTIF([.$B$1:.$B$1000];&quot;+&quot; &amp; [.A229])" office:value-type="float" office:value="0" calcext:value-type="float">
            <text:p>0</text:p>
          </table:table-cell>
          <table:table-cell table:formula="of:=[.D229]*[.A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4" calcext:value-type="float">
            <text:p>30254</text:p>
          </table:table-cell>
          <table:table-cell office:value-type="float" office:value="33842" calcext:value-type="float">
            <text:p>33842</text:p>
          </table:table-cell>
          <table:table-cell table:formula="of:=ABS([.A230]-[.B230])" office:value-type="float" office:value="3588" calcext:value-type="float">
            <text:p>3588</text:p>
          </table:table-cell>
          <table:table-cell table:formula="of:=COUNTIF([.$B$1:.$B$1000];&quot;+&quot; &amp; [.A230])" office:value-type="float" office:value="0" calcext:value-type="float">
            <text:p>0</text:p>
          </table:table-cell>
          <table:table-cell table:formula="of:=[.D230]*[.A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8" calcext:value-type="float">
            <text:p>30348</text:p>
          </table:table-cell>
          <table:table-cell office:value-type="float" office:value="33976" calcext:value-type="float">
            <text:p>33976</text:p>
          </table:table-cell>
          <table:table-cell table:formula="of:=ABS([.A231]-[.B231])" office:value-type="float" office:value="3628" calcext:value-type="float">
            <text:p>3628</text:p>
          </table:table-cell>
          <table:table-cell table:formula="of:=COUNTIF([.$B$1:.$B$1000];&quot;+&quot; &amp; [.A231])" office:value-type="float" office:value="0" calcext:value-type="float">
            <text:p>0</text:p>
          </table:table-cell>
          <table:table-cell table:formula="of:=[.D231]*[.A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7" calcext:value-type="float">
            <text:p>30497</text:p>
          </table:table-cell>
          <table:table-cell office:value-type="float" office:value="34025" calcext:value-type="float">
            <text:p>34025</text:p>
          </table:table-cell>
          <table:table-cell table:formula="of:=ABS([.A232]-[.B232])" office:value-type="float" office:value="3528" calcext:value-type="float">
            <text:p>3528</text:p>
          </table:table-cell>
          <table:table-cell table:formula="of:=COUNTIF([.$B$1:.$B$1000];&quot;+&quot; &amp; [.A232])" office:value-type="float" office:value="0" calcext:value-type="float">
            <text:p>0</text:p>
          </table:table-cell>
          <table:table-cell table:formula="of:=[.D232]*[.A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6" calcext:value-type="float">
            <text:p>30526</text:p>
          </table:table-cell>
          <table:table-cell office:value-type="float" office:value="34050" calcext:value-type="float">
            <text:p>34050</text:p>
          </table:table-cell>
          <table:table-cell table:formula="of:=ABS([.A233]-[.B233])" office:value-type="float" office:value="3524" calcext:value-type="float">
            <text:p>3524</text:p>
          </table:table-cell>
          <table:table-cell table:formula="of:=COUNTIF([.$B$1:.$B$1000];&quot;+&quot; &amp; [.A233])" office:value-type="float" office:value="0" calcext:value-type="float">
            <text:p>0</text:p>
          </table:table-cell>
          <table:table-cell table:formula="of:=[.D233]*[.A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8" calcext:value-type="float">
            <text:p>30548</text:p>
          </table:table-cell>
          <table:table-cell office:value-type="float" office:value="34190" calcext:value-type="float">
            <text:p>34190</text:p>
          </table:table-cell>
          <table:table-cell table:formula="of:=ABS([.A234]-[.B234])" office:value-type="float" office:value="3642" calcext:value-type="float">
            <text:p>3642</text:p>
          </table:table-cell>
          <table:table-cell table:formula="of:=COUNTIF([.$B$1:.$B$1000];&quot;+&quot; &amp; [.A234])" office:value-type="float" office:value="0" calcext:value-type="float">
            <text:p>0</text:p>
          </table:table-cell>
          <table:table-cell table:formula="of:=[.D234]*[.A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6" calcext:value-type="float">
            <text:p>30786</text:p>
          </table:table-cell>
          <table:table-cell office:value-type="float" office:value="34215" calcext:value-type="float">
            <text:p>34215</text:p>
          </table:table-cell>
          <table:table-cell table:formula="of:=ABS([.A235]-[.B235])" office:value-type="float" office:value="3429" calcext:value-type="float">
            <text:p>3429</text:p>
          </table:table-cell>
          <table:table-cell table:formula="of:=COUNTIF([.$B$1:.$B$1000];&quot;+&quot; &amp; [.A235])" office:value-type="float" office:value="0" calcext:value-type="float">
            <text:p>0</text:p>
          </table:table-cell>
          <table:table-cell table:formula="of:=[.D235]*[.A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6" calcext:value-type="float">
            <text:p>30856</text:p>
          </table:table-cell>
          <table:table-cell office:value-type="float" office:value="34325" calcext:value-type="float">
            <text:p>34325</text:p>
          </table:table-cell>
          <table:table-cell table:formula="of:=ABS([.A236]-[.B236])" office:value-type="float" office:value="3469" calcext:value-type="float">
            <text:p>3469</text:p>
          </table:table-cell>
          <table:table-cell table:formula="of:=COUNTIF([.$B$1:.$B$1000];&quot;+&quot; &amp; [.A236])" office:value-type="float" office:value="0" calcext:value-type="float">
            <text:p>0</text:p>
          </table:table-cell>
          <table:table-cell table:formula="of:=[.D236]*[.A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7" calcext:value-type="float">
            <text:p>30867</text:p>
          </table:table-cell>
          <table:table-cell office:value-type="float" office:value="34330" calcext:value-type="float">
            <text:p>34330</text:p>
          </table:table-cell>
          <table:table-cell table:formula="of:=ABS([.A237]-[.B237])" office:value-type="float" office:value="3463" calcext:value-type="float">
            <text:p>3463</text:p>
          </table:table-cell>
          <table:table-cell table:formula="of:=COUNTIF([.$B$1:.$B$1000];&quot;+&quot; &amp; [.A237])" office:value-type="float" office:value="0" calcext:value-type="float">
            <text:p>0</text:p>
          </table:table-cell>
          <table:table-cell table:formula="of:=[.D237]*[.A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1" calcext:value-type="float">
            <text:p>30881</text:p>
          </table:table-cell>
          <table:table-cell office:value-type="float" office:value="34431" calcext:value-type="float">
            <text:p>34431</text:p>
          </table:table-cell>
          <table:table-cell table:formula="of:=ABS([.A238]-[.B238])" office:value-type="float" office:value="3550" calcext:value-type="float">
            <text:p>3550</text:p>
          </table:table-cell>
          <table:table-cell table:formula="of:=COUNTIF([.$B$1:.$B$1000];&quot;+&quot; &amp; [.A238])" office:value-type="float" office:value="0" calcext:value-type="float">
            <text:p>0</text:p>
          </table:table-cell>
          <table:table-cell table:formula="of:=[.D238]*[.A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34542" calcext:value-type="float">
            <text:p>34542</text:p>
          </table:table-cell>
          <table:table-cell table:formula="of:=ABS([.A239]-[.B239])" office:value-type="float" office:value="3632" calcext:value-type="float">
            <text:p>3632</text:p>
          </table:table-cell>
          <table:table-cell table:formula="of:=COUNTIF([.$B$1:.$B$1000];&quot;+&quot; &amp; [.A239])" office:value-type="float" office:value="0" calcext:value-type="float">
            <text:p>0</text:p>
          </table:table-cell>
          <table:table-cell table:formula="of:=[.D239]*[.A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34702" calcext:value-type="float">
            <text:p>34702</text:p>
          </table:table-cell>
          <table:table-cell table:formula="of:=ABS([.A240]-[.B240])" office:value-type="float" office:value="3698" calcext:value-type="float">
            <text:p>3698</text:p>
          </table:table-cell>
          <table:table-cell table:formula="of:=COUNTIF([.$B$1:.$B$1000];&quot;+&quot; &amp; [.A240])" office:value-type="float" office:value="0" calcext:value-type="float">
            <text:p>0</text:p>
          </table:table-cell>
          <table:table-cell table:formula="of:=[.D240]*[.A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34776" calcext:value-type="float">
            <text:p>34776</text:p>
          </table:table-cell>
          <table:table-cell table:formula="of:=ABS([.A241]-[.B241])" office:value-type="float" office:value="3659" calcext:value-type="float">
            <text:p>3659</text:p>
          </table:table-cell>
          <table:table-cell table:formula="of:=COUNTIF([.$B$1:.$B$1000];&quot;+&quot; &amp; [.A241])" office:value-type="float" office:value="0" calcext:value-type="float">
            <text:p>0</text:p>
          </table:table-cell>
          <table:table-cell table:formula="of:=[.D241]*[.A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float" office:value="35061" calcext:value-type="float">
            <text:p>35061</text:p>
          </table:table-cell>
          <table:table-cell table:formula="of:=ABS([.A242]-[.B242])" office:value-type="float" office:value="3835" calcext:value-type="float">
            <text:p>3835</text:p>
          </table:table-cell>
          <table:table-cell table:formula="of:=COUNTIF([.$B$1:.$B$1000];&quot;+&quot; &amp; [.A242])" office:value-type="float" office:value="0" calcext:value-type="float">
            <text:p>0</text:p>
          </table:table-cell>
          <table:table-cell table:formula="of:=[.D242]*[.A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float" office:value="35192" calcext:value-type="float">
            <text:p>35192</text:p>
          </table:table-cell>
          <table:table-cell table:formula="of:=ABS([.A243]-[.B243])" office:value-type="float" office:value="3946" calcext:value-type="float">
            <text:p>3946</text:p>
          </table:table-cell>
          <table:table-cell table:formula="of:=COUNTIF([.$B$1:.$B$1000];&quot;+&quot; &amp; [.A243])" office:value-type="float" office:value="0" calcext:value-type="float">
            <text:p>0</text:p>
          </table:table-cell>
          <table:table-cell table:formula="of:=[.D243]*[.A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5" calcext:value-type="float">
            <text:p>31485</text:p>
          </table:table-cell>
          <table:table-cell office:value-type="float" office:value="35192" calcext:value-type="float">
            <text:p>35192</text:p>
          </table:table-cell>
          <table:table-cell table:formula="of:=ABS([.A244]-[.B244])" office:value-type="float" office:value="3707" calcext:value-type="float">
            <text:p>3707</text:p>
          </table:table-cell>
          <table:table-cell table:formula="of:=COUNTIF([.$B$1:.$B$1000];&quot;+&quot; &amp; [.A244])" office:value-type="float" office:value="0" calcext:value-type="float">
            <text:p>0</text:p>
          </table:table-cell>
          <table:table-cell table:formula="of:=[.D244]*[.A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float" office:value="35192" calcext:value-type="float">
            <text:p>35192</text:p>
          </table:table-cell>
          <table:table-cell table:formula="of:=ABS([.A245]-[.B245])" office:value-type="float" office:value="3640" calcext:value-type="float">
            <text:p>3640</text:p>
          </table:table-cell>
          <table:table-cell table:formula="of:=COUNTIF([.$B$1:.$B$1000];&quot;+&quot; &amp; [.A245])" office:value-type="float" office:value="0" calcext:value-type="float">
            <text:p>0</text:p>
          </table:table-cell>
          <table:table-cell table:formula="of:=[.D245]*[.A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8" calcext:value-type="float">
            <text:p>31598</text:p>
          </table:table-cell>
          <table:table-cell office:value-type="float" office:value="35192" calcext:value-type="float">
            <text:p>35192</text:p>
          </table:table-cell>
          <table:table-cell table:formula="of:=ABS([.A246]-[.B246])" office:value-type="float" office:value="3594" calcext:value-type="float">
            <text:p>3594</text:p>
          </table:table-cell>
          <table:table-cell table:formula="of:=COUNTIF([.$B$1:.$B$1000];&quot;+&quot; &amp; [.A246])" office:value-type="float" office:value="0" calcext:value-type="float">
            <text:p>0</text:p>
          </table:table-cell>
          <table:table-cell table:formula="of:=[.D246]*[.A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3" calcext:value-type="float">
            <text:p>31653</text:p>
          </table:table-cell>
          <table:table-cell office:value-type="float" office:value="35192" calcext:value-type="float">
            <text:p>35192</text:p>
          </table:table-cell>
          <table:table-cell table:formula="of:=ABS([.A247]-[.B247])" office:value-type="float" office:value="3539" calcext:value-type="float">
            <text:p>3539</text:p>
          </table:table-cell>
          <table:table-cell table:formula="of:=COUNTIF([.$B$1:.$B$1000];&quot;+&quot; &amp; [.A247])" office:value-type="float" office:value="0" calcext:value-type="float">
            <text:p>0</text:p>
          </table:table-cell>
          <table:table-cell table:formula="of:=[.D247]*[.A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4" calcext:value-type="float">
            <text:p>31854</text:p>
          </table:table-cell>
          <table:table-cell office:value-type="float" office:value="35192" calcext:value-type="float">
            <text:p>35192</text:p>
          </table:table-cell>
          <table:table-cell table:formula="of:=ABS([.A248]-[.B248])" office:value-type="float" office:value="3338" calcext:value-type="float">
            <text:p>3338</text:p>
          </table:table-cell>
          <table:table-cell table:formula="of:=COUNTIF([.$B$1:.$B$1000];&quot;+&quot; &amp; [.A248])" office:value-type="float" office:value="0" calcext:value-type="float">
            <text:p>0</text:p>
          </table:table-cell>
          <table:table-cell table:formula="of:=[.D248]*[.A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8" calcext:value-type="float">
            <text:p>31908</text:p>
          </table:table-cell>
          <table:table-cell office:value-type="float" office:value="35192" calcext:value-type="float">
            <text:p>35192</text:p>
          </table:table-cell>
          <table:table-cell table:formula="of:=ABS([.A249]-[.B249])" office:value-type="float" office:value="3284" calcext:value-type="float">
            <text:p>3284</text:p>
          </table:table-cell>
          <table:table-cell table:formula="of:=COUNTIF([.$B$1:.$B$1000];&quot;+&quot; &amp; [.A249])" office:value-type="float" office:value="0" calcext:value-type="float">
            <text:p>0</text:p>
          </table:table-cell>
          <table:table-cell table:formula="of:=[.D249]*[.A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35192" calcext:value-type="float">
            <text:p>35192</text:p>
          </table:table-cell>
          <table:table-cell table:formula="of:=ABS([.A250]-[.B250])" office:value-type="float" office:value="3167" calcext:value-type="float">
            <text:p>3167</text:p>
          </table:table-cell>
          <table:table-cell table:formula="of:=COUNTIF([.$B$1:.$B$1000];&quot;+&quot; &amp; [.A250])" office:value-type="float" office:value="0" calcext:value-type="float">
            <text:p>0</text:p>
          </table:table-cell>
          <table:table-cell table:formula="of:=[.D250]*[.A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07" calcext:value-type="float">
            <text:p>32107</text:p>
          </table:table-cell>
          <table:table-cell office:value-type="float" office:value="35192" calcext:value-type="float">
            <text:p>35192</text:p>
          </table:table-cell>
          <table:table-cell table:formula="of:=ABS([.A251]-[.B251])" office:value-type="float" office:value="3085" calcext:value-type="float">
            <text:p>3085</text:p>
          </table:table-cell>
          <table:table-cell table:formula="of:=COUNTIF([.$B$1:.$B$1000];&quot;+&quot; &amp; [.A251])" office:value-type="float" office:value="0" calcext:value-type="float">
            <text:p>0</text:p>
          </table:table-cell>
          <table:table-cell table:formula="of:=[.D251]*[.A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float" office:value="35192" calcext:value-type="float">
            <text:p>35192</text:p>
          </table:table-cell>
          <table:table-cell table:formula="of:=ABS([.A252]-[.B252])" office:value-type="float" office:value="2979" calcext:value-type="float">
            <text:p>2979</text:p>
          </table:table-cell>
          <table:table-cell table:formula="of:=COUNTIF([.$B$1:.$B$1000];&quot;+&quot; &amp; [.A252])" office:value-type="float" office:value="0" calcext:value-type="float">
            <text:p>0</text:p>
          </table:table-cell>
          <table:table-cell table:formula="of:=[.D252]*[.A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9" calcext:value-type="float">
            <text:p>32259</text:p>
          </table:table-cell>
          <table:table-cell office:value-type="float" office:value="35192" calcext:value-type="float">
            <text:p>35192</text:p>
          </table:table-cell>
          <table:table-cell table:formula="of:=ABS([.A253]-[.B253])" office:value-type="float" office:value="2933" calcext:value-type="float">
            <text:p>2933</text:p>
          </table:table-cell>
          <table:table-cell table:formula="of:=COUNTIF([.$B$1:.$B$1000];&quot;+&quot; &amp; [.A253])" office:value-type="float" office:value="0" calcext:value-type="float">
            <text:p>0</text:p>
          </table:table-cell>
          <table:table-cell table:formula="of:=[.D253]*[.A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0" calcext:value-type="float">
            <text:p>32360</text:p>
          </table:table-cell>
          <table:table-cell office:value-type="float" office:value="35192" calcext:value-type="float">
            <text:p>35192</text:p>
          </table:table-cell>
          <table:table-cell table:formula="of:=ABS([.A254]-[.B254])" office:value-type="float" office:value="2832" calcext:value-type="float">
            <text:p>2832</text:p>
          </table:table-cell>
          <table:table-cell table:formula="of:=COUNTIF([.$B$1:.$B$1000];&quot;+&quot; &amp; [.A254])" office:value-type="float" office:value="0" calcext:value-type="float">
            <text:p>0</text:p>
          </table:table-cell>
          <table:table-cell table:formula="of:=[.D254]*[.A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8" calcext:value-type="float">
            <text:p>32438</text:p>
          </table:table-cell>
          <table:table-cell office:value-type="float" office:value="35192" calcext:value-type="float">
            <text:p>35192</text:p>
          </table:table-cell>
          <table:table-cell table:formula="of:=ABS([.A255]-[.B255])" office:value-type="float" office:value="2754" calcext:value-type="float">
            <text:p>2754</text:p>
          </table:table-cell>
          <table:table-cell table:formula="of:=COUNTIF([.$B$1:.$B$1000];&quot;+&quot; &amp; [.A255])" office:value-type="float" office:value="0" calcext:value-type="float">
            <text:p>0</text:p>
          </table:table-cell>
          <table:table-cell table:formula="of:=[.D255]*[.A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5" calcext:value-type="float">
            <text:p>32455</text:p>
          </table:table-cell>
          <table:table-cell office:value-type="float" office:value="35192" calcext:value-type="float">
            <text:p>35192</text:p>
          </table:table-cell>
          <table:table-cell table:formula="of:=ABS([.A256]-[.B256])" office:value-type="float" office:value="2737" calcext:value-type="float">
            <text:p>2737</text:p>
          </table:table-cell>
          <table:table-cell table:formula="of:=COUNTIF([.$B$1:.$B$1000];&quot;+&quot; &amp; [.A256])" office:value-type="float" office:value="0" calcext:value-type="float">
            <text:p>0</text:p>
          </table:table-cell>
          <table:table-cell table:formula="of:=[.D256]*[.A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2" calcext:value-type="float">
            <text:p>32702</text:p>
          </table:table-cell>
          <table:table-cell office:value-type="float" office:value="35192" calcext:value-type="float">
            <text:p>35192</text:p>
          </table:table-cell>
          <table:table-cell table:formula="of:=ABS([.A257]-[.B257])" office:value-type="float" office:value="2490" calcext:value-type="float">
            <text:p>2490</text:p>
          </table:table-cell>
          <table:table-cell table:formula="of:=COUNTIF([.$B$1:.$B$1000];&quot;+&quot; &amp; [.A257])" office:value-type="float" office:value="0" calcext:value-type="float">
            <text:p>0</text:p>
          </table:table-cell>
          <table:table-cell table:formula="of:=[.D257]*[.A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2" calcext:value-type="float">
            <text:p>32722</text:p>
          </table:table-cell>
          <table:table-cell office:value-type="float" office:value="35192" calcext:value-type="float">
            <text:p>35192</text:p>
          </table:table-cell>
          <table:table-cell table:formula="of:=ABS([.A258]-[.B258])" office:value-type="float" office:value="2470" calcext:value-type="float">
            <text:p>2470</text:p>
          </table:table-cell>
          <table:table-cell table:formula="of:=COUNTIF([.$B$1:.$B$1000];&quot;+&quot; &amp; [.A258])" office:value-type="float" office:value="0" calcext:value-type="float">
            <text:p>0</text:p>
          </table:table-cell>
          <table:table-cell table:formula="of:=[.D258]*[.A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4" calcext:value-type="float">
            <text:p>32744</text:p>
          </table:table-cell>
          <table:table-cell office:value-type="float" office:value="35192" calcext:value-type="float">
            <text:p>35192</text:p>
          </table:table-cell>
          <table:table-cell table:formula="of:=ABS([.A259]-[.B259])" office:value-type="float" office:value="2448" calcext:value-type="float">
            <text:p>2448</text:p>
          </table:table-cell>
          <table:table-cell table:formula="of:=COUNTIF([.$B$1:.$B$1000];&quot;+&quot; &amp; [.A259])" office:value-type="float" office:value="0" calcext:value-type="float">
            <text:p>0</text:p>
          </table:table-cell>
          <table:table-cell table:formula="of:=[.D259]*[.A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6" calcext:value-type="float">
            <text:p>32816</text:p>
          </table:table-cell>
          <table:table-cell office:value-type="float" office:value="35216" calcext:value-type="float">
            <text:p>35216</text:p>
          </table:table-cell>
          <table:table-cell table:formula="of:=ABS([.A260]-[.B260])" office:value-type="float" office:value="2400" calcext:value-type="float">
            <text:p>2400</text:p>
          </table:table-cell>
          <table:table-cell table:formula="of:=COUNTIF([.$B$1:.$B$1000];&quot;+&quot; &amp; [.A260])" office:value-type="float" office:value="0" calcext:value-type="float">
            <text:p>0</text:p>
          </table:table-cell>
          <table:table-cell table:formula="of:=[.D260]*[.A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9" calcext:value-type="float">
            <text:p>32819</text:p>
          </table:table-cell>
          <table:table-cell office:value-type="float" office:value="35250" calcext:value-type="float">
            <text:p>35250</text:p>
          </table:table-cell>
          <table:table-cell table:formula="of:=ABS([.A261]-[.B261])" office:value-type="float" office:value="2431" calcext:value-type="float">
            <text:p>2431</text:p>
          </table:table-cell>
          <table:table-cell table:formula="of:=COUNTIF([.$B$1:.$B$1000];&quot;+&quot; &amp; [.A261])" office:value-type="float" office:value="0" calcext:value-type="float">
            <text:p>0</text:p>
          </table:table-cell>
          <table:table-cell table:formula="of:=[.D261]*[.A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35572" calcext:value-type="float">
            <text:p>35572</text:p>
          </table:table-cell>
          <table:table-cell table:formula="of:=ABS([.A262]-[.B262])" office:value-type="float" office:value="2662" calcext:value-type="float">
            <text:p>2662</text:p>
          </table:table-cell>
          <table:table-cell table:formula="of:=COUNTIF([.$B$1:.$B$1000];&quot;+&quot; &amp; [.A262])" office:value-type="float" office:value="0" calcext:value-type="float">
            <text:p>0</text:p>
          </table:table-cell>
          <table:table-cell table:formula="of:=[.D262]*[.A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4" calcext:value-type="float">
            <text:p>32934</text:p>
          </table:table-cell>
          <table:table-cell office:value-type="float" office:value="35689" calcext:value-type="float">
            <text:p>35689</text:p>
          </table:table-cell>
          <table:table-cell table:formula="of:=ABS([.A263]-[.B263])" office:value-type="float" office:value="2755" calcext:value-type="float">
            <text:p>2755</text:p>
          </table:table-cell>
          <table:table-cell table:formula="of:=COUNTIF([.$B$1:.$B$1000];&quot;+&quot; &amp; [.A263])" office:value-type="float" office:value="0" calcext:value-type="float">
            <text:p>0</text:p>
          </table:table-cell>
          <table:table-cell table:formula="of:=[.D263]*[.A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7" calcext:value-type="float">
            <text:p>32957</text:p>
          </table:table-cell>
          <table:table-cell office:value-type="float" office:value="35814" calcext:value-type="float">
            <text:p>35814</text:p>
          </table:table-cell>
          <table:table-cell table:formula="of:=ABS([.A264]-[.B264])" office:value-type="float" office:value="2857" calcext:value-type="float">
            <text:p>2857</text:p>
          </table:table-cell>
          <table:table-cell table:formula="of:=COUNTIF([.$B$1:.$B$1000];&quot;+&quot; &amp; [.A264])" office:value-type="float" office:value="0" calcext:value-type="float">
            <text:p>0</text:p>
          </table:table-cell>
          <table:table-cell table:formula="of:=[.D264]*[.A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4" calcext:value-type="float">
            <text:p>32974</text:p>
          </table:table-cell>
          <table:table-cell office:value-type="float" office:value="35986" calcext:value-type="float">
            <text:p>35986</text:p>
          </table:table-cell>
          <table:table-cell table:formula="of:=ABS([.A265]-[.B265])" office:value-type="float" office:value="3012" calcext:value-type="float">
            <text:p>3012</text:p>
          </table:table-cell>
          <table:table-cell table:formula="of:=COUNTIF([.$B$1:.$B$1000];&quot;+&quot; &amp; [.A265])" office:value-type="float" office:value="0" calcext:value-type="float">
            <text:p>0</text:p>
          </table:table-cell>
          <table:table-cell table:formula="of:=[.D265]*[.A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5" calcext:value-type="float">
            <text:p>33025</text:p>
          </table:table-cell>
          <table:table-cell office:value-type="float" office:value="36080" calcext:value-type="float">
            <text:p>36080</text:p>
          </table:table-cell>
          <table:table-cell table:formula="of:=ABS([.A266]-[.B266])" office:value-type="float" office:value="3055" calcext:value-type="float">
            <text:p>3055</text:p>
          </table:table-cell>
          <table:table-cell table:formula="of:=COUNTIF([.$B$1:.$B$1000];&quot;+&quot; &amp; [.A266])" office:value-type="float" office:value="0" calcext:value-type="float">
            <text:p>0</text:p>
          </table:table-cell>
          <table:table-cell table:formula="of:=[.D266]*[.A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36174" calcext:value-type="float">
            <text:p>36174</text:p>
          </table:table-cell>
          <table:table-cell table:formula="of:=ABS([.A267]-[.B267])" office:value-type="float" office:value="2964" calcext:value-type="float">
            <text:p>2964</text:p>
          </table:table-cell>
          <table:table-cell table:formula="of:=COUNTIF([.$B$1:.$B$1000];&quot;+&quot; &amp; [.A267])" office:value-type="float" office:value="0" calcext:value-type="float">
            <text:p>0</text:p>
          </table:table-cell>
          <table:table-cell table:formula="of:=[.D267]*[.A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5" calcext:value-type="float">
            <text:p>33365</text:p>
          </table:table-cell>
          <table:table-cell office:value-type="float" office:value="36238" calcext:value-type="float">
            <text:p>36238</text:p>
          </table:table-cell>
          <table:table-cell table:formula="of:=ABS([.A268]-[.B268])" office:value-type="float" office:value="2873" calcext:value-type="float">
            <text:p>2873</text:p>
          </table:table-cell>
          <table:table-cell table:formula="of:=COUNTIF([.$B$1:.$B$1000];&quot;+&quot; &amp; [.A268])" office:value-type="float" office:value="0" calcext:value-type="float">
            <text:p>0</text:p>
          </table:table-cell>
          <table:table-cell table:formula="of:=[.D268]*[.A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float" office:value="36254" calcext:value-type="float">
            <text:p>36254</text:p>
          </table:table-cell>
          <table:table-cell table:formula="of:=ABS([.A269]-[.B269])" office:value-type="float" office:value="2823" calcext:value-type="float">
            <text:p>2823</text:p>
          </table:table-cell>
          <table:table-cell table:formula="of:=COUNTIF([.$B$1:.$B$1000];&quot;+&quot; &amp; [.A269])" office:value-type="float" office:value="0" calcext:value-type="float">
            <text:p>0</text:p>
          </table:table-cell>
          <table:table-cell table:formula="of:=[.D269]*[.A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float" office:value="36273" calcext:value-type="float">
            <text:p>36273</text:p>
          </table:table-cell>
          <table:table-cell table:formula="of:=ABS([.A270]-[.B270])" office:value-type="float" office:value="2807" calcext:value-type="float">
            <text:p>2807</text:p>
          </table:table-cell>
          <table:table-cell table:formula="of:=COUNTIF([.$B$1:.$B$1000];&quot;+&quot; &amp; [.A270])" office:value-type="float" office:value="0" calcext:value-type="float">
            <text:p>0</text:p>
          </table:table-cell>
          <table:table-cell table:formula="of:=[.D270]*[.A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3" calcext:value-type="float">
            <text:p>33543</text:p>
          </table:table-cell>
          <table:table-cell office:value-type="float" office:value="36414" calcext:value-type="float">
            <text:p>36414</text:p>
          </table:table-cell>
          <table:table-cell table:formula="of:=ABS([.A271]-[.B271])" office:value-type="float" office:value="2871" calcext:value-type="float">
            <text:p>2871</text:p>
          </table:table-cell>
          <table:table-cell table:formula="of:=COUNTIF([.$B$1:.$B$1000];&quot;+&quot; &amp; [.A271])" office:value-type="float" office:value="0" calcext:value-type="float">
            <text:p>0</text:p>
          </table:table-cell>
          <table:table-cell table:formula="of:=[.D271]*[.A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6" calcext:value-type="float">
            <text:p>33606</text:p>
          </table:table-cell>
          <table:table-cell office:value-type="float" office:value="36555" calcext:value-type="float">
            <text:p>36555</text:p>
          </table:table-cell>
          <table:table-cell table:formula="of:=ABS([.A272]-[.B272])" office:value-type="float" office:value="2949" calcext:value-type="float">
            <text:p>2949</text:p>
          </table:table-cell>
          <table:table-cell table:formula="of:=COUNTIF([.$B$1:.$B$1000];&quot;+&quot; &amp; [.A272])" office:value-type="float" office:value="0" calcext:value-type="float">
            <text:p>0</text:p>
          </table:table-cell>
          <table:table-cell table:formula="of:=[.D272]*[.A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47" calcext:value-type="float">
            <text:p>34047</text:p>
          </table:table-cell>
          <table:table-cell office:value-type="float" office:value="36775" calcext:value-type="float">
            <text:p>36775</text:p>
          </table:table-cell>
          <table:table-cell table:formula="of:=ABS([.A273]-[.B273])" office:value-type="float" office:value="2728" calcext:value-type="float">
            <text:p>2728</text:p>
          </table:table-cell>
          <table:table-cell table:formula="of:=COUNTIF([.$B$1:.$B$1000];&quot;+&quot; &amp; [.A273])" office:value-type="float" office:value="0" calcext:value-type="float">
            <text:p>0</text:p>
          </table:table-cell>
          <table:table-cell table:formula="of:=[.D273]*[.A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71" calcext:value-type="float">
            <text:p>34071</text:p>
          </table:table-cell>
          <table:table-cell office:value-type="float" office:value="36874" calcext:value-type="float">
            <text:p>36874</text:p>
          </table:table-cell>
          <table:table-cell table:formula="of:=ABS([.A274]-[.B274])" office:value-type="float" office:value="2803" calcext:value-type="float">
            <text:p>2803</text:p>
          </table:table-cell>
          <table:table-cell table:formula="of:=COUNTIF([.$B$1:.$B$1000];&quot;+&quot; &amp; [.A274])" office:value-type="float" office:value="0" calcext:value-type="float">
            <text:p>0</text:p>
          </table:table-cell>
          <table:table-cell table:formula="of:=[.D274]*[.A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39" calcext:value-type="float">
            <text:p>34339</text:p>
          </table:table-cell>
          <table:table-cell office:value-type="float" office:value="37008" calcext:value-type="float">
            <text:p>37008</text:p>
          </table:table-cell>
          <table:table-cell table:formula="of:=ABS([.A275]-[.B275])" office:value-type="float" office:value="2669" calcext:value-type="float">
            <text:p>2669</text:p>
          </table:table-cell>
          <table:table-cell table:formula="of:=COUNTIF([.$B$1:.$B$1000];&quot;+&quot; &amp; [.A275])" office:value-type="float" office:value="0" calcext:value-type="float">
            <text:p>0</text:p>
          </table:table-cell>
          <table:table-cell table:formula="of:=[.D275]*[.A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float" office:value="37212" calcext:value-type="float">
            <text:p>37212</text:p>
          </table:table-cell>
          <table:table-cell table:formula="of:=ABS([.A276]-[.B276])" office:value-type="float" office:value="2861" calcext:value-type="float">
            <text:p>2861</text:p>
          </table:table-cell>
          <table:table-cell table:formula="of:=COUNTIF([.$B$1:.$B$1000];&quot;+&quot; &amp; [.A276])" office:value-type="float" office:value="0" calcext:value-type="float">
            <text:p>0</text:p>
          </table:table-cell>
          <table:table-cell table:formula="of:=[.D276]*[.A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87" calcext:value-type="float">
            <text:p>34387</text:p>
          </table:table-cell>
          <table:table-cell office:value-type="float" office:value="37233" calcext:value-type="float">
            <text:p>37233</text:p>
          </table:table-cell>
          <table:table-cell table:formula="of:=ABS([.A277]-[.B277])" office:value-type="float" office:value="2846" calcext:value-type="float">
            <text:p>2846</text:p>
          </table:table-cell>
          <table:table-cell table:formula="of:=COUNTIF([.$B$1:.$B$1000];&quot;+&quot; &amp; [.A277])" office:value-type="float" office:value="0" calcext:value-type="float">
            <text:p>0</text:p>
          </table:table-cell>
          <table:table-cell table:formula="of:=[.D277]*[.A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05" calcext:value-type="float">
            <text:p>34405</text:p>
          </table:table-cell>
          <table:table-cell office:value-type="float" office:value="37298" calcext:value-type="float">
            <text:p>37298</text:p>
          </table:table-cell>
          <table:table-cell table:formula="of:=ABS([.A278]-[.B278])" office:value-type="float" office:value="2893" calcext:value-type="float">
            <text:p>2893</text:p>
          </table:table-cell>
          <table:table-cell table:formula="of:=COUNTIF([.$B$1:.$B$1000];&quot;+&quot; &amp; [.A278])" office:value-type="float" office:value="0" calcext:value-type="float">
            <text:p>0</text:p>
          </table:table-cell>
          <table:table-cell table:formula="of:=[.D278]*[.A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8" calcext:value-type="float">
            <text:p>34518</text:p>
          </table:table-cell>
          <table:table-cell office:value-type="float" office:value="37641" calcext:value-type="float">
            <text:p>37641</text:p>
          </table:table-cell>
          <table:table-cell table:formula="of:=ABS([.A279]-[.B279])" office:value-type="float" office:value="3123" calcext:value-type="float">
            <text:p>3123</text:p>
          </table:table-cell>
          <table:table-cell table:formula="of:=COUNTIF([.$B$1:.$B$1000];&quot;+&quot; &amp; [.A279])" office:value-type="float" office:value="0" calcext:value-type="float">
            <text:p>0</text:p>
          </table:table-cell>
          <table:table-cell table:formula="of:=[.D279]*[.A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38093" calcext:value-type="float">
            <text:p>38093</text:p>
          </table:table-cell>
          <table:table-cell table:formula="of:=ABS([.A280]-[.B280])" office:value-type="float" office:value="3487" calcext:value-type="float">
            <text:p>3487</text:p>
          </table:table-cell>
          <table:table-cell table:formula="of:=COUNTIF([.$B$1:.$B$1000];&quot;+&quot; &amp; [.A280])" office:value-type="float" office:value="0" calcext:value-type="float">
            <text:p>0</text:p>
          </table:table-cell>
          <table:table-cell table:formula="of:=[.D280]*[.A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9" calcext:value-type="float">
            <text:p>34659</text:p>
          </table:table-cell>
          <table:table-cell office:value-type="float" office:value="38138" calcext:value-type="float">
            <text:p>38138</text:p>
          </table:table-cell>
          <table:table-cell table:formula="of:=ABS([.A281]-[.B281])" office:value-type="float" office:value="3479" calcext:value-type="float">
            <text:p>3479</text:p>
          </table:table-cell>
          <table:table-cell table:formula="of:=COUNTIF([.$B$1:.$B$1000];&quot;+&quot; &amp; [.A281])" office:value-type="float" office:value="0" calcext:value-type="float">
            <text:p>0</text:p>
          </table:table-cell>
          <table:table-cell table:formula="of:=[.D281]*[.A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68" calcext:value-type="float">
            <text:p>34668</text:p>
          </table:table-cell>
          <table:table-cell office:value-type="float" office:value="38262" calcext:value-type="float">
            <text:p>38262</text:p>
          </table:table-cell>
          <table:table-cell table:formula="of:=ABS([.A282]-[.B282])" office:value-type="float" office:value="3594" calcext:value-type="float">
            <text:p>3594</text:p>
          </table:table-cell>
          <table:table-cell table:formula="of:=COUNTIF([.$B$1:.$B$1000];&quot;+&quot; &amp; [.A282])" office:value-type="float" office:value="0" calcext:value-type="float">
            <text:p>0</text:p>
          </table:table-cell>
          <table:table-cell table:formula="of:=[.D282]*[.A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float" office:value="38374" calcext:value-type="float">
            <text:p>38374</text:p>
          </table:table-cell>
          <table:table-cell table:formula="of:=ABS([.A283]-[.B283])" office:value-type="float" office:value="3687" calcext:value-type="float">
            <text:p>3687</text:p>
          </table:table-cell>
          <table:table-cell table:formula="of:=COUNTIF([.$B$1:.$B$1000];&quot;+&quot; &amp; [.A283])" office:value-type="float" office:value="0" calcext:value-type="float">
            <text:p>0</text:p>
          </table:table-cell>
          <table:table-cell table:formula="of:=[.D283]*[.A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89" calcext:value-type="float">
            <text:p>34689</text:p>
          </table:table-cell>
          <table:table-cell office:value-type="float" office:value="38491" calcext:value-type="float">
            <text:p>38491</text:p>
          </table:table-cell>
          <table:table-cell table:formula="of:=ABS([.A284]-[.B284])" office:value-type="float" office:value="3802" calcext:value-type="float">
            <text:p>3802</text:p>
          </table:table-cell>
          <table:table-cell table:formula="of:=COUNTIF([.$B$1:.$B$1000];&quot;+&quot; &amp; [.A284])" office:value-type="float" office:value="0" calcext:value-type="float">
            <text:p>0</text:p>
          </table:table-cell>
          <table:table-cell table:formula="of:=[.D284]*[.A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float" office:value="38491" calcext:value-type="float">
            <text:p>38491</text:p>
          </table:table-cell>
          <table:table-cell table:formula="of:=ABS([.A285]-[.B285])" office:value-type="float" office:value="3401" calcext:value-type="float">
            <text:p>3401</text:p>
          </table:table-cell>
          <table:table-cell table:formula="of:=COUNTIF([.$B$1:.$B$1000];&quot;+&quot; &amp; [.A285])" office:value-type="float" office:value="0" calcext:value-type="float">
            <text:p>0</text:p>
          </table:table-cell>
          <table:table-cell table:formula="of:=[.D285]*[.A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2" calcext:value-type="float">
            <text:p>35092</text:p>
          </table:table-cell>
          <table:table-cell office:value-type="float" office:value="38491" calcext:value-type="float">
            <text:p>38491</text:p>
          </table:table-cell>
          <table:table-cell table:formula="of:=ABS([.A286]-[.B286])" office:value-type="float" office:value="3399" calcext:value-type="float">
            <text:p>3399</text:p>
          </table:table-cell>
          <table:table-cell table:formula="of:=COUNTIF([.$B$1:.$B$1000];&quot;+&quot; &amp; [.A286])" office:value-type="float" office:value="0" calcext:value-type="float">
            <text:p>0</text:p>
          </table:table-cell>
          <table:table-cell table:formula="of:=[.D286]*[.A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8" calcext:value-type="float">
            <text:p>35098</text:p>
          </table:table-cell>
          <table:table-cell office:value-type="float" office:value="38491" calcext:value-type="float">
            <text:p>38491</text:p>
          </table:table-cell>
          <table:table-cell table:formula="of:=ABS([.A287]-[.B287])" office:value-type="float" office:value="3393" calcext:value-type="float">
            <text:p>3393</text:p>
          </table:table-cell>
          <table:table-cell table:formula="of:=COUNTIF([.$B$1:.$B$1000];&quot;+&quot; &amp; [.A287])" office:value-type="float" office:value="0" calcext:value-type="float">
            <text:p>0</text:p>
          </table:table-cell>
          <table:table-cell table:formula="of:=[.D287]*[.A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92" calcext:value-type="float">
            <text:p>35192</text:p>
          </table:table-cell>
          <table:table-cell office:value-type="float" office:value="38491" calcext:value-type="float">
            <text:p>38491</text:p>
          </table:table-cell>
          <table:table-cell table:formula="of:=ABS([.A288]-[.B288])" office:value-type="float" office:value="3299" calcext:value-type="float">
            <text:p>3299</text:p>
          </table:table-cell>
          <table:table-cell table:formula="of:=COUNTIF([.$B$1:.$B$1000];&quot;+&quot; &amp; [.A288])" office:value-type="float" office:value="17" calcext:value-type="float">
            <text:p>17</text:p>
          </table:table-cell>
          <table:table-cell table:formula="of:=[.D288]*[.A288]" office:value-type="float" office:value="598264" calcext:value-type="float">
            <text:p>598264</text:p>
          </table:table-cell>
        </table:table-row>
        <table:table-row table:style-name="ro1">
          <table:table-cell office:value-type="float" office:value="35307" calcext:value-type="float">
            <text:p>35307</text:p>
          </table:table-cell>
          <table:table-cell office:value-type="float" office:value="38491" calcext:value-type="float">
            <text:p>38491</text:p>
          </table:table-cell>
          <table:table-cell table:formula="of:=ABS([.A289]-[.B289])" office:value-type="float" office:value="3184" calcext:value-type="float">
            <text:p>3184</text:p>
          </table:table-cell>
          <table:table-cell table:formula="of:=COUNTIF([.$B$1:.$B$1000];&quot;+&quot; &amp; [.A289])" office:value-type="float" office:value="0" calcext:value-type="float">
            <text:p>0</text:p>
          </table:table-cell>
          <table:table-cell table:formula="of:=[.D289]*[.A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59" calcext:value-type="float">
            <text:p>35459</text:p>
          </table:table-cell>
          <table:table-cell office:value-type="float" office:value="38491" calcext:value-type="float">
            <text:p>38491</text:p>
          </table:table-cell>
          <table:table-cell table:formula="of:=ABS([.A290]-[.B290])" office:value-type="float" office:value="3032" calcext:value-type="float">
            <text:p>3032</text:p>
          </table:table-cell>
          <table:table-cell table:formula="of:=COUNTIF([.$B$1:.$B$1000];&quot;+&quot; &amp; [.A290])" office:value-type="float" office:value="0" calcext:value-type="float">
            <text:p>0</text:p>
          </table:table-cell>
          <table:table-cell table:formula="of:=[.D290]*[.A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40" calcext:value-type="float">
            <text:p>35640</text:p>
          </table:table-cell>
          <table:table-cell office:value-type="float" office:value="38799" calcext:value-type="float">
            <text:p>38799</text:p>
          </table:table-cell>
          <table:table-cell table:formula="of:=ABS([.A291]-[.B291])" office:value-type="float" office:value="3159" calcext:value-type="float">
            <text:p>3159</text:p>
          </table:table-cell>
          <table:table-cell table:formula="of:=COUNTIF([.$B$1:.$B$1000];&quot;+&quot; &amp; [.A291])" office:value-type="float" office:value="0" calcext:value-type="float">
            <text:p>0</text:p>
          </table:table-cell>
          <table:table-cell table:formula="of:=[.D291]*[.A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7" calcext:value-type="float">
            <text:p>35717</text:p>
          </table:table-cell>
          <table:table-cell office:value-type="float" office:value="39066" calcext:value-type="float">
            <text:p>39066</text:p>
          </table:table-cell>
          <table:table-cell table:formula="of:=ABS([.A292]-[.B292])" office:value-type="float" office:value="3349" calcext:value-type="float">
            <text:p>3349</text:p>
          </table:table-cell>
          <table:table-cell table:formula="of:=COUNTIF([.$B$1:.$B$1000];&quot;+&quot; &amp; [.A292])" office:value-type="float" office:value="0" calcext:value-type="float">
            <text:p>0</text:p>
          </table:table-cell>
          <table:table-cell table:formula="of:=[.D292]*[.A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4" calcext:value-type="float">
            <text:p>35764</text:p>
          </table:table-cell>
          <table:table-cell office:value-type="float" office:value="39147" calcext:value-type="float">
            <text:p>39147</text:p>
          </table:table-cell>
          <table:table-cell table:formula="of:=ABS([.A293]-[.B293])" office:value-type="float" office:value="3383" calcext:value-type="float">
            <text:p>3383</text:p>
          </table:table-cell>
          <table:table-cell table:formula="of:=COUNTIF([.$B$1:.$B$1000];&quot;+&quot; &amp; [.A293])" office:value-type="float" office:value="0" calcext:value-type="float">
            <text:p>0</text:p>
          </table:table-cell>
          <table:table-cell table:formula="of:=[.D293]*[.A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7" calcext:value-type="float">
            <text:p>35917</text:p>
          </table:table-cell>
          <table:table-cell office:value-type="float" office:value="39337" calcext:value-type="float">
            <text:p>39337</text:p>
          </table:table-cell>
          <table:table-cell table:formula="of:=ABS([.A294]-[.B294])" office:value-type="float" office:value="3420" calcext:value-type="float">
            <text:p>3420</text:p>
          </table:table-cell>
          <table:table-cell table:formula="of:=COUNTIF([.$B$1:.$B$1000];&quot;+&quot; &amp; [.A294])" office:value-type="float" office:value="0" calcext:value-type="float">
            <text:p>0</text:p>
          </table:table-cell>
          <table:table-cell table:formula="of:=[.D294]*[.A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9" calcext:value-type="float">
            <text:p>35949</text:p>
          </table:table-cell>
          <table:table-cell office:value-type="float" office:value="39436" calcext:value-type="float">
            <text:p>39436</text:p>
          </table:table-cell>
          <table:table-cell table:formula="of:=ABS([.A295]-[.B295])" office:value-type="float" office:value="3487" calcext:value-type="float">
            <text:p>3487</text:p>
          </table:table-cell>
          <table:table-cell table:formula="of:=COUNTIF([.$B$1:.$B$1000];&quot;+&quot; &amp; [.A295])" office:value-type="float" office:value="0" calcext:value-type="float">
            <text:p>0</text:p>
          </table:table-cell>
          <table:table-cell table:formula="of:=[.D295]*[.A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5" calcext:value-type="float">
            <text:p>35955</text:p>
          </table:table-cell>
          <table:table-cell office:value-type="float" office:value="39569" calcext:value-type="float">
            <text:p>39569</text:p>
          </table:table-cell>
          <table:table-cell table:formula="of:=ABS([.A296]-[.B296])" office:value-type="float" office:value="3614" calcext:value-type="float">
            <text:p>3614</text:p>
          </table:table-cell>
          <table:table-cell table:formula="of:=COUNTIF([.$B$1:.$B$1000];&quot;+&quot; &amp; [.A296])" office:value-type="float" office:value="0" calcext:value-type="float">
            <text:p>0</text:p>
          </table:table-cell>
          <table:table-cell table:formula="of:=[.D296]*[.A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5" calcext:value-type="float">
            <text:p>36065</text:p>
          </table:table-cell>
          <table:table-cell office:value-type="float" office:value="39659" calcext:value-type="float">
            <text:p>39659</text:p>
          </table:table-cell>
          <table:table-cell table:formula="of:=ABS([.A297]-[.B297])" office:value-type="float" office:value="3594" calcext:value-type="float">
            <text:p>3594</text:p>
          </table:table-cell>
          <table:table-cell table:formula="of:=COUNTIF([.$B$1:.$B$1000];&quot;+&quot; &amp; [.A297])" office:value-type="float" office:value="0" calcext:value-type="float">
            <text:p>0</text:p>
          </table:table-cell>
          <table:table-cell table:formula="of:=[.D297]*[.A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float" office:value="39732" calcext:value-type="float">
            <text:p>39732</text:p>
          </table:table-cell>
          <table:table-cell table:formula="of:=ABS([.A298]-[.B298])" office:value-type="float" office:value="3588" calcext:value-type="float">
            <text:p>3588</text:p>
          </table:table-cell>
          <table:table-cell table:formula="of:=COUNTIF([.$B$1:.$B$1000];&quot;+&quot; &amp; [.A298])" office:value-type="float" office:value="0" calcext:value-type="float">
            <text:p>0</text:p>
          </table:table-cell>
          <table:table-cell table:formula="of:=[.D298]*[.A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float" office:value="39818" calcext:value-type="float">
            <text:p>39818</text:p>
          </table:table-cell>
          <table:table-cell table:formula="of:=ABS([.A299]-[.B299])" office:value-type="float" office:value="3604" calcext:value-type="float">
            <text:p>3604</text:p>
          </table:table-cell>
          <table:table-cell table:formula="of:=COUNTIF([.$B$1:.$B$1000];&quot;+&quot; &amp; [.A299])" office:value-type="float" office:value="0" calcext:value-type="float">
            <text:p>0</text:p>
          </table:table-cell>
          <table:table-cell table:formula="of:=[.D299]*[.A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7" calcext:value-type="float">
            <text:p>36257</text:p>
          </table:table-cell>
          <table:table-cell office:value-type="float" office:value="39913" calcext:value-type="float">
            <text:p>39913</text:p>
          </table:table-cell>
          <table:table-cell table:formula="of:=ABS([.A300]-[.B300])" office:value-type="float" office:value="3656" calcext:value-type="float">
            <text:p>3656</text:p>
          </table:table-cell>
          <table:table-cell table:formula="of:=COUNTIF([.$B$1:.$B$1000];&quot;+&quot; &amp; [.A300])" office:value-type="float" office:value="0" calcext:value-type="float">
            <text:p>0</text:p>
          </table:table-cell>
          <table:table-cell table:formula="of:=[.D300]*[.A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9" calcext:value-type="float">
            <text:p>36289</text:p>
          </table:table-cell>
          <table:table-cell office:value-type="float" office:value="40285" calcext:value-type="float">
            <text:p>40285</text:p>
          </table:table-cell>
          <table:table-cell table:formula="of:=ABS([.A301]-[.B301])" office:value-type="float" office:value="3996" calcext:value-type="float">
            <text:p>3996</text:p>
          </table:table-cell>
          <table:table-cell table:formula="of:=COUNTIF([.$B$1:.$B$1000];&quot;+&quot; &amp; [.A301])" office:value-type="float" office:value="0" calcext:value-type="float">
            <text:p>0</text:p>
          </table:table-cell>
          <table:table-cell table:formula="of:=[.D301]*[.A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3" calcext:value-type="float">
            <text:p>36343</text:p>
          </table:table-cell>
          <table:table-cell office:value-type="float" office:value="40285" calcext:value-type="float">
            <text:p>40285</text:p>
          </table:table-cell>
          <table:table-cell table:formula="of:=ABS([.A302]-[.B302])" office:value-type="float" office:value="3942" calcext:value-type="float">
            <text:p>3942</text:p>
          </table:table-cell>
          <table:table-cell table:formula="of:=COUNTIF([.$B$1:.$B$1000];&quot;+&quot; &amp; [.A302])" office:value-type="float" office:value="0" calcext:value-type="float">
            <text:p>0</text:p>
          </table:table-cell>
          <table:table-cell table:formula="of:=[.D302]*[.A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float" office:value="40285" calcext:value-type="float">
            <text:p>40285</text:p>
          </table:table-cell>
          <table:table-cell table:formula="of:=ABS([.A303]-[.B303])" office:value-type="float" office:value="3820" calcext:value-type="float">
            <text:p>3820</text:p>
          </table:table-cell>
          <table:table-cell table:formula="of:=COUNTIF([.$B$1:.$B$1000];&quot;+&quot; &amp; [.A303])" office:value-type="float" office:value="0" calcext:value-type="float">
            <text:p>0</text:p>
          </table:table-cell>
          <table:table-cell table:formula="of:=[.D303]*[.A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float" office:value="40285" calcext:value-type="float">
            <text:p>40285</text:p>
          </table:table-cell>
          <table:table-cell table:formula="of:=ABS([.A304]-[.B304])" office:value-type="float" office:value="3771" calcext:value-type="float">
            <text:p>3771</text:p>
          </table:table-cell>
          <table:table-cell table:formula="of:=COUNTIF([.$B$1:.$B$1000];&quot;+&quot; &amp; [.A304])" office:value-type="float" office:value="0" calcext:value-type="float">
            <text:p>0</text:p>
          </table:table-cell>
          <table:table-cell table:formula="of:=[.D304]*[.A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11" calcext:value-type="float">
            <text:p>36711</text:p>
          </table:table-cell>
          <table:table-cell office:value-type="float" office:value="40285" calcext:value-type="float">
            <text:p>40285</text:p>
          </table:table-cell>
          <table:table-cell table:formula="of:=ABS([.A305]-[.B305])" office:value-type="float" office:value="3574" calcext:value-type="float">
            <text:p>3574</text:p>
          </table:table-cell>
          <table:table-cell table:formula="of:=COUNTIF([.$B$1:.$B$1000];&quot;+&quot; &amp; [.A305])" office:value-type="float" office:value="0" calcext:value-type="float">
            <text:p>0</text:p>
          </table:table-cell>
          <table:table-cell table:formula="of:=[.D305]*[.A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9" calcext:value-type="float">
            <text:p>36739</text:p>
          </table:table-cell>
          <table:table-cell office:value-type="float" office:value="40285" calcext:value-type="float">
            <text:p>40285</text:p>
          </table:table-cell>
          <table:table-cell table:formula="of:=ABS([.A306]-[.B306])" office:value-type="float" office:value="3546" calcext:value-type="float">
            <text:p>3546</text:p>
          </table:table-cell>
          <table:table-cell table:formula="of:=COUNTIF([.$B$1:.$B$1000];&quot;+&quot; &amp; [.A306])" office:value-type="float" office:value="0" calcext:value-type="float">
            <text:p>0</text:p>
          </table:table-cell>
          <table:table-cell table:formula="of:=[.D306]*[.A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03" calcext:value-type="float">
            <text:p>36803</text:p>
          </table:table-cell>
          <table:table-cell office:value-type="float" office:value="40285" calcext:value-type="float">
            <text:p>40285</text:p>
          </table:table-cell>
          <table:table-cell table:formula="of:=ABS([.A307]-[.B307])" office:value-type="float" office:value="3482" calcext:value-type="float">
            <text:p>3482</text:p>
          </table:table-cell>
          <table:table-cell table:formula="of:=COUNTIF([.$B$1:.$B$1000];&quot;+&quot; &amp; [.A307])" office:value-type="float" office:value="0" calcext:value-type="float">
            <text:p>0</text:p>
          </table:table-cell>
          <table:table-cell table:formula="of:=[.D307]*[.A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float" office:value="40285" calcext:value-type="float">
            <text:p>40285</text:p>
          </table:table-cell>
          <table:table-cell table:formula="of:=ABS([.A308]-[.B308])" office:value-type="float" office:value="3425" calcext:value-type="float">
            <text:p>3425</text:p>
          </table:table-cell>
          <table:table-cell table:formula="of:=COUNTIF([.$B$1:.$B$1000];&quot;+&quot; &amp; [.A308])" office:value-type="float" office:value="0" calcext:value-type="float">
            <text:p>0</text:p>
          </table:table-cell>
          <table:table-cell table:formula="of:=[.D308]*[.A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1" calcext:value-type="float">
            <text:p>36871</text:p>
          </table:table-cell>
          <table:table-cell office:value-type="float" office:value="40285" calcext:value-type="float">
            <text:p>40285</text:p>
          </table:table-cell>
          <table:table-cell table:formula="of:=ABS([.A309]-[.B309])" office:value-type="float" office:value="3414" calcext:value-type="float">
            <text:p>3414</text:p>
          </table:table-cell>
          <table:table-cell table:formula="of:=COUNTIF([.$B$1:.$B$1000];&quot;+&quot; &amp; [.A309])" office:value-type="float" office:value="0" calcext:value-type="float">
            <text:p>0</text:p>
          </table:table-cell>
          <table:table-cell table:formula="of:=[.D309]*[.A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70" calcext:value-type="float">
            <text:p>36970</text:p>
          </table:table-cell>
          <table:table-cell office:value-type="float" office:value="40285" calcext:value-type="float">
            <text:p>40285</text:p>
          </table:table-cell>
          <table:table-cell table:formula="of:=ABS([.A310]-[.B310])" office:value-type="float" office:value="3315" calcext:value-type="float">
            <text:p>3315</text:p>
          </table:table-cell>
          <table:table-cell table:formula="of:=COUNTIF([.$B$1:.$B$1000];&quot;+&quot; &amp; [.A310])" office:value-type="float" office:value="0" calcext:value-type="float">
            <text:p>0</text:p>
          </table:table-cell>
          <table:table-cell table:formula="of:=[.D310]*[.A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float" office:value="40307" calcext:value-type="float">
            <text:p>40307</text:p>
          </table:table-cell>
          <table:table-cell table:formula="of:=ABS([.A311]-[.B311])" office:value-type="float" office:value="3052" calcext:value-type="float">
            <text:p>3052</text:p>
          </table:table-cell>
          <table:table-cell table:formula="of:=COUNTIF([.$B$1:.$B$1000];&quot;+&quot; &amp; [.A311])" office:value-type="float" office:value="0" calcext:value-type="float">
            <text:p>0</text:p>
          </table:table-cell>
          <table:table-cell table:formula="of:=[.D311]*[.A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4" calcext:value-type="float">
            <text:p>37274</text:p>
          </table:table-cell>
          <table:table-cell office:value-type="float" office:value="40307" calcext:value-type="float">
            <text:p>40307</text:p>
          </table:table-cell>
          <table:table-cell table:formula="of:=ABS([.A312]-[.B312])" office:value-type="float" office:value="3033" calcext:value-type="float">
            <text:p>3033</text:p>
          </table:table-cell>
          <table:table-cell table:formula="of:=COUNTIF([.$B$1:.$B$1000];&quot;+&quot; &amp; [.A312])" office:value-type="float" office:value="0" calcext:value-type="float">
            <text:p>0</text:p>
          </table:table-cell>
          <table:table-cell table:formula="of:=[.D312]*[.A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9" calcext:value-type="float">
            <text:p>37369</text:p>
          </table:table-cell>
          <table:table-cell office:value-type="float" office:value="40307" calcext:value-type="float">
            <text:p>40307</text:p>
          </table:table-cell>
          <table:table-cell table:formula="of:=ABS([.A313]-[.B313])" office:value-type="float" office:value="2938" calcext:value-type="float">
            <text:p>2938</text:p>
          </table:table-cell>
          <table:table-cell table:formula="of:=COUNTIF([.$B$1:.$B$1000];&quot;+&quot; &amp; [.A313])" office:value-type="float" office:value="0" calcext:value-type="float">
            <text:p>0</text:p>
          </table:table-cell>
          <table:table-cell table:formula="of:=[.D313]*[.A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4" calcext:value-type="float">
            <text:p>37474</text:p>
          </table:table-cell>
          <table:table-cell office:value-type="float" office:value="40307" calcext:value-type="float">
            <text:p>40307</text:p>
          </table:table-cell>
          <table:table-cell table:formula="of:=ABS([.A314]-[.B314])" office:value-type="float" office:value="2833" calcext:value-type="float">
            <text:p>2833</text:p>
          </table:table-cell>
          <table:table-cell table:formula="of:=COUNTIF([.$B$1:.$B$1000];&quot;+&quot; &amp; [.A314])" office:value-type="float" office:value="0" calcext:value-type="float">
            <text:p>0</text:p>
          </table:table-cell>
          <table:table-cell table:formula="of:=[.D314]*[.A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4" calcext:value-type="float">
            <text:p>37504</text:p>
          </table:table-cell>
          <table:table-cell office:value-type="float" office:value="40307" calcext:value-type="float">
            <text:p>40307</text:p>
          </table:table-cell>
          <table:table-cell table:formula="of:=ABS([.A315]-[.B315])" office:value-type="float" office:value="2803" calcext:value-type="float">
            <text:p>2803</text:p>
          </table:table-cell>
          <table:table-cell table:formula="of:=COUNTIF([.$B$1:.$B$1000];&quot;+&quot; &amp; [.A315])" office:value-type="float" office:value="0" calcext:value-type="float">
            <text:p>0</text:p>
          </table:table-cell>
          <table:table-cell table:formula="of:=[.D315]*[.A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43" calcext:value-type="float">
            <text:p>37543</text:p>
          </table:table-cell>
          <table:table-cell office:value-type="float" office:value="40307" calcext:value-type="float">
            <text:p>40307</text:p>
          </table:table-cell>
          <table:table-cell table:formula="of:=ABS([.A316]-[.B316])" office:value-type="float" office:value="2764" calcext:value-type="float">
            <text:p>2764</text:p>
          </table:table-cell>
          <table:table-cell table:formula="of:=COUNTIF([.$B$1:.$B$1000];&quot;+&quot; &amp; [.A316])" office:value-type="float" office:value="0" calcext:value-type="float">
            <text:p>0</text:p>
          </table:table-cell>
          <table:table-cell table:formula="of:=[.D316]*[.A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2" calcext:value-type="float">
            <text:p>37652</text:p>
          </table:table-cell>
          <table:table-cell office:value-type="float" office:value="40307" calcext:value-type="float">
            <text:p>40307</text:p>
          </table:table-cell>
          <table:table-cell table:formula="of:=ABS([.A317]-[.B317])" office:value-type="float" office:value="2655" calcext:value-type="float">
            <text:p>2655</text:p>
          </table:table-cell>
          <table:table-cell table:formula="of:=COUNTIF([.$B$1:.$B$1000];&quot;+&quot; &amp; [.A317])" office:value-type="float" office:value="0" calcext:value-type="float">
            <text:p>0</text:p>
          </table:table-cell>
          <table:table-cell table:formula="of:=[.D317]*[.A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0" calcext:value-type="float">
            <text:p>37670</text:p>
          </table:table-cell>
          <table:table-cell office:value-type="float" office:value="40307" calcext:value-type="float">
            <text:p>40307</text:p>
          </table:table-cell>
          <table:table-cell table:formula="of:=ABS([.A318]-[.B318])" office:value-type="float" office:value="2637" calcext:value-type="float">
            <text:p>2637</text:p>
          </table:table-cell>
          <table:table-cell table:formula="of:=COUNTIF([.$B$1:.$B$1000];&quot;+&quot; &amp; [.A318])" office:value-type="float" office:value="0" calcext:value-type="float">
            <text:p>0</text:p>
          </table:table-cell>
          <table:table-cell table:formula="of:=[.D318]*[.A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8" calcext:value-type="float">
            <text:p>37678</text:p>
          </table:table-cell>
          <table:table-cell office:value-type="float" office:value="40307" calcext:value-type="float">
            <text:p>40307</text:p>
          </table:table-cell>
          <table:table-cell table:formula="of:=ABS([.A319]-[.B319])" office:value-type="float" office:value="2629" calcext:value-type="float">
            <text:p>2629</text:p>
          </table:table-cell>
          <table:table-cell table:formula="of:=COUNTIF([.$B$1:.$B$1000];&quot;+&quot; &amp; [.A319])" office:value-type="float" office:value="0" calcext:value-type="float">
            <text:p>0</text:p>
          </table:table-cell>
          <table:table-cell table:formula="of:=[.D319]*[.A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1" calcext:value-type="float">
            <text:p>37781</text:p>
          </table:table-cell>
          <table:table-cell office:value-type="float" office:value="40479" calcext:value-type="float">
            <text:p>40479</text:p>
          </table:table-cell>
          <table:table-cell table:formula="of:=ABS([.A320]-[.B320])" office:value-type="float" office:value="2698" calcext:value-type="float">
            <text:p>2698</text:p>
          </table:table-cell>
          <table:table-cell table:formula="of:=COUNTIF([.$B$1:.$B$1000];&quot;+&quot; &amp; [.A320])" office:value-type="float" office:value="0" calcext:value-type="float">
            <text:p>0</text:p>
          </table:table-cell>
          <table:table-cell table:formula="of:=[.D320]*[.A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45" calcext:value-type="float">
            <text:p>37845</text:p>
          </table:table-cell>
          <table:table-cell office:value-type="float" office:value="40544" calcext:value-type="float">
            <text:p>40544</text:p>
          </table:table-cell>
          <table:table-cell table:formula="of:=ABS([.A321]-[.B321])" office:value-type="float" office:value="2699" calcext:value-type="float">
            <text:p>2699</text:p>
          </table:table-cell>
          <table:table-cell table:formula="of:=COUNTIF([.$B$1:.$B$1000];&quot;+&quot; &amp; [.A321])" office:value-type="float" office:value="0" calcext:value-type="float">
            <text:p>0</text:p>
          </table:table-cell>
          <table:table-cell table:formula="of:=[.D321]*[.A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84" calcext:value-type="float">
            <text:p>37984</text:p>
          </table:table-cell>
          <table:table-cell office:value-type="float" office:value="40675" calcext:value-type="float">
            <text:p>40675</text:p>
          </table:table-cell>
          <table:table-cell table:formula="of:=ABS([.A322]-[.B322])" office:value-type="float" office:value="2691" calcext:value-type="float">
            <text:p>2691</text:p>
          </table:table-cell>
          <table:table-cell table:formula="of:=COUNTIF([.$B$1:.$B$1000];&quot;+&quot; &amp; [.A322])" office:value-type="float" office:value="0" calcext:value-type="float">
            <text:p>0</text:p>
          </table:table-cell>
          <table:table-cell table:formula="of:=[.D322]*[.A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40686" calcext:value-type="float">
            <text:p>40686</text:p>
          </table:table-cell>
          <table:table-cell table:formula="of:=ABS([.A323]-[.B323])" office:value-type="float" office:value="2676" calcext:value-type="float">
            <text:p>2676</text:p>
          </table:table-cell>
          <table:table-cell table:formula="of:=COUNTIF([.$B$1:.$B$1000];&quot;+&quot; &amp; [.A323])" office:value-type="float" office:value="0" calcext:value-type="float">
            <text:p>0</text:p>
          </table:table-cell>
          <table:table-cell table:formula="of:=[.D323]*[.A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85" calcext:value-type="float">
            <text:p>38085</text:p>
          </table:table-cell>
          <table:table-cell office:value-type="float" office:value="40735" calcext:value-type="float">
            <text:p>40735</text:p>
          </table:table-cell>
          <table:table-cell table:formula="of:=ABS([.A324]-[.B324])" office:value-type="float" office:value="2650" calcext:value-type="float">
            <text:p>2650</text:p>
          </table:table-cell>
          <table:table-cell table:formula="of:=COUNTIF([.$B$1:.$B$1000];&quot;+&quot; &amp; [.A324])" office:value-type="float" office:value="0" calcext:value-type="float">
            <text:p>0</text:p>
          </table:table-cell>
          <table:table-cell table:formula="of:=[.D324]*[.A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46" calcext:value-type="float">
            <text:p>38346</text:p>
          </table:table-cell>
          <table:table-cell office:value-type="float" office:value="40735" calcext:value-type="float">
            <text:p>40735</text:p>
          </table:table-cell>
          <table:table-cell table:formula="of:=ABS([.A325]-[.B325])" office:value-type="float" office:value="2389" calcext:value-type="float">
            <text:p>2389</text:p>
          </table:table-cell>
          <table:table-cell table:formula="of:=COUNTIF([.$B$1:.$B$1000];&quot;+&quot; &amp; [.A325])" office:value-type="float" office:value="0" calcext:value-type="float">
            <text:p>0</text:p>
          </table:table-cell>
          <table:table-cell table:formula="of:=[.D325]*[.A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51" calcext:value-type="float">
            <text:p>38351</text:p>
          </table:table-cell>
          <table:table-cell office:value-type="float" office:value="40735" calcext:value-type="float">
            <text:p>40735</text:p>
          </table:table-cell>
          <table:table-cell table:formula="of:=ABS([.A326]-[.B326])" office:value-type="float" office:value="2384" calcext:value-type="float">
            <text:p>2384</text:p>
          </table:table-cell>
          <table:table-cell table:formula="of:=COUNTIF([.$B$1:.$B$1000];&quot;+&quot; &amp; [.A326])" office:value-type="float" office:value="0" calcext:value-type="float">
            <text:p>0</text:p>
          </table:table-cell>
          <table:table-cell table:formula="of:=[.D326]*[.A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84" calcext:value-type="float">
            <text:p>38384</text:p>
          </table:table-cell>
          <table:table-cell office:value-type="float" office:value="40735" calcext:value-type="float">
            <text:p>40735</text:p>
          </table:table-cell>
          <table:table-cell table:formula="of:=ABS([.A327]-[.B327])" office:value-type="float" office:value="2351" calcext:value-type="float">
            <text:p>2351</text:p>
          </table:table-cell>
          <table:table-cell table:formula="of:=COUNTIF([.$B$1:.$B$1000];&quot;+&quot; &amp; [.A327])" office:value-type="float" office:value="0" calcext:value-type="float">
            <text:p>0</text:p>
          </table:table-cell>
          <table:table-cell table:formula="of:=[.D327]*[.A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1" calcext:value-type="float">
            <text:p>38491</text:p>
          </table:table-cell>
          <table:table-cell office:value-type="float" office:value="40735" calcext:value-type="float">
            <text:p>40735</text:p>
          </table:table-cell>
          <table:table-cell table:formula="of:=ABS([.A328]-[.B328])" office:value-type="float" office:value="2244" calcext:value-type="float">
            <text:p>2244</text:p>
          </table:table-cell>
          <table:table-cell table:formula="of:=COUNTIF([.$B$1:.$B$1000];&quot;+&quot; &amp; [.A328])" office:value-type="float" office:value="7" calcext:value-type="float">
            <text:p>7</text:p>
          </table:table-cell>
          <table:table-cell table:formula="of:=[.D328]*[.A328]" office:value-type="float" office:value="269437" calcext:value-type="float">
            <text:p>269437</text:p>
          </table:table-cell>
        </table:table-row>
        <table:table-row table:style-name="ro1">
          <table:table-cell office:value-type="float" office:value="38607" calcext:value-type="float">
            <text:p>38607</text:p>
          </table:table-cell>
          <table:table-cell office:value-type="float" office:value="40735" calcext:value-type="float">
            <text:p>40735</text:p>
          </table:table-cell>
          <table:table-cell table:formula="of:=ABS([.A329]-[.B329])" office:value-type="float" office:value="2128" calcext:value-type="float">
            <text:p>2128</text:p>
          </table:table-cell>
          <table:table-cell table:formula="of:=COUNTIF([.$B$1:.$B$1000];&quot;+&quot; &amp; [.A329])" office:value-type="float" office:value="0" calcext:value-type="float">
            <text:p>0</text:p>
          </table:table-cell>
          <table:table-cell table:formula="of:=[.D329]*[.A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3" calcext:value-type="float">
            <text:p>38613</text:p>
          </table:table-cell>
          <table:table-cell office:value-type="float" office:value="40735" calcext:value-type="float">
            <text:p>40735</text:p>
          </table:table-cell>
          <table:table-cell table:formula="of:=ABS([.A330]-[.B330])" office:value-type="float" office:value="2122" calcext:value-type="float">
            <text:p>2122</text:p>
          </table:table-cell>
          <table:table-cell table:formula="of:=COUNTIF([.$B$1:.$B$1000];&quot;+&quot; &amp; [.A330])" office:value-type="float" office:value="0" calcext:value-type="float">
            <text:p>0</text:p>
          </table:table-cell>
          <table:table-cell table:formula="of:=[.D330]*[.A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9" calcext:value-type="float">
            <text:p>38619</text:p>
          </table:table-cell>
          <table:table-cell office:value-type="float" office:value="40735" calcext:value-type="float">
            <text:p>40735</text:p>
          </table:table-cell>
          <table:table-cell table:formula="of:=ABS([.A331]-[.B331])" office:value-type="float" office:value="2116" calcext:value-type="float">
            <text:p>2116</text:p>
          </table:table-cell>
          <table:table-cell table:formula="of:=COUNTIF([.$B$1:.$B$1000];&quot;+&quot; &amp; [.A331])" office:value-type="float" office:value="0" calcext:value-type="float">
            <text:p>0</text:p>
          </table:table-cell>
          <table:table-cell table:formula="of:=[.D331]*[.A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4" calcext:value-type="float">
            <text:p>38624</text:p>
          </table:table-cell>
          <table:table-cell office:value-type="float" office:value="40735" calcext:value-type="float">
            <text:p>40735</text:p>
          </table:table-cell>
          <table:table-cell table:formula="of:=ABS([.A332]-[.B332])" office:value-type="float" office:value="2111" calcext:value-type="float">
            <text:p>2111</text:p>
          </table:table-cell>
          <table:table-cell table:formula="of:=COUNTIF([.$B$1:.$B$1000];&quot;+&quot; &amp; [.A332])" office:value-type="float" office:value="0" calcext:value-type="float">
            <text:p>0</text:p>
          </table:table-cell>
          <table:table-cell table:formula="of:=[.D332]*[.A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1" calcext:value-type="float">
            <text:p>38691</text:p>
          </table:table-cell>
          <table:table-cell office:value-type="float" office:value="40735" calcext:value-type="float">
            <text:p>40735</text:p>
          </table:table-cell>
          <table:table-cell table:formula="of:=ABS([.A333]-[.B333])" office:value-type="float" office:value="2044" calcext:value-type="float">
            <text:p>2044</text:p>
          </table:table-cell>
          <table:table-cell table:formula="of:=COUNTIF([.$B$1:.$B$1000];&quot;+&quot; &amp; [.A333])" office:value-type="float" office:value="0" calcext:value-type="float">
            <text:p>0</text:p>
          </table:table-cell>
          <table:table-cell table:formula="of:=[.D333]*[.A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 office:value-type="float" office:value="40735" calcext:value-type="float">
            <text:p>40735</text:p>
          </table:table-cell>
          <table:table-cell table:formula="of:=ABS([.A334]-[.B334])" office:value-type="float" office:value="2015" calcext:value-type="float">
            <text:p>2015</text:p>
          </table:table-cell>
          <table:table-cell table:formula="of:=COUNTIF([.$B$1:.$B$1000];&quot;+&quot; &amp; [.A334])" office:value-type="float" office:value="0" calcext:value-type="float">
            <text:p>0</text:p>
          </table:table-cell>
          <table:table-cell table:formula="of:=[.D334]*[.A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7" calcext:value-type="float">
            <text:p>38727</text:p>
          </table:table-cell>
          <table:table-cell office:value-type="float" office:value="40735" calcext:value-type="float">
            <text:p>40735</text:p>
          </table:table-cell>
          <table:table-cell table:formula="of:=ABS([.A335]-[.B335])" office:value-type="float" office:value="2008" calcext:value-type="float">
            <text:p>2008</text:p>
          </table:table-cell>
          <table:table-cell table:formula="of:=COUNTIF([.$B$1:.$B$1000];&quot;+&quot; &amp; [.A335])" office:value-type="float" office:value="0" calcext:value-type="float">
            <text:p>0</text:p>
          </table:table-cell>
          <table:table-cell table:formula="of:=[.D335]*[.A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40" calcext:value-type="float">
            <text:p>38840</text:p>
          </table:table-cell>
          <table:table-cell office:value-type="float" office:value="40735" calcext:value-type="float">
            <text:p>40735</text:p>
          </table:table-cell>
          <table:table-cell table:formula="of:=ABS([.A336]-[.B336])" office:value-type="float" office:value="1895" calcext:value-type="float">
            <text:p>1895</text:p>
          </table:table-cell>
          <table:table-cell table:formula="of:=COUNTIF([.$B$1:.$B$1000];&quot;+&quot; &amp; [.A336])" office:value-type="float" office:value="0" calcext:value-type="float">
            <text:p>0</text:p>
          </table:table-cell>
          <table:table-cell table:formula="of:=[.D336]*[.A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3" calcext:value-type="float">
            <text:p>39003</text:p>
          </table:table-cell>
          <table:table-cell office:value-type="float" office:value="40735" calcext:value-type="float">
            <text:p>40735</text:p>
          </table:table-cell>
          <table:table-cell table:formula="of:=ABS([.A337]-[.B337])" office:value-type="float" office:value="1732" calcext:value-type="float">
            <text:p>1732</text:p>
          </table:table-cell>
          <table:table-cell table:formula="of:=COUNTIF([.$B$1:.$B$1000];&quot;+&quot; &amp; [.A337])" office:value-type="float" office:value="0" calcext:value-type="float">
            <text:p>0</text:p>
          </table:table-cell>
          <table:table-cell table:formula="of:=[.D337]*[.A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23" calcext:value-type="float">
            <text:p>39123</text:p>
          </table:table-cell>
          <table:table-cell office:value-type="float" office:value="40735" calcext:value-type="float">
            <text:p>40735</text:p>
          </table:table-cell>
          <table:table-cell table:formula="of:=ABS([.A338]-[.B338])" office:value-type="float" office:value="1612" calcext:value-type="float">
            <text:p>1612</text:p>
          </table:table-cell>
          <table:table-cell table:formula="of:=COUNTIF([.$B$1:.$B$1000];&quot;+&quot; &amp; [.A338])" office:value-type="float" office:value="0" calcext:value-type="float">
            <text:p>0</text:p>
          </table:table-cell>
          <table:table-cell table:formula="of:=[.D338]*[.A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9" calcext:value-type="float">
            <text:p>39169</text:p>
          </table:table-cell>
          <table:table-cell office:value-type="float" office:value="40758" calcext:value-type="float">
            <text:p>40758</text:p>
          </table:table-cell>
          <table:table-cell table:formula="of:=ABS([.A339]-[.B339])" office:value-type="float" office:value="1589" calcext:value-type="float">
            <text:p>1589</text:p>
          </table:table-cell>
          <table:table-cell table:formula="of:=COUNTIF([.$B$1:.$B$1000];&quot;+&quot; &amp; [.A339])" office:value-type="float" office:value="0" calcext:value-type="float">
            <text:p>0</text:p>
          </table:table-cell>
          <table:table-cell table:formula="of:=[.D339]*[.A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8" calcext:value-type="float">
            <text:p>39258</text:p>
          </table:table-cell>
          <table:table-cell office:value-type="float" office:value="40760" calcext:value-type="float">
            <text:p>40760</text:p>
          </table:table-cell>
          <table:table-cell table:formula="of:=ABS([.A340]-[.B340])" office:value-type="float" office:value="1502" calcext:value-type="float">
            <text:p>1502</text:p>
          </table:table-cell>
          <table:table-cell table:formula="of:=COUNTIF([.$B$1:.$B$1000];&quot;+&quot; &amp; [.A340])" office:value-type="float" office:value="0" calcext:value-type="float">
            <text:p>0</text:p>
          </table:table-cell>
          <table:table-cell table:formula="of:=[.D340]*[.A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1" calcext:value-type="float">
            <text:p>39381</text:p>
          </table:table-cell>
          <table:table-cell office:value-type="float" office:value="40809" calcext:value-type="float">
            <text:p>40809</text:p>
          </table:table-cell>
          <table:table-cell table:formula="of:=ABS([.A341]-[.B341])" office:value-type="float" office:value="1428" calcext:value-type="float">
            <text:p>1428</text:p>
          </table:table-cell>
          <table:table-cell table:formula="of:=COUNTIF([.$B$1:.$B$1000];&quot;+&quot; &amp; [.A341])" office:value-type="float" office:value="0" calcext:value-type="float">
            <text:p>0</text:p>
          </table:table-cell>
          <table:table-cell table:formula="of:=[.D341]*[.A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78" calcext:value-type="float">
            <text:p>39578</text:p>
          </table:table-cell>
          <table:table-cell office:value-type="float" office:value="40885" calcext:value-type="float">
            <text:p>40885</text:p>
          </table:table-cell>
          <table:table-cell table:formula="of:=ABS([.A342]-[.B342])" office:value-type="float" office:value="1307" calcext:value-type="float">
            <text:p>1307</text:p>
          </table:table-cell>
          <table:table-cell table:formula="of:=COUNTIF([.$B$1:.$B$1000];&quot;+&quot; &amp; [.A342])" office:value-type="float" office:value="0" calcext:value-type="float">
            <text:p>0</text:p>
          </table:table-cell>
          <table:table-cell table:formula="of:=[.D342]*[.A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3" calcext:value-type="float">
            <text:p>39883</text:p>
          </table:table-cell>
          <table:table-cell office:value-type="float" office:value="40986" calcext:value-type="float">
            <text:p>40986</text:p>
          </table:table-cell>
          <table:table-cell table:formula="of:=ABS([.A343]-[.B343])" office:value-type="float" office:value="1103" calcext:value-type="float">
            <text:p>1103</text:p>
          </table:table-cell>
          <table:table-cell table:formula="of:=COUNTIF([.$B$1:.$B$1000];&quot;+&quot; &amp; [.A343])" office:value-type="float" office:value="0" calcext:value-type="float">
            <text:p>0</text:p>
          </table:table-cell>
          <table:table-cell table:formula="of:=[.D343]*[.A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9" calcext:value-type="float">
            <text:p>39889</text:p>
          </table:table-cell>
          <table:table-cell office:value-type="float" office:value="40987" calcext:value-type="float">
            <text:p>40987</text:p>
          </table:table-cell>
          <table:table-cell table:formula="of:=ABS([.A344]-[.B344])" office:value-type="float" office:value="1098" calcext:value-type="float">
            <text:p>1098</text:p>
          </table:table-cell>
          <table:table-cell table:formula="of:=COUNTIF([.$B$1:.$B$1000];&quot;+&quot; &amp; [.A344])" office:value-type="float" office:value="0" calcext:value-type="float">
            <text:p>0</text:p>
          </table:table-cell>
          <table:table-cell table:formula="of:=[.D344]*[.A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01" calcext:value-type="float">
            <text:p>39901</text:p>
          </table:table-cell>
          <table:table-cell office:value-type="float" office:value="41215" calcext:value-type="float">
            <text:p>41215</text:p>
          </table:table-cell>
          <table:table-cell table:formula="of:=ABS([.A345]-[.B345])" office:value-type="float" office:value="1314" calcext:value-type="float">
            <text:p>1314</text:p>
          </table:table-cell>
          <table:table-cell table:formula="of:=COUNTIF([.$B$1:.$B$1000];&quot;+&quot; &amp; [.A345])" office:value-type="float" office:value="0" calcext:value-type="float">
            <text:p>0</text:p>
          </table:table-cell>
          <table:table-cell table:formula="of:=[.D345]*[.A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29" calcext:value-type="float">
            <text:p>40029</text:p>
          </table:table-cell>
          <table:table-cell office:value-type="float" office:value="41357" calcext:value-type="float">
            <text:p>41357</text:p>
          </table:table-cell>
          <table:table-cell table:formula="of:=ABS([.A346]-[.B346])" office:value-type="float" office:value="1328" calcext:value-type="float">
            <text:p>1328</text:p>
          </table:table-cell>
          <table:table-cell table:formula="of:=COUNTIF([.$B$1:.$B$1000];&quot;+&quot; &amp; [.A346])" office:value-type="float" office:value="0" calcext:value-type="float">
            <text:p>0</text:p>
          </table:table-cell>
          <table:table-cell table:formula="of:=[.D346]*[.A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35" calcext:value-type="float">
            <text:p>40135</text:p>
          </table:table-cell>
          <table:table-cell office:value-type="float" office:value="41588" calcext:value-type="float">
            <text:p>41588</text:p>
          </table:table-cell>
          <table:table-cell table:formula="of:=ABS([.A347]-[.B347])" office:value-type="float" office:value="1453" calcext:value-type="float">
            <text:p>1453</text:p>
          </table:table-cell>
          <table:table-cell table:formula="of:=COUNTIF([.$B$1:.$B$1000];&quot;+&quot; &amp; [.A347])" office:value-type="float" office:value="0" calcext:value-type="float">
            <text:p>0</text:p>
          </table:table-cell>
          <table:table-cell table:formula="of:=[.D347]*[.A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9" calcext:value-type="float">
            <text:p>40149</text:p>
          </table:table-cell>
          <table:table-cell office:value-type="float" office:value="41588" calcext:value-type="float">
            <text:p>41588</text:p>
          </table:table-cell>
          <table:table-cell table:formula="of:=ABS([.A348]-[.B348])" office:value-type="float" office:value="1439" calcext:value-type="float">
            <text:p>1439</text:p>
          </table:table-cell>
          <table:table-cell table:formula="of:=COUNTIF([.$B$1:.$B$1000];&quot;+&quot; &amp; [.A348])" office:value-type="float" office:value="0" calcext:value-type="float">
            <text:p>0</text:p>
          </table:table-cell>
          <table:table-cell table:formula="of:=[.D348]*[.A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75" calcext:value-type="float">
            <text:p>40175</text:p>
          </table:table-cell>
          <table:table-cell office:value-type="float" office:value="41588" calcext:value-type="float">
            <text:p>41588</text:p>
          </table:table-cell>
          <table:table-cell table:formula="of:=ABS([.A349]-[.B349])" office:value-type="float" office:value="1413" calcext:value-type="float">
            <text:p>1413</text:p>
          </table:table-cell>
          <table:table-cell table:formula="of:=COUNTIF([.$B$1:.$B$1000];&quot;+&quot; &amp; [.A349])" office:value-type="float" office:value="0" calcext:value-type="float">
            <text:p>0</text:p>
          </table:table-cell>
          <table:table-cell table:formula="of:=[.D349]*[.A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85" calcext:value-type="float">
            <text:p>40285</text:p>
          </table:table-cell>
          <table:table-cell office:value-type="float" office:value="41590" calcext:value-type="float">
            <text:p>41590</text:p>
          </table:table-cell>
          <table:table-cell table:formula="of:=ABS([.A350]-[.B350])" office:value-type="float" office:value="1305" calcext:value-type="float">
            <text:p>1305</text:p>
          </table:table-cell>
          <table:table-cell table:formula="of:=COUNTIF([.$B$1:.$B$1000];&quot;+&quot; &amp; [.A350])" office:value-type="float" office:value="10" calcext:value-type="float">
            <text:p>10</text:p>
          </table:table-cell>
          <table:table-cell table:formula="of:=[.D350]*[.A350]" office:value-type="float" office:value="402850" calcext:value-type="float">
            <text:p>402850</text:p>
          </table:table-cell>
        </table:table-row>
        <table:table-row table:style-name="ro1">
          <table:table-cell office:value-type="float" office:value="40307" calcext:value-type="float">
            <text:p>40307</text:p>
          </table:table-cell>
          <table:table-cell office:value-type="float" office:value="41636" calcext:value-type="float">
            <text:p>41636</text:p>
          </table:table-cell>
          <table:table-cell table:formula="of:=ABS([.A351]-[.B351])" office:value-type="float" office:value="1329" calcext:value-type="float">
            <text:p>1329</text:p>
          </table:table-cell>
          <table:table-cell table:formula="of:=COUNTIF([.$B$1:.$B$1000];&quot;+&quot; &amp; [.A351])" office:value-type="float" office:value="9" calcext:value-type="float">
            <text:p>9</text:p>
          </table:table-cell>
          <table:table-cell table:formula="of:=[.D351]*[.A351]" office:value-type="float" office:value="362763" calcext:value-type="float">
            <text:p>362763</text:p>
          </table:table-cell>
        </table:table-row>
        <table:table-row table:style-name="ro1">
          <table:table-cell office:value-type="float" office:value="40340" calcext:value-type="float">
            <text:p>40340</text:p>
          </table:table-cell>
          <table:table-cell office:value-type="float" office:value="41805" calcext:value-type="float">
            <text:p>41805</text:p>
          </table:table-cell>
          <table:table-cell table:formula="of:=ABS([.A352]-[.B352])" office:value-type="float" office:value="1465" calcext:value-type="float">
            <text:p>1465</text:p>
          </table:table-cell>
          <table:table-cell table:formula="of:=COUNTIF([.$B$1:.$B$1000];&quot;+&quot; &amp; [.A352])" office:value-type="float" office:value="0" calcext:value-type="float">
            <text:p>0</text:p>
          </table:table-cell>
          <table:table-cell table:formula="of:=[.D352]*[.A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6" calcext:value-type="float">
            <text:p>40366</text:p>
          </table:table-cell>
          <table:table-cell office:value-type="float" office:value="41832" calcext:value-type="float">
            <text:p>41832</text:p>
          </table:table-cell>
          <table:table-cell table:formula="of:=ABS([.A353]-[.B353])" office:value-type="float" office:value="1466" calcext:value-type="float">
            <text:p>1466</text:p>
          </table:table-cell>
          <table:table-cell table:formula="of:=COUNTIF([.$B$1:.$B$1000];&quot;+&quot; &amp; [.A353])" office:value-type="float" office:value="0" calcext:value-type="float">
            <text:p>0</text:p>
          </table:table-cell>
          <table:table-cell table:formula="of:=[.D353]*[.A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41907" calcext:value-type="float">
            <text:p>41907</text:p>
          </table:table-cell>
          <table:table-cell table:formula="of:=ABS([.A354]-[.B354])" office:value-type="float" office:value="1507" calcext:value-type="float">
            <text:p>1507</text:p>
          </table:table-cell>
          <table:table-cell table:formula="of:=COUNTIF([.$B$1:.$B$1000];&quot;+&quot; &amp; [.A354])" office:value-type="float" office:value="0" calcext:value-type="float">
            <text:p>0</text:p>
          </table:table-cell>
          <table:table-cell table:formula="of:=[.D354]*[.A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05" calcext:value-type="float">
            <text:p>40405</text:p>
          </table:table-cell>
          <table:table-cell office:value-type="float" office:value="42040" calcext:value-type="float">
            <text:p>42040</text:p>
          </table:table-cell>
          <table:table-cell table:formula="of:=ABS([.A355]-[.B355])" office:value-type="float" office:value="1635" calcext:value-type="float">
            <text:p>1635</text:p>
          </table:table-cell>
          <table:table-cell table:formula="of:=COUNTIF([.$B$1:.$B$1000];&quot;+&quot; &amp; [.A355])" office:value-type="float" office:value="0" calcext:value-type="float">
            <text:p>0</text:p>
          </table:table-cell>
          <table:table-cell table:formula="of:=[.D355]*[.A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96" calcext:value-type="float">
            <text:p>40596</text:p>
          </table:table-cell>
          <table:table-cell office:value-type="float" office:value="42044" calcext:value-type="float">
            <text:p>42044</text:p>
          </table:table-cell>
          <table:table-cell table:formula="of:=ABS([.A356]-[.B356])" office:value-type="float" office:value="1448" calcext:value-type="float">
            <text:p>1448</text:p>
          </table:table-cell>
          <table:table-cell table:formula="of:=COUNTIF([.$B$1:.$B$1000];&quot;+&quot; &amp; [.A356])" office:value-type="float" office:value="0" calcext:value-type="float">
            <text:p>0</text:p>
          </table:table-cell>
          <table:table-cell table:formula="of:=[.D356]*[.A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49" calcext:value-type="float">
            <text:p>40649</text:p>
          </table:table-cell>
          <table:table-cell office:value-type="float" office:value="42485" calcext:value-type="float">
            <text:p>42485</text:p>
          </table:table-cell>
          <table:table-cell table:formula="of:=ABS([.A357]-[.B357])" office:value-type="float" office:value="1836" calcext:value-type="float">
            <text:p>1836</text:p>
          </table:table-cell>
          <table:table-cell table:formula="of:=COUNTIF([.$B$1:.$B$1000];&quot;+&quot; &amp; [.A357])" office:value-type="float" office:value="0" calcext:value-type="float">
            <text:p>0</text:p>
          </table:table-cell>
          <table:table-cell table:formula="of:=[.D357]*[.A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42659" calcext:value-type="float">
            <text:p>42659</text:p>
          </table:table-cell>
          <table:table-cell table:formula="of:=ABS([.A358]-[.B358])" office:value-type="float" office:value="1979" calcext:value-type="float">
            <text:p>1979</text:p>
          </table:table-cell>
          <table:table-cell table:formula="of:=COUNTIF([.$B$1:.$B$1000];&quot;+&quot; &amp; [.A358])" office:value-type="float" office:value="0" calcext:value-type="float">
            <text:p>0</text:p>
          </table:table-cell>
          <table:table-cell table:formula="of:=[.D358]*[.A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3" calcext:value-type="float">
            <text:p>40703</text:p>
          </table:table-cell>
          <table:table-cell office:value-type="float" office:value="43105" calcext:value-type="float">
            <text:p>43105</text:p>
          </table:table-cell>
          <table:table-cell table:formula="of:=ABS([.A359]-[.B359])" office:value-type="float" office:value="2402" calcext:value-type="float">
            <text:p>2402</text:p>
          </table:table-cell>
          <table:table-cell table:formula="of:=COUNTIF([.$B$1:.$B$1000];&quot;+&quot; &amp; [.A359])" office:value-type="float" office:value="0" calcext:value-type="float">
            <text:p>0</text:p>
          </table:table-cell>
          <table:table-cell table:formula="of:=[.D359]*[.A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5" calcext:value-type="float">
            <text:p>40735</text:p>
          </table:table-cell>
          <table:table-cell office:value-type="float" office:value="43248" calcext:value-type="float">
            <text:p>43248</text:p>
          </table:table-cell>
          <table:table-cell table:formula="of:=ABS([.A360]-[.B360])" office:value-type="float" office:value="2513" calcext:value-type="float">
            <text:p>2513</text:p>
          </table:table-cell>
          <table:table-cell table:formula="of:=COUNTIF([.$B$1:.$B$1000];&quot;+&quot; &amp; [.A360])" office:value-type="float" office:value="15" calcext:value-type="float">
            <text:p>15</text:p>
          </table:table-cell>
          <table:table-cell table:formula="of:=[.D360]*[.A360]" office:value-type="float" office:value="611025" calcext:value-type="float">
            <text:p>611025</text:p>
          </table:table-cell>
        </table:table-row>
        <table:table-row table:style-name="ro1">
          <table:table-cell office:value-type="float" office:value="40773" calcext:value-type="float">
            <text:p>40773</text:p>
          </table:table-cell>
          <table:table-cell office:value-type="float" office:value="43631" calcext:value-type="float">
            <text:p>43631</text:p>
          </table:table-cell>
          <table:table-cell table:formula="of:=ABS([.A361]-[.B361])" office:value-type="float" office:value="2858" calcext:value-type="float">
            <text:p>2858</text:p>
          </table:table-cell>
          <table:table-cell table:formula="of:=COUNTIF([.$B$1:.$B$1000];&quot;+&quot; &amp; [.A361])" office:value-type="float" office:value="0" calcext:value-type="float">
            <text:p>0</text:p>
          </table:table-cell>
          <table:table-cell table:formula="of:=[.D361]*[.A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95" calcext:value-type="float">
            <text:p>40795</text:p>
          </table:table-cell>
          <table:table-cell office:value-type="float" office:value="44147" calcext:value-type="float">
            <text:p>44147</text:p>
          </table:table-cell>
          <table:table-cell table:formula="of:=ABS([.A362]-[.B362])" office:value-type="float" office:value="3352" calcext:value-type="float">
            <text:p>3352</text:p>
          </table:table-cell>
          <table:table-cell table:formula="of:=COUNTIF([.$B$1:.$B$1000];&quot;+&quot; &amp; [.A362])" office:value-type="float" office:value="0" calcext:value-type="float">
            <text:p>0</text:p>
          </table:table-cell>
          <table:table-cell table:formula="of:=[.D362]*[.A3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67" calcext:value-type="float">
            <text:p>40867</text:p>
          </table:table-cell>
          <table:table-cell office:value-type="float" office:value="44218" calcext:value-type="float">
            <text:p>44218</text:p>
          </table:table-cell>
          <table:table-cell table:formula="of:=ABS([.A363]-[.B363])" office:value-type="float" office:value="3351" calcext:value-type="float">
            <text:p>3351</text:p>
          </table:table-cell>
          <table:table-cell table:formula="of:=COUNTIF([.$B$1:.$B$1000];&quot;+&quot; &amp; [.A363])" office:value-type="float" office:value="0" calcext:value-type="float">
            <text:p>0</text:p>
          </table:table-cell>
          <table:table-cell table:formula="of:=[.D363]*[.A3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float" office:value="44767" calcext:value-type="float">
            <text:p>44767</text:p>
          </table:table-cell>
          <table:table-cell table:formula="of:=ABS([.A364]-[.B364])" office:value-type="float" office:value="3680" calcext:value-type="float">
            <text:p>3680</text:p>
          </table:table-cell>
          <table:table-cell table:formula="of:=COUNTIF([.$B$1:.$B$1000];&quot;+&quot; &amp; [.A364])" office:value-type="float" office:value="0" calcext:value-type="float">
            <text:p>0</text:p>
          </table:table-cell>
          <table:table-cell table:formula="of:=[.D364]*[.A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float" office:value="44827" calcext:value-type="float">
            <text:p>44827</text:p>
          </table:table-cell>
          <table:table-cell table:formula="of:=ABS([.A365]-[.B365])" office:value-type="float" office:value="3730" calcext:value-type="float">
            <text:p>3730</text:p>
          </table:table-cell>
          <table:table-cell table:formula="of:=COUNTIF([.$B$1:.$B$1000];&quot;+&quot; &amp; [.A365])" office:value-type="float" office:value="0" calcext:value-type="float">
            <text:p>0</text:p>
          </table:table-cell>
          <table:table-cell table:formula="of:=[.D365]*[.A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float" office:value="44935" calcext:value-type="float">
            <text:p>44935</text:p>
          </table:table-cell>
          <table:table-cell table:formula="of:=ABS([.A366]-[.B366])" office:value-type="float" office:value="3785" calcext:value-type="float">
            <text:p>3785</text:p>
          </table:table-cell>
          <table:table-cell table:formula="of:=COUNTIF([.$B$1:.$B$1000];&quot;+&quot; &amp; [.A366])" office:value-type="float" office:value="0" calcext:value-type="float">
            <text:p>0</text:p>
          </table:table-cell>
          <table:table-cell table:formula="of:=[.D366]*[.A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60" calcext:value-type="float">
            <text:p>41360</text:p>
          </table:table-cell>
          <table:table-cell office:value-type="float" office:value="44962" calcext:value-type="float">
            <text:p>44962</text:p>
          </table:table-cell>
          <table:table-cell table:formula="of:=ABS([.A367]-[.B367])" office:value-type="float" office:value="3602" calcext:value-type="float">
            <text:p>3602</text:p>
          </table:table-cell>
          <table:table-cell table:formula="of:=COUNTIF([.$B$1:.$B$1000];&quot;+&quot; &amp; [.A367])" office:value-type="float" office:value="0" calcext:value-type="float">
            <text:p>0</text:p>
          </table:table-cell>
          <table:table-cell table:formula="of:=[.D367]*[.A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0" calcext:value-type="float">
            <text:p>41370</text:p>
          </table:table-cell>
          <table:table-cell office:value-type="float" office:value="44962" calcext:value-type="float">
            <text:p>44962</text:p>
          </table:table-cell>
          <table:table-cell table:formula="of:=ABS([.A368]-[.B368])" office:value-type="float" office:value="3592" calcext:value-type="float">
            <text:p>3592</text:p>
          </table:table-cell>
          <table:table-cell table:formula="of:=COUNTIF([.$B$1:.$B$1000];&quot;+&quot; &amp; [.A368])" office:value-type="float" office:value="0" calcext:value-type="float">
            <text:p>0</text:p>
          </table:table-cell>
          <table:table-cell table:formula="of:=[.D368]*[.A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93" calcext:value-type="float">
            <text:p>41393</text:p>
          </table:table-cell>
          <table:table-cell office:value-type="float" office:value="44962" calcext:value-type="float">
            <text:p>44962</text:p>
          </table:table-cell>
          <table:table-cell table:formula="of:=ABS([.A369]-[.B369])" office:value-type="float" office:value="3569" calcext:value-type="float">
            <text:p>3569</text:p>
          </table:table-cell>
          <table:table-cell table:formula="of:=COUNTIF([.$B$1:.$B$1000];&quot;+&quot; &amp; [.A369])" office:value-type="float" office:value="0" calcext:value-type="float">
            <text:p>0</text:p>
          </table:table-cell>
          <table:table-cell table:formula="of:=[.D369]*[.A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float" office:value="44962" calcext:value-type="float">
            <text:p>44962</text:p>
          </table:table-cell>
          <table:table-cell table:formula="of:=ABS([.A370]-[.B370])" office:value-type="float" office:value="3538" calcext:value-type="float">
            <text:p>3538</text:p>
          </table:table-cell>
          <table:table-cell table:formula="of:=COUNTIF([.$B$1:.$B$1000];&quot;+&quot; &amp; [.A370])" office:value-type="float" office:value="0" calcext:value-type="float">
            <text:p>0</text:p>
          </table:table-cell>
          <table:table-cell table:formula="of:=[.D370]*[.A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73" calcext:value-type="float">
            <text:p>41573</text:p>
          </table:table-cell>
          <table:table-cell office:value-type="float" office:value="44962" calcext:value-type="float">
            <text:p>44962</text:p>
          </table:table-cell>
          <table:table-cell table:formula="of:=ABS([.A371]-[.B371])" office:value-type="float" office:value="3389" calcext:value-type="float">
            <text:p>3389</text:p>
          </table:table-cell>
          <table:table-cell table:formula="of:=COUNTIF([.$B$1:.$B$1000];&quot;+&quot; &amp; [.A371])" office:value-type="float" office:value="0" calcext:value-type="float">
            <text:p>0</text:p>
          </table:table-cell>
          <table:table-cell table:formula="of:=[.D371]*[.A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88" calcext:value-type="float">
            <text:p>41588</text:p>
          </table:table-cell>
          <table:table-cell office:value-type="float" office:value="44962" calcext:value-type="float">
            <text:p>44962</text:p>
          </table:table-cell>
          <table:table-cell table:formula="of:=ABS([.A372]-[.B372])" office:value-type="float" office:value="3374" calcext:value-type="float">
            <text:p>3374</text:p>
          </table:table-cell>
          <table:table-cell table:formula="of:=COUNTIF([.$B$1:.$B$1000];&quot;+&quot; &amp; [.A372])" office:value-type="float" office:value="3" calcext:value-type="float">
            <text:p>3</text:p>
          </table:table-cell>
          <table:table-cell table:formula="of:=[.D372]*[.A372]" office:value-type="float" office:value="124764" calcext:value-type="float">
            <text:p>124764</text:p>
          </table:table-cell>
        </table:table-row>
        <table:table-row table:style-name="ro1">
          <table:table-cell office:value-type="float" office:value="41640" calcext:value-type="float">
            <text:p>41640</text:p>
          </table:table-cell>
          <table:table-cell office:value-type="float" office:value="44962" calcext:value-type="float">
            <text:p>44962</text:p>
          </table:table-cell>
          <table:table-cell table:formula="of:=ABS([.A373]-[.B373])" office:value-type="float" office:value="3322" calcext:value-type="float">
            <text:p>3322</text:p>
          </table:table-cell>
          <table:table-cell table:formula="of:=COUNTIF([.$B$1:.$B$1000];&quot;+&quot; &amp; [.A373])" office:value-type="float" office:value="0" calcext:value-type="float">
            <text:p>0</text:p>
          </table:table-cell>
          <table:table-cell table:formula="of:=[.D373]*[.A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5" calcext:value-type="float">
            <text:p>41715</text:p>
          </table:table-cell>
          <table:table-cell office:value-type="float" office:value="44962" calcext:value-type="float">
            <text:p>44962</text:p>
          </table:table-cell>
          <table:table-cell table:formula="of:=ABS([.A374]-[.B374])" office:value-type="float" office:value="3247" calcext:value-type="float">
            <text:p>3247</text:p>
          </table:table-cell>
          <table:table-cell table:formula="of:=COUNTIF([.$B$1:.$B$1000];&quot;+&quot; &amp; [.A374])" office:value-type="float" office:value="0" calcext:value-type="float">
            <text:p>0</text:p>
          </table:table-cell>
          <table:table-cell table:formula="of:=[.D374]*[.A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8" calcext:value-type="float">
            <text:p>41788</text:p>
          </table:table-cell>
          <table:table-cell office:value-type="float" office:value="44975" calcext:value-type="float">
            <text:p>44975</text:p>
          </table:table-cell>
          <table:table-cell table:formula="of:=ABS([.A375]-[.B375])" office:value-type="float" office:value="3187" calcext:value-type="float">
            <text:p>3187</text:p>
          </table:table-cell>
          <table:table-cell table:formula="of:=COUNTIF([.$B$1:.$B$1000];&quot;+&quot; &amp; [.A375])" office:value-type="float" office:value="0" calcext:value-type="float">
            <text:p>0</text:p>
          </table:table-cell>
          <table:table-cell table:formula="of:=[.D375]*[.A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23" calcext:value-type="float">
            <text:p>41823</text:p>
          </table:table-cell>
          <table:table-cell office:value-type="float" office:value="45050" calcext:value-type="float">
            <text:p>45050</text:p>
          </table:table-cell>
          <table:table-cell table:formula="of:=ABS([.A376]-[.B376])" office:value-type="float" office:value="3227" calcext:value-type="float">
            <text:p>3227</text:p>
          </table:table-cell>
          <table:table-cell table:formula="of:=COUNTIF([.$B$1:.$B$1000];&quot;+&quot; &amp; [.A376])" office:value-type="float" office:value="0" calcext:value-type="float">
            <text:p>0</text:p>
          </table:table-cell>
          <table:table-cell table:formula="of:=[.D376]*[.A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float" office:value="45050" calcext:value-type="float">
            <text:p>45050</text:p>
          </table:table-cell>
          <table:table-cell table:formula="of:=ABS([.A377]-[.B377])" office:value-type="float" office:value="3034" calcext:value-type="float">
            <text:p>3034</text:p>
          </table:table-cell>
          <table:table-cell table:formula="of:=COUNTIF([.$B$1:.$B$1000];&quot;+&quot; &amp; [.A377])" office:value-type="float" office:value="0" calcext:value-type="float">
            <text:p>0</text:p>
          </table:table-cell>
          <table:table-cell table:formula="of:=[.D377]*[.A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67" calcext:value-type="float">
            <text:p>42167</text:p>
          </table:table-cell>
          <table:table-cell office:value-type="float" office:value="45050" calcext:value-type="float">
            <text:p>45050</text:p>
          </table:table-cell>
          <table:table-cell table:formula="of:=ABS([.A378]-[.B378])" office:value-type="float" office:value="2883" calcext:value-type="float">
            <text:p>2883</text:p>
          </table:table-cell>
          <table:table-cell table:formula="of:=COUNTIF([.$B$1:.$B$1000];&quot;+&quot; &amp; [.A378])" office:value-type="float" office:value="0" calcext:value-type="float">
            <text:p>0</text:p>
          </table:table-cell>
          <table:table-cell table:formula="of:=[.D378]*[.A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float" office:value="45050" calcext:value-type="float">
            <text:p>45050</text:p>
          </table:table-cell>
          <table:table-cell table:formula="of:=ABS([.A379]-[.B379])" office:value-type="float" office:value="2866" calcext:value-type="float">
            <text:p>2866</text:p>
          </table:table-cell>
          <table:table-cell table:formula="of:=COUNTIF([.$B$1:.$B$1000];&quot;+&quot; &amp; [.A379])" office:value-type="float" office:value="0" calcext:value-type="float">
            <text:p>0</text:p>
          </table:table-cell>
          <table:table-cell table:formula="of:=[.D379]*[.A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float" office:value="45050" calcext:value-type="float">
            <text:p>45050</text:p>
          </table:table-cell>
          <table:table-cell table:formula="of:=ABS([.A380]-[.B380])" office:value-type="float" office:value="2825" calcext:value-type="float">
            <text:p>2825</text:p>
          </table:table-cell>
          <table:table-cell table:formula="of:=COUNTIF([.$B$1:.$B$1000];&quot;+&quot; &amp; [.A380])" office:value-type="float" office:value="0" calcext:value-type="float">
            <text:p>0</text:p>
          </table:table-cell>
          <table:table-cell table:formula="of:=[.D380]*[.A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56" calcext:value-type="float">
            <text:p>42256</text:p>
          </table:table-cell>
          <table:table-cell office:value-type="float" office:value="45050" calcext:value-type="float">
            <text:p>45050</text:p>
          </table:table-cell>
          <table:table-cell table:formula="of:=ABS([.A381]-[.B381])" office:value-type="float" office:value="2794" calcext:value-type="float">
            <text:p>2794</text:p>
          </table:table-cell>
          <table:table-cell table:formula="of:=COUNTIF([.$B$1:.$B$1000];&quot;+&quot; &amp; [.A381])" office:value-type="float" office:value="0" calcext:value-type="float">
            <text:p>0</text:p>
          </table:table-cell>
          <table:table-cell table:formula="of:=[.D381]*[.A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87" calcext:value-type="float">
            <text:p>42287</text:p>
          </table:table-cell>
          <table:table-cell office:value-type="float" office:value="45050" calcext:value-type="float">
            <text:p>45050</text:p>
          </table:table-cell>
          <table:table-cell table:formula="of:=ABS([.A382]-[.B382])" office:value-type="float" office:value="2763" calcext:value-type="float">
            <text:p>2763</text:p>
          </table:table-cell>
          <table:table-cell table:formula="of:=COUNTIF([.$B$1:.$B$1000];&quot;+&quot; &amp; [.A382])" office:value-type="float" office:value="0" calcext:value-type="float">
            <text:p>0</text:p>
          </table:table-cell>
          <table:table-cell table:formula="of:=[.D382]*[.A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82" calcext:value-type="float">
            <text:p>42382</text:p>
          </table:table-cell>
          <table:table-cell office:value-type="float" office:value="45126" calcext:value-type="float">
            <text:p>45126</text:p>
          </table:table-cell>
          <table:table-cell table:formula="of:=ABS([.A383]-[.B383])" office:value-type="float" office:value="2744" calcext:value-type="float">
            <text:p>2744</text:p>
          </table:table-cell>
          <table:table-cell table:formula="of:=COUNTIF([.$B$1:.$B$1000];&quot;+&quot; &amp; [.A383])" office:value-type="float" office:value="0" calcext:value-type="float">
            <text:p>0</text:p>
          </table:table-cell>
          <table:table-cell table:formula="of:=[.D383]*[.A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85" calcext:value-type="float">
            <text:p>42385</text:p>
          </table:table-cell>
          <table:table-cell office:value-type="float" office:value="45208" calcext:value-type="float">
            <text:p>45208</text:p>
          </table:table-cell>
          <table:table-cell table:formula="of:=ABS([.A384]-[.B384])" office:value-type="float" office:value="2823" calcext:value-type="float">
            <text:p>2823</text:p>
          </table:table-cell>
          <table:table-cell table:formula="of:=COUNTIF([.$B$1:.$B$1000];&quot;+&quot; &amp; [.A384])" office:value-type="float" office:value="0" calcext:value-type="float">
            <text:p>0</text:p>
          </table:table-cell>
          <table:table-cell table:formula="of:=[.D384]*[.A3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57" calcext:value-type="float">
            <text:p>42557</text:p>
          </table:table-cell>
          <table:table-cell office:value-type="float" office:value="45583" calcext:value-type="float">
            <text:p>45583</text:p>
          </table:table-cell>
          <table:table-cell table:formula="of:=ABS([.A385]-[.B385])" office:value-type="float" office:value="3026" calcext:value-type="float">
            <text:p>3026</text:p>
          </table:table-cell>
          <table:table-cell table:formula="of:=COUNTIF([.$B$1:.$B$1000];&quot;+&quot; &amp; [.A385])" office:value-type="float" office:value="0" calcext:value-type="float">
            <text:p>0</text:p>
          </table:table-cell>
          <table:table-cell table:formula="of:=[.D385]*[.A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77" calcext:value-type="float">
            <text:p>42577</text:p>
          </table:table-cell>
          <table:table-cell office:value-type="float" office:value="45721" calcext:value-type="float">
            <text:p>45721</text:p>
          </table:table-cell>
          <table:table-cell table:formula="of:=ABS([.A386]-[.B386])" office:value-type="float" office:value="3144" calcext:value-type="float">
            <text:p>3144</text:p>
          </table:table-cell>
          <table:table-cell table:formula="of:=COUNTIF([.$B$1:.$B$1000];&quot;+&quot; &amp; [.A386])" office:value-type="float" office:value="0" calcext:value-type="float">
            <text:p>0</text:p>
          </table:table-cell>
          <table:table-cell table:formula="of:=[.D386]*[.A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2" calcext:value-type="float">
            <text:p>42832</text:p>
          </table:table-cell>
          <table:table-cell office:value-type="float" office:value="45766" calcext:value-type="float">
            <text:p>45766</text:p>
          </table:table-cell>
          <table:table-cell table:formula="of:=ABS([.A387]-[.B387])" office:value-type="float" office:value="2934" calcext:value-type="float">
            <text:p>2934</text:p>
          </table:table-cell>
          <table:table-cell table:formula="of:=COUNTIF([.$B$1:.$B$1000];&quot;+&quot; &amp; [.A387])" office:value-type="float" office:value="0" calcext:value-type="float">
            <text:p>0</text:p>
          </table:table-cell>
          <table:table-cell table:formula="of:=[.D387]*[.A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59" calcext:value-type="float">
            <text:p>42859</text:p>
          </table:table-cell>
          <table:table-cell office:value-type="float" office:value="45905" calcext:value-type="float">
            <text:p>45905</text:p>
          </table:table-cell>
          <table:table-cell table:formula="of:=ABS([.A388]-[.B388])" office:value-type="float" office:value="3046" calcext:value-type="float">
            <text:p>3046</text:p>
          </table:table-cell>
          <table:table-cell table:formula="of:=COUNTIF([.$B$1:.$B$1000];&quot;+&quot; &amp; [.A388])" office:value-type="float" office:value="0" calcext:value-type="float">
            <text:p>0</text:p>
          </table:table-cell>
          <table:table-cell table:formula="of:=[.D388]*[.A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99" calcext:value-type="float">
            <text:p>42899</text:p>
          </table:table-cell>
          <table:table-cell office:value-type="float" office:value="46209" calcext:value-type="float">
            <text:p>46209</text:p>
          </table:table-cell>
          <table:table-cell table:formula="of:=ABS([.A389]-[.B389])" office:value-type="float" office:value="3310" calcext:value-type="float">
            <text:p>3310</text:p>
          </table:table-cell>
          <table:table-cell table:formula="of:=COUNTIF([.$B$1:.$B$1000];&quot;+&quot; &amp; [.A389])" office:value-type="float" office:value="0" calcext:value-type="float">
            <text:p>0</text:p>
          </table:table-cell>
          <table:table-cell table:formula="of:=[.D389]*[.A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float" office:value="46226" calcext:value-type="float">
            <text:p>46226</text:p>
          </table:table-cell>
          <table:table-cell table:formula="of:=ABS([.A390]-[.B390])" office:value-type="float" office:value="3201" calcext:value-type="float">
            <text:p>3201</text:p>
          </table:table-cell>
          <table:table-cell table:formula="of:=COUNTIF([.$B$1:.$B$1000];&quot;+&quot; &amp; [.A390])" office:value-type="float" office:value="0" calcext:value-type="float">
            <text:p>0</text:p>
          </table:table-cell>
          <table:table-cell table:formula="of:=[.D390]*[.A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float" office:value="46374" calcext:value-type="float">
            <text:p>46374</text:p>
          </table:table-cell>
          <table:table-cell table:formula="of:=ABS([.A391]-[.B391])" office:value-type="float" office:value="3344" calcext:value-type="float">
            <text:p>3344</text:p>
          </table:table-cell>
          <table:table-cell table:formula="of:=COUNTIF([.$B$1:.$B$1000];&quot;+&quot; &amp; [.A391])" office:value-type="float" office:value="0" calcext:value-type="float">
            <text:p>0</text:p>
          </table:table-cell>
          <table:table-cell table:formula="of:=[.D391]*[.A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68" calcext:value-type="float">
            <text:p>43168</text:p>
          </table:table-cell>
          <table:table-cell office:value-type="float" office:value="46432" calcext:value-type="float">
            <text:p>46432</text:p>
          </table:table-cell>
          <table:table-cell table:formula="of:=ABS([.A392]-[.B392])" office:value-type="float" office:value="3264" calcext:value-type="float">
            <text:p>3264</text:p>
          </table:table-cell>
          <table:table-cell table:formula="of:=COUNTIF([.$B$1:.$B$1000];&quot;+&quot; &amp; [.A392])" office:value-type="float" office:value="0" calcext:value-type="float">
            <text:p>0</text:p>
          </table:table-cell>
          <table:table-cell table:formula="of:=[.D392]*[.A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float" office:value="46580" calcext:value-type="float">
            <text:p>46580</text:p>
          </table:table-cell>
          <table:table-cell table:formula="of:=ABS([.A393]-[.B393])" office:value-type="float" office:value="3345" calcext:value-type="float">
            <text:p>3345</text:p>
          </table:table-cell>
          <table:table-cell table:formula="of:=COUNTIF([.$B$1:.$B$1000];&quot;+&quot; &amp; [.A393])" office:value-type="float" office:value="0" calcext:value-type="float">
            <text:p>0</text:p>
          </table:table-cell>
          <table:table-cell table:formula="of:=[.D393]*[.A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float" office:value="46733" calcext:value-type="float">
            <text:p>46733</text:p>
          </table:table-cell>
          <table:table-cell table:formula="of:=ABS([.A394]-[.B394])" office:value-type="float" office:value="3309" calcext:value-type="float">
            <text:p>3309</text:p>
          </table:table-cell>
          <table:table-cell table:formula="of:=COUNTIF([.$B$1:.$B$1000];&quot;+&quot; &amp; [.A394])" office:value-type="float" office:value="0" calcext:value-type="float">
            <text:p>0</text:p>
          </table:table-cell>
          <table:table-cell table:formula="of:=[.D394]*[.A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07" calcext:value-type="float">
            <text:p>43607</text:p>
          </table:table-cell>
          <table:table-cell office:value-type="float" office:value="46800" calcext:value-type="float">
            <text:p>46800</text:p>
          </table:table-cell>
          <table:table-cell table:formula="of:=ABS([.A395]-[.B395])" office:value-type="float" office:value="3193" calcext:value-type="float">
            <text:p>3193</text:p>
          </table:table-cell>
          <table:table-cell table:formula="of:=COUNTIF([.$B$1:.$B$1000];&quot;+&quot; &amp; [.A395])" office:value-type="float" office:value="0" calcext:value-type="float">
            <text:p>0</text:p>
          </table:table-cell>
          <table:table-cell table:formula="of:=[.D395]*[.A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09" calcext:value-type="float">
            <text:p>43609</text:p>
          </table:table-cell>
          <table:table-cell office:value-type="float" office:value="46857" calcext:value-type="float">
            <text:p>46857</text:p>
          </table:table-cell>
          <table:table-cell table:formula="of:=ABS([.A396]-[.B396])" office:value-type="float" office:value="3248" calcext:value-type="float">
            <text:p>3248</text:p>
          </table:table-cell>
          <table:table-cell table:formula="of:=COUNTIF([.$B$1:.$B$1000];&quot;+&quot; &amp; [.A396])" office:value-type="float" office:value="0" calcext:value-type="float">
            <text:p>0</text:p>
          </table:table-cell>
          <table:table-cell table:formula="of:=[.D396]*[.A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float" office:value="46873" calcext:value-type="float">
            <text:p>46873</text:p>
          </table:table-cell>
          <table:table-cell table:formula="of:=ABS([.A397]-[.B397])" office:value-type="float" office:value="3257" calcext:value-type="float">
            <text:p>3257</text:p>
          </table:table-cell>
          <table:table-cell table:formula="of:=COUNTIF([.$B$1:.$B$1000];&quot;+&quot; &amp; [.A397])" office:value-type="float" office:value="0" calcext:value-type="float">
            <text:p>0</text:p>
          </table:table-cell>
          <table:table-cell table:formula="of:=[.D397]*[.A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48" calcext:value-type="float">
            <text:p>43748</text:p>
          </table:table-cell>
          <table:table-cell office:value-type="float" office:value="47035" calcext:value-type="float">
            <text:p>47035</text:p>
          </table:table-cell>
          <table:table-cell table:formula="of:=ABS([.A398]-[.B398])" office:value-type="float" office:value="3287" calcext:value-type="float">
            <text:p>3287</text:p>
          </table:table-cell>
          <table:table-cell table:formula="of:=COUNTIF([.$B$1:.$B$1000];&quot;+&quot; &amp; [.A398])" office:value-type="float" office:value="0" calcext:value-type="float">
            <text:p>0</text:p>
          </table:table-cell>
          <table:table-cell table:formula="of:=[.D398]*[.A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81" calcext:value-type="float">
            <text:p>43881</text:p>
          </table:table-cell>
          <table:table-cell office:value-type="float" office:value="47195" calcext:value-type="float">
            <text:p>47195</text:p>
          </table:table-cell>
          <table:table-cell table:formula="of:=ABS([.A399]-[.B399])" office:value-type="float" office:value="3314" calcext:value-type="float">
            <text:p>3314</text:p>
          </table:table-cell>
          <table:table-cell table:formula="of:=COUNTIF([.$B$1:.$B$1000];&quot;+&quot; &amp; [.A399])" office:value-type="float" office:value="0" calcext:value-type="float">
            <text:p>0</text:p>
          </table:table-cell>
          <table:table-cell table:formula="of:=[.D399]*[.A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93" calcext:value-type="float">
            <text:p>43893</text:p>
          </table:table-cell>
          <table:table-cell office:value-type="float" office:value="47541" calcext:value-type="float">
            <text:p>47541</text:p>
          </table:table-cell>
          <table:table-cell table:formula="of:=ABS([.A400]-[.B400])" office:value-type="float" office:value="3648" calcext:value-type="float">
            <text:p>3648</text:p>
          </table:table-cell>
          <table:table-cell table:formula="of:=COUNTIF([.$B$1:.$B$1000];&quot;+&quot; &amp; [.A400])" office:value-type="float" office:value="0" calcext:value-type="float">
            <text:p>0</text:p>
          </table:table-cell>
          <table:table-cell table:formula="of:=[.D400]*[.A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32" calcext:value-type="float">
            <text:p>43932</text:p>
          </table:table-cell>
          <table:table-cell office:value-type="float" office:value="47666" calcext:value-type="float">
            <text:p>47666</text:p>
          </table:table-cell>
          <table:table-cell table:formula="of:=ABS([.A401]-[.B401])" office:value-type="float" office:value="3734" calcext:value-type="float">
            <text:p>3734</text:p>
          </table:table-cell>
          <table:table-cell table:formula="of:=COUNTIF([.$B$1:.$B$1000];&quot;+&quot; &amp; [.A401])" office:value-type="float" office:value="0" calcext:value-type="float">
            <text:p>0</text:p>
          </table:table-cell>
          <table:table-cell table:formula="of:=[.D401]*[.A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38" calcext:value-type="float">
            <text:p>44238</text:p>
          </table:table-cell>
          <table:table-cell office:value-type="float" office:value="47718" calcext:value-type="float">
            <text:p>47718</text:p>
          </table:table-cell>
          <table:table-cell table:formula="of:=ABS([.A402]-[.B402])" office:value-type="float" office:value="3480" calcext:value-type="float">
            <text:p>3480</text:p>
          </table:table-cell>
          <table:table-cell table:formula="of:=COUNTIF([.$B$1:.$B$1000];&quot;+&quot; &amp; [.A402])" office:value-type="float" office:value="0" calcext:value-type="float">
            <text:p>0</text:p>
          </table:table-cell>
          <table:table-cell table:formula="of:=[.D402]*[.A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float" office:value="47755" calcext:value-type="float">
            <text:p>47755</text:p>
          </table:table-cell>
          <table:table-cell table:formula="of:=ABS([.A403]-[.B403])" office:value-type="float" office:value="3434" calcext:value-type="float">
            <text:p>3434</text:p>
          </table:table-cell>
          <table:table-cell table:formula="of:=COUNTIF([.$B$1:.$B$1000];&quot;+&quot; &amp; [.A403])" office:value-type="float" office:value="0" calcext:value-type="float">
            <text:p>0</text:p>
          </table:table-cell>
          <table:table-cell table:formula="of:=[.D403]*[.A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float" office:value="47904" calcext:value-type="float">
            <text:p>47904</text:p>
          </table:table-cell>
          <table:table-cell table:formula="of:=ABS([.A404]-[.B404])" office:value-type="float" office:value="3482" calcext:value-type="float">
            <text:p>3482</text:p>
          </table:table-cell>
          <table:table-cell table:formula="of:=COUNTIF([.$B$1:.$B$1000];&quot;+&quot; &amp; [.A404])" office:value-type="float" office:value="0" calcext:value-type="float">
            <text:p>0</text:p>
          </table:table-cell>
          <table:table-cell table:formula="of:=[.D404]*[.A4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float" office:value="48253" calcext:value-type="float">
            <text:p>48253</text:p>
          </table:table-cell>
          <table:table-cell table:formula="of:=ABS([.A405]-[.B405])" office:value-type="float" office:value="3743" calcext:value-type="float">
            <text:p>3743</text:p>
          </table:table-cell>
          <table:table-cell table:formula="of:=COUNTIF([.$B$1:.$B$1000];&quot;+&quot; &amp; [.A405])" office:value-type="float" office:value="0" calcext:value-type="float">
            <text:p>0</text:p>
          </table:table-cell>
          <table:table-cell table:formula="of:=[.D405]*[.A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float" office:value="48379" calcext:value-type="float">
            <text:p>48379</text:p>
          </table:table-cell>
          <table:table-cell table:formula="of:=ABS([.A406]-[.B406])" office:value-type="float" office:value="3760" calcext:value-type="float">
            <text:p>3760</text:p>
          </table:table-cell>
          <table:table-cell table:formula="of:=COUNTIF([.$B$1:.$B$1000];&quot;+&quot; &amp; [.A406])" office:value-type="float" office:value="0" calcext:value-type="float">
            <text:p>0</text:p>
          </table:table-cell>
          <table:table-cell table:formula="of:=[.D406]*[.A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float" office:value="48391" calcext:value-type="float">
            <text:p>48391</text:p>
          </table:table-cell>
          <table:table-cell table:formula="of:=ABS([.A407]-[.B407])" office:value-type="float" office:value="3690" calcext:value-type="float">
            <text:p>3690</text:p>
          </table:table-cell>
          <table:table-cell table:formula="of:=COUNTIF([.$B$1:.$B$1000];&quot;+&quot; &amp; [.A407])" office:value-type="float" office:value="0" calcext:value-type="float">
            <text:p>0</text:p>
          </table:table-cell>
          <table:table-cell table:formula="of:=[.D407]*[.A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29" calcext:value-type="float">
            <text:p>44729</text:p>
          </table:table-cell>
          <table:table-cell office:value-type="float" office:value="48439" calcext:value-type="float">
            <text:p>48439</text:p>
          </table:table-cell>
          <table:table-cell table:formula="of:=ABS([.A408]-[.B408])" office:value-type="float" office:value="3710" calcext:value-type="float">
            <text:p>3710</text:p>
          </table:table-cell>
          <table:table-cell table:formula="of:=COUNTIF([.$B$1:.$B$1000];&quot;+&quot; &amp; [.A408])" office:value-type="float" office:value="0" calcext:value-type="float">
            <text:p>0</text:p>
          </table:table-cell>
          <table:table-cell table:formula="of:=[.D408]*[.A4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83" calcext:value-type="float">
            <text:p>44883</text:p>
          </table:table-cell>
          <table:table-cell office:value-type="float" office:value="48550" calcext:value-type="float">
            <text:p>48550</text:p>
          </table:table-cell>
          <table:table-cell table:formula="of:=ABS([.A409]-[.B409])" office:value-type="float" office:value="3667" calcext:value-type="float">
            <text:p>3667</text:p>
          </table:table-cell>
          <table:table-cell table:formula="of:=COUNTIF([.$B$1:.$B$1000];&quot;+&quot; &amp; [.A409])" office:value-type="float" office:value="0" calcext:value-type="float">
            <text:p>0</text:p>
          </table:table-cell>
          <table:table-cell table:formula="of:=[.D409]*[.A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62" calcext:value-type="float">
            <text:p>44962</text:p>
          </table:table-cell>
          <table:table-cell office:value-type="float" office:value="48550" calcext:value-type="float">
            <text:p>48550</text:p>
          </table:table-cell>
          <table:table-cell table:formula="of:=ABS([.A410]-[.B410])" office:value-type="float" office:value="3588" calcext:value-type="float">
            <text:p>3588</text:p>
          </table:table-cell>
          <table:table-cell table:formula="of:=COUNTIF([.$B$1:.$B$1000];&quot;+&quot; &amp; [.A410])" office:value-type="float" office:value="8" calcext:value-type="float">
            <text:p>8</text:p>
          </table:table-cell>
          <table:table-cell table:formula="of:=[.D410]*[.A410]" office:value-type="float" office:value="359696" calcext:value-type="float">
            <text:p>359696</text:p>
          </table:table-cell>
        </table:table-row>
        <table:table-row table:style-name="ro1">
          <table:table-cell office:value-type="float" office:value="45029" calcext:value-type="float">
            <text:p>45029</text:p>
          </table:table-cell>
          <table:table-cell office:value-type="float" office:value="48550" calcext:value-type="float">
            <text:p>48550</text:p>
          </table:table-cell>
          <table:table-cell table:formula="of:=ABS([.A411]-[.B411])" office:value-type="float" office:value="3521" calcext:value-type="float">
            <text:p>3521</text:p>
          </table:table-cell>
          <table:table-cell table:formula="of:=COUNTIF([.$B$1:.$B$1000];&quot;+&quot; &amp; [.A411])" office:value-type="float" office:value="0" calcext:value-type="float">
            <text:p>0</text:p>
          </table:table-cell>
          <table:table-cell table:formula="of:=[.D411]*[.A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50" calcext:value-type="float">
            <text:p>45050</text:p>
          </table:table-cell>
          <table:table-cell office:value-type="float" office:value="48550" calcext:value-type="float">
            <text:p>48550</text:p>
          </table:table-cell>
          <table:table-cell table:formula="of:=ABS([.A412]-[.B412])" office:value-type="float" office:value="3500" calcext:value-type="float">
            <text:p>3500</text:p>
          </table:table-cell>
          <table:table-cell table:formula="of:=COUNTIF([.$B$1:.$B$1000];&quot;+&quot; &amp; [.A412])" office:value-type="float" office:value="7" calcext:value-type="float">
            <text:p>7</text:p>
          </table:table-cell>
          <table:table-cell table:formula="of:=[.D412]*[.A412]" office:value-type="float" office:value="315350" calcext:value-type="float">
            <text:p>315350</text:p>
          </table:table-cell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float" office:value="48550" calcext:value-type="float">
            <text:p>48550</text:p>
          </table:table-cell>
          <table:table-cell table:formula="of:=ABS([.A413]-[.B413])" office:value-type="float" office:value="3419" calcext:value-type="float">
            <text:p>3419</text:p>
          </table:table-cell>
          <table:table-cell table:formula="of:=COUNTIF([.$B$1:.$B$1000];&quot;+&quot; &amp; [.A413])" office:value-type="float" office:value="0" calcext:value-type="float">
            <text:p>0</text:p>
          </table:table-cell>
          <table:table-cell table:formula="of:=[.D413]*[.A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03" calcext:value-type="float">
            <text:p>45303</text:p>
          </table:table-cell>
          <table:table-cell office:value-type="float" office:value="48550" calcext:value-type="float">
            <text:p>48550</text:p>
          </table:table-cell>
          <table:table-cell table:formula="of:=ABS([.A414]-[.B414])" office:value-type="float" office:value="3247" calcext:value-type="float">
            <text:p>3247</text:p>
          </table:table-cell>
          <table:table-cell table:formula="of:=COUNTIF([.$B$1:.$B$1000];&quot;+&quot; &amp; [.A414])" office:value-type="float" office:value="0" calcext:value-type="float">
            <text:p>0</text:p>
          </table:table-cell>
          <table:table-cell table:formula="of:=[.D414]*[.A4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92" calcext:value-type="float">
            <text:p>45392</text:p>
          </table:table-cell>
          <table:table-cell office:value-type="float" office:value="48550" calcext:value-type="float">
            <text:p>48550</text:p>
          </table:table-cell>
          <table:table-cell table:formula="of:=ABS([.A415]-[.B415])" office:value-type="float" office:value="3158" calcext:value-type="float">
            <text:p>3158</text:p>
          </table:table-cell>
          <table:table-cell table:formula="of:=COUNTIF([.$B$1:.$B$1000];&quot;+&quot; &amp; [.A415])" office:value-type="float" office:value="0" calcext:value-type="float">
            <text:p>0</text:p>
          </table:table-cell>
          <table:table-cell table:formula="of:=[.D415]*[.A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14" calcext:value-type="float">
            <text:p>45514</text:p>
          </table:table-cell>
          <table:table-cell office:value-type="float" office:value="48550" calcext:value-type="float">
            <text:p>48550</text:p>
          </table:table-cell>
          <table:table-cell table:formula="of:=ABS([.A416]-[.B416])" office:value-type="float" office:value="3036" calcext:value-type="float">
            <text:p>3036</text:p>
          </table:table-cell>
          <table:table-cell table:formula="of:=COUNTIF([.$B$1:.$B$1000];&quot;+&quot; &amp; [.A416])" office:value-type="float" office:value="0" calcext:value-type="float">
            <text:p>0</text:p>
          </table:table-cell>
          <table:table-cell table:formula="of:=[.D416]*[.A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float" office:value="48550" calcext:value-type="float">
            <text:p>48550</text:p>
          </table:table-cell>
          <table:table-cell table:formula="of:=ABS([.A417]-[.B417])" office:value-type="float" office:value="2898" calcext:value-type="float">
            <text:p>2898</text:p>
          </table:table-cell>
          <table:table-cell table:formula="of:=COUNTIF([.$B$1:.$B$1000];&quot;+&quot; &amp; [.A417])" office:value-type="float" office:value="0" calcext:value-type="float">
            <text:p>0</text:p>
          </table:table-cell>
          <table:table-cell table:formula="of:=[.D417]*[.A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33" calcext:value-type="float">
            <text:p>45833</text:p>
          </table:table-cell>
          <table:table-cell office:value-type="float" office:value="48550" calcext:value-type="float">
            <text:p>48550</text:p>
          </table:table-cell>
          <table:table-cell table:formula="of:=ABS([.A418]-[.B418])" office:value-type="float" office:value="2717" calcext:value-type="float">
            <text:p>2717</text:p>
          </table:table-cell>
          <table:table-cell table:formula="of:=COUNTIF([.$B$1:.$B$1000];&quot;+&quot; &amp; [.A418])" office:value-type="float" office:value="0" calcext:value-type="float">
            <text:p>0</text:p>
          </table:table-cell>
          <table:table-cell table:formula="of:=[.D418]*[.A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30" calcext:value-type="float">
            <text:p>46030</text:p>
          </table:table-cell>
          <table:table-cell office:value-type="float" office:value="48550" calcext:value-type="float">
            <text:p>48550</text:p>
          </table:table-cell>
          <table:table-cell table:formula="of:=ABS([.A419]-[.B419])" office:value-type="float" office:value="2520" calcext:value-type="float">
            <text:p>2520</text:p>
          </table:table-cell>
          <table:table-cell table:formula="of:=COUNTIF([.$B$1:.$B$1000];&quot;+&quot; &amp; [.A419])" office:value-type="float" office:value="0" calcext:value-type="float">
            <text:p>0</text:p>
          </table:table-cell>
          <table:table-cell table:formula="of:=[.D419]*[.A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68" calcext:value-type="float">
            <text:p>46068</text:p>
          </table:table-cell>
          <table:table-cell office:value-type="float" office:value="48701" calcext:value-type="float">
            <text:p>48701</text:p>
          </table:table-cell>
          <table:table-cell table:formula="of:=ABS([.A420]-[.B420])" office:value-type="float" office:value="2633" calcext:value-type="float">
            <text:p>2633</text:p>
          </table:table-cell>
          <table:table-cell table:formula="of:=COUNTIF([.$B$1:.$B$1000];&quot;+&quot; &amp; [.A420])" office:value-type="float" office:value="0" calcext:value-type="float">
            <text:p>0</text:p>
          </table:table-cell>
          <table:table-cell table:formula="of:=[.D420]*[.A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04" calcext:value-type="float">
            <text:p>46104</text:p>
          </table:table-cell>
          <table:table-cell office:value-type="float" office:value="48734" calcext:value-type="float">
            <text:p>48734</text:p>
          </table:table-cell>
          <table:table-cell table:formula="of:=ABS([.A421]-[.B421])" office:value-type="float" office:value="2630" calcext:value-type="float">
            <text:p>2630</text:p>
          </table:table-cell>
          <table:table-cell table:formula="of:=COUNTIF([.$B$1:.$B$1000];&quot;+&quot; &amp; [.A421])" office:value-type="float" office:value="0" calcext:value-type="float">
            <text:p>0</text:p>
          </table:table-cell>
          <table:table-cell table:formula="of:=[.D421]*[.A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2" calcext:value-type="float">
            <text:p>46182</text:p>
          </table:table-cell>
          <table:table-cell office:value-type="float" office:value="49219" calcext:value-type="float">
            <text:p>49219</text:p>
          </table:table-cell>
          <table:table-cell table:formula="of:=ABS([.A422]-[.B422])" office:value-type="float" office:value="3037" calcext:value-type="float">
            <text:p>3037</text:p>
          </table:table-cell>
          <table:table-cell table:formula="of:=COUNTIF([.$B$1:.$B$1000];&quot;+&quot; &amp; [.A422])" office:value-type="float" office:value="0" calcext:value-type="float">
            <text:p>0</text:p>
          </table:table-cell>
          <table:table-cell table:formula="of:=[.D422]*[.A4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6" calcext:value-type="float">
            <text:p>46186</text:p>
          </table:table-cell>
          <table:table-cell office:value-type="float" office:value="49284" calcext:value-type="float">
            <text:p>49284</text:p>
          </table:table-cell>
          <table:table-cell table:formula="of:=ABS([.A423]-[.B423])" office:value-type="float" office:value="3098" calcext:value-type="float">
            <text:p>3098</text:p>
          </table:table-cell>
          <table:table-cell table:formula="of:=COUNTIF([.$B$1:.$B$1000];&quot;+&quot; &amp; [.A423])" office:value-type="float" office:value="0" calcext:value-type="float">
            <text:p>0</text:p>
          </table:table-cell>
          <table:table-cell table:formula="of:=[.D423]*[.A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67" calcext:value-type="float">
            <text:p>46267</text:p>
          </table:table-cell>
          <table:table-cell office:value-type="float" office:value="49298" calcext:value-type="float">
            <text:p>49298</text:p>
          </table:table-cell>
          <table:table-cell table:formula="of:=ABS([.A424]-[.B424])" office:value-type="float" office:value="3031" calcext:value-type="float">
            <text:p>3031</text:p>
          </table:table-cell>
          <table:table-cell table:formula="of:=COUNTIF([.$B$1:.$B$1000];&quot;+&quot; &amp; [.A424])" office:value-type="float" office:value="0" calcext:value-type="float">
            <text:p>0</text:p>
          </table:table-cell>
          <table:table-cell table:formula="of:=[.D424]*[.A4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89" calcext:value-type="float">
            <text:p>46289</text:p>
          </table:table-cell>
          <table:table-cell office:value-type="float" office:value="49298" calcext:value-type="float">
            <text:p>49298</text:p>
          </table:table-cell>
          <table:table-cell table:formula="of:=ABS([.A425]-[.B425])" office:value-type="float" office:value="3009" calcext:value-type="float">
            <text:p>3009</text:p>
          </table:table-cell>
          <table:table-cell table:formula="of:=COUNTIF([.$B$1:.$B$1000];&quot;+&quot; &amp; [.A425])" office:value-type="float" office:value="0" calcext:value-type="float">
            <text:p>0</text:p>
          </table:table-cell>
          <table:table-cell table:formula="of:=[.D425]*[.A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49298" calcext:value-type="float">
            <text:p>49298</text:p>
          </table:table-cell>
          <table:table-cell table:formula="of:=ABS([.A426]-[.B426])" office:value-type="float" office:value="2888" calcext:value-type="float">
            <text:p>2888</text:p>
          </table:table-cell>
          <table:table-cell table:formula="of:=COUNTIF([.$B$1:.$B$1000];&quot;+&quot; &amp; [.A426])" office:value-type="float" office:value="0" calcext:value-type="float">
            <text:p>0</text:p>
          </table:table-cell>
          <table:table-cell table:formula="of:=[.D426]*[.A4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30" calcext:value-type="float">
            <text:p>46430</text:p>
          </table:table-cell>
          <table:table-cell office:value-type="float" office:value="49298" calcext:value-type="float">
            <text:p>49298</text:p>
          </table:table-cell>
          <table:table-cell table:formula="of:=ABS([.A427]-[.B427])" office:value-type="float" office:value="2868" calcext:value-type="float">
            <text:p>2868</text:p>
          </table:table-cell>
          <table:table-cell table:formula="of:=COUNTIF([.$B$1:.$B$1000];&quot;+&quot; &amp; [.A427])" office:value-type="float" office:value="0" calcext:value-type="float">
            <text:p>0</text:p>
          </table:table-cell>
          <table:table-cell table:formula="of:=[.D427]*[.A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07" calcext:value-type="float">
            <text:p>46707</text:p>
          </table:table-cell>
          <table:table-cell office:value-type="float" office:value="49298" calcext:value-type="float">
            <text:p>49298</text:p>
          </table:table-cell>
          <table:table-cell table:formula="of:=ABS([.A428]-[.B428])" office:value-type="float" office:value="2591" calcext:value-type="float">
            <text:p>2591</text:p>
          </table:table-cell>
          <table:table-cell table:formula="of:=COUNTIF([.$B$1:.$B$1000];&quot;+&quot; &amp; [.A428])" office:value-type="float" office:value="0" calcext:value-type="float">
            <text:p>0</text:p>
          </table:table-cell>
          <table:table-cell table:formula="of:=[.D428]*[.A4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19" calcext:value-type="float">
            <text:p>46719</text:p>
          </table:table-cell>
          <table:table-cell office:value-type="float" office:value="49298" calcext:value-type="float">
            <text:p>49298</text:p>
          </table:table-cell>
          <table:table-cell table:formula="of:=ABS([.A429]-[.B429])" office:value-type="float" office:value="2579" calcext:value-type="float">
            <text:p>2579</text:p>
          </table:table-cell>
          <table:table-cell table:formula="of:=COUNTIF([.$B$1:.$B$1000];&quot;+&quot; &amp; [.A429])" office:value-type="float" office:value="0" calcext:value-type="float">
            <text:p>0</text:p>
          </table:table-cell>
          <table:table-cell table:formula="of:=[.D429]*[.A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83" calcext:value-type="float">
            <text:p>46883</text:p>
          </table:table-cell>
          <table:table-cell office:value-type="float" office:value="49298" calcext:value-type="float">
            <text:p>49298</text:p>
          </table:table-cell>
          <table:table-cell table:formula="of:=ABS([.A430]-[.B430])" office:value-type="float" office:value="2415" calcext:value-type="float">
            <text:p>2415</text:p>
          </table:table-cell>
          <table:table-cell table:formula="of:=COUNTIF([.$B$1:.$B$1000];&quot;+&quot; &amp; [.A430])" office:value-type="float" office:value="0" calcext:value-type="float">
            <text:p>0</text:p>
          </table:table-cell>
          <table:table-cell table:formula="of:=[.D430]*[.A4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9" calcext:value-type="float">
            <text:p>47039</text:p>
          </table:table-cell>
          <table:table-cell office:value-type="float" office:value="49298" calcext:value-type="float">
            <text:p>49298</text:p>
          </table:table-cell>
          <table:table-cell table:formula="of:=ABS([.A431]-[.B431])" office:value-type="float" office:value="2259" calcext:value-type="float">
            <text:p>2259</text:p>
          </table:table-cell>
          <table:table-cell table:formula="of:=COUNTIF([.$B$1:.$B$1000];&quot;+&quot; &amp; [.A431])" office:value-type="float" office:value="0" calcext:value-type="float">
            <text:p>0</text:p>
          </table:table-cell>
          <table:table-cell table:formula="of:=[.D431]*[.A4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93" calcext:value-type="float">
            <text:p>47093</text:p>
          </table:table-cell>
          <table:table-cell office:value-type="float" office:value="49298" calcext:value-type="float">
            <text:p>49298</text:p>
          </table:table-cell>
          <table:table-cell table:formula="of:=ABS([.A432]-[.B432])" office:value-type="float" office:value="2205" calcext:value-type="float">
            <text:p>2205</text:p>
          </table:table-cell>
          <table:table-cell table:formula="of:=COUNTIF([.$B$1:.$B$1000];&quot;+&quot; &amp; [.A432])" office:value-type="float" office:value="0" calcext:value-type="float">
            <text:p>0</text:p>
          </table:table-cell>
          <table:table-cell table:formula="of:=[.D432]*[.A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11" calcext:value-type="float">
            <text:p>47311</text:p>
          </table:table-cell>
          <table:table-cell office:value-type="float" office:value="49298" calcext:value-type="float">
            <text:p>49298</text:p>
          </table:table-cell>
          <table:table-cell table:formula="of:=ABS([.A433]-[.B433])" office:value-type="float" office:value="1987" calcext:value-type="float">
            <text:p>1987</text:p>
          </table:table-cell>
          <table:table-cell table:formula="of:=COUNTIF([.$B$1:.$B$1000];&quot;+&quot; &amp; [.A433])" office:value-type="float" office:value="0" calcext:value-type="float">
            <text:p>0</text:p>
          </table:table-cell>
          <table:table-cell table:formula="of:=[.D433]*[.A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43" calcext:value-type="float">
            <text:p>47343</text:p>
          </table:table-cell>
          <table:table-cell office:value-type="float" office:value="49298" calcext:value-type="float">
            <text:p>49298</text:p>
          </table:table-cell>
          <table:table-cell table:formula="of:=ABS([.A434]-[.B434])" office:value-type="float" office:value="1955" calcext:value-type="float">
            <text:p>1955</text:p>
          </table:table-cell>
          <table:table-cell table:formula="of:=COUNTIF([.$B$1:.$B$1000];&quot;+&quot; &amp; [.A434])" office:value-type="float" office:value="0" calcext:value-type="float">
            <text:p>0</text:p>
          </table:table-cell>
          <table:table-cell table:formula="of:=[.D434]*[.A4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17" calcext:value-type="float">
            <text:p>47417</text:p>
          </table:table-cell>
          <table:table-cell office:value-type="float" office:value="49298" calcext:value-type="float">
            <text:p>49298</text:p>
          </table:table-cell>
          <table:table-cell table:formula="of:=ABS([.A435]-[.B435])" office:value-type="float" office:value="1881" calcext:value-type="float">
            <text:p>1881</text:p>
          </table:table-cell>
          <table:table-cell table:formula="of:=COUNTIF([.$B$1:.$B$1000];&quot;+&quot; &amp; [.A435])" office:value-type="float" office:value="0" calcext:value-type="float">
            <text:p>0</text:p>
          </table:table-cell>
          <table:table-cell table:formula="of:=[.D435]*[.A4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36" calcext:value-type="float">
            <text:p>47436</text:p>
          </table:table-cell>
          <table:table-cell office:value-type="float" office:value="49298" calcext:value-type="float">
            <text:p>49298</text:p>
          </table:table-cell>
          <table:table-cell table:formula="of:=ABS([.A436]-[.B436])" office:value-type="float" office:value="1862" calcext:value-type="float">
            <text:p>1862</text:p>
          </table:table-cell>
          <table:table-cell table:formula="of:=COUNTIF([.$B$1:.$B$1000];&quot;+&quot; &amp; [.A436])" office:value-type="float" office:value="0" calcext:value-type="float">
            <text:p>0</text:p>
          </table:table-cell>
          <table:table-cell table:formula="of:=[.D436]*[.A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91" calcext:value-type="float">
            <text:p>47591</text:p>
          </table:table-cell>
          <table:table-cell office:value-type="float" office:value="49298" calcext:value-type="float">
            <text:p>49298</text:p>
          </table:table-cell>
          <table:table-cell table:formula="of:=ABS([.A437]-[.B437])" office:value-type="float" office:value="1707" calcext:value-type="float">
            <text:p>1707</text:p>
          </table:table-cell>
          <table:table-cell table:formula="of:=COUNTIF([.$B$1:.$B$1000];&quot;+&quot; &amp; [.A437])" office:value-type="float" office:value="0" calcext:value-type="float">
            <text:p>0</text:p>
          </table:table-cell>
          <table:table-cell table:formula="of:=[.D437]*[.A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88" calcext:value-type="float">
            <text:p>47688</text:p>
          </table:table-cell>
          <table:table-cell office:value-type="float" office:value="49298" calcext:value-type="float">
            <text:p>49298</text:p>
          </table:table-cell>
          <table:table-cell table:formula="of:=ABS([.A438]-[.B438])" office:value-type="float" office:value="1610" calcext:value-type="float">
            <text:p>1610</text:p>
          </table:table-cell>
          <table:table-cell table:formula="of:=COUNTIF([.$B$1:.$B$1000];&quot;+&quot; &amp; [.A438])" office:value-type="float" office:value="0" calcext:value-type="float">
            <text:p>0</text:p>
          </table:table-cell>
          <table:table-cell table:formula="of:=[.D438]*[.A4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22" calcext:value-type="float">
            <text:p>47722</text:p>
          </table:table-cell>
          <table:table-cell office:value-type="float" office:value="49298" calcext:value-type="float">
            <text:p>49298</text:p>
          </table:table-cell>
          <table:table-cell table:formula="of:=ABS([.A439]-[.B439])" office:value-type="float" office:value="1576" calcext:value-type="float">
            <text:p>1576</text:p>
          </table:table-cell>
          <table:table-cell table:formula="of:=COUNTIF([.$B$1:.$B$1000];&quot;+&quot; &amp; [.A439])" office:value-type="float" office:value="0" calcext:value-type="float">
            <text:p>0</text:p>
          </table:table-cell>
          <table:table-cell table:formula="of:=[.D439]*[.A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71" calcext:value-type="float">
            <text:p>47771</text:p>
          </table:table-cell>
          <table:table-cell office:value-type="float" office:value="49309" calcext:value-type="float">
            <text:p>49309</text:p>
          </table:table-cell>
          <table:table-cell table:formula="of:=ABS([.A440]-[.B440])" office:value-type="float" office:value="1538" calcext:value-type="float">
            <text:p>1538</text:p>
          </table:table-cell>
          <table:table-cell table:formula="of:=COUNTIF([.$B$1:.$B$1000];&quot;+&quot; &amp; [.A440])" office:value-type="float" office:value="0" calcext:value-type="float">
            <text:p>0</text:p>
          </table:table-cell>
          <table:table-cell table:formula="of:=[.D440]*[.A4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86" calcext:value-type="float">
            <text:p>47786</text:p>
          </table:table-cell>
          <table:table-cell office:value-type="float" office:value="49347" calcext:value-type="float">
            <text:p>49347</text:p>
          </table:table-cell>
          <table:table-cell table:formula="of:=ABS([.A441]-[.B441])" office:value-type="float" office:value="1561" calcext:value-type="float">
            <text:p>1561</text:p>
          </table:table-cell>
          <table:table-cell table:formula="of:=COUNTIF([.$B$1:.$B$1000];&quot;+&quot; &amp; [.A441])" office:value-type="float" office:value="0" calcext:value-type="float">
            <text:p>0</text:p>
          </table:table-cell>
          <table:table-cell table:formula="of:=[.D441]*[.A4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50" calcext:value-type="float">
            <text:p>48550</text:p>
          </table:table-cell>
          <table:table-cell office:value-type="float" office:value="49393" calcext:value-type="float">
            <text:p>49393</text:p>
          </table:table-cell>
          <table:table-cell table:formula="of:=ABS([.A442]-[.B442])" office:value-type="float" office:value="843" calcext:value-type="float">
            <text:p>843</text:p>
          </table:table-cell>
          <table:table-cell table:formula="of:=COUNTIF([.$B$1:.$B$1000];&quot;+&quot; &amp; [.A442])" office:value-type="float" office:value="11" calcext:value-type="float">
            <text:p>11</text:p>
          </table:table-cell>
          <table:table-cell table:formula="of:=[.D442]*[.A442]" office:value-type="float" office:value="534050" calcext:value-type="float">
            <text:p>534050</text:p>
          </table:table-cell>
        </table:table-row>
        <table:table-row table:style-name="ro1">
          <table:table-cell office:value-type="float" office:value="48615" calcext:value-type="float">
            <text:p>48615</text:p>
          </table:table-cell>
          <table:table-cell office:value-type="float" office:value="49541" calcext:value-type="float">
            <text:p>49541</text:p>
          </table:table-cell>
          <table:table-cell table:formula="of:=ABS([.A443]-[.B443])" office:value-type="float" office:value="926" calcext:value-type="float">
            <text:p>926</text:p>
          </table:table-cell>
          <table:table-cell table:formula="of:=COUNTIF([.$B$1:.$B$1000];&quot;+&quot; &amp; [.A443])" office:value-type="float" office:value="0" calcext:value-type="float">
            <text:p>0</text:p>
          </table:table-cell>
          <table:table-cell table:formula="of:=[.D443]*[.A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60" calcext:value-type="float">
            <text:p>48760</text:p>
          </table:table-cell>
          <table:table-cell office:value-type="float" office:value="49638" calcext:value-type="float">
            <text:p>49638</text:p>
          </table:table-cell>
          <table:table-cell table:formula="of:=ABS([.A444]-[.B444])" office:value-type="float" office:value="878" calcext:value-type="float">
            <text:p>878</text:p>
          </table:table-cell>
          <table:table-cell table:formula="of:=COUNTIF([.$B$1:.$B$1000];&quot;+&quot; &amp; [.A444])" office:value-type="float" office:value="0" calcext:value-type="float">
            <text:p>0</text:p>
          </table:table-cell>
          <table:table-cell table:formula="of:=[.D444]*[.A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38" calcext:value-type="float">
            <text:p>48838</text:p>
          </table:table-cell>
          <table:table-cell office:value-type="float" office:value="49661" calcext:value-type="float">
            <text:p>49661</text:p>
          </table:table-cell>
          <table:table-cell table:formula="of:=ABS([.A445]-[.B445])" office:value-type="float" office:value="823" calcext:value-type="float">
            <text:p>823</text:p>
          </table:table-cell>
          <table:table-cell table:formula="of:=COUNTIF([.$B$1:.$B$1000];&quot;+&quot; &amp; [.A445])" office:value-type="float" office:value="0" calcext:value-type="float">
            <text:p>0</text:p>
          </table:table-cell>
          <table:table-cell table:formula="of:=[.D445]*[.A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60" calcext:value-type="float">
            <text:p>48860</text:p>
          </table:table-cell>
          <table:table-cell office:value-type="float" office:value="49842" calcext:value-type="float">
            <text:p>49842</text:p>
          </table:table-cell>
          <table:table-cell table:formula="of:=ABS([.A446]-[.B446])" office:value-type="float" office:value="982" calcext:value-type="float">
            <text:p>982</text:p>
          </table:table-cell>
          <table:table-cell table:formula="of:=COUNTIF([.$B$1:.$B$1000];&quot;+&quot; &amp; [.A446])" office:value-type="float" office:value="0" calcext:value-type="float">
            <text:p>0</text:p>
          </table:table-cell>
          <table:table-cell table:formula="of:=[.D446]*[.A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78" calcext:value-type="float">
            <text:p>48878</text:p>
          </table:table-cell>
          <table:table-cell office:value-type="float" office:value="49904" calcext:value-type="float">
            <text:p>49904</text:p>
          </table:table-cell>
          <table:table-cell table:formula="of:=ABS([.A447]-[.B447])" office:value-type="float" office:value="1026" calcext:value-type="float">
            <text:p>1026</text:p>
          </table:table-cell>
          <table:table-cell table:formula="of:=COUNTIF([.$B$1:.$B$1000];&quot;+&quot; &amp; [.A447])" office:value-type="float" office:value="0" calcext:value-type="float">
            <text:p>0</text:p>
          </table:table-cell>
          <table:table-cell table:formula="of:=[.D447]*[.A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51" calcext:value-type="float">
            <text:p>48951</text:p>
          </table:table-cell>
          <table:table-cell office:value-type="float" office:value="49999" calcext:value-type="float">
            <text:p>49999</text:p>
          </table:table-cell>
          <table:table-cell table:formula="of:=ABS([.A448]-[.B448])" office:value-type="float" office:value="1048" calcext:value-type="float">
            <text:p>1048</text:p>
          </table:table-cell>
          <table:table-cell table:formula="of:=COUNTIF([.$B$1:.$B$1000];&quot;+&quot; &amp; [.A448])" office:value-type="float" office:value="0" calcext:value-type="float">
            <text:p>0</text:p>
          </table:table-cell>
          <table:table-cell table:formula="of:=[.D448]*[.A4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21" calcext:value-type="float">
            <text:p>49021</text:p>
          </table:table-cell>
          <table:table-cell office:value-type="float" office:value="50042" calcext:value-type="float">
            <text:p>50042</text:p>
          </table:table-cell>
          <table:table-cell table:formula="of:=ABS([.A449]-[.B449])" office:value-type="float" office:value="1021" calcext:value-type="float">
            <text:p>1021</text:p>
          </table:table-cell>
          <table:table-cell table:formula="of:=COUNTIF([.$B$1:.$B$1000];&quot;+&quot; &amp; [.A449])" office:value-type="float" office:value="0" calcext:value-type="float">
            <text:p>0</text:p>
          </table:table-cell>
          <table:table-cell table:formula="of:=[.D449]*[.A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48" calcext:value-type="float">
            <text:p>49048</text:p>
          </table:table-cell>
          <table:table-cell office:value-type="float" office:value="50061" calcext:value-type="float">
            <text:p>50061</text:p>
          </table:table-cell>
          <table:table-cell table:formula="of:=ABS([.A450]-[.B450])" office:value-type="float" office:value="1013" calcext:value-type="float">
            <text:p>1013</text:p>
          </table:table-cell>
          <table:table-cell table:formula="of:=COUNTIF([.$B$1:.$B$1000];&quot;+&quot; &amp; [.A450])" office:value-type="float" office:value="0" calcext:value-type="float">
            <text:p>0</text:p>
          </table:table-cell>
          <table:table-cell table:formula="of:=[.D450]*[.A4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81" calcext:value-type="float">
            <text:p>49081</text:p>
          </table:table-cell>
          <table:table-cell office:value-type="float" office:value="50078" calcext:value-type="float">
            <text:p>50078</text:p>
          </table:table-cell>
          <table:table-cell table:formula="of:=ABS([.A451]-[.B451])" office:value-type="float" office:value="997" calcext:value-type="float">
            <text:p>997</text:p>
          </table:table-cell>
          <table:table-cell table:formula="of:=COUNTIF([.$B$1:.$B$1000];&quot;+&quot; &amp; [.A451])" office:value-type="float" office:value="0" calcext:value-type="float">
            <text:p>0</text:p>
          </table:table-cell>
          <table:table-cell table:formula="of:=[.D451]*[.A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37" calcext:value-type="float">
            <text:p>49237</text:p>
          </table:table-cell>
          <table:table-cell office:value-type="float" office:value="50098" calcext:value-type="float">
            <text:p>50098</text:p>
          </table:table-cell>
          <table:table-cell table:formula="of:=ABS([.A452]-[.B452])" office:value-type="float" office:value="861" calcext:value-type="float">
            <text:p>861</text:p>
          </table:table-cell>
          <table:table-cell table:formula="of:=COUNTIF([.$B$1:.$B$1000];&quot;+&quot; &amp; [.A452])" office:value-type="float" office:value="0" calcext:value-type="float">
            <text:p>0</text:p>
          </table:table-cell>
          <table:table-cell table:formula="of:=[.D452]*[.A4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98" calcext:value-type="float">
            <text:p>49298</text:p>
          </table:table-cell>
          <table:table-cell office:value-type="float" office:value="50098" calcext:value-type="float">
            <text:p>50098</text:p>
          </table:table-cell>
          <table:table-cell table:formula="of:=ABS([.A453]-[.B453])" office:value-type="float" office:value="800" calcext:value-type="float">
            <text:p>800</text:p>
          </table:table-cell>
          <table:table-cell table:formula="of:=COUNTIF([.$B$1:.$B$1000];&quot;+&quot; &amp; [.A453])" office:value-type="float" office:value="16" calcext:value-type="float">
            <text:p>16</text:p>
          </table:table-cell>
          <table:table-cell table:formula="of:=[.D453]*[.A453]" office:value-type="float" office:value="788768" calcext:value-type="float">
            <text:p>788768</text:p>
          </table:table-cell>
        </table:table-row>
        <table:table-row table:style-name="ro1">
          <table:table-cell office:value-type="float" office:value="49344" calcext:value-type="float">
            <text:p>49344</text:p>
          </table:table-cell>
          <table:table-cell office:value-type="float" office:value="50098" calcext:value-type="float">
            <text:p>50098</text:p>
          </table:table-cell>
          <table:table-cell table:formula="of:=ABS([.A454]-[.B454])" office:value-type="float" office:value="754" calcext:value-type="float">
            <text:p>754</text:p>
          </table:table-cell>
          <table:table-cell table:formula="of:=COUNTIF([.$B$1:.$B$1000];&quot;+&quot; &amp; [.A454])" office:value-type="float" office:value="0" calcext:value-type="float">
            <text:p>0</text:p>
          </table:table-cell>
          <table:table-cell table:formula="of:=[.D454]*[.A4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90" calcext:value-type="float">
            <text:p>49490</text:p>
          </table:table-cell>
          <table:table-cell office:value-type="float" office:value="50098" calcext:value-type="float">
            <text:p>50098</text:p>
          </table:table-cell>
          <table:table-cell table:formula="of:=ABS([.A455]-[.B455])" office:value-type="float" office:value="608" calcext:value-type="float">
            <text:p>608</text:p>
          </table:table-cell>
          <table:table-cell table:formula="of:=COUNTIF([.$B$1:.$B$1000];&quot;+&quot; &amp; [.A455])" office:value-type="float" office:value="0" calcext:value-type="float">
            <text:p>0</text:p>
          </table:table-cell>
          <table:table-cell table:formula="of:=[.D455]*[.A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96" calcext:value-type="float">
            <text:p>49496</text:p>
          </table:table-cell>
          <table:table-cell office:value-type="float" office:value="50098" calcext:value-type="float">
            <text:p>50098</text:p>
          </table:table-cell>
          <table:table-cell table:formula="of:=ABS([.A456]-[.B456])" office:value-type="float" office:value="602" calcext:value-type="float">
            <text:p>602</text:p>
          </table:table-cell>
          <table:table-cell table:formula="of:=COUNTIF([.$B$1:.$B$1000];&quot;+&quot; &amp; [.A456])" office:value-type="float" office:value="0" calcext:value-type="float">
            <text:p>0</text:p>
          </table:table-cell>
          <table:table-cell table:formula="of:=[.D456]*[.A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office:value-type="float" office:value="50098" calcext:value-type="float">
            <text:p>50098</text:p>
          </table:table-cell>
          <table:table-cell table:formula="of:=ABS([.A457]-[.B457])" office:value-type="float" office:value="578" calcext:value-type="float">
            <text:p>578</text:p>
          </table:table-cell>
          <table:table-cell table:formula="of:=COUNTIF([.$B$1:.$B$1000];&quot;+&quot; &amp; [.A457])" office:value-type="float" office:value="0" calcext:value-type="float">
            <text:p>0</text:p>
          </table:table-cell>
          <table:table-cell table:formula="of:=[.D457]*[.A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72" calcext:value-type="float">
            <text:p>49572</text:p>
          </table:table-cell>
          <table:table-cell office:value-type="float" office:value="50098" calcext:value-type="float">
            <text:p>50098</text:p>
          </table:table-cell>
          <table:table-cell table:formula="of:=ABS([.A458]-[.B458])" office:value-type="float" office:value="526" calcext:value-type="float">
            <text:p>526</text:p>
          </table:table-cell>
          <table:table-cell table:formula="of:=COUNTIF([.$B$1:.$B$1000];&quot;+&quot; &amp; [.A458])" office:value-type="float" office:value="0" calcext:value-type="float">
            <text:p>0</text:p>
          </table:table-cell>
          <table:table-cell table:formula="of:=[.D458]*[.A4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23" calcext:value-type="float">
            <text:p>49723</text:p>
          </table:table-cell>
          <table:table-cell office:value-type="float" office:value="50098" calcext:value-type="float">
            <text:p>50098</text:p>
          </table:table-cell>
          <table:table-cell table:formula="of:=ABS([.A459]-[.B459])" office:value-type="float" office:value="375" calcext:value-type="float">
            <text:p>375</text:p>
          </table:table-cell>
          <table:table-cell table:formula="of:=COUNTIF([.$B$1:.$B$1000];&quot;+&quot; &amp; [.A459])" office:value-type="float" office:value="0" calcext:value-type="float">
            <text:p>0</text:p>
          </table:table-cell>
          <table:table-cell table:formula="of:=[.D459]*[.A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30" calcext:value-type="float">
            <text:p>49730</text:p>
          </table:table-cell>
          <table:table-cell office:value-type="float" office:value="50098" calcext:value-type="float">
            <text:p>50098</text:p>
          </table:table-cell>
          <table:table-cell table:formula="of:=ABS([.A460]-[.B460])" office:value-type="float" office:value="368" calcext:value-type="float">
            <text:p>368</text:p>
          </table:table-cell>
          <table:table-cell table:formula="of:=COUNTIF([.$B$1:.$B$1000];&quot;+&quot; &amp; [.A460])" office:value-type="float" office:value="0" calcext:value-type="float">
            <text:p>0</text:p>
          </table:table-cell>
          <table:table-cell table:formula="of:=[.D460]*[.A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43" calcext:value-type="float">
            <text:p>49743</text:p>
          </table:table-cell>
          <table:table-cell office:value-type="float" office:value="50098" calcext:value-type="float">
            <text:p>50098</text:p>
          </table:table-cell>
          <table:table-cell table:formula="of:=ABS([.A461]-[.B461])" office:value-type="float" office:value="355" calcext:value-type="float">
            <text:p>355</text:p>
          </table:table-cell>
          <table:table-cell table:formula="of:=COUNTIF([.$B$1:.$B$1000];&quot;+&quot; &amp; [.A461])" office:value-type="float" office:value="0" calcext:value-type="float">
            <text:p>0</text:p>
          </table:table-cell>
          <table:table-cell table:formula="of:=[.D461]*[.A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58" calcext:value-type="float">
            <text:p>49758</text:p>
          </table:table-cell>
          <table:table-cell office:value-type="float" office:value="50098" calcext:value-type="float">
            <text:p>50098</text:p>
          </table:table-cell>
          <table:table-cell table:formula="of:=ABS([.A462]-[.B462])" office:value-type="float" office:value="340" calcext:value-type="float">
            <text:p>340</text:p>
          </table:table-cell>
          <table:table-cell table:formula="of:=COUNTIF([.$B$1:.$B$1000];&quot;+&quot; &amp; [.A462])" office:value-type="float" office:value="0" calcext:value-type="float">
            <text:p>0</text:p>
          </table:table-cell>
          <table:table-cell table:formula="of:=[.D462]*[.A4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24" calcext:value-type="float">
            <text:p>49824</text:p>
          </table:table-cell>
          <table:table-cell office:value-type="float" office:value="50098" calcext:value-type="float">
            <text:p>50098</text:p>
          </table:table-cell>
          <table:table-cell table:formula="of:=ABS([.A463]-[.B463])" office:value-type="float" office:value="274" calcext:value-type="float">
            <text:p>274</text:p>
          </table:table-cell>
          <table:table-cell table:formula="of:=COUNTIF([.$B$1:.$B$1000];&quot;+&quot; &amp; [.A463])" office:value-type="float" office:value="0" calcext:value-type="float">
            <text:p>0</text:p>
          </table:table-cell>
          <table:table-cell table:formula="of:=[.D463]*[.A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50143" calcext:value-type="float">
            <text:p>50143</text:p>
          </table:table-cell>
          <table:table-cell table:formula="of:=ABS([.A464]-[.B464])" office:value-type="float" office:value="225" calcext:value-type="float">
            <text:p>225</text:p>
          </table:table-cell>
          <table:table-cell table:formula="of:=COUNTIF([.$B$1:.$B$1000];&quot;+&quot; &amp; [.A464])" office:value-type="float" office:value="0" calcext:value-type="float">
            <text:p>0</text:p>
          </table:table-cell>
          <table:table-cell table:formula="of:=[.D464]*[.A4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54" calcext:value-type="float">
            <text:p>49954</text:p>
          </table:table-cell>
          <table:table-cell office:value-type="float" office:value="50164" calcext:value-type="float">
            <text:p>50164</text:p>
          </table:table-cell>
          <table:table-cell table:formula="of:=ABS([.A465]-[.B465])" office:value-type="float" office:value="210" calcext:value-type="float">
            <text:p>210</text:p>
          </table:table-cell>
          <table:table-cell table:formula="of:=COUNTIF([.$B$1:.$B$1000];&quot;+&quot; &amp; [.A465])" office:value-type="float" office:value="0" calcext:value-type="float">
            <text:p>0</text:p>
          </table:table-cell>
          <table:table-cell table:formula="of:=[.D465]*[.A4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48" calcext:value-type="float">
            <text:p>50048</text:p>
          </table:table-cell>
          <table:table-cell office:value-type="float" office:value="50769" calcext:value-type="float">
            <text:p>50769</text:p>
          </table:table-cell>
          <table:table-cell table:formula="of:=ABS([.A466]-[.B466])" office:value-type="float" office:value="721" calcext:value-type="float">
            <text:p>721</text:p>
          </table:table-cell>
          <table:table-cell table:formula="of:=COUNTIF([.$B$1:.$B$1000];&quot;+&quot; &amp; [.A466])" office:value-type="float" office:value="0" calcext:value-type="float">
            <text:p>0</text:p>
          </table:table-cell>
          <table:table-cell table:formula="of:=[.D466]*[.A4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49" calcext:value-type="float">
            <text:p>50049</text:p>
          </table:table-cell>
          <table:table-cell office:value-type="float" office:value="50816" calcext:value-type="float">
            <text:p>50816</text:p>
          </table:table-cell>
          <table:table-cell table:formula="of:=ABS([.A467]-[.B467])" office:value-type="float" office:value="767" calcext:value-type="float">
            <text:p>767</text:p>
          </table:table-cell>
          <table:table-cell table:formula="of:=COUNTIF([.$B$1:.$B$1000];&quot;+&quot; &amp; [.A467])" office:value-type="float" office:value="0" calcext:value-type="float">
            <text:p>0</text:p>
          </table:table-cell>
          <table:table-cell table:formula="of:=[.D467]*[.A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50862" calcext:value-type="float">
            <text:p>50862</text:p>
          </table:table-cell>
          <table:table-cell table:formula="of:=ABS([.A468]-[.B468])" office:value-type="float" office:value="789" calcext:value-type="float">
            <text:p>789</text:p>
          </table:table-cell>
          <table:table-cell table:formula="of:=COUNTIF([.$B$1:.$B$1000];&quot;+&quot; &amp; [.A468])" office:value-type="float" office:value="0" calcext:value-type="float">
            <text:p>0</text:p>
          </table:table-cell>
          <table:table-cell table:formula="of:=[.D468]*[.A4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93" calcext:value-type="float">
            <text:p>50093</text:p>
          </table:table-cell>
          <table:table-cell office:value-type="float" office:value="50862" calcext:value-type="float">
            <text:p>50862</text:p>
          </table:table-cell>
          <table:table-cell table:formula="of:=ABS([.A469]-[.B469])" office:value-type="float" office:value="769" calcext:value-type="float">
            <text:p>769</text:p>
          </table:table-cell>
          <table:table-cell table:formula="of:=COUNTIF([.$B$1:.$B$1000];&quot;+&quot; &amp; [.A469])" office:value-type="float" office:value="0" calcext:value-type="float">
            <text:p>0</text:p>
          </table:table-cell>
          <table:table-cell table:formula="of:=[.D469]*[.A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98" calcext:value-type="float">
            <text:p>50098</text:p>
          </table:table-cell>
          <table:table-cell office:value-type="float" office:value="50862" calcext:value-type="float">
            <text:p>50862</text:p>
          </table:table-cell>
          <table:table-cell table:formula="of:=ABS([.A470]-[.B470])" office:value-type="float" office:value="764" calcext:value-type="float">
            <text:p>764</text:p>
          </table:table-cell>
          <table:table-cell table:formula="of:=COUNTIF([.$B$1:.$B$1000];&quot;+&quot; &amp; [.A470])" office:value-type="float" office:value="12" calcext:value-type="float">
            <text:p>12</text:p>
          </table:table-cell>
          <table:table-cell table:formula="of:=[.D470]*[.A470]" office:value-type="float" office:value="601176" calcext:value-type="float">
            <text:p>601176</text:p>
          </table:table-cell>
        </table:table-row>
        <table:table-row table:style-name="ro1">
          <table:table-cell office:value-type="float" office:value="50187" calcext:value-type="float">
            <text:p>50187</text:p>
          </table:table-cell>
          <table:table-cell office:value-type="float" office:value="50862" calcext:value-type="float">
            <text:p>50862</text:p>
          </table:table-cell>
          <table:table-cell table:formula="of:=ABS([.A471]-[.B471])" office:value-type="float" office:value="675" calcext:value-type="float">
            <text:p>675</text:p>
          </table:table-cell>
          <table:table-cell table:formula="of:=COUNTIF([.$B$1:.$B$1000];&quot;+&quot; &amp; [.A471])" office:value-type="float" office:value="0" calcext:value-type="float">
            <text:p>0</text:p>
          </table:table-cell>
          <table:table-cell table:formula="of:=[.D471]*[.A4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11" calcext:value-type="float">
            <text:p>50211</text:p>
          </table:table-cell>
          <table:table-cell office:value-type="float" office:value="50862" calcext:value-type="float">
            <text:p>50862</text:p>
          </table:table-cell>
          <table:table-cell table:formula="of:=ABS([.A472]-[.B472])" office:value-type="float" office:value="651" calcext:value-type="float">
            <text:p>651</text:p>
          </table:table-cell>
          <table:table-cell table:formula="of:=COUNTIF([.$B$1:.$B$1000];&quot;+&quot; &amp; [.A472])" office:value-type="float" office:value="0" calcext:value-type="float">
            <text:p>0</text:p>
          </table:table-cell>
          <table:table-cell table:formula="of:=[.D472]*[.A4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85" calcext:value-type="float">
            <text:p>50285</text:p>
          </table:table-cell>
          <table:table-cell office:value-type="float" office:value="50862" calcext:value-type="float">
            <text:p>50862</text:p>
          </table:table-cell>
          <table:table-cell table:formula="of:=ABS([.A473]-[.B473])" office:value-type="float" office:value="577" calcext:value-type="float">
            <text:p>577</text:p>
          </table:table-cell>
          <table:table-cell table:formula="of:=COUNTIF([.$B$1:.$B$1000];&quot;+&quot; &amp; [.A473])" office:value-type="float" office:value="0" calcext:value-type="float">
            <text:p>0</text:p>
          </table:table-cell>
          <table:table-cell table:formula="of:=[.D473]*[.A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67" calcext:value-type="float">
            <text:p>50667</text:p>
          </table:table-cell>
          <table:table-cell office:value-type="float" office:value="51085" calcext:value-type="float">
            <text:p>51085</text:p>
          </table:table-cell>
          <table:table-cell table:formula="of:=ABS([.A474]-[.B474])" office:value-type="float" office:value="418" calcext:value-type="float">
            <text:p>418</text:p>
          </table:table-cell>
          <table:table-cell table:formula="of:=COUNTIF([.$B$1:.$B$1000];&quot;+&quot; &amp; [.A474])" office:value-type="float" office:value="0" calcext:value-type="float">
            <text:p>0</text:p>
          </table:table-cell>
          <table:table-cell table:formula="of:=[.D474]*[.A4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11" calcext:value-type="float">
            <text:p>50711</text:p>
          </table:table-cell>
          <table:table-cell office:value-type="float" office:value="51086" calcext:value-type="float">
            <text:p>51086</text:p>
          </table:table-cell>
          <table:table-cell table:formula="of:=ABS([.A475]-[.B475])" office:value-type="float" office:value="375" calcext:value-type="float">
            <text:p>375</text:p>
          </table:table-cell>
          <table:table-cell table:formula="of:=COUNTIF([.$B$1:.$B$1000];&quot;+&quot; &amp; [.A475])" office:value-type="float" office:value="0" calcext:value-type="float">
            <text:p>0</text:p>
          </table:table-cell>
          <table:table-cell table:formula="of:=[.D475]*[.A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20" calcext:value-type="float">
            <text:p>50720</text:p>
          </table:table-cell>
          <table:table-cell office:value-type="float" office:value="51193" calcext:value-type="float">
            <text:p>51193</text:p>
          </table:table-cell>
          <table:table-cell table:formula="of:=ABS([.A476]-[.B476])" office:value-type="float" office:value="473" calcext:value-type="float">
            <text:p>473</text:p>
          </table:table-cell>
          <table:table-cell table:formula="of:=COUNTIF([.$B$1:.$B$1000];&quot;+&quot; &amp; [.A476])" office:value-type="float" office:value="0" calcext:value-type="float">
            <text:p>0</text:p>
          </table:table-cell>
          <table:table-cell table:formula="of:=[.D476]*[.A4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27" calcext:value-type="float">
            <text:p>50727</text:p>
          </table:table-cell>
          <table:table-cell office:value-type="float" office:value="51419" calcext:value-type="float">
            <text:p>51419</text:p>
          </table:table-cell>
          <table:table-cell table:formula="of:=ABS([.A477]-[.B477])" office:value-type="float" office:value="692" calcext:value-type="float">
            <text:p>692</text:p>
          </table:table-cell>
          <table:table-cell table:formula="of:=COUNTIF([.$B$1:.$B$1000];&quot;+&quot; &amp; [.A477])" office:value-type="float" office:value="0" calcext:value-type="float">
            <text:p>0</text:p>
          </table:table-cell>
          <table:table-cell table:formula="of:=[.D477]*[.A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57" calcext:value-type="float">
            <text:p>50757</text:p>
          </table:table-cell>
          <table:table-cell office:value-type="float" office:value="51435" calcext:value-type="float">
            <text:p>51435</text:p>
          </table:table-cell>
          <table:table-cell table:formula="of:=ABS([.A478]-[.B478])" office:value-type="float" office:value="678" calcext:value-type="float">
            <text:p>678</text:p>
          </table:table-cell>
          <table:table-cell table:formula="of:=COUNTIF([.$B$1:.$B$1000];&quot;+&quot; &amp; [.A478])" office:value-type="float" office:value="0" calcext:value-type="float">
            <text:p>0</text:p>
          </table:table-cell>
          <table:table-cell table:formula="of:=[.D478]*[.A4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62" calcext:value-type="float">
            <text:p>50762</text:p>
          </table:table-cell>
          <table:table-cell office:value-type="float" office:value="51774" calcext:value-type="float">
            <text:p>51774</text:p>
          </table:table-cell>
          <table:table-cell table:formula="of:=ABS([.A479]-[.B479])" office:value-type="float" office:value="1012" calcext:value-type="float">
            <text:p>1012</text:p>
          </table:table-cell>
          <table:table-cell table:formula="of:=COUNTIF([.$B$1:.$B$1000];&quot;+&quot; &amp; [.A479])" office:value-type="float" office:value="0" calcext:value-type="float">
            <text:p>0</text:p>
          </table:table-cell>
          <table:table-cell table:formula="of:=[.D479]*[.A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01" calcext:value-type="float">
            <text:p>50801</text:p>
          </table:table-cell>
          <table:table-cell office:value-type="float" office:value="52243" calcext:value-type="float">
            <text:p>52243</text:p>
          </table:table-cell>
          <table:table-cell table:formula="of:=ABS([.A480]-[.B480])" office:value-type="float" office:value="1442" calcext:value-type="float">
            <text:p>1442</text:p>
          </table:table-cell>
          <table:table-cell table:formula="of:=COUNTIF([.$B$1:.$B$1000];&quot;+&quot; &amp; [.A480])" office:value-type="float" office:value="0" calcext:value-type="float">
            <text:p>0</text:p>
          </table:table-cell>
          <table:table-cell table:formula="of:=[.D480]*[.A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11" calcext:value-type="float">
            <text:p>50811</text:p>
          </table:table-cell>
          <table:table-cell office:value-type="float" office:value="52329" calcext:value-type="float">
            <text:p>52329</text:p>
          </table:table-cell>
          <table:table-cell table:formula="of:=ABS([.A481]-[.B481])" office:value-type="float" office:value="1518" calcext:value-type="float">
            <text:p>1518</text:p>
          </table:table-cell>
          <table:table-cell table:formula="of:=COUNTIF([.$B$1:.$B$1000];&quot;+&quot; &amp; [.A481])" office:value-type="float" office:value="0" calcext:value-type="float">
            <text:p>0</text:p>
          </table:table-cell>
          <table:table-cell table:formula="of:=[.D481]*[.A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62" calcext:value-type="float">
            <text:p>50862</text:p>
          </table:table-cell>
          <table:table-cell office:value-type="float" office:value="52436" calcext:value-type="float">
            <text:p>52436</text:p>
          </table:table-cell>
          <table:table-cell table:formula="of:=ABS([.A482]-[.B482])" office:value-type="float" office:value="1574" calcext:value-type="float">
            <text:p>1574</text:p>
          </table:table-cell>
          <table:table-cell table:formula="of:=COUNTIF([.$B$1:.$B$1000];&quot;+&quot; &amp; [.A482])" office:value-type="float" office:value="6" calcext:value-type="float">
            <text:p>6</text:p>
          </table:table-cell>
          <table:table-cell table:formula="of:=[.D482]*[.A482]" office:value-type="float" office:value="305172" calcext:value-type="float">
            <text:p>305172</text:p>
          </table:table-cell>
        </table:table-row>
        <table:table-row table:style-name="ro1">
          <table:table-cell office:value-type="float" office:value="50928" calcext:value-type="float">
            <text:p>50928</text:p>
          </table:table-cell>
          <table:table-cell office:value-type="float" office:value="52473" calcext:value-type="float">
            <text:p>52473</text:p>
          </table:table-cell>
          <table:table-cell table:formula="of:=ABS([.A483]-[.B483])" office:value-type="float" office:value="1545" calcext:value-type="float">
            <text:p>1545</text:p>
          </table:table-cell>
          <table:table-cell table:formula="of:=COUNTIF([.$B$1:.$B$1000];&quot;+&quot; &amp; [.A483])" office:value-type="float" office:value="0" calcext:value-type="float">
            <text:p>0</text:p>
          </table:table-cell>
          <table:table-cell table:formula="of:=[.D483]*[.A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52" calcext:value-type="float">
            <text:p>50952</text:p>
          </table:table-cell>
          <table:table-cell office:value-type="float" office:value="52481" calcext:value-type="float">
            <text:p>52481</text:p>
          </table:table-cell>
          <table:table-cell table:formula="of:=ABS([.A484]-[.B484])" office:value-type="float" office:value="1529" calcext:value-type="float">
            <text:p>1529</text:p>
          </table:table-cell>
          <table:table-cell table:formula="of:=COUNTIF([.$B$1:.$B$1000];&quot;+&quot; &amp; [.A484])" office:value-type="float" office:value="0" calcext:value-type="float">
            <text:p>0</text:p>
          </table:table-cell>
          <table:table-cell table:formula="of:=[.D484]*[.A4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95" calcext:value-type="float">
            <text:p>50995</text:p>
          </table:table-cell>
          <table:table-cell office:value-type="float" office:value="52496" calcext:value-type="float">
            <text:p>52496</text:p>
          </table:table-cell>
          <table:table-cell table:formula="of:=ABS([.A485]-[.B485])" office:value-type="float" office:value="1501" calcext:value-type="float">
            <text:p>1501</text:p>
          </table:table-cell>
          <table:table-cell table:formula="of:=COUNTIF([.$B$1:.$B$1000];&quot;+&quot; &amp; [.A485])" office:value-type="float" office:value="0" calcext:value-type="float">
            <text:p>0</text:p>
          </table:table-cell>
          <table:table-cell table:formula="of:=[.D485]*[.A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float" office:value="52565" calcext:value-type="float">
            <text:p>52565</text:p>
          </table:table-cell>
          <table:table-cell table:formula="of:=ABS([.A486]-[.B486])" office:value-type="float" office:value="1421" calcext:value-type="float">
            <text:p>1421</text:p>
          </table:table-cell>
          <table:table-cell table:formula="of:=COUNTIF([.$B$1:.$B$1000];&quot;+&quot; &amp; [.A486])" office:value-type="float" office:value="0" calcext:value-type="float">
            <text:p>0</text:p>
          </table:table-cell>
          <table:table-cell table:formula="of:=[.D486]*[.A4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95" calcext:value-type="float">
            <text:p>51195</text:p>
          </table:table-cell>
          <table:table-cell office:value-type="float" office:value="52818" calcext:value-type="float">
            <text:p>52818</text:p>
          </table:table-cell>
          <table:table-cell table:formula="of:=ABS([.A487]-[.B487])" office:value-type="float" office:value="1623" calcext:value-type="float">
            <text:p>1623</text:p>
          </table:table-cell>
          <table:table-cell table:formula="of:=COUNTIF([.$B$1:.$B$1000];&quot;+&quot; &amp; [.A487])" office:value-type="float" office:value="0" calcext:value-type="float">
            <text:p>0</text:p>
          </table:table-cell>
          <table:table-cell table:formula="of:=[.D487]*[.A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96" calcext:value-type="float">
            <text:p>51196</text:p>
          </table:table-cell>
          <table:table-cell office:value-type="float" office:value="52909" calcext:value-type="float">
            <text:p>52909</text:p>
          </table:table-cell>
          <table:table-cell table:formula="of:=ABS([.A488]-[.B488])" office:value-type="float" office:value="1713" calcext:value-type="float">
            <text:p>1713</text:p>
          </table:table-cell>
          <table:table-cell table:formula="of:=COUNTIF([.$B$1:.$B$1000];&quot;+&quot; &amp; [.A488])" office:value-type="float" office:value="0" calcext:value-type="float">
            <text:p>0</text:p>
          </table:table-cell>
          <table:table-cell table:formula="of:=[.D488]*[.A4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float" office:value="52947" calcext:value-type="float">
            <text:p>52947</text:p>
          </table:table-cell>
          <table:table-cell table:formula="of:=ABS([.A489]-[.B489])" office:value-type="float" office:value="1739" calcext:value-type="float">
            <text:p>1739</text:p>
          </table:table-cell>
          <table:table-cell table:formula="of:=COUNTIF([.$B$1:.$B$1000];&quot;+&quot; &amp; [.A489])" office:value-type="float" office:value="0" calcext:value-type="float">
            <text:p>0</text:p>
          </table:table-cell>
          <table:table-cell table:formula="of:=[.D489]*[.A4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float" office:value="52968" calcext:value-type="float">
            <text:p>52968</text:p>
          </table:table-cell>
          <table:table-cell table:formula="of:=ABS([.A490]-[.B490])" office:value-type="float" office:value="1757" calcext:value-type="float">
            <text:p>1757</text:p>
          </table:table-cell>
          <table:table-cell table:formula="of:=COUNTIF([.$B$1:.$B$1000];&quot;+&quot; &amp; [.A490])" office:value-type="float" office:value="0" calcext:value-type="float">
            <text:p>0</text:p>
          </table:table-cell>
          <table:table-cell table:formula="of:=[.D490]*[.A4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5" calcext:value-type="float">
            <text:p>51645</text:p>
          </table:table-cell>
          <table:table-cell office:value-type="float" office:value="53468" calcext:value-type="float">
            <text:p>53468</text:p>
          </table:table-cell>
          <table:table-cell table:formula="of:=ABS([.A491]-[.B491])" office:value-type="float" office:value="1823" calcext:value-type="float">
            <text:p>1823</text:p>
          </table:table-cell>
          <table:table-cell table:formula="of:=COUNTIF([.$B$1:.$B$1000];&quot;+&quot; &amp; [.A491])" office:value-type="float" office:value="0" calcext:value-type="float">
            <text:p>0</text:p>
          </table:table-cell>
          <table:table-cell table:formula="of:=[.D491]*[.A4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8" calcext:value-type="float">
            <text:p>51888</text:p>
          </table:table-cell>
          <table:table-cell office:value-type="float" office:value="53538" calcext:value-type="float">
            <text:p>53538</text:p>
          </table:table-cell>
          <table:table-cell table:formula="of:=ABS([.A492]-[.B492])" office:value-type="float" office:value="1650" calcext:value-type="float">
            <text:p>1650</text:p>
          </table:table-cell>
          <table:table-cell table:formula="of:=COUNTIF([.$B$1:.$B$1000];&quot;+&quot; &amp; [.A492])" office:value-type="float" office:value="0" calcext:value-type="float">
            <text:p>0</text:p>
          </table:table-cell>
          <table:table-cell table:formula="of:=[.D492]*[.A4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82" calcext:value-type="float">
            <text:p>51982</text:p>
          </table:table-cell>
          <table:table-cell office:value-type="float" office:value="53584" calcext:value-type="float">
            <text:p>53584</text:p>
          </table:table-cell>
          <table:table-cell table:formula="of:=ABS([.A493]-[.B493])" office:value-type="float" office:value="1602" calcext:value-type="float">
            <text:p>1602</text:p>
          </table:table-cell>
          <table:table-cell table:formula="of:=COUNTIF([.$B$1:.$B$1000];&quot;+&quot; &amp; [.A493])" office:value-type="float" office:value="0" calcext:value-type="float">
            <text:p>0</text:p>
          </table:table-cell>
          <table:table-cell table:formula="of:=[.D493]*[.A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11" calcext:value-type="float">
            <text:p>52011</text:p>
          </table:table-cell>
          <table:table-cell office:value-type="float" office:value="53663" calcext:value-type="float">
            <text:p>53663</text:p>
          </table:table-cell>
          <table:table-cell table:formula="of:=ABS([.A494]-[.B494])" office:value-type="float" office:value="1652" calcext:value-type="float">
            <text:p>1652</text:p>
          </table:table-cell>
          <table:table-cell table:formula="of:=COUNTIF([.$B$1:.$B$1000];&quot;+&quot; &amp; [.A494])" office:value-type="float" office:value="0" calcext:value-type="float">
            <text:p>0</text:p>
          </table:table-cell>
          <table:table-cell table:formula="of:=[.D494]*[.A4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34" calcext:value-type="float">
            <text:p>52134</text:p>
          </table:table-cell>
          <table:table-cell office:value-type="float" office:value="53666" calcext:value-type="float">
            <text:p>53666</text:p>
          </table:table-cell>
          <table:table-cell table:formula="of:=ABS([.A495]-[.B495])" office:value-type="float" office:value="1532" calcext:value-type="float">
            <text:p>1532</text:p>
          </table:table-cell>
          <table:table-cell table:formula="of:=COUNTIF([.$B$1:.$B$1000];&quot;+&quot; &amp; [.A495])" office:value-type="float" office:value="0" calcext:value-type="float">
            <text:p>0</text:p>
          </table:table-cell>
          <table:table-cell table:formula="of:=[.D495]*[.A4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59" calcext:value-type="float">
            <text:p>52159</text:p>
          </table:table-cell>
          <table:table-cell office:value-type="float" office:value="53744" calcext:value-type="float">
            <text:p>53744</text:p>
          </table:table-cell>
          <table:table-cell table:formula="of:=ABS([.A496]-[.B496])" office:value-type="float" office:value="1585" calcext:value-type="float">
            <text:p>1585</text:p>
          </table:table-cell>
          <table:table-cell table:formula="of:=COUNTIF([.$B$1:.$B$1000];&quot;+&quot; &amp; [.A496])" office:value-type="float" office:value="0" calcext:value-type="float">
            <text:p>0</text:p>
          </table:table-cell>
          <table:table-cell table:formula="of:=[.D496]*[.A4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float" office:value="54616" calcext:value-type="float">
            <text:p>54616</text:p>
          </table:table-cell>
          <table:table-cell table:formula="of:=ABS([.A497]-[.B497])" office:value-type="float" office:value="2214" calcext:value-type="float">
            <text:p>2214</text:p>
          </table:table-cell>
          <table:table-cell table:formula="of:=COUNTIF([.$B$1:.$B$1000];&quot;+&quot; &amp; [.A497])" office:value-type="float" office:value="0" calcext:value-type="float">
            <text:p>0</text:p>
          </table:table-cell>
          <table:table-cell table:formula="of:=[.D497]*[.A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19" calcext:value-type="float">
            <text:p>52519</text:p>
          </table:table-cell>
          <table:table-cell office:value-type="float" office:value="54811" calcext:value-type="float">
            <text:p>54811</text:p>
          </table:table-cell>
          <table:table-cell table:formula="of:=ABS([.A498]-[.B498])" office:value-type="float" office:value="2292" calcext:value-type="float">
            <text:p>2292</text:p>
          </table:table-cell>
          <table:table-cell table:formula="of:=COUNTIF([.$B$1:.$B$1000];&quot;+&quot; &amp; [.A498])" office:value-type="float" office:value="0" calcext:value-type="float">
            <text:p>0</text:p>
          </table:table-cell>
          <table:table-cell table:formula="of:=[.D498]*[.A4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float" office:value="54811" calcext:value-type="float">
            <text:p>54811</text:p>
          </table:table-cell>
          <table:table-cell table:formula="of:=ABS([.A499]-[.B499])" office:value-type="float" office:value="2200" calcext:value-type="float">
            <text:p>2200</text:p>
          </table:table-cell>
          <table:table-cell table:formula="of:=COUNTIF([.$B$1:.$B$1000];&quot;+&quot; &amp; [.A499])" office:value-type="float" office:value="0" calcext:value-type="float">
            <text:p>0</text:p>
          </table:table-cell>
          <table:table-cell table:formula="of:=[.D499]*[.A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57" calcext:value-type="float">
            <text:p>52657</text:p>
          </table:table-cell>
          <table:table-cell office:value-type="float" office:value="54811" calcext:value-type="float">
            <text:p>54811</text:p>
          </table:table-cell>
          <table:table-cell table:formula="of:=ABS([.A500]-[.B500])" office:value-type="float" office:value="2154" calcext:value-type="float">
            <text:p>2154</text:p>
          </table:table-cell>
          <table:table-cell table:formula="of:=COUNTIF([.$B$1:.$B$1000];&quot;+&quot; &amp; [.A500])" office:value-type="float" office:value="0" calcext:value-type="float">
            <text:p>0</text:p>
          </table:table-cell>
          <table:table-cell table:formula="of:=[.D500]*[.A5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65" calcext:value-type="float">
            <text:p>52665</text:p>
          </table:table-cell>
          <table:table-cell office:value-type="float" office:value="54811" calcext:value-type="float">
            <text:p>54811</text:p>
          </table:table-cell>
          <table:table-cell table:formula="of:=ABS([.A501]-[.B501])" office:value-type="float" office:value="2146" calcext:value-type="float">
            <text:p>2146</text:p>
          </table:table-cell>
          <table:table-cell table:formula="of:=COUNTIF([.$B$1:.$B$1000];&quot;+&quot; &amp; [.A501])" office:value-type="float" office:value="0" calcext:value-type="float">
            <text:p>0</text:p>
          </table:table-cell>
          <table:table-cell table:formula="of:=[.D501]*[.A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21" calcext:value-type="float">
            <text:p>52821</text:p>
          </table:table-cell>
          <table:table-cell office:value-type="float" office:value="54811" calcext:value-type="float">
            <text:p>54811</text:p>
          </table:table-cell>
          <table:table-cell table:formula="of:=ABS([.A502]-[.B502])" office:value-type="float" office:value="1990" calcext:value-type="float">
            <text:p>1990</text:p>
          </table:table-cell>
          <table:table-cell table:formula="of:=COUNTIF([.$B$1:.$B$1000];&quot;+&quot; &amp; [.A502])" office:value-type="float" office:value="0" calcext:value-type="float">
            <text:p>0</text:p>
          </table:table-cell>
          <table:table-cell table:formula="of:=[.D502]*[.A5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23" calcext:value-type="float">
            <text:p>52823</text:p>
          </table:table-cell>
          <table:table-cell office:value-type="float" office:value="54811" calcext:value-type="float">
            <text:p>54811</text:p>
          </table:table-cell>
          <table:table-cell table:formula="of:=ABS([.A503]-[.B503])" office:value-type="float" office:value="1988" calcext:value-type="float">
            <text:p>1988</text:p>
          </table:table-cell>
          <table:table-cell table:formula="of:=COUNTIF([.$B$1:.$B$1000];&quot;+&quot; &amp; [.A503])" office:value-type="float" office:value="0" calcext:value-type="float">
            <text:p>0</text:p>
          </table:table-cell>
          <table:table-cell table:formula="of:=[.D503]*[.A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02" calcext:value-type="float">
            <text:p>52902</text:p>
          </table:table-cell>
          <table:table-cell office:value-type="float" office:value="54811" calcext:value-type="float">
            <text:p>54811</text:p>
          </table:table-cell>
          <table:table-cell table:formula="of:=ABS([.A504]-[.B504])" office:value-type="float" office:value="1909" calcext:value-type="float">
            <text:p>1909</text:p>
          </table:table-cell>
          <table:table-cell table:formula="of:=COUNTIF([.$B$1:.$B$1000];&quot;+&quot; &amp; [.A504])" office:value-type="float" office:value="0" calcext:value-type="float">
            <text:p>0</text:p>
          </table:table-cell>
          <table:table-cell table:formula="of:=[.D504]*[.A5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24" calcext:value-type="float">
            <text:p>52924</text:p>
          </table:table-cell>
          <table:table-cell office:value-type="float" office:value="54811" calcext:value-type="float">
            <text:p>54811</text:p>
          </table:table-cell>
          <table:table-cell table:formula="of:=ABS([.A505]-[.B505])" office:value-type="float" office:value="1887" calcext:value-type="float">
            <text:p>1887</text:p>
          </table:table-cell>
          <table:table-cell table:formula="of:=COUNTIF([.$B$1:.$B$1000];&quot;+&quot; &amp; [.A505])" office:value-type="float" office:value="0" calcext:value-type="float">
            <text:p>0</text:p>
          </table:table-cell>
          <table:table-cell table:formula="of:=[.D505]*[.A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72" calcext:value-type="float">
            <text:p>53072</text:p>
          </table:table-cell>
          <table:table-cell office:value-type="float" office:value="54811" calcext:value-type="float">
            <text:p>54811</text:p>
          </table:table-cell>
          <table:table-cell table:formula="of:=ABS([.A506]-[.B506])" office:value-type="float" office:value="1739" calcext:value-type="float">
            <text:p>1739</text:p>
          </table:table-cell>
          <table:table-cell table:formula="of:=COUNTIF([.$B$1:.$B$1000];&quot;+&quot; &amp; [.A506])" office:value-type="float" office:value="0" calcext:value-type="float">
            <text:p>0</text:p>
          </table:table-cell>
          <table:table-cell table:formula="of:=[.D506]*[.A5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66" calcext:value-type="float">
            <text:p>53266</text:p>
          </table:table-cell>
          <table:table-cell office:value-type="float" office:value="54811" calcext:value-type="float">
            <text:p>54811</text:p>
          </table:table-cell>
          <table:table-cell table:formula="of:=ABS([.A507]-[.B507])" office:value-type="float" office:value="1545" calcext:value-type="float">
            <text:p>1545</text:p>
          </table:table-cell>
          <table:table-cell table:formula="of:=COUNTIF([.$B$1:.$B$1000];&quot;+&quot; &amp; [.A507])" office:value-type="float" office:value="0" calcext:value-type="float">
            <text:p>0</text:p>
          </table:table-cell>
          <table:table-cell table:formula="of:=[.D507]*[.A5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3" calcext:value-type="float">
            <text:p>53353</text:p>
          </table:table-cell>
          <table:table-cell office:value-type="float" office:value="54811" calcext:value-type="float">
            <text:p>54811</text:p>
          </table:table-cell>
          <table:table-cell table:formula="of:=ABS([.A508]-[.B508])" office:value-type="float" office:value="1458" calcext:value-type="float">
            <text:p>1458</text:p>
          </table:table-cell>
          <table:table-cell table:formula="of:=COUNTIF([.$B$1:.$B$1000];&quot;+&quot; &amp; [.A508])" office:value-type="float" office:value="0" calcext:value-type="float">
            <text:p>0</text:p>
          </table:table-cell>
          <table:table-cell table:formula="of:=[.D508]*[.A5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7" calcext:value-type="float">
            <text:p>53387</text:p>
          </table:table-cell>
          <table:table-cell office:value-type="float" office:value="54811" calcext:value-type="float">
            <text:p>54811</text:p>
          </table:table-cell>
          <table:table-cell table:formula="of:=ABS([.A509]-[.B509])" office:value-type="float" office:value="1424" calcext:value-type="float">
            <text:p>1424</text:p>
          </table:table-cell>
          <table:table-cell table:formula="of:=COUNTIF([.$B$1:.$B$1000];&quot;+&quot; &amp; [.A509])" office:value-type="float" office:value="0" calcext:value-type="float">
            <text:p>0</text:p>
          </table:table-cell>
          <table:table-cell table:formula="of:=[.D509]*[.A5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8" calcext:value-type="float">
            <text:p>53388</text:p>
          </table:table-cell>
          <table:table-cell office:value-type="float" office:value="54811" calcext:value-type="float">
            <text:p>54811</text:p>
          </table:table-cell>
          <table:table-cell table:formula="of:=ABS([.A510]-[.B510])" office:value-type="float" office:value="1423" calcext:value-type="float">
            <text:p>1423</text:p>
          </table:table-cell>
          <table:table-cell table:formula="of:=COUNTIF([.$B$1:.$B$1000];&quot;+&quot; &amp; [.A510])" office:value-type="float" office:value="0" calcext:value-type="float">
            <text:p>0</text:p>
          </table:table-cell>
          <table:table-cell table:formula="of:=[.D510]*[.A5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31" calcext:value-type="float">
            <text:p>53431</text:p>
          </table:table-cell>
          <table:table-cell office:value-type="float" office:value="54811" calcext:value-type="float">
            <text:p>54811</text:p>
          </table:table-cell>
          <table:table-cell table:formula="of:=ABS([.A511]-[.B511])" office:value-type="float" office:value="1380" calcext:value-type="float">
            <text:p>1380</text:p>
          </table:table-cell>
          <table:table-cell table:formula="of:=COUNTIF([.$B$1:.$B$1000];&quot;+&quot; &amp; [.A511])" office:value-type="float" office:value="0" calcext:value-type="float">
            <text:p>0</text:p>
          </table:table-cell>
          <table:table-cell table:formula="of:=[.D511]*[.A5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37" calcext:value-type="float">
            <text:p>53537</text:p>
          </table:table-cell>
          <table:table-cell office:value-type="float" office:value="55008" calcext:value-type="float">
            <text:p>55008</text:p>
          </table:table-cell>
          <table:table-cell table:formula="of:=ABS([.A512]-[.B512])" office:value-type="float" office:value="1471" calcext:value-type="float">
            <text:p>1471</text:p>
          </table:table-cell>
          <table:table-cell table:formula="of:=COUNTIF([.$B$1:.$B$1000];&quot;+&quot; &amp; [.A512])" office:value-type="float" office:value="0" calcext:value-type="float">
            <text:p>0</text:p>
          </table:table-cell>
          <table:table-cell table:formula="of:=[.D512]*[.A5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55010" calcext:value-type="float">
            <text:p>55010</text:p>
          </table:table-cell>
          <table:table-cell table:formula="of:=ABS([.A513]-[.B513])" office:value-type="float" office:value="1410" calcext:value-type="float">
            <text:p>1410</text:p>
          </table:table-cell>
          <table:table-cell table:formula="of:=COUNTIF([.$B$1:.$B$1000];&quot;+&quot; &amp; [.A513])" office:value-type="float" office:value="0" calcext:value-type="float">
            <text:p>0</text:p>
          </table:table-cell>
          <table:table-cell table:formula="of:=[.D513]*[.A5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62" calcext:value-type="float">
            <text:p>53662</text:p>
          </table:table-cell>
          <table:table-cell office:value-type="float" office:value="55158" calcext:value-type="float">
            <text:p>55158</text:p>
          </table:table-cell>
          <table:table-cell table:formula="of:=ABS([.A514]-[.B514])" office:value-type="float" office:value="1496" calcext:value-type="float">
            <text:p>1496</text:p>
          </table:table-cell>
          <table:table-cell table:formula="of:=COUNTIF([.$B$1:.$B$1000];&quot;+&quot; &amp; [.A514])" office:value-type="float" office:value="0" calcext:value-type="float">
            <text:p>0</text:p>
          </table:table-cell>
          <table:table-cell table:formula="of:=[.D514]*[.A5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84" calcext:value-type="float">
            <text:p>53784</text:p>
          </table:table-cell>
          <table:table-cell office:value-type="float" office:value="55256" calcext:value-type="float">
            <text:p>55256</text:p>
          </table:table-cell>
          <table:table-cell table:formula="of:=ABS([.A515]-[.B515])" office:value-type="float" office:value="1472" calcext:value-type="float">
            <text:p>1472</text:p>
          </table:table-cell>
          <table:table-cell table:formula="of:=COUNTIF([.$B$1:.$B$1000];&quot;+&quot; &amp; [.A515])" office:value-type="float" office:value="0" calcext:value-type="float">
            <text:p>0</text:p>
          </table:table-cell>
          <table:table-cell table:formula="of:=[.D515]*[.A5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37" calcext:value-type="float">
            <text:p>53837</text:p>
          </table:table-cell>
          <table:table-cell office:value-type="float" office:value="55460" calcext:value-type="float">
            <text:p>55460</text:p>
          </table:table-cell>
          <table:table-cell table:formula="of:=ABS([.A516]-[.B516])" office:value-type="float" office:value="1623" calcext:value-type="float">
            <text:p>1623</text:p>
          </table:table-cell>
          <table:table-cell table:formula="of:=COUNTIF([.$B$1:.$B$1000];&quot;+&quot; &amp; [.A516])" office:value-type="float" office:value="0" calcext:value-type="float">
            <text:p>0</text:p>
          </table:table-cell>
          <table:table-cell table:formula="of:=[.D516]*[.A5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45" calcext:value-type="float">
            <text:p>53845</text:p>
          </table:table-cell>
          <table:table-cell office:value-type="float" office:value="55484" calcext:value-type="float">
            <text:p>55484</text:p>
          </table:table-cell>
          <table:table-cell table:formula="of:=ABS([.A517]-[.B517])" office:value-type="float" office:value="1639" calcext:value-type="float">
            <text:p>1639</text:p>
          </table:table-cell>
          <table:table-cell table:formula="of:=COUNTIF([.$B$1:.$B$1000];&quot;+&quot; &amp; [.A517])" office:value-type="float" office:value="0" calcext:value-type="float">
            <text:p>0</text:p>
          </table:table-cell>
          <table:table-cell table:formula="of:=[.D517]*[.A5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32" calcext:value-type="float">
            <text:p>54032</text:p>
          </table:table-cell>
          <table:table-cell office:value-type="float" office:value="55668" calcext:value-type="float">
            <text:p>55668</text:p>
          </table:table-cell>
          <table:table-cell table:formula="of:=ABS([.A518]-[.B518])" office:value-type="float" office:value="1636" calcext:value-type="float">
            <text:p>1636</text:p>
          </table:table-cell>
          <table:table-cell table:formula="of:=COUNTIF([.$B$1:.$B$1000];&quot;+&quot; &amp; [.A518])" office:value-type="float" office:value="0" calcext:value-type="float">
            <text:p>0</text:p>
          </table:table-cell>
          <table:table-cell table:formula="of:=[.D518]*[.A5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52" calcext:value-type="float">
            <text:p>54052</text:p>
          </table:table-cell>
          <table:table-cell office:value-type="float" office:value="55905" calcext:value-type="float">
            <text:p>55905</text:p>
          </table:table-cell>
          <table:table-cell table:formula="of:=ABS([.A519]-[.B519])" office:value-type="float" office:value="1853" calcext:value-type="float">
            <text:p>1853</text:p>
          </table:table-cell>
          <table:table-cell table:formula="of:=COUNTIF([.$B$1:.$B$1000];&quot;+&quot; &amp; [.A519])" office:value-type="float" office:value="0" calcext:value-type="float">
            <text:p>0</text:p>
          </table:table-cell>
          <table:table-cell table:formula="of:=[.D519]*[.A5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64" calcext:value-type="float">
            <text:p>54064</text:p>
          </table:table-cell>
          <table:table-cell office:value-type="float" office:value="55979" calcext:value-type="float">
            <text:p>55979</text:p>
          </table:table-cell>
          <table:table-cell table:formula="of:=ABS([.A520]-[.B520])" office:value-type="float" office:value="1915" calcext:value-type="float">
            <text:p>1915</text:p>
          </table:table-cell>
          <table:table-cell table:formula="of:=COUNTIF([.$B$1:.$B$1000];&quot;+&quot; &amp; [.A520])" office:value-type="float" office:value="0" calcext:value-type="float">
            <text:p>0</text:p>
          </table:table-cell>
          <table:table-cell table:formula="of:=[.D520]*[.A5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89" calcext:value-type="float">
            <text:p>54289</text:p>
          </table:table-cell>
          <table:table-cell office:value-type="float" office:value="56053" calcext:value-type="float">
            <text:p>56053</text:p>
          </table:table-cell>
          <table:table-cell table:formula="of:=ABS([.A521]-[.B521])" office:value-type="float" office:value="1764" calcext:value-type="float">
            <text:p>1764</text:p>
          </table:table-cell>
          <table:table-cell table:formula="of:=COUNTIF([.$B$1:.$B$1000];&quot;+&quot; &amp; [.A521])" office:value-type="float" office:value="0" calcext:value-type="float">
            <text:p>0</text:p>
          </table:table-cell>
          <table:table-cell table:formula="of:=[.D521]*[.A5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29" calcext:value-type="float">
            <text:p>54429</text:p>
          </table:table-cell>
          <table:table-cell office:value-type="float" office:value="56209" calcext:value-type="float">
            <text:p>56209</text:p>
          </table:table-cell>
          <table:table-cell table:formula="of:=ABS([.A522]-[.B522])" office:value-type="float" office:value="1780" calcext:value-type="float">
            <text:p>1780</text:p>
          </table:table-cell>
          <table:table-cell table:formula="of:=COUNTIF([.$B$1:.$B$1000];&quot;+&quot; &amp; [.A522])" office:value-type="float" office:value="0" calcext:value-type="float">
            <text:p>0</text:p>
          </table:table-cell>
          <table:table-cell table:formula="of:=[.D522]*[.A5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55" calcext:value-type="float">
            <text:p>54555</text:p>
          </table:table-cell>
          <table:table-cell office:value-type="float" office:value="56491" calcext:value-type="float">
            <text:p>56491</text:p>
          </table:table-cell>
          <table:table-cell table:formula="of:=ABS([.A523]-[.B523])" office:value-type="float" office:value="1936" calcext:value-type="float">
            <text:p>1936</text:p>
          </table:table-cell>
          <table:table-cell table:formula="of:=COUNTIF([.$B$1:.$B$1000];&quot;+&quot; &amp; [.A523])" office:value-type="float" office:value="0" calcext:value-type="float">
            <text:p>0</text:p>
          </table:table-cell>
          <table:table-cell table:formula="of:=[.D523]*[.A5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93" calcext:value-type="float">
            <text:p>54593</text:p>
          </table:table-cell>
          <table:table-cell office:value-type="float" office:value="57060" calcext:value-type="float">
            <text:p>57060</text:p>
          </table:table-cell>
          <table:table-cell table:formula="of:=ABS([.A524]-[.B524])" office:value-type="float" office:value="2467" calcext:value-type="float">
            <text:p>2467</text:p>
          </table:table-cell>
          <table:table-cell table:formula="of:=COUNTIF([.$B$1:.$B$1000];&quot;+&quot; &amp; [.A524])" office:value-type="float" office:value="0" calcext:value-type="float">
            <text:p>0</text:p>
          </table:table-cell>
          <table:table-cell table:formula="of:=[.D524]*[.A5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06" calcext:value-type="float">
            <text:p>54606</text:p>
          </table:table-cell>
          <table:table-cell office:value-type="float" office:value="57072" calcext:value-type="float">
            <text:p>57072</text:p>
          </table:table-cell>
          <table:table-cell table:formula="of:=ABS([.A525]-[.B525])" office:value-type="float" office:value="2466" calcext:value-type="float">
            <text:p>2466</text:p>
          </table:table-cell>
          <table:table-cell table:formula="of:=COUNTIF([.$B$1:.$B$1000];&quot;+&quot; &amp; [.A525])" office:value-type="float" office:value="0" calcext:value-type="float">
            <text:p>0</text:p>
          </table:table-cell>
          <table:table-cell table:formula="of:=[.D525]*[.A5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86" calcext:value-type="float">
            <text:p>54686</text:p>
          </table:table-cell>
          <table:table-cell office:value-type="float" office:value="57076" calcext:value-type="float">
            <text:p>57076</text:p>
          </table:table-cell>
          <table:table-cell table:formula="of:=ABS([.A526]-[.B526])" office:value-type="float" office:value="2390" calcext:value-type="float">
            <text:p>2390</text:p>
          </table:table-cell>
          <table:table-cell table:formula="of:=COUNTIF([.$B$1:.$B$1000];&quot;+&quot; &amp; [.A526])" office:value-type="float" office:value="0" calcext:value-type="float">
            <text:p>0</text:p>
          </table:table-cell>
          <table:table-cell table:formula="of:=[.D526]*[.A5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23" calcext:value-type="float">
            <text:p>54723</text:p>
          </table:table-cell>
          <table:table-cell office:value-type="float" office:value="57076" calcext:value-type="float">
            <text:p>57076</text:p>
          </table:table-cell>
          <table:table-cell table:formula="of:=ABS([.A527]-[.B527])" office:value-type="float" office:value="2353" calcext:value-type="float">
            <text:p>2353</text:p>
          </table:table-cell>
          <table:table-cell table:formula="of:=COUNTIF([.$B$1:.$B$1000];&quot;+&quot; &amp; [.A527])" office:value-type="float" office:value="0" calcext:value-type="float">
            <text:p>0</text:p>
          </table:table-cell>
          <table:table-cell table:formula="of:=[.D527]*[.A5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11" calcext:value-type="float">
            <text:p>54811</text:p>
          </table:table-cell>
          <table:table-cell office:value-type="float" office:value="57220" calcext:value-type="float">
            <text:p>57220</text:p>
          </table:table-cell>
          <table:table-cell table:formula="of:=ABS([.A528]-[.B528])" office:value-type="float" office:value="2409" calcext:value-type="float">
            <text:p>2409</text:p>
          </table:table-cell>
          <table:table-cell table:formula="of:=COUNTIF([.$B$1:.$B$1000];&quot;+&quot; &amp; [.A528])" office:value-type="float" office:value="14" calcext:value-type="float">
            <text:p>14</text:p>
          </table:table-cell>
          <table:table-cell table:formula="of:=[.D528]*[.A528]" office:value-type="float" office:value="767354" calcext:value-type="float">
            <text:p>767354</text:p>
          </table:table-cell>
        </table:table-row>
        <table:table-row table:style-name="ro1">
          <table:table-cell office:value-type="float" office:value="54944" calcext:value-type="float">
            <text:p>54944</text:p>
          </table:table-cell>
          <table:table-cell office:value-type="float" office:value="57245" calcext:value-type="float">
            <text:p>57245</text:p>
          </table:table-cell>
          <table:table-cell table:formula="of:=ABS([.A529]-[.B529])" office:value-type="float" office:value="2301" calcext:value-type="float">
            <text:p>2301</text:p>
          </table:table-cell>
          <table:table-cell table:formula="of:=COUNTIF([.$B$1:.$B$1000];&quot;+&quot; &amp; [.A529])" office:value-type="float" office:value="0" calcext:value-type="float">
            <text:p>0</text:p>
          </table:table-cell>
          <table:table-cell table:formula="of:=[.D529]*[.A5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58" calcext:value-type="float">
            <text:p>54958</text:p>
          </table:table-cell>
          <table:table-cell office:value-type="float" office:value="57296" calcext:value-type="float">
            <text:p>57296</text:p>
          </table:table-cell>
          <table:table-cell table:formula="of:=ABS([.A530]-[.B530])" office:value-type="float" office:value="2338" calcext:value-type="float">
            <text:p>2338</text:p>
          </table:table-cell>
          <table:table-cell table:formula="of:=COUNTIF([.$B$1:.$B$1000];&quot;+&quot; &amp; [.A530])" office:value-type="float" office:value="0" calcext:value-type="float">
            <text:p>0</text:p>
          </table:table-cell>
          <table:table-cell table:formula="of:=[.D530]*[.A5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float" office:value="57341" calcext:value-type="float">
            <text:p>57341</text:p>
          </table:table-cell>
          <table:table-cell table:formula="of:=ABS([.A531]-[.B531])" office:value-type="float" office:value="2301" calcext:value-type="float">
            <text:p>2301</text:p>
          </table:table-cell>
          <table:table-cell table:formula="of:=COUNTIF([.$B$1:.$B$1000];&quot;+&quot; &amp; [.A531])" office:value-type="float" office:value="0" calcext:value-type="float">
            <text:p>0</text:p>
          </table:table-cell>
          <table:table-cell table:formula="of:=[.D531]*[.A5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83" calcext:value-type="float">
            <text:p>55083</text:p>
          </table:table-cell>
          <table:table-cell office:value-type="float" office:value="57422" calcext:value-type="float">
            <text:p>57422</text:p>
          </table:table-cell>
          <table:table-cell table:formula="of:=ABS([.A532]-[.B532])" office:value-type="float" office:value="2339" calcext:value-type="float">
            <text:p>2339</text:p>
          </table:table-cell>
          <table:table-cell table:formula="of:=COUNTIF([.$B$1:.$B$1000];&quot;+&quot; &amp; [.A532])" office:value-type="float" office:value="0" calcext:value-type="float">
            <text:p>0</text:p>
          </table:table-cell>
          <table:table-cell table:formula="of:=[.D532]*[.A5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89" calcext:value-type="float">
            <text:p>55089</text:p>
          </table:table-cell>
          <table:table-cell office:value-type="float" office:value="57516" calcext:value-type="float">
            <text:p>57516</text:p>
          </table:table-cell>
          <table:table-cell table:formula="of:=ABS([.A533]-[.B533])" office:value-type="float" office:value="2427" calcext:value-type="float">
            <text:p>2427</text:p>
          </table:table-cell>
          <table:table-cell table:formula="of:=COUNTIF([.$B$1:.$B$1000];&quot;+&quot; &amp; [.A533])" office:value-type="float" office:value="0" calcext:value-type="float">
            <text:p>0</text:p>
          </table:table-cell>
          <table:table-cell table:formula="of:=[.D533]*[.A5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99" calcext:value-type="float">
            <text:p>55099</text:p>
          </table:table-cell>
          <table:table-cell office:value-type="float" office:value="57559" calcext:value-type="float">
            <text:p>57559</text:p>
          </table:table-cell>
          <table:table-cell table:formula="of:=ABS([.A534]-[.B534])" office:value-type="float" office:value="2460" calcext:value-type="float">
            <text:p>2460</text:p>
          </table:table-cell>
          <table:table-cell table:formula="of:=COUNTIF([.$B$1:.$B$1000];&quot;+&quot; &amp; [.A534])" office:value-type="float" office:value="0" calcext:value-type="float">
            <text:p>0</text:p>
          </table:table-cell>
          <table:table-cell table:formula="of:=[.D534]*[.A5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float" office:value="57598" calcext:value-type="float">
            <text:p>57598</text:p>
          </table:table-cell>
          <table:table-cell table:formula="of:=ABS([.A535]-[.B535])" office:value-type="float" office:value="2477" calcext:value-type="float">
            <text:p>2477</text:p>
          </table:table-cell>
          <table:table-cell table:formula="of:=COUNTIF([.$B$1:.$B$1000];&quot;+&quot; &amp; [.A535])" office:value-type="float" office:value="0" calcext:value-type="float">
            <text:p>0</text:p>
          </table:table-cell>
          <table:table-cell table:formula="of:=[.D535]*[.A5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float" office:value="57804" calcext:value-type="float">
            <text:p>57804</text:p>
          </table:table-cell>
          <table:table-cell table:formula="of:=ABS([.A536]-[.B536])" office:value-type="float" office:value="2652" calcext:value-type="float">
            <text:p>2652</text:p>
          </table:table-cell>
          <table:table-cell table:formula="of:=COUNTIF([.$B$1:.$B$1000];&quot;+&quot; &amp; [.A536])" office:value-type="float" office:value="0" calcext:value-type="float">
            <text:p>0</text:p>
          </table:table-cell>
          <table:table-cell table:formula="of:=[.D536]*[.A5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30" calcext:value-type="float">
            <text:p>55530</text:p>
          </table:table-cell>
          <table:table-cell office:value-type="float" office:value="57845" calcext:value-type="float">
            <text:p>57845</text:p>
          </table:table-cell>
          <table:table-cell table:formula="of:=ABS([.A537]-[.B537])" office:value-type="float" office:value="2315" calcext:value-type="float">
            <text:p>2315</text:p>
          </table:table-cell>
          <table:table-cell table:formula="of:=COUNTIF([.$B$1:.$B$1000];&quot;+&quot; &amp; [.A537])" office:value-type="float" office:value="0" calcext:value-type="float">
            <text:p>0</text:p>
          </table:table-cell>
          <table:table-cell table:formula="of:=[.D537]*[.A5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58" calcext:value-type="float">
            <text:p>55558</text:p>
          </table:table-cell>
          <table:table-cell office:value-type="float" office:value="58116" calcext:value-type="float">
            <text:p>58116</text:p>
          </table:table-cell>
          <table:table-cell table:formula="of:=ABS([.A538]-[.B538])" office:value-type="float" office:value="2558" calcext:value-type="float">
            <text:p>2558</text:p>
          </table:table-cell>
          <table:table-cell table:formula="of:=COUNTIF([.$B$1:.$B$1000];&quot;+&quot; &amp; [.A538])" office:value-type="float" office:value="0" calcext:value-type="float">
            <text:p>0</text:p>
          </table:table-cell>
          <table:table-cell table:formula="of:=[.D538]*[.A5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05" calcext:value-type="float">
            <text:p>55905</text:p>
          </table:table-cell>
          <table:table-cell office:value-type="float" office:value="58116" calcext:value-type="float">
            <text:p>58116</text:p>
          </table:table-cell>
          <table:table-cell table:formula="of:=ABS([.A539]-[.B539])" office:value-type="float" office:value="2211" calcext:value-type="float">
            <text:p>2211</text:p>
          </table:table-cell>
          <table:table-cell table:formula="of:=COUNTIF([.$B$1:.$B$1000];&quot;+&quot; &amp; [.A539])" office:value-type="float" office:value="1" calcext:value-type="float">
            <text:p>1</text:p>
          </table:table-cell>
          <table:table-cell table:formula="of:=[.D539]*[.A539]" office:value-type="float" office:value="55905" calcext:value-type="float">
            <text:p>55905</text:p>
          </table:table-cell>
        </table:table-row>
        <table:table-row table:style-name="ro1">
          <table:table-cell office:value-type="float" office:value="55914" calcext:value-type="float">
            <text:p>55914</text:p>
          </table:table-cell>
          <table:table-cell office:value-type="float" office:value="58116" calcext:value-type="float">
            <text:p>58116</text:p>
          </table:table-cell>
          <table:table-cell table:formula="of:=ABS([.A540]-[.B540])" office:value-type="float" office:value="2202" calcext:value-type="float">
            <text:p>2202</text:p>
          </table:table-cell>
          <table:table-cell table:formula="of:=COUNTIF([.$B$1:.$B$1000];&quot;+&quot; &amp; [.A540])" office:value-type="float" office:value="0" calcext:value-type="float">
            <text:p>0</text:p>
          </table:table-cell>
          <table:table-cell table:formula="of:=[.D540]*[.A5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38" calcext:value-type="float">
            <text:p>55938</text:p>
          </table:table-cell>
          <table:table-cell office:value-type="float" office:value="58116" calcext:value-type="float">
            <text:p>58116</text:p>
          </table:table-cell>
          <table:table-cell table:formula="of:=ABS([.A541]-[.B541])" office:value-type="float" office:value="2178" calcext:value-type="float">
            <text:p>2178</text:p>
          </table:table-cell>
          <table:table-cell table:formula="of:=COUNTIF([.$B$1:.$B$1000];&quot;+&quot; &amp; [.A541])" office:value-type="float" office:value="0" calcext:value-type="float">
            <text:p>0</text:p>
          </table:table-cell>
          <table:table-cell table:formula="of:=[.D541]*[.A5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23" calcext:value-type="float">
            <text:p>56023</text:p>
          </table:table-cell>
          <table:table-cell office:value-type="float" office:value="58116" calcext:value-type="float">
            <text:p>58116</text:p>
          </table:table-cell>
          <table:table-cell table:formula="of:=ABS([.A542]-[.B542])" office:value-type="float" office:value="2093" calcext:value-type="float">
            <text:p>2093</text:p>
          </table:table-cell>
          <table:table-cell table:formula="of:=COUNTIF([.$B$1:.$B$1000];&quot;+&quot; &amp; [.A542])" office:value-type="float" office:value="0" calcext:value-type="float">
            <text:p>0</text:p>
          </table:table-cell>
          <table:table-cell table:formula="of:=[.D542]*[.A5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72" calcext:value-type="float">
            <text:p>56072</text:p>
          </table:table-cell>
          <table:table-cell office:value-type="float" office:value="58116" calcext:value-type="float">
            <text:p>58116</text:p>
          </table:table-cell>
          <table:table-cell table:formula="of:=ABS([.A543]-[.B543])" office:value-type="float" office:value="2044" calcext:value-type="float">
            <text:p>2044</text:p>
          </table:table-cell>
          <table:table-cell table:formula="of:=COUNTIF([.$B$1:.$B$1000];&quot;+&quot; &amp; [.A543])" office:value-type="float" office:value="0" calcext:value-type="float">
            <text:p>0</text:p>
          </table:table-cell>
          <table:table-cell table:formula="of:=[.D543]*[.A5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1" calcext:value-type="float">
            <text:p>56421</text:p>
          </table:table-cell>
          <table:table-cell office:value-type="float" office:value="58227" calcext:value-type="float">
            <text:p>58227</text:p>
          </table:table-cell>
          <table:table-cell table:formula="of:=ABS([.A544]-[.B544])" office:value-type="float" office:value="1806" calcext:value-type="float">
            <text:p>1806</text:p>
          </table:table-cell>
          <table:table-cell table:formula="of:=COUNTIF([.$B$1:.$B$1000];&quot;+&quot; &amp; [.A544])" office:value-type="float" office:value="0" calcext:value-type="float">
            <text:p>0</text:p>
          </table:table-cell>
          <table:table-cell table:formula="of:=[.D544]*[.A5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float" office:value="58362" calcext:value-type="float">
            <text:p>58362</text:p>
          </table:table-cell>
          <table:table-cell table:formula="of:=ABS([.A545]-[.B545])" office:value-type="float" office:value="1929" calcext:value-type="float">
            <text:p>1929</text:p>
          </table:table-cell>
          <table:table-cell table:formula="of:=COUNTIF([.$B$1:.$B$1000];&quot;+&quot; &amp; [.A545])" office:value-type="float" office:value="0" calcext:value-type="float">
            <text:p>0</text:p>
          </table:table-cell>
          <table:table-cell table:formula="of:=[.D545]*[.A5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48" calcext:value-type="float">
            <text:p>56548</text:p>
          </table:table-cell>
          <table:table-cell office:value-type="float" office:value="58517" calcext:value-type="float">
            <text:p>58517</text:p>
          </table:table-cell>
          <table:table-cell table:formula="of:=ABS([.A546]-[.B546])" office:value-type="float" office:value="1969" calcext:value-type="float">
            <text:p>1969</text:p>
          </table:table-cell>
          <table:table-cell table:formula="of:=COUNTIF([.$B$1:.$B$1000];&quot;+&quot; &amp; [.A546])" office:value-type="float" office:value="0" calcext:value-type="float">
            <text:p>0</text:p>
          </table:table-cell>
          <table:table-cell table:formula="of:=[.D546]*[.A5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90" calcext:value-type="float">
            <text:p>56790</text:p>
          </table:table-cell>
          <table:table-cell office:value-type="float" office:value="58549" calcext:value-type="float">
            <text:p>58549</text:p>
          </table:table-cell>
          <table:table-cell table:formula="of:=ABS([.A547]-[.B547])" office:value-type="float" office:value="1759" calcext:value-type="float">
            <text:p>1759</text:p>
          </table:table-cell>
          <table:table-cell table:formula="of:=COUNTIF([.$B$1:.$B$1000];&quot;+&quot; &amp; [.A547])" office:value-type="float" office:value="0" calcext:value-type="float">
            <text:p>0</text:p>
          </table:table-cell>
          <table:table-cell table:formula="of:=[.D547]*[.A5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30" calcext:value-type="float">
            <text:p>56830</text:p>
          </table:table-cell>
          <table:table-cell office:value-type="float" office:value="58596" calcext:value-type="float">
            <text:p>58596</text:p>
          </table:table-cell>
          <table:table-cell table:formula="of:=ABS([.A548]-[.B548])" office:value-type="float" office:value="1766" calcext:value-type="float">
            <text:p>1766</text:p>
          </table:table-cell>
          <table:table-cell table:formula="of:=COUNTIF([.$B$1:.$B$1000];&quot;+&quot; &amp; [.A548])" office:value-type="float" office:value="0" calcext:value-type="float">
            <text:p>0</text:p>
          </table:table-cell>
          <table:table-cell table:formula="of:=[.D548]*[.A5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9" calcext:value-type="float">
            <text:p>57029</text:p>
          </table:table-cell>
          <table:table-cell office:value-type="float" office:value="58746" calcext:value-type="float">
            <text:p>58746</text:p>
          </table:table-cell>
          <table:table-cell table:formula="of:=ABS([.A549]-[.B549])" office:value-type="float" office:value="1717" calcext:value-type="float">
            <text:p>1717</text:p>
          </table:table-cell>
          <table:table-cell table:formula="of:=COUNTIF([.$B$1:.$B$1000];&quot;+&quot; &amp; [.A549])" office:value-type="float" office:value="0" calcext:value-type="float">
            <text:p>0</text:p>
          </table:table-cell>
          <table:table-cell table:formula="of:=[.D549]*[.A5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51" calcext:value-type="float">
            <text:p>57051</text:p>
          </table:table-cell>
          <table:table-cell office:value-type="float" office:value="58844" calcext:value-type="float">
            <text:p>58844</text:p>
          </table:table-cell>
          <table:table-cell table:formula="of:=ABS([.A550]-[.B550])" office:value-type="float" office:value="1793" calcext:value-type="float">
            <text:p>1793</text:p>
          </table:table-cell>
          <table:table-cell table:formula="of:=COUNTIF([.$B$1:.$B$1000];&quot;+&quot; &amp; [.A550])" office:value-type="float" office:value="0" calcext:value-type="float">
            <text:p>0</text:p>
          </table:table-cell>
          <table:table-cell table:formula="of:=[.D550]*[.A5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68" calcext:value-type="float">
            <text:p>57068</text:p>
          </table:table-cell>
          <table:table-cell office:value-type="float" office:value="58969" calcext:value-type="float">
            <text:p>58969</text:p>
          </table:table-cell>
          <table:table-cell table:formula="of:=ABS([.A551]-[.B551])" office:value-type="float" office:value="1901" calcext:value-type="float">
            <text:p>1901</text:p>
          </table:table-cell>
          <table:table-cell table:formula="of:=COUNTIF([.$B$1:.$B$1000];&quot;+&quot; &amp; [.A551])" office:value-type="float" office:value="0" calcext:value-type="float">
            <text:p>0</text:p>
          </table:table-cell>
          <table:table-cell table:formula="of:=[.D551]*[.A5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76" calcext:value-type="float">
            <text:p>57076</text:p>
          </table:table-cell>
          <table:table-cell office:value-type="float" office:value="59203" calcext:value-type="float">
            <text:p>59203</text:p>
          </table:table-cell>
          <table:table-cell table:formula="of:=ABS([.A552]-[.B552])" office:value-type="float" office:value="2127" calcext:value-type="float">
            <text:p>2127</text:p>
          </table:table-cell>
          <table:table-cell table:formula="of:=COUNTIF([.$B$1:.$B$1000];&quot;+&quot; &amp; [.A552])" office:value-type="float" office:value="2" calcext:value-type="float">
            <text:p>2</text:p>
          </table:table-cell>
          <table:table-cell table:formula="of:=[.D552]*[.A552]" office:value-type="float" office:value="114152" calcext:value-type="float">
            <text:p>114152</text:p>
          </table:table-cell>
        </table:table-row>
        <table:table-row table:style-name="ro1">
          <table:table-cell office:value-type="float" office:value="57230" calcext:value-type="float">
            <text:p>57230</text:p>
          </table:table-cell>
          <table:table-cell office:value-type="float" office:value="59248" calcext:value-type="float">
            <text:p>59248</text:p>
          </table:table-cell>
          <table:table-cell table:formula="of:=ABS([.A553]-[.B553])" office:value-type="float" office:value="2018" calcext:value-type="float">
            <text:p>2018</text:p>
          </table:table-cell>
          <table:table-cell table:formula="of:=COUNTIF([.$B$1:.$B$1000];&quot;+&quot; &amp; [.A553])" office:value-type="float" office:value="0" calcext:value-type="float">
            <text:p>0</text:p>
          </table:table-cell>
          <table:table-cell table:formula="of:=[.D553]*[.A5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68" calcext:value-type="float">
            <text:p>57268</text:p>
          </table:table-cell>
          <table:table-cell office:value-type="float" office:value="59248" calcext:value-type="float">
            <text:p>59248</text:p>
          </table:table-cell>
          <table:table-cell table:formula="of:=ABS([.A554]-[.B554])" office:value-type="float" office:value="1980" calcext:value-type="float">
            <text:p>1980</text:p>
          </table:table-cell>
          <table:table-cell table:formula="of:=COUNTIF([.$B$1:.$B$1000];&quot;+&quot; &amp; [.A554])" office:value-type="float" office:value="0" calcext:value-type="float">
            <text:p>0</text:p>
          </table:table-cell>
          <table:table-cell table:formula="of:=[.D554]*[.A5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37" calcext:value-type="float">
            <text:p>57337</text:p>
          </table:table-cell>
          <table:table-cell office:value-type="float" office:value="59248" calcext:value-type="float">
            <text:p>59248</text:p>
          </table:table-cell>
          <table:table-cell table:formula="of:=ABS([.A555]-[.B555])" office:value-type="float" office:value="1911" calcext:value-type="float">
            <text:p>1911</text:p>
          </table:table-cell>
          <table:table-cell table:formula="of:=COUNTIF([.$B$1:.$B$1000];&quot;+&quot; &amp; [.A555])" office:value-type="float" office:value="0" calcext:value-type="float">
            <text:p>0</text:p>
          </table:table-cell>
          <table:table-cell table:formula="of:=[.D555]*[.A5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47" calcext:value-type="float">
            <text:p>57347</text:p>
          </table:table-cell>
          <table:table-cell office:value-type="float" office:value="59248" calcext:value-type="float">
            <text:p>59248</text:p>
          </table:table-cell>
          <table:table-cell table:formula="of:=ABS([.A556]-[.B556])" office:value-type="float" office:value="1901" calcext:value-type="float">
            <text:p>1901</text:p>
          </table:table-cell>
          <table:table-cell table:formula="of:=COUNTIF([.$B$1:.$B$1000];&quot;+&quot; &amp; [.A556])" office:value-type="float" office:value="0" calcext:value-type="float">
            <text:p>0</text:p>
          </table:table-cell>
          <table:table-cell table:formula="of:=[.D556]*[.A5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248" calcext:value-type="float">
            <text:p>59248</text:p>
          </table:table-cell>
          <table:table-cell table:formula="of:=ABS([.A557]-[.B557])" office:value-type="float" office:value="1849" calcext:value-type="float">
            <text:p>1849</text:p>
          </table:table-cell>
          <table:table-cell table:formula="of:=COUNTIF([.$B$1:.$B$1000];&quot;+&quot; &amp; [.A557])" office:value-type="float" office:value="0" calcext:value-type="float">
            <text:p>0</text:p>
          </table:table-cell>
          <table:table-cell table:formula="of:=[.D557]*[.A5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80" calcext:value-type="float">
            <text:p>57980</text:p>
          </table:table-cell>
          <table:table-cell office:value-type="float" office:value="59248" calcext:value-type="float">
            <text:p>59248</text:p>
          </table:table-cell>
          <table:table-cell table:formula="of:=ABS([.A558]-[.B558])" office:value-type="float" office:value="1268" calcext:value-type="float">
            <text:p>1268</text:p>
          </table:table-cell>
          <table:table-cell table:formula="of:=COUNTIF([.$B$1:.$B$1000];&quot;+&quot; &amp; [.A558])" office:value-type="float" office:value="0" calcext:value-type="float">
            <text:p>0</text:p>
          </table:table-cell>
          <table:table-cell table:formula="of:=[.D558]*[.A5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59248" calcext:value-type="float">
            <text:p>59248</text:p>
          </table:table-cell>
          <table:table-cell table:formula="of:=ABS([.A559]-[.B559])" office:value-type="float" office:value="1248" calcext:value-type="float">
            <text:p>1248</text:p>
          </table:table-cell>
          <table:table-cell table:formula="of:=COUNTIF([.$B$1:.$B$1000];&quot;+&quot; &amp; [.A559])" office:value-type="float" office:value="0" calcext:value-type="float">
            <text:p>0</text:p>
          </table:table-cell>
          <table:table-cell table:formula="of:=[.D559]*[.A5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12" calcext:value-type="float">
            <text:p>58012</text:p>
          </table:table-cell>
          <table:table-cell office:value-type="float" office:value="59248" calcext:value-type="float">
            <text:p>59248</text:p>
          </table:table-cell>
          <table:table-cell table:formula="of:=ABS([.A560]-[.B560])" office:value-type="float" office:value="1236" calcext:value-type="float">
            <text:p>1236</text:p>
          </table:table-cell>
          <table:table-cell table:formula="of:=COUNTIF([.$B$1:.$B$1000];&quot;+&quot; &amp; [.A560])" office:value-type="float" office:value="0" calcext:value-type="float">
            <text:p>0</text:p>
          </table:table-cell>
          <table:table-cell table:formula="of:=[.D560]*[.A5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30" calcext:value-type="float">
            <text:p>58030</text:p>
          </table:table-cell>
          <table:table-cell office:value-type="float" office:value="59248" calcext:value-type="float">
            <text:p>59248</text:p>
          </table:table-cell>
          <table:table-cell table:formula="of:=ABS([.A561]-[.B561])" office:value-type="float" office:value="1218" calcext:value-type="float">
            <text:p>1218</text:p>
          </table:table-cell>
          <table:table-cell table:formula="of:=COUNTIF([.$B$1:.$B$1000];&quot;+&quot; &amp; [.A561])" office:value-type="float" office:value="0" calcext:value-type="float">
            <text:p>0</text:p>
          </table:table-cell>
          <table:table-cell table:formula="of:=[.D561]*[.A5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03" calcext:value-type="float">
            <text:p>58103</text:p>
          </table:table-cell>
          <table:table-cell office:value-type="float" office:value="59248" calcext:value-type="float">
            <text:p>59248</text:p>
          </table:table-cell>
          <table:table-cell table:formula="of:=ABS([.A562]-[.B562])" office:value-type="float" office:value="1145" calcext:value-type="float">
            <text:p>1145</text:p>
          </table:table-cell>
          <table:table-cell table:formula="of:=COUNTIF([.$B$1:.$B$1000];&quot;+&quot; &amp; [.A562])" office:value-type="float" office:value="0" calcext:value-type="float">
            <text:p>0</text:p>
          </table:table-cell>
          <table:table-cell table:formula="of:=[.D562]*[.A5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11" calcext:value-type="float">
            <text:p>58111</text:p>
          </table:table-cell>
          <table:table-cell office:value-type="float" office:value="59248" calcext:value-type="float">
            <text:p>59248</text:p>
          </table:table-cell>
          <table:table-cell table:formula="of:=ABS([.A563]-[.B563])" office:value-type="float" office:value="1137" calcext:value-type="float">
            <text:p>1137</text:p>
          </table:table-cell>
          <table:table-cell table:formula="of:=COUNTIF([.$B$1:.$B$1000];&quot;+&quot; &amp; [.A563])" office:value-type="float" office:value="0" calcext:value-type="float">
            <text:p>0</text:p>
          </table:table-cell>
          <table:table-cell table:formula="of:=[.D563]*[.A5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16" calcext:value-type="float">
            <text:p>58116</text:p>
          </table:table-cell>
          <table:table-cell office:value-type="float" office:value="59248" calcext:value-type="float">
            <text:p>59248</text:p>
          </table:table-cell>
          <table:table-cell table:formula="of:=ABS([.A564]-[.B564])" office:value-type="float" office:value="1132" calcext:value-type="float">
            <text:p>1132</text:p>
          </table:table-cell>
          <table:table-cell table:formula="of:=COUNTIF([.$B$1:.$B$1000];&quot;+&quot; &amp; [.A564])" office:value-type="float" office:value="6" calcext:value-type="float">
            <text:p>6</text:p>
          </table:table-cell>
          <table:table-cell table:formula="of:=[.D564]*[.A564]" office:value-type="float" office:value="348696" calcext:value-type="float">
            <text:p>348696</text:p>
          </table:table-cell>
        </table:table-row>
        <table:table-row table:style-name="ro1">
          <table:table-cell office:value-type="float" office:value="58197" calcext:value-type="float">
            <text:p>58197</text:p>
          </table:table-cell>
          <table:table-cell office:value-type="float" office:value="59248" calcext:value-type="float">
            <text:p>59248</text:p>
          </table:table-cell>
          <table:table-cell table:formula="of:=ABS([.A565]-[.B565])" office:value-type="float" office:value="1051" calcext:value-type="float">
            <text:p>1051</text:p>
          </table:table-cell>
          <table:table-cell table:formula="of:=COUNTIF([.$B$1:.$B$1000];&quot;+&quot; &amp; [.A565])" office:value-type="float" office:value="0" calcext:value-type="float">
            <text:p>0</text:p>
          </table:table-cell>
          <table:table-cell table:formula="of:=[.D565]*[.A5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9" calcext:value-type="float">
            <text:p>58279</text:p>
          </table:table-cell>
          <table:table-cell office:value-type="float" office:value="59248" calcext:value-type="float">
            <text:p>59248</text:p>
          </table:table-cell>
          <table:table-cell table:formula="of:=ABS([.A566]-[.B566])" office:value-type="float" office:value="969" calcext:value-type="float">
            <text:p>969</text:p>
          </table:table-cell>
          <table:table-cell table:formula="of:=COUNTIF([.$B$1:.$B$1000];&quot;+&quot; &amp; [.A566])" office:value-type="float" office:value="0" calcext:value-type="float">
            <text:p>0</text:p>
          </table:table-cell>
          <table:table-cell table:formula="of:=[.D566]*[.A5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39" calcext:value-type="float">
            <text:p>58339</text:p>
          </table:table-cell>
          <table:table-cell office:value-type="float" office:value="59248" calcext:value-type="float">
            <text:p>59248</text:p>
          </table:table-cell>
          <table:table-cell table:formula="of:=ABS([.A567]-[.B567])" office:value-type="float" office:value="909" calcext:value-type="float">
            <text:p>909</text:p>
          </table:table-cell>
          <table:table-cell table:formula="of:=COUNTIF([.$B$1:.$B$1000];&quot;+&quot; &amp; [.A567])" office:value-type="float" office:value="0" calcext:value-type="float">
            <text:p>0</text:p>
          </table:table-cell>
          <table:table-cell table:formula="of:=[.D567]*[.A5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51" calcext:value-type="float">
            <text:p>58451</text:p>
          </table:table-cell>
          <table:table-cell office:value-type="float" office:value="59248" calcext:value-type="float">
            <text:p>59248</text:p>
          </table:table-cell>
          <table:table-cell table:formula="of:=ABS([.A568]-[.B568])" office:value-type="float" office:value="797" calcext:value-type="float">
            <text:p>797</text:p>
          </table:table-cell>
          <table:table-cell table:formula="of:=COUNTIF([.$B$1:.$B$1000];&quot;+&quot; &amp; [.A568])" office:value-type="float" office:value="0" calcext:value-type="float">
            <text:p>0</text:p>
          </table:table-cell>
          <table:table-cell table:formula="of:=[.D568]*[.A5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96" calcext:value-type="float">
            <text:p>58496</text:p>
          </table:table-cell>
          <table:table-cell office:value-type="float" office:value="59369" calcext:value-type="float">
            <text:p>59369</text:p>
          </table:table-cell>
          <table:table-cell table:formula="of:=ABS([.A569]-[.B569])" office:value-type="float" office:value="873" calcext:value-type="float">
            <text:p>873</text:p>
          </table:table-cell>
          <table:table-cell table:formula="of:=COUNTIF([.$B$1:.$B$1000];&quot;+&quot; &amp; [.A569])" office:value-type="float" office:value="0" calcext:value-type="float">
            <text:p>0</text:p>
          </table:table-cell>
          <table:table-cell table:formula="of:=[.D569]*[.A5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98" calcext:value-type="float">
            <text:p>58498</text:p>
          </table:table-cell>
          <table:table-cell office:value-type="float" office:value="59527" calcext:value-type="float">
            <text:p>59527</text:p>
          </table:table-cell>
          <table:table-cell table:formula="of:=ABS([.A570]-[.B570])" office:value-type="float" office:value="1029" calcext:value-type="float">
            <text:p>1029</text:p>
          </table:table-cell>
          <table:table-cell table:formula="of:=COUNTIF([.$B$1:.$B$1000];&quot;+&quot; &amp; [.A570])" office:value-type="float" office:value="0" calcext:value-type="float">
            <text:p>0</text:p>
          </table:table-cell>
          <table:table-cell table:formula="of:=[.D570]*[.A5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70" calcext:value-type="float">
            <text:p>58570</text:p>
          </table:table-cell>
          <table:table-cell office:value-type="float" office:value="59813" calcext:value-type="float">
            <text:p>59813</text:p>
          </table:table-cell>
          <table:table-cell table:formula="of:=ABS([.A571]-[.B571])" office:value-type="float" office:value="1243" calcext:value-type="float">
            <text:p>1243</text:p>
          </table:table-cell>
          <table:table-cell table:formula="of:=COUNTIF([.$B$1:.$B$1000];&quot;+&quot; &amp; [.A571])" office:value-type="float" office:value="0" calcext:value-type="float">
            <text:p>0</text:p>
          </table:table-cell>
          <table:table-cell table:formula="of:=[.D571]*[.A5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75" calcext:value-type="float">
            <text:p>58775</text:p>
          </table:table-cell>
          <table:table-cell office:value-type="float" office:value="59937" calcext:value-type="float">
            <text:p>59937</text:p>
          </table:table-cell>
          <table:table-cell table:formula="of:=ABS([.A572]-[.B572])" office:value-type="float" office:value="1162" calcext:value-type="float">
            <text:p>1162</text:p>
          </table:table-cell>
          <table:table-cell table:formula="of:=COUNTIF([.$B$1:.$B$1000];&quot;+&quot; &amp; [.A572])" office:value-type="float" office:value="0" calcext:value-type="float">
            <text:p>0</text:p>
          </table:table-cell>
          <table:table-cell table:formula="of:=[.D572]*[.A5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31" calcext:value-type="float">
            <text:p>58831</text:p>
          </table:table-cell>
          <table:table-cell office:value-type="float" office:value="59939" calcext:value-type="float">
            <text:p>59939</text:p>
          </table:table-cell>
          <table:table-cell table:formula="of:=ABS([.A573]-[.B573])" office:value-type="float" office:value="1108" calcext:value-type="float">
            <text:p>1108</text:p>
          </table:table-cell>
          <table:table-cell table:formula="of:=COUNTIF([.$B$1:.$B$1000];&quot;+&quot; &amp; [.A573])" office:value-type="float" office:value="0" calcext:value-type="float">
            <text:p>0</text:p>
          </table:table-cell>
          <table:table-cell table:formula="of:=[.D573]*[.A5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86" calcext:value-type="float">
            <text:p>58886</text:p>
          </table:table-cell>
          <table:table-cell office:value-type="float" office:value="60707" calcext:value-type="float">
            <text:p>60707</text:p>
          </table:table-cell>
          <table:table-cell table:formula="of:=ABS([.A574]-[.B574])" office:value-type="float" office:value="1821" calcext:value-type="float">
            <text:p>1821</text:p>
          </table:table-cell>
          <table:table-cell table:formula="of:=COUNTIF([.$B$1:.$B$1000];&quot;+&quot; &amp; [.A574])" office:value-type="float" office:value="0" calcext:value-type="float">
            <text:p>0</text:p>
          </table:table-cell>
          <table:table-cell table:formula="of:=[.D574]*[.A5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78" calcext:value-type="float">
            <text:p>58978</text:p>
          </table:table-cell>
          <table:table-cell office:value-type="float" office:value="61051" calcext:value-type="float">
            <text:p>61051</text:p>
          </table:table-cell>
          <table:table-cell table:formula="of:=ABS([.A575]-[.B575])" office:value-type="float" office:value="2073" calcext:value-type="float">
            <text:p>2073</text:p>
          </table:table-cell>
          <table:table-cell table:formula="of:=COUNTIF([.$B$1:.$B$1000];&quot;+&quot; &amp; [.A575])" office:value-type="float" office:value="0" calcext:value-type="float">
            <text:p>0</text:p>
          </table:table-cell>
          <table:table-cell table:formula="of:=[.D575]*[.A5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24" calcext:value-type="float">
            <text:p>59024</text:p>
          </table:table-cell>
          <table:table-cell office:value-type="float" office:value="61112" calcext:value-type="float">
            <text:p>61112</text:p>
          </table:table-cell>
          <table:table-cell table:formula="of:=ABS([.A576]-[.B576])" office:value-type="float" office:value="2088" calcext:value-type="float">
            <text:p>2088</text:p>
          </table:table-cell>
          <table:table-cell table:formula="of:=COUNTIF([.$B$1:.$B$1000];&quot;+&quot; &amp; [.A576])" office:value-type="float" office:value="0" calcext:value-type="float">
            <text:p>0</text:p>
          </table:table-cell>
          <table:table-cell table:formula="of:=[.D576]*[.A5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48" calcext:value-type="float">
            <text:p>59048</text:p>
          </table:table-cell>
          <table:table-cell office:value-type="float" office:value="61255" calcext:value-type="float">
            <text:p>61255</text:p>
          </table:table-cell>
          <table:table-cell table:formula="of:=ABS([.A577]-[.B577])" office:value-type="float" office:value="2207" calcext:value-type="float">
            <text:p>2207</text:p>
          </table:table-cell>
          <table:table-cell table:formula="of:=COUNTIF([.$B$1:.$B$1000];&quot;+&quot; &amp; [.A577])" office:value-type="float" office:value="0" calcext:value-type="float">
            <text:p>0</text:p>
          </table:table-cell>
          <table:table-cell table:formula="of:=[.D577]*[.A5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69" calcext:value-type="float">
            <text:p>59069</text:p>
          </table:table-cell>
          <table:table-cell office:value-type="float" office:value="61365" calcext:value-type="float">
            <text:p>61365</text:p>
          </table:table-cell>
          <table:table-cell table:formula="of:=ABS([.A578]-[.B578])" office:value-type="float" office:value="2296" calcext:value-type="float">
            <text:p>2296</text:p>
          </table:table-cell>
          <table:table-cell table:formula="of:=COUNTIF([.$B$1:.$B$1000];&quot;+&quot; &amp; [.A578])" office:value-type="float" office:value="0" calcext:value-type="float">
            <text:p>0</text:p>
          </table:table-cell>
          <table:table-cell table:formula="of:=[.D578]*[.A5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48" calcext:value-type="float">
            <text:p>59248</text:p>
          </table:table-cell>
          <table:table-cell office:value-type="float" office:value="61444" calcext:value-type="float">
            <text:p>61444</text:p>
          </table:table-cell>
          <table:table-cell table:formula="of:=ABS([.A579]-[.B579])" office:value-type="float" office:value="2196" calcext:value-type="float">
            <text:p>2196</text:p>
          </table:table-cell>
          <table:table-cell table:formula="of:=COUNTIF([.$B$1:.$B$1000];&quot;+&quot; &amp; [.A579])" office:value-type="float" office:value="16" calcext:value-type="float">
            <text:p>16</text:p>
          </table:table-cell>
          <table:table-cell table:formula="of:=[.D579]*[.A579]" office:value-type="float" office:value="947968" calcext:value-type="float">
            <text:p>947968</text:p>
          </table:table-cell>
        </table:table-row>
        <table:table-row table:style-name="ro1">
          <table:table-cell office:value-type="float" office:value="59634" calcext:value-type="float">
            <text:p>59634</text:p>
          </table:table-cell>
          <table:table-cell office:value-type="float" office:value="61479" calcext:value-type="float">
            <text:p>61479</text:p>
          </table:table-cell>
          <table:table-cell table:formula="of:=ABS([.A580]-[.B580])" office:value-type="float" office:value="1845" calcext:value-type="float">
            <text:p>1845</text:p>
          </table:table-cell>
          <table:table-cell table:formula="of:=COUNTIF([.$B$1:.$B$1000];&quot;+&quot; &amp; [.A580])" office:value-type="float" office:value="0" calcext:value-type="float">
            <text:p>0</text:p>
          </table:table-cell>
          <table:table-cell table:formula="of:=[.D580]*[.A5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61832" calcext:value-type="float">
            <text:p>61832</text:p>
          </table:table-cell>
          <table:table-cell table:formula="of:=ABS([.A581]-[.B581])" office:value-type="float" office:value="2177" calcext:value-type="float">
            <text:p>2177</text:p>
          </table:table-cell>
          <table:table-cell table:formula="of:=COUNTIF([.$B$1:.$B$1000];&quot;+&quot; &amp; [.A581])" office:value-type="float" office:value="0" calcext:value-type="float">
            <text:p>0</text:p>
          </table:table-cell>
          <table:table-cell table:formula="of:=[.D581]*[.A5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60" calcext:value-type="float">
            <text:p>59760</text:p>
          </table:table-cell>
          <table:table-cell office:value-type="float" office:value="61975" calcext:value-type="float">
            <text:p>61975</text:p>
          </table:table-cell>
          <table:table-cell table:formula="of:=ABS([.A582]-[.B582])" office:value-type="float" office:value="2215" calcext:value-type="float">
            <text:p>2215</text:p>
          </table:table-cell>
          <table:table-cell table:formula="of:=COUNTIF([.$B$1:.$B$1000];&quot;+&quot; &amp; [.A582])" office:value-type="float" office:value="0" calcext:value-type="float">
            <text:p>0</text:p>
          </table:table-cell>
          <table:table-cell table:formula="of:=[.D582]*[.A5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97" calcext:value-type="float">
            <text:p>59797</text:p>
          </table:table-cell>
          <table:table-cell office:value-type="float" office:value="62171" calcext:value-type="float">
            <text:p>62171</text:p>
          </table:table-cell>
          <table:table-cell table:formula="of:=ABS([.A583]-[.B583])" office:value-type="float" office:value="2374" calcext:value-type="float">
            <text:p>2374</text:p>
          </table:table-cell>
          <table:table-cell table:formula="of:=COUNTIF([.$B$1:.$B$1000];&quot;+&quot; &amp; [.A583])" office:value-type="float" office:value="0" calcext:value-type="float">
            <text:p>0</text:p>
          </table:table-cell>
          <table:table-cell table:formula="of:=[.D583]*[.A5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99" calcext:value-type="float">
            <text:p>59999</text:p>
          </table:table-cell>
          <table:table-cell office:value-type="float" office:value="62323" calcext:value-type="float">
            <text:p>62323</text:p>
          </table:table-cell>
          <table:table-cell table:formula="of:=ABS([.A584]-[.B584])" office:value-type="float" office:value="2324" calcext:value-type="float">
            <text:p>2324</text:p>
          </table:table-cell>
          <table:table-cell table:formula="of:=COUNTIF([.$B$1:.$B$1000];&quot;+&quot; &amp; [.A584])" office:value-type="float" office:value="0" calcext:value-type="float">
            <text:p>0</text:p>
          </table:table-cell>
          <table:table-cell table:formula="of:=[.D584]*[.A5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13" calcext:value-type="float">
            <text:p>60013</text:p>
          </table:table-cell>
          <table:table-cell office:value-type="float" office:value="62672" calcext:value-type="float">
            <text:p>62672</text:p>
          </table:table-cell>
          <table:table-cell table:formula="of:=ABS([.A585]-[.B585])" office:value-type="float" office:value="2659" calcext:value-type="float">
            <text:p>2659</text:p>
          </table:table-cell>
          <table:table-cell table:formula="of:=COUNTIF([.$B$1:.$B$1000];&quot;+&quot; &amp; [.A585])" office:value-type="float" office:value="0" calcext:value-type="float">
            <text:p>0</text:p>
          </table:table-cell>
          <table:table-cell table:formula="of:=[.D585]*[.A5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29" calcext:value-type="float">
            <text:p>60029</text:p>
          </table:table-cell>
          <table:table-cell office:value-type="float" office:value="62690" calcext:value-type="float">
            <text:p>62690</text:p>
          </table:table-cell>
          <table:table-cell table:formula="of:=ABS([.A586]-[.B586])" office:value-type="float" office:value="2661" calcext:value-type="float">
            <text:p>2661</text:p>
          </table:table-cell>
          <table:table-cell table:formula="of:=COUNTIF([.$B$1:.$B$1000];&quot;+&quot; &amp; [.A586])" office:value-type="float" office:value="0" calcext:value-type="float">
            <text:p>0</text:p>
          </table:table-cell>
          <table:table-cell table:formula="of:=[.D586]*[.A5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36" calcext:value-type="float">
            <text:p>60036</text:p>
          </table:table-cell>
          <table:table-cell office:value-type="float" office:value="62761" calcext:value-type="float">
            <text:p>62761</text:p>
          </table:table-cell>
          <table:table-cell table:formula="of:=ABS([.A587]-[.B587])" office:value-type="float" office:value="2725" calcext:value-type="float">
            <text:p>2725</text:p>
          </table:table-cell>
          <table:table-cell table:formula="of:=COUNTIF([.$B$1:.$B$1000];&quot;+&quot; &amp; [.A587])" office:value-type="float" office:value="0" calcext:value-type="float">
            <text:p>0</text:p>
          </table:table-cell>
          <table:table-cell table:formula="of:=[.D587]*[.A5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11" calcext:value-type="float">
            <text:p>60311</text:p>
          </table:table-cell>
          <table:table-cell office:value-type="float" office:value="63563" calcext:value-type="float">
            <text:p>63563</text:p>
          </table:table-cell>
          <table:table-cell table:formula="of:=ABS([.A588]-[.B588])" office:value-type="float" office:value="3252" calcext:value-type="float">
            <text:p>3252</text:p>
          </table:table-cell>
          <table:table-cell table:formula="of:=COUNTIF([.$B$1:.$B$1000];&quot;+&quot; &amp; [.A588])" office:value-type="float" office:value="0" calcext:value-type="float">
            <text:p>0</text:p>
          </table:table-cell>
          <table:table-cell table:formula="of:=[.D588]*[.A5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62" calcext:value-type="float">
            <text:p>60462</text:p>
          </table:table-cell>
          <table:table-cell office:value-type="float" office:value="64337" calcext:value-type="float">
            <text:p>64337</text:p>
          </table:table-cell>
          <table:table-cell table:formula="of:=ABS([.A589]-[.B589])" office:value-type="float" office:value="3875" calcext:value-type="float">
            <text:p>3875</text:p>
          </table:table-cell>
          <table:table-cell table:formula="of:=COUNTIF([.$B$1:.$B$1000];&quot;+&quot; &amp; [.A589])" office:value-type="float" office:value="0" calcext:value-type="float">
            <text:p>0</text:p>
          </table:table-cell>
          <table:table-cell table:formula="of:=[.D589]*[.A5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float" office:value="64489" calcext:value-type="float">
            <text:p>64489</text:p>
          </table:table-cell>
          <table:table-cell table:formula="of:=ABS([.A590]-[.B590])" office:value-type="float" office:value="3982" calcext:value-type="float">
            <text:p>3982</text:p>
          </table:table-cell>
          <table:table-cell table:formula="of:=COUNTIF([.$B$1:.$B$1000];&quot;+&quot; &amp; [.A590])" office:value-type="float" office:value="0" calcext:value-type="float">
            <text:p>0</text:p>
          </table:table-cell>
          <table:table-cell table:formula="of:=[.D590]*[.A5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float" office:value="64640" calcext:value-type="float">
            <text:p>64640</text:p>
          </table:table-cell>
          <table:table-cell table:formula="of:=ABS([.A591]-[.B591])" office:value-type="float" office:value="4036" calcext:value-type="float">
            <text:p>4036</text:p>
          </table:table-cell>
          <table:table-cell table:formula="of:=COUNTIF([.$B$1:.$B$1000];&quot;+&quot; &amp; [.A591])" office:value-type="float" office:value="0" calcext:value-type="float">
            <text:p>0</text:p>
          </table:table-cell>
          <table:table-cell table:formula="of:=[.D591]*[.A5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85" calcext:value-type="float">
            <text:p>60785</text:p>
          </table:table-cell>
          <table:table-cell office:value-type="float" office:value="64973" calcext:value-type="float">
            <text:p>64973</text:p>
          </table:table-cell>
          <table:table-cell table:formula="of:=ABS([.A592]-[.B592])" office:value-type="float" office:value="4188" calcext:value-type="float">
            <text:p>4188</text:p>
          </table:table-cell>
          <table:table-cell table:formula="of:=COUNTIF([.$B$1:.$B$1000];&quot;+&quot; &amp; [.A592])" office:value-type="float" office:value="0" calcext:value-type="float">
            <text:p>0</text:p>
          </table:table-cell>
          <table:table-cell table:formula="of:=[.D592]*[.A5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29" calcext:value-type="float">
            <text:p>60829</text:p>
          </table:table-cell>
          <table:table-cell office:value-type="float" office:value="65012" calcext:value-type="float">
            <text:p>65012</text:p>
          </table:table-cell>
          <table:table-cell table:formula="of:=ABS([.A593]-[.B593])" office:value-type="float" office:value="4183" calcext:value-type="float">
            <text:p>4183</text:p>
          </table:table-cell>
          <table:table-cell table:formula="of:=COUNTIF([.$B$1:.$B$1000];&quot;+&quot; &amp; [.A593])" office:value-type="float" office:value="0" calcext:value-type="float">
            <text:p>0</text:p>
          </table:table-cell>
          <table:table-cell table:formula="of:=[.D593]*[.A5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75" calcext:value-type="float">
            <text:p>60975</text:p>
          </table:table-cell>
          <table:table-cell office:value-type="float" office:value="65017" calcext:value-type="float">
            <text:p>65017</text:p>
          </table:table-cell>
          <table:table-cell table:formula="of:=ABS([.A594]-[.B594])" office:value-type="float" office:value="4042" calcext:value-type="float">
            <text:p>4042</text:p>
          </table:table-cell>
          <table:table-cell table:formula="of:=COUNTIF([.$B$1:.$B$1000];&quot;+&quot; &amp; [.A594])" office:value-type="float" office:value="0" calcext:value-type="float">
            <text:p>0</text:p>
          </table:table-cell>
          <table:table-cell table:formula="of:=[.D594]*[.A5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78" calcext:value-type="float">
            <text:p>60978</text:p>
          </table:table-cell>
          <table:table-cell office:value-type="float" office:value="65113" calcext:value-type="float">
            <text:p>65113</text:p>
          </table:table-cell>
          <table:table-cell table:formula="of:=ABS([.A595]-[.B595])" office:value-type="float" office:value="4135" calcext:value-type="float">
            <text:p>4135</text:p>
          </table:table-cell>
          <table:table-cell table:formula="of:=COUNTIF([.$B$1:.$B$1000];&quot;+&quot; &amp; [.A595])" office:value-type="float" office:value="0" calcext:value-type="float">
            <text:p>0</text:p>
          </table:table-cell>
          <table:table-cell table:formula="of:=[.D595]*[.A5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79" calcext:value-type="float">
            <text:p>60979</text:p>
          </table:table-cell>
          <table:table-cell office:value-type="float" office:value="65194" calcext:value-type="float">
            <text:p>65194</text:p>
          </table:table-cell>
          <table:table-cell table:formula="of:=ABS([.A596]-[.B596])" office:value-type="float" office:value="4215" calcext:value-type="float">
            <text:p>4215</text:p>
          </table:table-cell>
          <table:table-cell table:formula="of:=COUNTIF([.$B$1:.$B$1000];&quot;+&quot; &amp; [.A596])" office:value-type="float" office:value="0" calcext:value-type="float">
            <text:p>0</text:p>
          </table:table-cell>
          <table:table-cell table:formula="of:=[.D596]*[.A5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float" office:value="65268" calcext:value-type="float">
            <text:p>65268</text:p>
          </table:table-cell>
          <table:table-cell table:formula="of:=ABS([.A597]-[.B597])" office:value-type="float" office:value="4236" calcext:value-type="float">
            <text:p>4236</text:p>
          </table:table-cell>
          <table:table-cell table:formula="of:=COUNTIF([.$B$1:.$B$1000];&quot;+&quot; &amp; [.A597])" office:value-type="float" office:value="0" calcext:value-type="float">
            <text:p>0</text:p>
          </table:table-cell>
          <table:table-cell table:formula="of:=[.D597]*[.A5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float" office:value="65310" calcext:value-type="float">
            <text:p>65310</text:p>
          </table:table-cell>
          <table:table-cell table:formula="of:=ABS([.A598]-[.B598])" office:value-type="float" office:value="4175" calcext:value-type="float">
            <text:p>4175</text:p>
          </table:table-cell>
          <table:table-cell table:formula="of:=COUNTIF([.$B$1:.$B$1000];&quot;+&quot; &amp; [.A598])" office:value-type="float" office:value="0" calcext:value-type="float">
            <text:p>0</text:p>
          </table:table-cell>
          <table:table-cell table:formula="of:=[.D598]*[.A5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95" calcext:value-type="float">
            <text:p>61195</text:p>
          </table:table-cell>
          <table:table-cell office:value-type="float" office:value="65346" calcext:value-type="float">
            <text:p>65346</text:p>
          </table:table-cell>
          <table:table-cell table:formula="of:=ABS([.A599]-[.B599])" office:value-type="float" office:value="4151" calcext:value-type="float">
            <text:p>4151</text:p>
          </table:table-cell>
          <table:table-cell table:formula="of:=COUNTIF([.$B$1:.$B$1000];&quot;+&quot; &amp; [.A599])" office:value-type="float" office:value="0" calcext:value-type="float">
            <text:p>0</text:p>
          </table:table-cell>
          <table:table-cell table:formula="of:=[.D599]*[.A5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75" calcext:value-type="float">
            <text:p>61275</text:p>
          </table:table-cell>
          <table:table-cell office:value-type="float" office:value="65414" calcext:value-type="float">
            <text:p>65414</text:p>
          </table:table-cell>
          <table:table-cell table:formula="of:=ABS([.A600]-[.B600])" office:value-type="float" office:value="4139" calcext:value-type="float">
            <text:p>4139</text:p>
          </table:table-cell>
          <table:table-cell table:formula="of:=COUNTIF([.$B$1:.$B$1000];&quot;+&quot; &amp; [.A600])" office:value-type="float" office:value="0" calcext:value-type="float">
            <text:p>0</text:p>
          </table:table-cell>
          <table:table-cell table:formula="of:=[.D600]*[.A6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67" calcext:value-type="float">
            <text:p>61367</text:p>
          </table:table-cell>
          <table:table-cell office:value-type="float" office:value="65610" calcext:value-type="float">
            <text:p>65610</text:p>
          </table:table-cell>
          <table:table-cell table:formula="of:=ABS([.A601]-[.B601])" office:value-type="float" office:value="4243" calcext:value-type="float">
            <text:p>4243</text:p>
          </table:table-cell>
          <table:table-cell table:formula="of:=COUNTIF([.$B$1:.$B$1000];&quot;+&quot; &amp; [.A601])" office:value-type="float" office:value="0" calcext:value-type="float">
            <text:p>0</text:p>
          </table:table-cell>
          <table:table-cell table:formula="of:=[.D601]*[.A6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93" calcext:value-type="float">
            <text:p>61593</text:p>
          </table:table-cell>
          <table:table-cell office:value-type="float" office:value="65659" calcext:value-type="float">
            <text:p>65659</text:p>
          </table:table-cell>
          <table:table-cell table:formula="of:=ABS([.A602]-[.B602])" office:value-type="float" office:value="4066" calcext:value-type="float">
            <text:p>4066</text:p>
          </table:table-cell>
          <table:table-cell table:formula="of:=COUNTIF([.$B$1:.$B$1000];&quot;+&quot; &amp; [.A602])" office:value-type="float" office:value="0" calcext:value-type="float">
            <text:p>0</text:p>
          </table:table-cell>
          <table:table-cell table:formula="of:=[.D602]*[.A6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float" office:value="65764" calcext:value-type="float">
            <text:p>65764</text:p>
          </table:table-cell>
          <table:table-cell table:formula="of:=ABS([.A603]-[.B603])" office:value-type="float" office:value="4120" calcext:value-type="float">
            <text:p>4120</text:p>
          </table:table-cell>
          <table:table-cell table:formula="of:=COUNTIF([.$B$1:.$B$1000];&quot;+&quot; &amp; [.A603])" office:value-type="float" office:value="0" calcext:value-type="float">
            <text:p>0</text:p>
          </table:table-cell>
          <table:table-cell table:formula="of:=[.D603]*[.A6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53" calcext:value-type="float">
            <text:p>61953</text:p>
          </table:table-cell>
          <table:table-cell office:value-type="float" office:value="65872" calcext:value-type="float">
            <text:p>65872</text:p>
          </table:table-cell>
          <table:table-cell table:formula="of:=ABS([.A604]-[.B604])" office:value-type="float" office:value="3919" calcext:value-type="float">
            <text:p>3919</text:p>
          </table:table-cell>
          <table:table-cell table:formula="of:=COUNTIF([.$B$1:.$B$1000];&quot;+&quot; &amp; [.A604])" office:value-type="float" office:value="0" calcext:value-type="float">
            <text:p>0</text:p>
          </table:table-cell>
          <table:table-cell table:formula="of:=[.D604]*[.A6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94" calcext:value-type="float">
            <text:p>61994</text:p>
          </table:table-cell>
          <table:table-cell office:value-type="float" office:value="66089" calcext:value-type="float">
            <text:p>66089</text:p>
          </table:table-cell>
          <table:table-cell table:formula="of:=ABS([.A605]-[.B605])" office:value-type="float" office:value="4095" calcext:value-type="float">
            <text:p>4095</text:p>
          </table:table-cell>
          <table:table-cell table:formula="of:=COUNTIF([.$B$1:.$B$1000];&quot;+&quot; &amp; [.A605])" office:value-type="float" office:value="0" calcext:value-type="float">
            <text:p>0</text:p>
          </table:table-cell>
          <table:table-cell table:formula="of:=[.D605]*[.A6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float" office:value="66142" calcext:value-type="float">
            <text:p>66142</text:p>
          </table:table-cell>
          <table:table-cell table:formula="of:=ABS([.A606]-[.B606])" office:value-type="float" office:value="3829" calcext:value-type="float">
            <text:p>3829</text:p>
          </table:table-cell>
          <table:table-cell table:formula="of:=COUNTIF([.$B$1:.$B$1000];&quot;+&quot; &amp; [.A606])" office:value-type="float" office:value="0" calcext:value-type="float">
            <text:p>0</text:p>
          </table:table-cell>
          <table:table-cell table:formula="of:=[.D606]*[.A6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70" calcext:value-type="float">
            <text:p>62370</text:p>
          </table:table-cell>
          <table:table-cell office:value-type="float" office:value="66543" calcext:value-type="float">
            <text:p>66543</text:p>
          </table:table-cell>
          <table:table-cell table:formula="of:=ABS([.A607]-[.B607])" office:value-type="float" office:value="4173" calcext:value-type="float">
            <text:p>4173</text:p>
          </table:table-cell>
          <table:table-cell table:formula="of:=COUNTIF([.$B$1:.$B$1000];&quot;+&quot; &amp; [.A607])" office:value-type="float" office:value="0" calcext:value-type="float">
            <text:p>0</text:p>
          </table:table-cell>
          <table:table-cell table:formula="of:=[.D607]*[.A6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01" calcext:value-type="float">
            <text:p>62401</text:p>
          </table:table-cell>
          <table:table-cell office:value-type="float" office:value="66645" calcext:value-type="float">
            <text:p>66645</text:p>
          </table:table-cell>
          <table:table-cell table:formula="of:=ABS([.A608]-[.B608])" office:value-type="float" office:value="4244" calcext:value-type="float">
            <text:p>4244</text:p>
          </table:table-cell>
          <table:table-cell table:formula="of:=COUNTIF([.$B$1:.$B$1000];&quot;+&quot; &amp; [.A608])" office:value-type="float" office:value="0" calcext:value-type="float">
            <text:p>0</text:p>
          </table:table-cell>
          <table:table-cell table:formula="of:=[.D608]*[.A6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03" calcext:value-type="float">
            <text:p>62403</text:p>
          </table:table-cell>
          <table:table-cell office:value-type="float" office:value="66681" calcext:value-type="float">
            <text:p>66681</text:p>
          </table:table-cell>
          <table:table-cell table:formula="of:=ABS([.A609]-[.B609])" office:value-type="float" office:value="4278" calcext:value-type="float">
            <text:p>4278</text:p>
          </table:table-cell>
          <table:table-cell table:formula="of:=COUNTIF([.$B$1:.$B$1000];&quot;+&quot; &amp; [.A609])" office:value-type="float" office:value="0" calcext:value-type="float">
            <text:p>0</text:p>
          </table:table-cell>
          <table:table-cell table:formula="of:=[.D609]*[.A6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66849" calcext:value-type="float">
            <text:p>66849</text:p>
          </table:table-cell>
          <table:table-cell table:formula="of:=ABS([.A610]-[.B610])" office:value-type="float" office:value="4421" calcext:value-type="float">
            <text:p>4421</text:p>
          </table:table-cell>
          <table:table-cell table:formula="of:=COUNTIF([.$B$1:.$B$1000];&quot;+&quot; &amp; [.A610])" office:value-type="float" office:value="0" calcext:value-type="float">
            <text:p>0</text:p>
          </table:table-cell>
          <table:table-cell table:formula="of:=[.D610]*[.A6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87" calcext:value-type="float">
            <text:p>62487</text:p>
          </table:table-cell>
          <table:table-cell office:value-type="float" office:value="66916" calcext:value-type="float">
            <text:p>66916</text:p>
          </table:table-cell>
          <table:table-cell table:formula="of:=ABS([.A611]-[.B611])" office:value-type="float" office:value="4429" calcext:value-type="float">
            <text:p>4429</text:p>
          </table:table-cell>
          <table:table-cell table:formula="of:=COUNTIF([.$B$1:.$B$1000];&quot;+&quot; &amp; [.A611])" office:value-type="float" office:value="0" calcext:value-type="float">
            <text:p>0</text:p>
          </table:table-cell>
          <table:table-cell table:formula="of:=[.D611]*[.A6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75" calcext:value-type="float">
            <text:p>62575</text:p>
          </table:table-cell>
          <table:table-cell office:value-type="float" office:value="66916" calcext:value-type="float">
            <text:p>66916</text:p>
          </table:table-cell>
          <table:table-cell table:formula="of:=ABS([.A612]-[.B612])" office:value-type="float" office:value="4341" calcext:value-type="float">
            <text:p>4341</text:p>
          </table:table-cell>
          <table:table-cell table:formula="of:=COUNTIF([.$B$1:.$B$1000];&quot;+&quot; &amp; [.A612])" office:value-type="float" office:value="0" calcext:value-type="float">
            <text:p>0</text:p>
          </table:table-cell>
          <table:table-cell table:formula="of:=[.D612]*[.A6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23" calcext:value-type="float">
            <text:p>62623</text:p>
          </table:table-cell>
          <table:table-cell office:value-type="float" office:value="66916" calcext:value-type="float">
            <text:p>66916</text:p>
          </table:table-cell>
          <table:table-cell table:formula="of:=ABS([.A613]-[.B613])" office:value-type="float" office:value="4293" calcext:value-type="float">
            <text:p>4293</text:p>
          </table:table-cell>
          <table:table-cell table:formula="of:=COUNTIF([.$B$1:.$B$1000];&quot;+&quot; &amp; [.A613])" office:value-type="float" office:value="0" calcext:value-type="float">
            <text:p>0</text:p>
          </table:table-cell>
          <table:table-cell table:formula="of:=[.D613]*[.A6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73" calcext:value-type="float">
            <text:p>62673</text:p>
          </table:table-cell>
          <table:table-cell office:value-type="float" office:value="66916" calcext:value-type="float">
            <text:p>66916</text:p>
          </table:table-cell>
          <table:table-cell table:formula="of:=ABS([.A614]-[.B614])" office:value-type="float" office:value="4243" calcext:value-type="float">
            <text:p>4243</text:p>
          </table:table-cell>
          <table:table-cell table:formula="of:=COUNTIF([.$B$1:.$B$1000];&quot;+&quot; &amp; [.A614])" office:value-type="float" office:value="0" calcext:value-type="float">
            <text:p>0</text:p>
          </table:table-cell>
          <table:table-cell table:formula="of:=[.D614]*[.A6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56" calcext:value-type="float">
            <text:p>62756</text:p>
          </table:table-cell>
          <table:table-cell office:value-type="float" office:value="66916" calcext:value-type="float">
            <text:p>66916</text:p>
          </table:table-cell>
          <table:table-cell table:formula="of:=ABS([.A615]-[.B615])" office:value-type="float" office:value="4160" calcext:value-type="float">
            <text:p>4160</text:p>
          </table:table-cell>
          <table:table-cell table:formula="of:=COUNTIF([.$B$1:.$B$1000];&quot;+&quot; &amp; [.A615])" office:value-type="float" office:value="0" calcext:value-type="float">
            <text:p>0</text:p>
          </table:table-cell>
          <table:table-cell table:formula="of:=[.D615]*[.A6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38" calcext:value-type="float">
            <text:p>62938</text:p>
          </table:table-cell>
          <table:table-cell office:value-type="float" office:value="66916" calcext:value-type="float">
            <text:p>66916</text:p>
          </table:table-cell>
          <table:table-cell table:formula="of:=ABS([.A616]-[.B616])" office:value-type="float" office:value="3978" calcext:value-type="float">
            <text:p>3978</text:p>
          </table:table-cell>
          <table:table-cell table:formula="of:=COUNTIF([.$B$1:.$B$1000];&quot;+&quot; &amp; [.A616])" office:value-type="float" office:value="0" calcext:value-type="float">
            <text:p>0</text:p>
          </table:table-cell>
          <table:table-cell table:formula="of:=[.D616]*[.A6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82" calcext:value-type="float">
            <text:p>62982</text:p>
          </table:table-cell>
          <table:table-cell office:value-type="float" office:value="66916" calcext:value-type="float">
            <text:p>66916</text:p>
          </table:table-cell>
          <table:table-cell table:formula="of:=ABS([.A617]-[.B617])" office:value-type="float" office:value="3934" calcext:value-type="float">
            <text:p>3934</text:p>
          </table:table-cell>
          <table:table-cell table:formula="of:=COUNTIF([.$B$1:.$B$1000];&quot;+&quot; &amp; [.A617])" office:value-type="float" office:value="0" calcext:value-type="float">
            <text:p>0</text:p>
          </table:table-cell>
          <table:table-cell table:formula="of:=[.D617]*[.A6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98" calcext:value-type="float">
            <text:p>62998</text:p>
          </table:table-cell>
          <table:table-cell office:value-type="float" office:value="66916" calcext:value-type="float">
            <text:p>66916</text:p>
          </table:table-cell>
          <table:table-cell table:formula="of:=ABS([.A618]-[.B618])" office:value-type="float" office:value="3918" calcext:value-type="float">
            <text:p>3918</text:p>
          </table:table-cell>
          <table:table-cell table:formula="of:=COUNTIF([.$B$1:.$B$1000];&quot;+&quot; &amp; [.A618])" office:value-type="float" office:value="0" calcext:value-type="float">
            <text:p>0</text:p>
          </table:table-cell>
          <table:table-cell table:formula="of:=[.D618]*[.A6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float" office:value="66916" calcext:value-type="float">
            <text:p>66916</text:p>
          </table:table-cell>
          <table:table-cell table:formula="of:=ABS([.A619]-[.B619])" office:value-type="float" office:value="3783" calcext:value-type="float">
            <text:p>3783</text:p>
          </table:table-cell>
          <table:table-cell table:formula="of:=COUNTIF([.$B$1:.$B$1000];&quot;+&quot; &amp; [.A619])" office:value-type="float" office:value="0" calcext:value-type="float">
            <text:p>0</text:p>
          </table:table-cell>
          <table:table-cell table:formula="of:=[.D619]*[.A6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17" calcext:value-type="float">
            <text:p>63317</text:p>
          </table:table-cell>
          <table:table-cell office:value-type="float" office:value="66916" calcext:value-type="float">
            <text:p>66916</text:p>
          </table:table-cell>
          <table:table-cell table:formula="of:=ABS([.A620]-[.B620])" office:value-type="float" office:value="3599" calcext:value-type="float">
            <text:p>3599</text:p>
          </table:table-cell>
          <table:table-cell table:formula="of:=COUNTIF([.$B$1:.$B$1000];&quot;+&quot; &amp; [.A620])" office:value-type="float" office:value="0" calcext:value-type="float">
            <text:p>0</text:p>
          </table:table-cell>
          <table:table-cell table:formula="of:=[.D620]*[.A6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86" calcext:value-type="float">
            <text:p>63386</text:p>
          </table:table-cell>
          <table:table-cell office:value-type="float" office:value="66916" calcext:value-type="float">
            <text:p>66916</text:p>
          </table:table-cell>
          <table:table-cell table:formula="of:=ABS([.A621]-[.B621])" office:value-type="float" office:value="3530" calcext:value-type="float">
            <text:p>3530</text:p>
          </table:table-cell>
          <table:table-cell table:formula="of:=COUNTIF([.$B$1:.$B$1000];&quot;+&quot; &amp; [.A621])" office:value-type="float" office:value="0" calcext:value-type="float">
            <text:p>0</text:p>
          </table:table-cell>
          <table:table-cell table:formula="of:=[.D621]*[.A6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47" calcext:value-type="float">
            <text:p>63447</text:p>
          </table:table-cell>
          <table:table-cell office:value-type="float" office:value="66916" calcext:value-type="float">
            <text:p>66916</text:p>
          </table:table-cell>
          <table:table-cell table:formula="of:=ABS([.A622]-[.B622])" office:value-type="float" office:value="3469" calcext:value-type="float">
            <text:p>3469</text:p>
          </table:table-cell>
          <table:table-cell table:formula="of:=COUNTIF([.$B$1:.$B$1000];&quot;+&quot; &amp; [.A622])" office:value-type="float" office:value="0" calcext:value-type="float">
            <text:p>0</text:p>
          </table:table-cell>
          <table:table-cell table:formula="of:=[.D622]*[.A6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43" calcext:value-type="float">
            <text:p>63543</text:p>
          </table:table-cell>
          <table:table-cell office:value-type="float" office:value="66916" calcext:value-type="float">
            <text:p>66916</text:p>
          </table:table-cell>
          <table:table-cell table:formula="of:=ABS([.A623]-[.B623])" office:value-type="float" office:value="3373" calcext:value-type="float">
            <text:p>3373</text:p>
          </table:table-cell>
          <table:table-cell table:formula="of:=COUNTIF([.$B$1:.$B$1000];&quot;+&quot; &amp; [.A623])" office:value-type="float" office:value="0" calcext:value-type="float">
            <text:p>0</text:p>
          </table:table-cell>
          <table:table-cell table:formula="of:=[.D623]*[.A6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30" calcext:value-type="float">
            <text:p>63630</text:p>
          </table:table-cell>
          <table:table-cell office:value-type="float" office:value="66918" calcext:value-type="float">
            <text:p>66918</text:p>
          </table:table-cell>
          <table:table-cell table:formula="of:=ABS([.A624]-[.B624])" office:value-type="float" office:value="3288" calcext:value-type="float">
            <text:p>3288</text:p>
          </table:table-cell>
          <table:table-cell table:formula="of:=COUNTIF([.$B$1:.$B$1000];&quot;+&quot; &amp; [.A624])" office:value-type="float" office:value="0" calcext:value-type="float">
            <text:p>0</text:p>
          </table:table-cell>
          <table:table-cell table:formula="of:=[.D624]*[.A6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59" calcext:value-type="float">
            <text:p>63659</text:p>
          </table:table-cell>
          <table:table-cell office:value-type="float" office:value="67071" calcext:value-type="float">
            <text:p>67071</text:p>
          </table:table-cell>
          <table:table-cell table:formula="of:=ABS([.A625]-[.B625])" office:value-type="float" office:value="3412" calcext:value-type="float">
            <text:p>3412</text:p>
          </table:table-cell>
          <table:table-cell table:formula="of:=COUNTIF([.$B$1:.$B$1000];&quot;+&quot; &amp; [.A625])" office:value-type="float" office:value="0" calcext:value-type="float">
            <text:p>0</text:p>
          </table:table-cell>
          <table:table-cell table:formula="of:=[.D625]*[.A6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05" calcext:value-type="float">
            <text:p>63905</text:p>
          </table:table-cell>
          <table:table-cell office:value-type="float" office:value="67228" calcext:value-type="float">
            <text:p>67228</text:p>
          </table:table-cell>
          <table:table-cell table:formula="of:=ABS([.A626]-[.B626])" office:value-type="float" office:value="3323" calcext:value-type="float">
            <text:p>3323</text:p>
          </table:table-cell>
          <table:table-cell table:formula="of:=COUNTIF([.$B$1:.$B$1000];&quot;+&quot; &amp; [.A626])" office:value-type="float" office:value="0" calcext:value-type="float">
            <text:p>0</text:p>
          </table:table-cell>
          <table:table-cell table:formula="of:=[.D626]*[.A6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16" calcext:value-type="float">
            <text:p>63916</text:p>
          </table:table-cell>
          <table:table-cell office:value-type="float" office:value="67415" calcext:value-type="float">
            <text:p>67415</text:p>
          </table:table-cell>
          <table:table-cell table:formula="of:=ABS([.A627]-[.B627])" office:value-type="float" office:value="3499" calcext:value-type="float">
            <text:p>3499</text:p>
          </table:table-cell>
          <table:table-cell table:formula="of:=COUNTIF([.$B$1:.$B$1000];&quot;+&quot; &amp; [.A627])" office:value-type="float" office:value="0" calcext:value-type="float">
            <text:p>0</text:p>
          </table:table-cell>
          <table:table-cell table:formula="of:=[.D627]*[.A6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94" calcext:value-type="float">
            <text:p>63994</text:p>
          </table:table-cell>
          <table:table-cell office:value-type="float" office:value="67708" calcext:value-type="float">
            <text:p>67708</text:p>
          </table:table-cell>
          <table:table-cell table:formula="of:=ABS([.A628]-[.B628])" office:value-type="float" office:value="3714" calcext:value-type="float">
            <text:p>3714</text:p>
          </table:table-cell>
          <table:table-cell table:formula="of:=COUNTIF([.$B$1:.$B$1000];&quot;+&quot; &amp; [.A628])" office:value-type="float" office:value="0" calcext:value-type="float">
            <text:p>0</text:p>
          </table:table-cell>
          <table:table-cell table:formula="of:=[.D628]*[.A6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2" calcext:value-type="float">
            <text:p>64002</text:p>
          </table:table-cell>
          <table:table-cell office:value-type="float" office:value="67754" calcext:value-type="float">
            <text:p>67754</text:p>
          </table:table-cell>
          <table:table-cell table:formula="of:=ABS([.A629]-[.B629])" office:value-type="float" office:value="3752" calcext:value-type="float">
            <text:p>3752</text:p>
          </table:table-cell>
          <table:table-cell table:formula="of:=COUNTIF([.$B$1:.$B$1000];&quot;+&quot; &amp; [.A629])" office:value-type="float" office:value="0" calcext:value-type="float">
            <text:p>0</text:p>
          </table:table-cell>
          <table:table-cell table:formula="of:=[.D629]*[.A6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60" calcext:value-type="float">
            <text:p>64360</text:p>
          </table:table-cell>
          <table:table-cell office:value-type="float" office:value="67789" calcext:value-type="float">
            <text:p>67789</text:p>
          </table:table-cell>
          <table:table-cell table:formula="of:=ABS([.A630]-[.B630])" office:value-type="float" office:value="3429" calcext:value-type="float">
            <text:p>3429</text:p>
          </table:table-cell>
          <table:table-cell table:formula="of:=COUNTIF([.$B$1:.$B$1000];&quot;+&quot; &amp; [.A630])" office:value-type="float" office:value="0" calcext:value-type="float">
            <text:p>0</text:p>
          </table:table-cell>
          <table:table-cell table:formula="of:=[.D630]*[.A6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06" calcext:value-type="float">
            <text:p>64406</text:p>
          </table:table-cell>
          <table:table-cell office:value-type="float" office:value="67838" calcext:value-type="float">
            <text:p>67838</text:p>
          </table:table-cell>
          <table:table-cell table:formula="of:=ABS([.A631]-[.B631])" office:value-type="float" office:value="3432" calcext:value-type="float">
            <text:p>3432</text:p>
          </table:table-cell>
          <table:table-cell table:formula="of:=COUNTIF([.$B$1:.$B$1000];&quot;+&quot; &amp; [.A631])" office:value-type="float" office:value="0" calcext:value-type="float">
            <text:p>0</text:p>
          </table:table-cell>
          <table:table-cell table:formula="of:=[.D631]*[.A6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22" calcext:value-type="float">
            <text:p>64422</text:p>
          </table:table-cell>
          <table:table-cell office:value-type="float" office:value="67949" calcext:value-type="float">
            <text:p>67949</text:p>
          </table:table-cell>
          <table:table-cell table:formula="of:=ABS([.A632]-[.B632])" office:value-type="float" office:value="3527" calcext:value-type="float">
            <text:p>3527</text:p>
          </table:table-cell>
          <table:table-cell table:formula="of:=COUNTIF([.$B$1:.$B$1000];&quot;+&quot; &amp; [.A632])" office:value-type="float" office:value="0" calcext:value-type="float">
            <text:p>0</text:p>
          </table:table-cell>
          <table:table-cell table:formula="of:=[.D632]*[.A6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37" calcext:value-type="float">
            <text:p>64537</text:p>
          </table:table-cell>
          <table:table-cell office:value-type="float" office:value="68049" calcext:value-type="float">
            <text:p>68049</text:p>
          </table:table-cell>
          <table:table-cell table:formula="of:=ABS([.A633]-[.B633])" office:value-type="float" office:value="3512" calcext:value-type="float">
            <text:p>3512</text:p>
          </table:table-cell>
          <table:table-cell table:formula="of:=COUNTIF([.$B$1:.$B$1000];&quot;+&quot; &amp; [.A633])" office:value-type="float" office:value="0" calcext:value-type="float">
            <text:p>0</text:p>
          </table:table-cell>
          <table:table-cell table:formula="of:=[.D633]*[.A6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float" office:value="68211" calcext:value-type="float">
            <text:p>68211</text:p>
          </table:table-cell>
          <table:table-cell table:formula="of:=ABS([.A634]-[.B634])" office:value-type="float" office:value="3670" calcext:value-type="float">
            <text:p>3670</text:p>
          </table:table-cell>
          <table:table-cell table:formula="of:=COUNTIF([.$B$1:.$B$1000];&quot;+&quot; &amp; [.A634])" office:value-type="float" office:value="0" calcext:value-type="float">
            <text:p>0</text:p>
          </table:table-cell>
          <table:table-cell table:formula="of:=[.D634]*[.A6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80" calcext:value-type="float">
            <text:p>64580</text:p>
          </table:table-cell>
          <table:table-cell office:value-type="float" office:value="68263" calcext:value-type="float">
            <text:p>68263</text:p>
          </table:table-cell>
          <table:table-cell table:formula="of:=ABS([.A635]-[.B635])" office:value-type="float" office:value="3683" calcext:value-type="float">
            <text:p>3683</text:p>
          </table:table-cell>
          <table:table-cell table:formula="of:=COUNTIF([.$B$1:.$B$1000];&quot;+&quot; &amp; [.A635])" office:value-type="float" office:value="0" calcext:value-type="float">
            <text:p>0</text:p>
          </table:table-cell>
          <table:table-cell table:formula="of:=[.D635]*[.A6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47" calcext:value-type="float">
            <text:p>64847</text:p>
          </table:table-cell>
          <table:table-cell office:value-type="float" office:value="68263" calcext:value-type="float">
            <text:p>68263</text:p>
          </table:table-cell>
          <table:table-cell table:formula="of:=ABS([.A636]-[.B636])" office:value-type="float" office:value="3416" calcext:value-type="float">
            <text:p>3416</text:p>
          </table:table-cell>
          <table:table-cell table:formula="of:=COUNTIF([.$B$1:.$B$1000];&quot;+&quot; &amp; [.A636])" office:value-type="float" office:value="0" calcext:value-type="float">
            <text:p>0</text:p>
          </table:table-cell>
          <table:table-cell table:formula="of:=[.D636]*[.A6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54" calcext:value-type="float">
            <text:p>64854</text:p>
          </table:table-cell>
          <table:table-cell office:value-type="float" office:value="68263" calcext:value-type="float">
            <text:p>68263</text:p>
          </table:table-cell>
          <table:table-cell table:formula="of:=ABS([.A637]-[.B637])" office:value-type="float" office:value="3409" calcext:value-type="float">
            <text:p>3409</text:p>
          </table:table-cell>
          <table:table-cell table:formula="of:=COUNTIF([.$B$1:.$B$1000];&quot;+&quot; &amp; [.A637])" office:value-type="float" office:value="0" calcext:value-type="float">
            <text:p>0</text:p>
          </table:table-cell>
          <table:table-cell table:formula="of:=[.D637]*[.A6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42" calcext:value-type="float">
            <text:p>64942</text:p>
          </table:table-cell>
          <table:table-cell office:value-type="float" office:value="68263" calcext:value-type="float">
            <text:p>68263</text:p>
          </table:table-cell>
          <table:table-cell table:formula="of:=ABS([.A638]-[.B638])" office:value-type="float" office:value="3321" calcext:value-type="float">
            <text:p>3321</text:p>
          </table:table-cell>
          <table:table-cell table:formula="of:=COUNTIF([.$B$1:.$B$1000];&quot;+&quot; &amp; [.A638])" office:value-type="float" office:value="0" calcext:value-type="float">
            <text:p>0</text:p>
          </table:table-cell>
          <table:table-cell table:formula="of:=[.D638]*[.A6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80" calcext:value-type="float">
            <text:p>65080</text:p>
          </table:table-cell>
          <table:table-cell office:value-type="float" office:value="68532" calcext:value-type="float">
            <text:p>68532</text:p>
          </table:table-cell>
          <table:table-cell table:formula="of:=ABS([.A639]-[.B639])" office:value-type="float" office:value="3452" calcext:value-type="float">
            <text:p>3452</text:p>
          </table:table-cell>
          <table:table-cell table:formula="of:=COUNTIF([.$B$1:.$B$1000];&quot;+&quot; &amp; [.A639])" office:value-type="float" office:value="0" calcext:value-type="float">
            <text:p>0</text:p>
          </table:table-cell>
          <table:table-cell table:formula="of:=[.D639]*[.A6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18" calcext:value-type="float">
            <text:p>65118</text:p>
          </table:table-cell>
          <table:table-cell office:value-type="float" office:value="68552" calcext:value-type="float">
            <text:p>68552</text:p>
          </table:table-cell>
          <table:table-cell table:formula="of:=ABS([.A640]-[.B640])" office:value-type="float" office:value="3434" calcext:value-type="float">
            <text:p>3434</text:p>
          </table:table-cell>
          <table:table-cell table:formula="of:=COUNTIF([.$B$1:.$B$1000];&quot;+&quot; &amp; [.A640])" office:value-type="float" office:value="0" calcext:value-type="float">
            <text:p>0</text:p>
          </table:table-cell>
          <table:table-cell table:formula="of:=[.D640]*[.A6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78" calcext:value-type="float">
            <text:p>65278</text:p>
          </table:table-cell>
          <table:table-cell office:value-type="float" office:value="69002" calcext:value-type="float">
            <text:p>69002</text:p>
          </table:table-cell>
          <table:table-cell table:formula="of:=ABS([.A641]-[.B641])" office:value-type="float" office:value="3724" calcext:value-type="float">
            <text:p>3724</text:p>
          </table:table-cell>
          <table:table-cell table:formula="of:=COUNTIF([.$B$1:.$B$1000];&quot;+&quot; &amp; [.A641])" office:value-type="float" office:value="0" calcext:value-type="float">
            <text:p>0</text:p>
          </table:table-cell>
          <table:table-cell table:formula="of:=[.D641]*[.A6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86" calcext:value-type="float">
            <text:p>65286</text:p>
          </table:table-cell>
          <table:table-cell office:value-type="float" office:value="69333" calcext:value-type="float">
            <text:p>69333</text:p>
          </table:table-cell>
          <table:table-cell table:formula="of:=ABS([.A642]-[.B642])" office:value-type="float" office:value="4047" calcext:value-type="float">
            <text:p>4047</text:p>
          </table:table-cell>
          <table:table-cell table:formula="of:=COUNTIF([.$B$1:.$B$1000];&quot;+&quot; &amp; [.A642])" office:value-type="float" office:value="0" calcext:value-type="float">
            <text:p>0</text:p>
          </table:table-cell>
          <table:table-cell table:formula="of:=[.D642]*[.A6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float" office:value="69352" calcext:value-type="float">
            <text:p>69352</text:p>
          </table:table-cell>
          <table:table-cell table:formula="of:=ABS([.A643]-[.B643])" office:value-type="float" office:value="4041" calcext:value-type="float">
            <text:p>4041</text:p>
          </table:table-cell>
          <table:table-cell table:formula="of:=COUNTIF([.$B$1:.$B$1000];&quot;+&quot; &amp; [.A643])" office:value-type="float" office:value="0" calcext:value-type="float">
            <text:p>0</text:p>
          </table:table-cell>
          <table:table-cell table:formula="of:=[.D643]*[.A6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99" calcext:value-type="float">
            <text:p>65399</text:p>
          </table:table-cell>
          <table:table-cell office:value-type="float" office:value="69376" calcext:value-type="float">
            <text:p>69376</text:p>
          </table:table-cell>
          <table:table-cell table:formula="of:=ABS([.A644]-[.B644])" office:value-type="float" office:value="3977" calcext:value-type="float">
            <text:p>3977</text:p>
          </table:table-cell>
          <table:table-cell table:formula="of:=COUNTIF([.$B$1:.$B$1000];&quot;+&quot; &amp; [.A644])" office:value-type="float" office:value="0" calcext:value-type="float">
            <text:p>0</text:p>
          </table:table-cell>
          <table:table-cell table:formula="of:=[.D644]*[.A6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float" office:value="69585" calcext:value-type="float">
            <text:p>69585</text:p>
          </table:table-cell>
          <table:table-cell table:formula="of:=ABS([.A645]-[.B645])" office:value-type="float" office:value="4161" calcext:value-type="float">
            <text:p>4161</text:p>
          </table:table-cell>
          <table:table-cell table:formula="of:=COUNTIF([.$B$1:.$B$1000];&quot;+&quot; &amp; [.A645])" office:value-type="float" office:value="0" calcext:value-type="float">
            <text:p>0</text:p>
          </table:table-cell>
          <table:table-cell table:formula="of:=[.D645]*[.A6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8" calcext:value-type="float">
            <text:p>65538</text:p>
          </table:table-cell>
          <table:table-cell office:value-type="float" office:value="69964" calcext:value-type="float">
            <text:p>69964</text:p>
          </table:table-cell>
          <table:table-cell table:formula="of:=ABS([.A646]-[.B646])" office:value-type="float" office:value="4426" calcext:value-type="float">
            <text:p>4426</text:p>
          </table:table-cell>
          <table:table-cell table:formula="of:=COUNTIF([.$B$1:.$B$1000];&quot;+&quot; &amp; [.A646])" office:value-type="float" office:value="0" calcext:value-type="float">
            <text:p>0</text:p>
          </table:table-cell>
          <table:table-cell table:formula="of:=[.D646]*[.A6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73" calcext:value-type="float">
            <text:p>65673</text:p>
          </table:table-cell>
          <table:table-cell office:value-type="float" office:value="69964" calcext:value-type="float">
            <text:p>69964</text:p>
          </table:table-cell>
          <table:table-cell table:formula="of:=ABS([.A647]-[.B647])" office:value-type="float" office:value="4291" calcext:value-type="float">
            <text:p>4291</text:p>
          </table:table-cell>
          <table:table-cell table:formula="of:=COUNTIF([.$B$1:.$B$1000];&quot;+&quot; &amp; [.A647])" office:value-type="float" office:value="0" calcext:value-type="float">
            <text:p>0</text:p>
          </table:table-cell>
          <table:table-cell table:formula="of:=[.D647]*[.A6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68" calcext:value-type="float">
            <text:p>65868</text:p>
          </table:table-cell>
          <table:table-cell office:value-type="float" office:value="69964" calcext:value-type="float">
            <text:p>69964</text:p>
          </table:table-cell>
          <table:table-cell table:formula="of:=ABS([.A648]-[.B648])" office:value-type="float" office:value="4096" calcext:value-type="float">
            <text:p>4096</text:p>
          </table:table-cell>
          <table:table-cell table:formula="of:=COUNTIF([.$B$1:.$B$1000];&quot;+&quot; &amp; [.A648])" office:value-type="float" office:value="0" calcext:value-type="float">
            <text:p>0</text:p>
          </table:table-cell>
          <table:table-cell table:formula="of:=[.D648]*[.A6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79" calcext:value-type="float">
            <text:p>66079</text:p>
          </table:table-cell>
          <table:table-cell office:value-type="float" office:value="69964" calcext:value-type="float">
            <text:p>69964</text:p>
          </table:table-cell>
          <table:table-cell table:formula="of:=ABS([.A649]-[.B649])" office:value-type="float" office:value="3885" calcext:value-type="float">
            <text:p>3885</text:p>
          </table:table-cell>
          <table:table-cell table:formula="of:=COUNTIF([.$B$1:.$B$1000];&quot;+&quot; &amp; [.A649])" office:value-type="float" office:value="0" calcext:value-type="float">
            <text:p>0</text:p>
          </table:table-cell>
          <table:table-cell table:formula="of:=[.D649]*[.A6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56" calcext:value-type="float">
            <text:p>66156</text:p>
          </table:table-cell>
          <table:table-cell office:value-type="float" office:value="69964" calcext:value-type="float">
            <text:p>69964</text:p>
          </table:table-cell>
          <table:table-cell table:formula="of:=ABS([.A650]-[.B650])" office:value-type="float" office:value="3808" calcext:value-type="float">
            <text:p>3808</text:p>
          </table:table-cell>
          <table:table-cell table:formula="of:=COUNTIF([.$B$1:.$B$1000];&quot;+&quot; &amp; [.A650])" office:value-type="float" office:value="0" calcext:value-type="float">
            <text:p>0</text:p>
          </table:table-cell>
          <table:table-cell table:formula="of:=[.D650]*[.A6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27" calcext:value-type="float">
            <text:p>66327</text:p>
          </table:table-cell>
          <table:table-cell office:value-type="float" office:value="69964" calcext:value-type="float">
            <text:p>69964</text:p>
          </table:table-cell>
          <table:table-cell table:formula="of:=ABS([.A651]-[.B651])" office:value-type="float" office:value="3637" calcext:value-type="float">
            <text:p>3637</text:p>
          </table:table-cell>
          <table:table-cell table:formula="of:=COUNTIF([.$B$1:.$B$1000];&quot;+&quot; &amp; [.A651])" office:value-type="float" office:value="0" calcext:value-type="float">
            <text:p>0</text:p>
          </table:table-cell>
          <table:table-cell table:formula="of:=[.D651]*[.A6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2" calcext:value-type="float">
            <text:p>66342</text:p>
          </table:table-cell>
          <table:table-cell office:value-type="float" office:value="69964" calcext:value-type="float">
            <text:p>69964</text:p>
          </table:table-cell>
          <table:table-cell table:formula="of:=ABS([.A652]-[.B652])" office:value-type="float" office:value="3622" calcext:value-type="float">
            <text:p>3622</text:p>
          </table:table-cell>
          <table:table-cell table:formula="of:=COUNTIF([.$B$1:.$B$1000];&quot;+&quot; &amp; [.A652])" office:value-type="float" office:value="0" calcext:value-type="float">
            <text:p>0</text:p>
          </table:table-cell>
          <table:table-cell table:formula="of:=[.D652]*[.A6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93" calcext:value-type="float">
            <text:p>66493</text:p>
          </table:table-cell>
          <table:table-cell office:value-type="float" office:value="70114" calcext:value-type="float">
            <text:p>70114</text:p>
          </table:table-cell>
          <table:table-cell table:formula="of:=ABS([.A653]-[.B653])" office:value-type="float" office:value="3621" calcext:value-type="float">
            <text:p>3621</text:p>
          </table:table-cell>
          <table:table-cell table:formula="of:=COUNTIF([.$B$1:.$B$1000];&quot;+&quot; &amp; [.A653])" office:value-type="float" office:value="0" calcext:value-type="float">
            <text:p>0</text:p>
          </table:table-cell>
          <table:table-cell table:formula="of:=[.D653]*[.A6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45" calcext:value-type="float">
            <text:p>66545</text:p>
          </table:table-cell>
          <table:table-cell office:value-type="float" office:value="70209" calcext:value-type="float">
            <text:p>70209</text:p>
          </table:table-cell>
          <table:table-cell table:formula="of:=ABS([.A654]-[.B654])" office:value-type="float" office:value="3664" calcext:value-type="float">
            <text:p>3664</text:p>
          </table:table-cell>
          <table:table-cell table:formula="of:=COUNTIF([.$B$1:.$B$1000];&quot;+&quot; &amp; [.A654])" office:value-type="float" office:value="0" calcext:value-type="float">
            <text:p>0</text:p>
          </table:table-cell>
          <table:table-cell table:formula="of:=[.D654]*[.A6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03" calcext:value-type="float">
            <text:p>66603</text:p>
          </table:table-cell>
          <table:table-cell office:value-type="float" office:value="70340" calcext:value-type="float">
            <text:p>70340</text:p>
          </table:table-cell>
          <table:table-cell table:formula="of:=ABS([.A655]-[.B655])" office:value-type="float" office:value="3737" calcext:value-type="float">
            <text:p>3737</text:p>
          </table:table-cell>
          <table:table-cell table:formula="of:=COUNTIF([.$B$1:.$B$1000];&quot;+&quot; &amp; [.A655])" office:value-type="float" office:value="0" calcext:value-type="float">
            <text:p>0</text:p>
          </table:table-cell>
          <table:table-cell table:formula="of:=[.D655]*[.A6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48" calcext:value-type="float">
            <text:p>66648</text:p>
          </table:table-cell>
          <table:table-cell office:value-type="float" office:value="70481" calcext:value-type="float">
            <text:p>70481</text:p>
          </table:table-cell>
          <table:table-cell table:formula="of:=ABS([.A656]-[.B656])" office:value-type="float" office:value="3833" calcext:value-type="float">
            <text:p>3833</text:p>
          </table:table-cell>
          <table:table-cell table:formula="of:=COUNTIF([.$B$1:.$B$1000];&quot;+&quot; &amp; [.A656])" office:value-type="float" office:value="0" calcext:value-type="float">
            <text:p>0</text:p>
          </table:table-cell>
          <table:table-cell table:formula="of:=[.D656]*[.A6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63" calcext:value-type="float">
            <text:p>66763</text:p>
          </table:table-cell>
          <table:table-cell office:value-type="float" office:value="70596" calcext:value-type="float">
            <text:p>70596</text:p>
          </table:table-cell>
          <table:table-cell table:formula="of:=ABS([.A657]-[.B657])" office:value-type="float" office:value="3833" calcext:value-type="float">
            <text:p>3833</text:p>
          </table:table-cell>
          <table:table-cell table:formula="of:=COUNTIF([.$B$1:.$B$1000];&quot;+&quot; &amp; [.A657])" office:value-type="float" office:value="0" calcext:value-type="float">
            <text:p>0</text:p>
          </table:table-cell>
          <table:table-cell table:formula="of:=[.D657]*[.A6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97" calcext:value-type="float">
            <text:p>66897</text:p>
          </table:table-cell>
          <table:table-cell office:value-type="float" office:value="70754" calcext:value-type="float">
            <text:p>70754</text:p>
          </table:table-cell>
          <table:table-cell table:formula="of:=ABS([.A658]-[.B658])" office:value-type="float" office:value="3857" calcext:value-type="float">
            <text:p>3857</text:p>
          </table:table-cell>
          <table:table-cell table:formula="of:=COUNTIF([.$B$1:.$B$1000];&quot;+&quot; &amp; [.A658])" office:value-type="float" office:value="0" calcext:value-type="float">
            <text:p>0</text:p>
          </table:table-cell>
          <table:table-cell table:formula="of:=[.D658]*[.A6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16" calcext:value-type="float">
            <text:p>66916</text:p>
          </table:table-cell>
          <table:table-cell office:value-type="float" office:value="70858" calcext:value-type="float">
            <text:p>70858</text:p>
          </table:table-cell>
          <table:table-cell table:formula="of:=ABS([.A659]-[.B659])" office:value-type="float" office:value="3942" calcext:value-type="float">
            <text:p>3942</text:p>
          </table:table-cell>
          <table:table-cell table:formula="of:=COUNTIF([.$B$1:.$B$1000];&quot;+&quot; &amp; [.A659])" office:value-type="float" office:value="13" calcext:value-type="float">
            <text:p>13</text:p>
          </table:table-cell>
          <table:table-cell table:formula="of:=[.D659]*[.A659]" office:value-type="float" office:value="869908" calcext:value-type="float">
            <text:p>869908</text:p>
          </table:table-cell>
        </table:table-row>
        <table:table-row table:style-name="ro1">
          <table:table-cell office:value-type="float" office:value="66994" calcext:value-type="float">
            <text:p>66994</text:p>
          </table:table-cell>
          <table:table-cell office:value-type="float" office:value="70887" calcext:value-type="float">
            <text:p>70887</text:p>
          </table:table-cell>
          <table:table-cell table:formula="of:=ABS([.A660]-[.B660])" office:value-type="float" office:value="3893" calcext:value-type="float">
            <text:p>3893</text:p>
          </table:table-cell>
          <table:table-cell table:formula="of:=COUNTIF([.$B$1:.$B$1000];&quot;+&quot; &amp; [.A660])" office:value-type="float" office:value="0" calcext:value-type="float">
            <text:p>0</text:p>
          </table:table-cell>
          <table:table-cell table:formula="of:=[.D660]*[.A6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69" calcext:value-type="float">
            <text:p>67069</text:p>
          </table:table-cell>
          <table:table-cell office:value-type="float" office:value="70987" calcext:value-type="float">
            <text:p>70987</text:p>
          </table:table-cell>
          <table:table-cell table:formula="of:=ABS([.A661]-[.B661])" office:value-type="float" office:value="3918" calcext:value-type="float">
            <text:p>3918</text:p>
          </table:table-cell>
          <table:table-cell table:formula="of:=COUNTIF([.$B$1:.$B$1000];&quot;+&quot; &amp; [.A661])" office:value-type="float" office:value="0" calcext:value-type="float">
            <text:p>0</text:p>
          </table:table-cell>
          <table:table-cell table:formula="of:=[.D661]*[.A6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24" calcext:value-type="float">
            <text:p>67124</text:p>
          </table:table-cell>
          <table:table-cell office:value-type="float" office:value="71045" calcext:value-type="float">
            <text:p>71045</text:p>
          </table:table-cell>
          <table:table-cell table:formula="of:=ABS([.A662]-[.B662])" office:value-type="float" office:value="3921" calcext:value-type="float">
            <text:p>3921</text:p>
          </table:table-cell>
          <table:table-cell table:formula="of:=COUNTIF([.$B$1:.$B$1000];&quot;+&quot; &amp; [.A662])" office:value-type="float" office:value="0" calcext:value-type="float">
            <text:p>0</text:p>
          </table:table-cell>
          <table:table-cell table:formula="of:=[.D662]*[.A6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52" calcext:value-type="float">
            <text:p>67152</text:p>
          </table:table-cell>
          <table:table-cell office:value-type="float" office:value="71071" calcext:value-type="float">
            <text:p>71071</text:p>
          </table:table-cell>
          <table:table-cell table:formula="of:=ABS([.A663]-[.B663])" office:value-type="float" office:value="3919" calcext:value-type="float">
            <text:p>3919</text:p>
          </table:table-cell>
          <table:table-cell table:formula="of:=COUNTIF([.$B$1:.$B$1000];&quot;+&quot; &amp; [.A663])" office:value-type="float" office:value="0" calcext:value-type="float">
            <text:p>0</text:p>
          </table:table-cell>
          <table:table-cell table:formula="of:=[.D663]*[.A6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12" calcext:value-type="float">
            <text:p>67212</text:p>
          </table:table-cell>
          <table:table-cell office:value-type="float" office:value="71079" calcext:value-type="float">
            <text:p>71079</text:p>
          </table:table-cell>
          <table:table-cell table:formula="of:=ABS([.A664]-[.B664])" office:value-type="float" office:value="3867" calcext:value-type="float">
            <text:p>3867</text:p>
          </table:table-cell>
          <table:table-cell table:formula="of:=COUNTIF([.$B$1:.$B$1000];&quot;+&quot; &amp; [.A664])" office:value-type="float" office:value="0" calcext:value-type="float">
            <text:p>0</text:p>
          </table:table-cell>
          <table:table-cell table:formula="of:=[.D664]*[.A6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33" calcext:value-type="float">
            <text:p>67433</text:p>
          </table:table-cell>
          <table:table-cell office:value-type="float" office:value="71130" calcext:value-type="float">
            <text:p>71130</text:p>
          </table:table-cell>
          <table:table-cell table:formula="of:=ABS([.A665]-[.B665])" office:value-type="float" office:value="3697" calcext:value-type="float">
            <text:p>3697</text:p>
          </table:table-cell>
          <table:table-cell table:formula="of:=COUNTIF([.$B$1:.$B$1000];&quot;+&quot; &amp; [.A665])" office:value-type="float" office:value="0" calcext:value-type="float">
            <text:p>0</text:p>
          </table:table-cell>
          <table:table-cell table:formula="of:=[.D665]*[.A6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01" calcext:value-type="float">
            <text:p>67501</text:p>
          </table:table-cell>
          <table:table-cell office:value-type="float" office:value="71180" calcext:value-type="float">
            <text:p>71180</text:p>
          </table:table-cell>
          <table:table-cell table:formula="of:=ABS([.A666]-[.B666])" office:value-type="float" office:value="3679" calcext:value-type="float">
            <text:p>3679</text:p>
          </table:table-cell>
          <table:table-cell table:formula="of:=COUNTIF([.$B$1:.$B$1000];&quot;+&quot; &amp; [.A666])" office:value-type="float" office:value="0" calcext:value-type="float">
            <text:p>0</text:p>
          </table:table-cell>
          <table:table-cell table:formula="of:=[.D666]*[.A6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26" calcext:value-type="float">
            <text:p>67526</text:p>
          </table:table-cell>
          <table:table-cell office:value-type="float" office:value="71387" calcext:value-type="float">
            <text:p>71387</text:p>
          </table:table-cell>
          <table:table-cell table:formula="of:=ABS([.A667]-[.B667])" office:value-type="float" office:value="3861" calcext:value-type="float">
            <text:p>3861</text:p>
          </table:table-cell>
          <table:table-cell table:formula="of:=COUNTIF([.$B$1:.$B$1000];&quot;+&quot; &amp; [.A667])" office:value-type="float" office:value="0" calcext:value-type="float">
            <text:p>0</text:p>
          </table:table-cell>
          <table:table-cell table:formula="of:=[.D667]*[.A6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71602" calcext:value-type="float">
            <text:p>71602</text:p>
          </table:table-cell>
          <table:table-cell table:formula="of:=ABS([.A668]-[.B668])" office:value-type="float" office:value="4018" calcext:value-type="float">
            <text:p>4018</text:p>
          </table:table-cell>
          <table:table-cell table:formula="of:=COUNTIF([.$B$1:.$B$1000];&quot;+&quot; &amp; [.A668])" office:value-type="float" office:value="0" calcext:value-type="float">
            <text:p>0</text:p>
          </table:table-cell>
          <table:table-cell table:formula="of:=[.D668]*[.A6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90" calcext:value-type="float">
            <text:p>67690</text:p>
          </table:table-cell>
          <table:table-cell office:value-type="float" office:value="71645" calcext:value-type="float">
            <text:p>71645</text:p>
          </table:table-cell>
          <table:table-cell table:formula="of:=ABS([.A669]-[.B669])" office:value-type="float" office:value="3955" calcext:value-type="float">
            <text:p>3955</text:p>
          </table:table-cell>
          <table:table-cell table:formula="of:=COUNTIF([.$B$1:.$B$1000];&quot;+&quot; &amp; [.A669])" office:value-type="float" office:value="0" calcext:value-type="float">
            <text:p>0</text:p>
          </table:table-cell>
          <table:table-cell table:formula="of:=[.D669]*[.A6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07" calcext:value-type="float">
            <text:p>67707</text:p>
          </table:table-cell>
          <table:table-cell office:value-type="float" office:value="71853" calcext:value-type="float">
            <text:p>71853</text:p>
          </table:table-cell>
          <table:table-cell table:formula="of:=ABS([.A670]-[.B670])" office:value-type="float" office:value="4146" calcext:value-type="float">
            <text:p>4146</text:p>
          </table:table-cell>
          <table:table-cell table:formula="of:=COUNTIF([.$B$1:.$B$1000];&quot;+&quot; &amp; [.A670])" office:value-type="float" office:value="0" calcext:value-type="float">
            <text:p>0</text:p>
          </table:table-cell>
          <table:table-cell table:formula="of:=[.D670]*[.A6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32" calcext:value-type="float">
            <text:p>67832</text:p>
          </table:table-cell>
          <table:table-cell office:value-type="float" office:value="72076" calcext:value-type="float">
            <text:p>72076</text:p>
          </table:table-cell>
          <table:table-cell table:formula="of:=ABS([.A671]-[.B671])" office:value-type="float" office:value="4244" calcext:value-type="float">
            <text:p>4244</text:p>
          </table:table-cell>
          <table:table-cell table:formula="of:=COUNTIF([.$B$1:.$B$1000];&quot;+&quot; &amp; [.A671])" office:value-type="float" office:value="0" calcext:value-type="float">
            <text:p>0</text:p>
          </table:table-cell>
          <table:table-cell table:formula="of:=[.D671]*[.A6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75" calcext:value-type="float">
            <text:p>67975</text:p>
          </table:table-cell>
          <table:table-cell office:value-type="float" office:value="72092" calcext:value-type="float">
            <text:p>72092</text:p>
          </table:table-cell>
          <table:table-cell table:formula="of:=ABS([.A672]-[.B672])" office:value-type="float" office:value="4117" calcext:value-type="float">
            <text:p>4117</text:p>
          </table:table-cell>
          <table:table-cell table:formula="of:=COUNTIF([.$B$1:.$B$1000];&quot;+&quot; &amp; [.A672])" office:value-type="float" office:value="0" calcext:value-type="float">
            <text:p>0</text:p>
          </table:table-cell>
          <table:table-cell table:formula="of:=[.D672]*[.A6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21" calcext:value-type="float">
            <text:p>68021</text:p>
          </table:table-cell>
          <table:table-cell office:value-type="float" office:value="72142" calcext:value-type="float">
            <text:p>72142</text:p>
          </table:table-cell>
          <table:table-cell table:formula="of:=ABS([.A673]-[.B673])" office:value-type="float" office:value="4121" calcext:value-type="float">
            <text:p>4121</text:p>
          </table:table-cell>
          <table:table-cell table:formula="of:=COUNTIF([.$B$1:.$B$1000];&quot;+&quot; &amp; [.A673])" office:value-type="float" office:value="0" calcext:value-type="float">
            <text:p>0</text:p>
          </table:table-cell>
          <table:table-cell table:formula="of:=[.D673]*[.A6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25" calcext:value-type="float">
            <text:p>68025</text:p>
          </table:table-cell>
          <table:table-cell office:value-type="float" office:value="72383" calcext:value-type="float">
            <text:p>72383</text:p>
          </table:table-cell>
          <table:table-cell table:formula="of:=ABS([.A674]-[.B674])" office:value-type="float" office:value="4358" calcext:value-type="float">
            <text:p>4358</text:p>
          </table:table-cell>
          <table:table-cell table:formula="of:=COUNTIF([.$B$1:.$B$1000];&quot;+&quot; &amp; [.A674])" office:value-type="float" office:value="0" calcext:value-type="float">
            <text:p>0</text:p>
          </table:table-cell>
          <table:table-cell table:formula="of:=[.D674]*[.A6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63" calcext:value-type="float">
            <text:p>68263</text:p>
          </table:table-cell>
          <table:table-cell office:value-type="float" office:value="72412" calcext:value-type="float">
            <text:p>72412</text:p>
          </table:table-cell>
          <table:table-cell table:formula="of:=ABS([.A675]-[.B675])" office:value-type="float" office:value="4149" calcext:value-type="float">
            <text:p>4149</text:p>
          </table:table-cell>
          <table:table-cell table:formula="of:=COUNTIF([.$B$1:.$B$1000];&quot;+&quot; &amp; [.A675])" office:value-type="float" office:value="4" calcext:value-type="float">
            <text:p>4</text:p>
          </table:table-cell>
          <table:table-cell table:formula="of:=[.D675]*[.A675]" office:value-type="float" office:value="273052" calcext:value-type="float">
            <text:p>273052</text:p>
          </table:table-cell>
        </table:table-row>
        <table:table-row table:style-name="ro1">
          <table:table-cell office:value-type="float" office:value="68274" calcext:value-type="float">
            <text:p>68274</text:p>
          </table:table-cell>
          <table:table-cell office:value-type="float" office:value="72412" calcext:value-type="float">
            <text:p>72412</text:p>
          </table:table-cell>
          <table:table-cell table:formula="of:=ABS([.A676]-[.B676])" office:value-type="float" office:value="4138" calcext:value-type="float">
            <text:p>4138</text:p>
          </table:table-cell>
          <table:table-cell table:formula="of:=COUNTIF([.$B$1:.$B$1000];&quot;+&quot; &amp; [.A676])" office:value-type="float" office:value="0" calcext:value-type="float">
            <text:p>0</text:p>
          </table:table-cell>
          <table:table-cell table:formula="of:=[.D676]*[.A6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77" calcext:value-type="float">
            <text:p>68277</text:p>
          </table:table-cell>
          <table:table-cell office:value-type="float" office:value="72412" calcext:value-type="float">
            <text:p>72412</text:p>
          </table:table-cell>
          <table:table-cell table:formula="of:=ABS([.A677]-[.B677])" office:value-type="float" office:value="4135" calcext:value-type="float">
            <text:p>4135</text:p>
          </table:table-cell>
          <table:table-cell table:formula="of:=COUNTIF([.$B$1:.$B$1000];&quot;+&quot; &amp; [.A677])" office:value-type="float" office:value="0" calcext:value-type="float">
            <text:p>0</text:p>
          </table:table-cell>
          <table:table-cell table:formula="of:=[.D677]*[.A6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86" calcext:value-type="float">
            <text:p>68586</text:p>
          </table:table-cell>
          <table:table-cell office:value-type="float" office:value="72412" calcext:value-type="float">
            <text:p>72412</text:p>
          </table:table-cell>
          <table:table-cell table:formula="of:=ABS([.A678]-[.B678])" office:value-type="float" office:value="3826" calcext:value-type="float">
            <text:p>3826</text:p>
          </table:table-cell>
          <table:table-cell table:formula="of:=COUNTIF([.$B$1:.$B$1000];&quot;+&quot; &amp; [.A678])" office:value-type="float" office:value="0" calcext:value-type="float">
            <text:p>0</text:p>
          </table:table-cell>
          <table:table-cell table:formula="of:=[.D678]*[.A6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29" calcext:value-type="float">
            <text:p>68629</text:p>
          </table:table-cell>
          <table:table-cell office:value-type="float" office:value="72412" calcext:value-type="float">
            <text:p>72412</text:p>
          </table:table-cell>
          <table:table-cell table:formula="of:=ABS([.A679]-[.B679])" office:value-type="float" office:value="3783" calcext:value-type="float">
            <text:p>3783</text:p>
          </table:table-cell>
          <table:table-cell table:formula="of:=COUNTIF([.$B$1:.$B$1000];&quot;+&quot; &amp; [.A679])" office:value-type="float" office:value="0" calcext:value-type="float">
            <text:p>0</text:p>
          </table:table-cell>
          <table:table-cell table:formula="of:=[.D679]*[.A6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16" calcext:value-type="float">
            <text:p>68716</text:p>
          </table:table-cell>
          <table:table-cell office:value-type="float" office:value="72412" calcext:value-type="float">
            <text:p>72412</text:p>
          </table:table-cell>
          <table:table-cell table:formula="of:=ABS([.A680]-[.B680])" office:value-type="float" office:value="3696" calcext:value-type="float">
            <text:p>3696</text:p>
          </table:table-cell>
          <table:table-cell table:formula="of:=COUNTIF([.$B$1:.$B$1000];&quot;+&quot; &amp; [.A680])" office:value-type="float" office:value="0" calcext:value-type="float">
            <text:p>0</text:p>
          </table:table-cell>
          <table:table-cell table:formula="of:=[.D680]*[.A6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78" calcext:value-type="float">
            <text:p>68878</text:p>
          </table:table-cell>
          <table:table-cell office:value-type="float" office:value="72412" calcext:value-type="float">
            <text:p>72412</text:p>
          </table:table-cell>
          <table:table-cell table:formula="of:=ABS([.A681]-[.B681])" office:value-type="float" office:value="3534" calcext:value-type="float">
            <text:p>3534</text:p>
          </table:table-cell>
          <table:table-cell table:formula="of:=COUNTIF([.$B$1:.$B$1000];&quot;+&quot; &amp; [.A681])" office:value-type="float" office:value="0" calcext:value-type="float">
            <text:p>0</text:p>
          </table:table-cell>
          <table:table-cell table:formula="of:=[.D681]*[.A6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99" calcext:value-type="float">
            <text:p>69199</text:p>
          </table:table-cell>
          <table:table-cell office:value-type="float" office:value="72412" calcext:value-type="float">
            <text:p>72412</text:p>
          </table:table-cell>
          <table:table-cell table:formula="of:=ABS([.A682]-[.B682])" office:value-type="float" office:value="3213" calcext:value-type="float">
            <text:p>3213</text:p>
          </table:table-cell>
          <table:table-cell table:formula="of:=COUNTIF([.$B$1:.$B$1000];&quot;+&quot; &amp; [.A682])" office:value-type="float" office:value="0" calcext:value-type="float">
            <text:p>0</text:p>
          </table:table-cell>
          <table:table-cell table:formula="of:=[.D682]*[.A6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16" calcext:value-type="float">
            <text:p>69316</text:p>
          </table:table-cell>
          <table:table-cell office:value-type="float" office:value="72412" calcext:value-type="float">
            <text:p>72412</text:p>
          </table:table-cell>
          <table:table-cell table:formula="of:=ABS([.A683]-[.B683])" office:value-type="float" office:value="3096" calcext:value-type="float">
            <text:p>3096</text:p>
          </table:table-cell>
          <table:table-cell table:formula="of:=COUNTIF([.$B$1:.$B$1000];&quot;+&quot; &amp; [.A683])" office:value-type="float" office:value="0" calcext:value-type="float">
            <text:p>0</text:p>
          </table:table-cell>
          <table:table-cell table:formula="of:=[.D683]*[.A6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21" calcext:value-type="float">
            <text:p>69321</text:p>
          </table:table-cell>
          <table:table-cell office:value-type="float" office:value="72412" calcext:value-type="float">
            <text:p>72412</text:p>
          </table:table-cell>
          <table:table-cell table:formula="of:=ABS([.A684]-[.B684])" office:value-type="float" office:value="3091" calcext:value-type="float">
            <text:p>3091</text:p>
          </table:table-cell>
          <table:table-cell table:formula="of:=COUNTIF([.$B$1:.$B$1000];&quot;+&quot; &amp; [.A684])" office:value-type="float" office:value="0" calcext:value-type="float">
            <text:p>0</text:p>
          </table:table-cell>
          <table:table-cell table:formula="of:=[.D684]*[.A6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92" calcext:value-type="float">
            <text:p>69492</text:p>
          </table:table-cell>
          <table:table-cell office:value-type="float" office:value="72412" calcext:value-type="float">
            <text:p>72412</text:p>
          </table:table-cell>
          <table:table-cell table:formula="of:=ABS([.A685]-[.B685])" office:value-type="float" office:value="2920" calcext:value-type="float">
            <text:p>2920</text:p>
          </table:table-cell>
          <table:table-cell table:formula="of:=COUNTIF([.$B$1:.$B$1000];&quot;+&quot; &amp; [.A685])" office:value-type="float" office:value="0" calcext:value-type="float">
            <text:p>0</text:p>
          </table:table-cell>
          <table:table-cell table:formula="of:=[.D685]*[.A6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81" calcext:value-type="float">
            <text:p>69581</text:p>
          </table:table-cell>
          <table:table-cell office:value-type="float" office:value="72412" calcext:value-type="float">
            <text:p>72412</text:p>
          </table:table-cell>
          <table:table-cell table:formula="of:=ABS([.A686]-[.B686])" office:value-type="float" office:value="2831" calcext:value-type="float">
            <text:p>2831</text:p>
          </table:table-cell>
          <table:table-cell table:formula="of:=COUNTIF([.$B$1:.$B$1000];&quot;+&quot; &amp; [.A686])" office:value-type="float" office:value="0" calcext:value-type="float">
            <text:p>0</text:p>
          </table:table-cell>
          <table:table-cell table:formula="of:=[.D686]*[.A6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66" calcext:value-type="float">
            <text:p>69766</text:p>
          </table:table-cell>
          <table:table-cell office:value-type="float" office:value="72412" calcext:value-type="float">
            <text:p>72412</text:p>
          </table:table-cell>
          <table:table-cell table:formula="of:=ABS([.A687]-[.B687])" office:value-type="float" office:value="2646" calcext:value-type="float">
            <text:p>2646</text:p>
          </table:table-cell>
          <table:table-cell table:formula="of:=COUNTIF([.$B$1:.$B$1000];&quot;+&quot; &amp; [.A687])" office:value-type="float" office:value="0" calcext:value-type="float">
            <text:p>0</text:p>
          </table:table-cell>
          <table:table-cell table:formula="of:=[.D687]*[.A6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64" calcext:value-type="float">
            <text:p>69964</text:p>
          </table:table-cell>
          <table:table-cell office:value-type="float" office:value="72412" calcext:value-type="float">
            <text:p>72412</text:p>
          </table:table-cell>
          <table:table-cell table:formula="of:=ABS([.A688]-[.B688])" office:value-type="float" office:value="2448" calcext:value-type="float">
            <text:p>2448</text:p>
          </table:table-cell>
          <table:table-cell table:formula="of:=COUNTIF([.$B$1:.$B$1000];&quot;+&quot; &amp; [.A688])" office:value-type="float" office:value="7" calcext:value-type="float">
            <text:p>7</text:p>
          </table:table-cell>
          <table:table-cell table:formula="of:=[.D688]*[.A688]" office:value-type="float" office:value="489748" calcext:value-type="float">
            <text:p>489748</text:p>
          </table:table-cell>
        </table:table-row>
        <table:table-row table:style-name="ro1">
          <table:table-cell office:value-type="float" office:value="69977" calcext:value-type="float">
            <text:p>69977</text:p>
          </table:table-cell>
          <table:table-cell office:value-type="float" office:value="72547" calcext:value-type="float">
            <text:p>72547</text:p>
          </table:table-cell>
          <table:table-cell table:formula="of:=ABS([.A689]-[.B689])" office:value-type="float" office:value="2570" calcext:value-type="float">
            <text:p>2570</text:p>
          </table:table-cell>
          <table:table-cell table:formula="of:=COUNTIF([.$B$1:.$B$1000];&quot;+&quot; &amp; [.A689])" office:value-type="float" office:value="0" calcext:value-type="float">
            <text:p>0</text:p>
          </table:table-cell>
          <table:table-cell table:formula="of:=[.D689]*[.A6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91" calcext:value-type="float">
            <text:p>70191</text:p>
          </table:table-cell>
          <table:table-cell office:value-type="float" office:value="72559" calcext:value-type="float">
            <text:p>72559</text:p>
          </table:table-cell>
          <table:table-cell table:formula="of:=ABS([.A690]-[.B690])" office:value-type="float" office:value="2368" calcext:value-type="float">
            <text:p>2368</text:p>
          </table:table-cell>
          <table:table-cell table:formula="of:=COUNTIF([.$B$1:.$B$1000];&quot;+&quot; &amp; [.A690])" office:value-type="float" office:value="0" calcext:value-type="float">
            <text:p>0</text:p>
          </table:table-cell>
          <table:table-cell table:formula="of:=[.D690]*[.A6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68" calcext:value-type="float">
            <text:p>70368</text:p>
          </table:table-cell>
          <table:table-cell office:value-type="float" office:value="72708" calcext:value-type="float">
            <text:p>72708</text:p>
          </table:table-cell>
          <table:table-cell table:formula="of:=ABS([.A691]-[.B691])" office:value-type="float" office:value="2340" calcext:value-type="float">
            <text:p>2340</text:p>
          </table:table-cell>
          <table:table-cell table:formula="of:=COUNTIF([.$B$1:.$B$1000];&quot;+&quot; &amp; [.A691])" office:value-type="float" office:value="0" calcext:value-type="float">
            <text:p>0</text:p>
          </table:table-cell>
          <table:table-cell table:formula="of:=[.D691]*[.A6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04" calcext:value-type="float">
            <text:p>70404</text:p>
          </table:table-cell>
          <table:table-cell office:value-type="float" office:value="72823" calcext:value-type="float">
            <text:p>72823</text:p>
          </table:table-cell>
          <table:table-cell table:formula="of:=ABS([.A692]-[.B692])" office:value-type="float" office:value="2419" calcext:value-type="float">
            <text:p>2419</text:p>
          </table:table-cell>
          <table:table-cell table:formula="of:=COUNTIF([.$B$1:.$B$1000];&quot;+&quot; &amp; [.A692])" office:value-type="float" office:value="0" calcext:value-type="float">
            <text:p>0</text:p>
          </table:table-cell>
          <table:table-cell table:formula="of:=[.D692]*[.A6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float" office:value="72833" calcext:value-type="float">
            <text:p>72833</text:p>
          </table:table-cell>
          <table:table-cell table:formula="of:=ABS([.A693]-[.B693])" office:value-type="float" office:value="2277" calcext:value-type="float">
            <text:p>2277</text:p>
          </table:table-cell>
          <table:table-cell table:formula="of:=COUNTIF([.$B$1:.$B$1000];&quot;+&quot; &amp; [.A693])" office:value-type="float" office:value="0" calcext:value-type="float">
            <text:p>0</text:p>
          </table:table-cell>
          <table:table-cell table:formula="of:=[.D693]*[.A6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72" calcext:value-type="float">
            <text:p>70572</text:p>
          </table:table-cell>
          <table:table-cell office:value-type="float" office:value="73008" calcext:value-type="float">
            <text:p>73008</text:p>
          </table:table-cell>
          <table:table-cell table:formula="of:=ABS([.A694]-[.B694])" office:value-type="float" office:value="2436" calcext:value-type="float">
            <text:p>2436</text:p>
          </table:table-cell>
          <table:table-cell table:formula="of:=COUNTIF([.$B$1:.$B$1000];&quot;+&quot; &amp; [.A694])" office:value-type="float" office:value="0" calcext:value-type="float">
            <text:p>0</text:p>
          </table:table-cell>
          <table:table-cell table:formula="of:=[.D694]*[.A6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7" calcext:value-type="float">
            <text:p>70587</text:p>
          </table:table-cell>
          <table:table-cell office:value-type="float" office:value="73125" calcext:value-type="float">
            <text:p>73125</text:p>
          </table:table-cell>
          <table:table-cell table:formula="of:=ABS([.A695]-[.B695])" office:value-type="float" office:value="2538" calcext:value-type="float">
            <text:p>2538</text:p>
          </table:table-cell>
          <table:table-cell table:formula="of:=COUNTIF([.$B$1:.$B$1000];&quot;+&quot; &amp; [.A695])" office:value-type="float" office:value="0" calcext:value-type="float">
            <text:p>0</text:p>
          </table:table-cell>
          <table:table-cell table:formula="of:=[.D695]*[.A6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70" calcext:value-type="float">
            <text:p>70670</text:p>
          </table:table-cell>
          <table:table-cell office:value-type="float" office:value="73128" calcext:value-type="float">
            <text:p>73128</text:p>
          </table:table-cell>
          <table:table-cell table:formula="of:=ABS([.A696]-[.B696])" office:value-type="float" office:value="2458" calcext:value-type="float">
            <text:p>2458</text:p>
          </table:table-cell>
          <table:table-cell table:formula="of:=COUNTIF([.$B$1:.$B$1000];&quot;+&quot; &amp; [.A696])" office:value-type="float" office:value="0" calcext:value-type="float">
            <text:p>0</text:p>
          </table:table-cell>
          <table:table-cell table:formula="of:=[.D696]*[.A6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51" calcext:value-type="float">
            <text:p>70851</text:p>
          </table:table-cell>
          <table:table-cell office:value-type="float" office:value="73247" calcext:value-type="float">
            <text:p>73247</text:p>
          </table:table-cell>
          <table:table-cell table:formula="of:=ABS([.A697]-[.B697])" office:value-type="float" office:value="2396" calcext:value-type="float">
            <text:p>2396</text:p>
          </table:table-cell>
          <table:table-cell table:formula="of:=COUNTIF([.$B$1:.$B$1000];&quot;+&quot; &amp; [.A697])" office:value-type="float" office:value="0" calcext:value-type="float">
            <text:p>0</text:p>
          </table:table-cell>
          <table:table-cell table:formula="of:=[.D697]*[.A6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64" calcext:value-type="float">
            <text:p>70964</text:p>
          </table:table-cell>
          <table:table-cell office:value-type="float" office:value="73288" calcext:value-type="float">
            <text:p>73288</text:p>
          </table:table-cell>
          <table:table-cell table:formula="of:=ABS([.A698]-[.B698])" office:value-type="float" office:value="2324" calcext:value-type="float">
            <text:p>2324</text:p>
          </table:table-cell>
          <table:table-cell table:formula="of:=COUNTIF([.$B$1:.$B$1000];&quot;+&quot; &amp; [.A698])" office:value-type="float" office:value="0" calcext:value-type="float">
            <text:p>0</text:p>
          </table:table-cell>
          <table:table-cell table:formula="of:=[.D698]*[.A6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99" calcext:value-type="float">
            <text:p>71699</text:p>
          </table:table-cell>
          <table:table-cell office:value-type="float" office:value="73484" calcext:value-type="float">
            <text:p>73484</text:p>
          </table:table-cell>
          <table:table-cell table:formula="of:=ABS([.A699]-[.B699])" office:value-type="float" office:value="1785" calcext:value-type="float">
            <text:p>1785</text:p>
          </table:table-cell>
          <table:table-cell table:formula="of:=COUNTIF([.$B$1:.$B$1000];&quot;+&quot; &amp; [.A699])" office:value-type="float" office:value="0" calcext:value-type="float">
            <text:p>0</text:p>
          </table:table-cell>
          <table:table-cell table:formula="of:=[.D699]*[.A6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49" calcext:value-type="float">
            <text:p>72049</text:p>
          </table:table-cell>
          <table:table-cell office:value-type="float" office:value="73517" calcext:value-type="float">
            <text:p>73517</text:p>
          </table:table-cell>
          <table:table-cell table:formula="of:=ABS([.A700]-[.B700])" office:value-type="float" office:value="1468" calcext:value-type="float">
            <text:p>1468</text:p>
          </table:table-cell>
          <table:table-cell table:formula="of:=COUNTIF([.$B$1:.$B$1000];&quot;+&quot; &amp; [.A700])" office:value-type="float" office:value="0" calcext:value-type="float">
            <text:p>0</text:p>
          </table:table-cell>
          <table:table-cell table:formula="of:=[.D700]*[.A7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27" calcext:value-type="float">
            <text:p>72127</text:p>
          </table:table-cell>
          <table:table-cell office:value-type="float" office:value="73786" calcext:value-type="float">
            <text:p>73786</text:p>
          </table:table-cell>
          <table:table-cell table:formula="of:=ABS([.A701]-[.B701])" office:value-type="float" office:value="1659" calcext:value-type="float">
            <text:p>1659</text:p>
          </table:table-cell>
          <table:table-cell table:formula="of:=COUNTIF([.$B$1:.$B$1000];&quot;+&quot; &amp; [.A701])" office:value-type="float" office:value="0" calcext:value-type="float">
            <text:p>0</text:p>
          </table:table-cell>
          <table:table-cell table:formula="of:=[.D701]*[.A7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63" calcext:value-type="float">
            <text:p>72163</text:p>
          </table:table-cell>
          <table:table-cell office:value-type="float" office:value="73816" calcext:value-type="float">
            <text:p>73816</text:p>
          </table:table-cell>
          <table:table-cell table:formula="of:=ABS([.A702]-[.B702])" office:value-type="float" office:value="1653" calcext:value-type="float">
            <text:p>1653</text:p>
          </table:table-cell>
          <table:table-cell table:formula="of:=COUNTIF([.$B$1:.$B$1000];&quot;+&quot; &amp; [.A702])" office:value-type="float" office:value="0" calcext:value-type="float">
            <text:p>0</text:p>
          </table:table-cell>
          <table:table-cell table:formula="of:=[.D702]*[.A7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12" calcext:value-type="float">
            <text:p>72412</text:p>
          </table:table-cell>
          <table:table-cell office:value-type="float" office:value="73884" calcext:value-type="float">
            <text:p>73884</text:p>
          </table:table-cell>
          <table:table-cell table:formula="of:=ABS([.A703]-[.B703])" office:value-type="float" office:value="1472" calcext:value-type="float">
            <text:p>1472</text:p>
          </table:table-cell>
          <table:table-cell table:formula="of:=COUNTIF([.$B$1:.$B$1000];&quot;+&quot; &amp; [.A703])" office:value-type="float" office:value="14" calcext:value-type="float">
            <text:p>14</text:p>
          </table:table-cell>
          <table:table-cell table:formula="of:=[.D703]*[.A703]" office:value-type="float" office:value="1013768" calcext:value-type="float">
            <text:p>1013768</text:p>
          </table:table-cell>
        </table:table-row>
        <table:table-row table:style-name="ro1">
          <table:table-cell office:value-type="float" office:value="72413" calcext:value-type="float">
            <text:p>72413</text:p>
          </table:table-cell>
          <table:table-cell office:value-type="float" office:value="73884" calcext:value-type="float">
            <text:p>73884</text:p>
          </table:table-cell>
          <table:table-cell table:formula="of:=ABS([.A704]-[.B704])" office:value-type="float" office:value="1471" calcext:value-type="float">
            <text:p>1471</text:p>
          </table:table-cell>
          <table:table-cell table:formula="of:=COUNTIF([.$B$1:.$B$1000];&quot;+&quot; &amp; [.A704])" office:value-type="float" office:value="0" calcext:value-type="float">
            <text:p>0</text:p>
          </table:table-cell>
          <table:table-cell table:formula="of:=[.D704]*[.A7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85" calcext:value-type="float">
            <text:p>72585</text:p>
          </table:table-cell>
          <table:table-cell office:value-type="float" office:value="73884" calcext:value-type="float">
            <text:p>73884</text:p>
          </table:table-cell>
          <table:table-cell table:formula="of:=ABS([.A705]-[.B705])" office:value-type="float" office:value="1299" calcext:value-type="float">
            <text:p>1299</text:p>
          </table:table-cell>
          <table:table-cell table:formula="of:=COUNTIF([.$B$1:.$B$1000];&quot;+&quot; &amp; [.A705])" office:value-type="float" office:value="0" calcext:value-type="float">
            <text:p>0</text:p>
          </table:table-cell>
          <table:table-cell table:formula="of:=[.D705]*[.A7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11" calcext:value-type="float">
            <text:p>72611</text:p>
          </table:table-cell>
          <table:table-cell office:value-type="float" office:value="73884" calcext:value-type="float">
            <text:p>73884</text:p>
          </table:table-cell>
          <table:table-cell table:formula="of:=ABS([.A706]-[.B706])" office:value-type="float" office:value="1273" calcext:value-type="float">
            <text:p>1273</text:p>
          </table:table-cell>
          <table:table-cell table:formula="of:=COUNTIF([.$B$1:.$B$1000];&quot;+&quot; &amp; [.A706])" office:value-type="float" office:value="0" calcext:value-type="float">
            <text:p>0</text:p>
          </table:table-cell>
          <table:table-cell table:formula="of:=[.D706]*[.A7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12" calcext:value-type="float">
            <text:p>72612</text:p>
          </table:table-cell>
          <table:table-cell office:value-type="float" office:value="73884" calcext:value-type="float">
            <text:p>73884</text:p>
          </table:table-cell>
          <table:table-cell table:formula="of:=ABS([.A707]-[.B707])" office:value-type="float" office:value="1272" calcext:value-type="float">
            <text:p>1272</text:p>
          </table:table-cell>
          <table:table-cell table:formula="of:=COUNTIF([.$B$1:.$B$1000];&quot;+&quot; &amp; [.A707])" office:value-type="float" office:value="0" calcext:value-type="float">
            <text:p>0</text:p>
          </table:table-cell>
          <table:table-cell table:formula="of:=[.D707]*[.A7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93" calcext:value-type="float">
            <text:p>72693</text:p>
          </table:table-cell>
          <table:table-cell office:value-type="float" office:value="73884" calcext:value-type="float">
            <text:p>73884</text:p>
          </table:table-cell>
          <table:table-cell table:formula="of:=ABS([.A708]-[.B708])" office:value-type="float" office:value="1191" calcext:value-type="float">
            <text:p>1191</text:p>
          </table:table-cell>
          <table:table-cell table:formula="of:=COUNTIF([.$B$1:.$B$1000];&quot;+&quot; &amp; [.A708])" office:value-type="float" office:value="0" calcext:value-type="float">
            <text:p>0</text:p>
          </table:table-cell>
          <table:table-cell table:formula="of:=[.D708]*[.A7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78" calcext:value-type="float">
            <text:p>72778</text:p>
          </table:table-cell>
          <table:table-cell office:value-type="float" office:value="73884" calcext:value-type="float">
            <text:p>73884</text:p>
          </table:table-cell>
          <table:table-cell table:formula="of:=ABS([.A709]-[.B709])" office:value-type="float" office:value="1106" calcext:value-type="float">
            <text:p>1106</text:p>
          </table:table-cell>
          <table:table-cell table:formula="of:=COUNTIF([.$B$1:.$B$1000];&quot;+&quot; &amp; [.A709])" office:value-type="float" office:value="0" calcext:value-type="float">
            <text:p>0</text:p>
          </table:table-cell>
          <table:table-cell table:formula="of:=[.D709]*[.A7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80" calcext:value-type="float">
            <text:p>72780</text:p>
          </table:table-cell>
          <table:table-cell office:value-type="float" office:value="73884" calcext:value-type="float">
            <text:p>73884</text:p>
          </table:table-cell>
          <table:table-cell table:formula="of:=ABS([.A710]-[.B710])" office:value-type="float" office:value="1104" calcext:value-type="float">
            <text:p>1104</text:p>
          </table:table-cell>
          <table:table-cell table:formula="of:=COUNTIF([.$B$1:.$B$1000];&quot;+&quot; &amp; [.A710])" office:value-type="float" office:value="0" calcext:value-type="float">
            <text:p>0</text:p>
          </table:table-cell>
          <table:table-cell table:formula="of:=[.D710]*[.A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5" calcext:value-type="float">
            <text:p>72795</text:p>
          </table:table-cell>
          <table:table-cell office:value-type="float" office:value="73884" calcext:value-type="float">
            <text:p>73884</text:p>
          </table:table-cell>
          <table:table-cell table:formula="of:=ABS([.A711]-[.B711])" office:value-type="float" office:value="1089" calcext:value-type="float">
            <text:p>1089</text:p>
          </table:table-cell>
          <table:table-cell table:formula="of:=COUNTIF([.$B$1:.$B$1000];&quot;+&quot; &amp; [.A711])" office:value-type="float" office:value="0" calcext:value-type="float">
            <text:p>0</text:p>
          </table:table-cell>
          <table:table-cell table:formula="of:=[.D711]*[.A7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20" calcext:value-type="float">
            <text:p>72820</text:p>
          </table:table-cell>
          <table:table-cell office:value-type="float" office:value="73884" calcext:value-type="float">
            <text:p>73884</text:p>
          </table:table-cell>
          <table:table-cell table:formula="of:=ABS([.A712]-[.B712])" office:value-type="float" office:value="1064" calcext:value-type="float">
            <text:p>1064</text:p>
          </table:table-cell>
          <table:table-cell table:formula="of:=COUNTIF([.$B$1:.$B$1000];&quot;+&quot; &amp; [.A712])" office:value-type="float" office:value="0" calcext:value-type="float">
            <text:p>0</text:p>
          </table:table-cell>
          <table:table-cell table:formula="of:=[.D712]*[.A7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84" calcext:value-type="float">
            <text:p>72984</text:p>
          </table:table-cell>
          <table:table-cell office:value-type="float" office:value="73884" calcext:value-type="float">
            <text:p>73884</text:p>
          </table:table-cell>
          <table:table-cell table:formula="of:=ABS([.A713]-[.B713])" office:value-type="float" office:value="900" calcext:value-type="float">
            <text:p>900</text:p>
          </table:table-cell>
          <table:table-cell table:formula="of:=COUNTIF([.$B$1:.$B$1000];&quot;+&quot; &amp; [.A713])" office:value-type="float" office:value="0" calcext:value-type="float">
            <text:p>0</text:p>
          </table:table-cell>
          <table:table-cell table:formula="of:=[.D713]*[.A7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17" calcext:value-type="float">
            <text:p>73017</text:p>
          </table:table-cell>
          <table:table-cell office:value-type="float" office:value="73884" calcext:value-type="float">
            <text:p>73884</text:p>
          </table:table-cell>
          <table:table-cell table:formula="of:=ABS([.A714]-[.B714])" office:value-type="float" office:value="867" calcext:value-type="float">
            <text:p>867</text:p>
          </table:table-cell>
          <table:table-cell table:formula="of:=COUNTIF([.$B$1:.$B$1000];&quot;+&quot; &amp; [.A714])" office:value-type="float" office:value="0" calcext:value-type="float">
            <text:p>0</text:p>
          </table:table-cell>
          <table:table-cell table:formula="of:=[.D714]*[.A7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78" calcext:value-type="float">
            <text:p>73178</text:p>
          </table:table-cell>
          <table:table-cell office:value-type="float" office:value="73884" calcext:value-type="float">
            <text:p>73884</text:p>
          </table:table-cell>
          <table:table-cell table:formula="of:=ABS([.A715]-[.B715])" office:value-type="float" office:value="706" calcext:value-type="float">
            <text:p>706</text:p>
          </table:table-cell>
          <table:table-cell table:formula="of:=COUNTIF([.$B$1:.$B$1000];&quot;+&quot; &amp; [.A715])" office:value-type="float" office:value="0" calcext:value-type="float">
            <text:p>0</text:p>
          </table:table-cell>
          <table:table-cell table:formula="of:=[.D715]*[.A7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75" calcext:value-type="float">
            <text:p>73275</text:p>
          </table:table-cell>
          <table:table-cell office:value-type="float" office:value="73884" calcext:value-type="float">
            <text:p>73884</text:p>
          </table:table-cell>
          <table:table-cell table:formula="of:=ABS([.A716]-[.B716])" office:value-type="float" office:value="609" calcext:value-type="float">
            <text:p>609</text:p>
          </table:table-cell>
          <table:table-cell table:formula="of:=COUNTIF([.$B$1:.$B$1000];&quot;+&quot; &amp; [.A716])" office:value-type="float" office:value="0" calcext:value-type="float">
            <text:p>0</text:p>
          </table:table-cell>
          <table:table-cell table:formula="of:=[.D716]*[.A7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65" calcext:value-type="float">
            <text:p>73565</text:p>
          </table:table-cell>
          <table:table-cell office:value-type="float" office:value="73884" calcext:value-type="float">
            <text:p>73884</text:p>
          </table:table-cell>
          <table:table-cell table:formula="of:=ABS([.A717]-[.B717])" office:value-type="float" office:value="319" calcext:value-type="float">
            <text:p>319</text:p>
          </table:table-cell>
          <table:table-cell table:formula="of:=COUNTIF([.$B$1:.$B$1000];&quot;+&quot; &amp; [.A717])" office:value-type="float" office:value="0" calcext:value-type="float">
            <text:p>0</text:p>
          </table:table-cell>
          <table:table-cell table:formula="of:=[.D717]*[.A7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89" calcext:value-type="float">
            <text:p>73589</text:p>
          </table:table-cell>
          <table:table-cell office:value-type="float" office:value="73884" calcext:value-type="float">
            <text:p>73884</text:p>
          </table:table-cell>
          <table:table-cell table:formula="of:=ABS([.A718]-[.B718])" office:value-type="float" office:value="295" calcext:value-type="float">
            <text:p>295</text:p>
          </table:table-cell>
          <table:table-cell table:formula="of:=COUNTIF([.$B$1:.$B$1000];&quot;+&quot; &amp; [.A718])" office:value-type="float" office:value="0" calcext:value-type="float">
            <text:p>0</text:p>
          </table:table-cell>
          <table:table-cell table:formula="of:=[.D718]*[.A7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94" calcext:value-type="float">
            <text:p>73594</text:p>
          </table:table-cell>
          <table:table-cell office:value-type="float" office:value="73884" calcext:value-type="float">
            <text:p>73884</text:p>
          </table:table-cell>
          <table:table-cell table:formula="of:=ABS([.A719]-[.B719])" office:value-type="float" office:value="290" calcext:value-type="float">
            <text:p>290</text:p>
          </table:table-cell>
          <table:table-cell table:formula="of:=COUNTIF([.$B$1:.$B$1000];&quot;+&quot; &amp; [.A719])" office:value-type="float" office:value="0" calcext:value-type="float">
            <text:p>0</text:p>
          </table:table-cell>
          <table:table-cell table:formula="of:=[.D719]*[.A7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38" calcext:value-type="float">
            <text:p>73638</text:p>
          </table:table-cell>
          <table:table-cell office:value-type="float" office:value="74011" calcext:value-type="float">
            <text:p>74011</text:p>
          </table:table-cell>
          <table:table-cell table:formula="of:=ABS([.A720]-[.B720])" office:value-type="float" office:value="373" calcext:value-type="float">
            <text:p>373</text:p>
          </table:table-cell>
          <table:table-cell table:formula="of:=COUNTIF([.$B$1:.$B$1000];&quot;+&quot; &amp; [.A720])" office:value-type="float" office:value="0" calcext:value-type="float">
            <text:p>0</text:p>
          </table:table-cell>
          <table:table-cell table:formula="of:=[.D720]*[.A7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4" calcext:value-type="float">
            <text:p>73884</text:p>
          </table:table-cell>
          <table:table-cell office:value-type="float" office:value="74185" calcext:value-type="float">
            <text:p>74185</text:p>
          </table:table-cell>
          <table:table-cell table:formula="of:=ABS([.A721]-[.B721])" office:value-type="float" office:value="301" calcext:value-type="float">
            <text:p>301</text:p>
          </table:table-cell>
          <table:table-cell table:formula="of:=COUNTIF([.$B$1:.$B$1000];&quot;+&quot; &amp; [.A721])" office:value-type="float" office:value="17" calcext:value-type="float">
            <text:p>17</text:p>
          </table:table-cell>
          <table:table-cell table:formula="of:=[.D721]*[.A721]" office:value-type="float" office:value="1256028" calcext:value-type="float">
            <text:p>1256028</text:p>
          </table:table-cell>
        </table:table-row>
        <table:table-row table:style-name="ro1">
          <table:table-cell office:value-type="float" office:value="74033" calcext:value-type="float">
            <text:p>74033</text:p>
          </table:table-cell>
          <table:table-cell office:value-type="float" office:value="74439" calcext:value-type="float">
            <text:p>74439</text:p>
          </table:table-cell>
          <table:table-cell table:formula="of:=ABS([.A722]-[.B722])" office:value-type="float" office:value="406" calcext:value-type="float">
            <text:p>406</text:p>
          </table:table-cell>
          <table:table-cell table:formula="of:=COUNTIF([.$B$1:.$B$1000];&quot;+&quot; &amp; [.A722])" office:value-type="float" office:value="0" calcext:value-type="float">
            <text:p>0</text:p>
          </table:table-cell>
          <table:table-cell table:formula="of:=[.D722]*[.A7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01" calcext:value-type="float">
            <text:p>74101</text:p>
          </table:table-cell>
          <table:table-cell office:value-type="float" office:value="74463" calcext:value-type="float">
            <text:p>74463</text:p>
          </table:table-cell>
          <table:table-cell table:formula="of:=ABS([.A723]-[.B723])" office:value-type="float" office:value="362" calcext:value-type="float">
            <text:p>362</text:p>
          </table:table-cell>
          <table:table-cell table:formula="of:=COUNTIF([.$B$1:.$B$1000];&quot;+&quot; &amp; [.A723])" office:value-type="float" office:value="0" calcext:value-type="float">
            <text:p>0</text:p>
          </table:table-cell>
          <table:table-cell table:formula="of:=[.D723]*[.A7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78" calcext:value-type="float">
            <text:p>74178</text:p>
          </table:table-cell>
          <table:table-cell office:value-type="float" office:value="74549" calcext:value-type="float">
            <text:p>74549</text:p>
          </table:table-cell>
          <table:table-cell table:formula="of:=ABS([.A724]-[.B724])" office:value-type="float" office:value="371" calcext:value-type="float">
            <text:p>371</text:p>
          </table:table-cell>
          <table:table-cell table:formula="of:=COUNTIF([.$B$1:.$B$1000];&quot;+&quot; &amp; [.A724])" office:value-type="float" office:value="0" calcext:value-type="float">
            <text:p>0</text:p>
          </table:table-cell>
          <table:table-cell table:formula="of:=[.D724]*[.A7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17" calcext:value-type="float">
            <text:p>74217</text:p>
          </table:table-cell>
          <table:table-cell office:value-type="float" office:value="74711" calcext:value-type="float">
            <text:p>74711</text:p>
          </table:table-cell>
          <table:table-cell table:formula="of:=ABS([.A725]-[.B725])" office:value-type="float" office:value="494" calcext:value-type="float">
            <text:p>494</text:p>
          </table:table-cell>
          <table:table-cell table:formula="of:=COUNTIF([.$B$1:.$B$1000];&quot;+&quot; &amp; [.A725])" office:value-type="float" office:value="0" calcext:value-type="float">
            <text:p>0</text:p>
          </table:table-cell>
          <table:table-cell table:formula="of:=[.D725]*[.A7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1" calcext:value-type="float">
            <text:p>74431</text:p>
          </table:table-cell>
          <table:table-cell office:value-type="float" office:value="74785" calcext:value-type="float">
            <text:p>74785</text:p>
          </table:table-cell>
          <table:table-cell table:formula="of:=ABS([.A726]-[.B726])" office:value-type="float" office:value="354" calcext:value-type="float">
            <text:p>354</text:p>
          </table:table-cell>
          <table:table-cell table:formula="of:=COUNTIF([.$B$1:.$B$1000];&quot;+&quot; &amp; [.A726])" office:value-type="float" office:value="0" calcext:value-type="float">
            <text:p>0</text:p>
          </table:table-cell>
          <table:table-cell table:formula="of:=[.D726]*[.A7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8" calcext:value-type="float">
            <text:p>74448</text:p>
          </table:table-cell>
          <table:table-cell office:value-type="float" office:value="75326" calcext:value-type="float">
            <text:p>75326</text:p>
          </table:table-cell>
          <table:table-cell table:formula="of:=ABS([.A727]-[.B727])" office:value-type="float" office:value="878" calcext:value-type="float">
            <text:p>878</text:p>
          </table:table-cell>
          <table:table-cell table:formula="of:=COUNTIF([.$B$1:.$B$1000];&quot;+&quot; &amp; [.A727])" office:value-type="float" office:value="0" calcext:value-type="float">
            <text:p>0</text:p>
          </table:table-cell>
          <table:table-cell table:formula="of:=[.D727]*[.A7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75440" calcext:value-type="float">
            <text:p>75440</text:p>
          </table:table-cell>
          <table:table-cell table:formula="of:=ABS([.A728]-[.B728])" office:value-type="float" office:value="908" calcext:value-type="float">
            <text:p>908</text:p>
          </table:table-cell>
          <table:table-cell table:formula="of:=COUNTIF([.$B$1:.$B$1000];&quot;+&quot; &amp; [.A728])" office:value-type="float" office:value="0" calcext:value-type="float">
            <text:p>0</text:p>
          </table:table-cell>
          <table:table-cell table:formula="of:=[.D728]*[.A7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71" calcext:value-type="float">
            <text:p>74871</text:p>
          </table:table-cell>
          <table:table-cell office:value-type="float" office:value="75675" calcext:value-type="float">
            <text:p>75675</text:p>
          </table:table-cell>
          <table:table-cell table:formula="of:=ABS([.A729]-[.B729])" office:value-type="float" office:value="804" calcext:value-type="float">
            <text:p>804</text:p>
          </table:table-cell>
          <table:table-cell table:formula="of:=COUNTIF([.$B$1:.$B$1000];&quot;+&quot; &amp; [.A729])" office:value-type="float" office:value="0" calcext:value-type="float">
            <text:p>0</text:p>
          </table:table-cell>
          <table:table-cell table:formula="of:=[.D729]*[.A7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69" calcext:value-type="float">
            <text:p>74969</text:p>
          </table:table-cell>
          <table:table-cell office:value-type="float" office:value="75811" calcext:value-type="float">
            <text:p>75811</text:p>
          </table:table-cell>
          <table:table-cell table:formula="of:=ABS([.A730]-[.B730])" office:value-type="float" office:value="842" calcext:value-type="float">
            <text:p>842</text:p>
          </table:table-cell>
          <table:table-cell table:formula="of:=COUNTIF([.$B$1:.$B$1000];&quot;+&quot; &amp; [.A730])" office:value-type="float" office:value="0" calcext:value-type="float">
            <text:p>0</text:p>
          </table:table-cell>
          <table:table-cell table:formula="of:=[.D730]*[.A7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80" calcext:value-type="float">
            <text:p>75180</text:p>
          </table:table-cell>
          <table:table-cell office:value-type="float" office:value="75949" calcext:value-type="float">
            <text:p>75949</text:p>
          </table:table-cell>
          <table:table-cell table:formula="of:=ABS([.A731]-[.B731])" office:value-type="float" office:value="769" calcext:value-type="float">
            <text:p>769</text:p>
          </table:table-cell>
          <table:table-cell table:formula="of:=COUNTIF([.$B$1:.$B$1000];&quot;+&quot; &amp; [.A731])" office:value-type="float" office:value="0" calcext:value-type="float">
            <text:p>0</text:p>
          </table:table-cell>
          <table:table-cell table:formula="of:=[.D731]*[.A7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08" calcext:value-type="float">
            <text:p>75208</text:p>
          </table:table-cell>
          <table:table-cell office:value-type="float" office:value="75949" calcext:value-type="float">
            <text:p>75949</text:p>
          </table:table-cell>
          <table:table-cell table:formula="of:=ABS([.A732]-[.B732])" office:value-type="float" office:value="741" calcext:value-type="float">
            <text:p>741</text:p>
          </table:table-cell>
          <table:table-cell table:formula="of:=COUNTIF([.$B$1:.$B$1000];&quot;+&quot; &amp; [.A732])" office:value-type="float" office:value="0" calcext:value-type="float">
            <text:p>0</text:p>
          </table:table-cell>
          <table:table-cell table:formula="of:=[.D732]*[.A7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76" calcext:value-type="float">
            <text:p>75276</text:p>
          </table:table-cell>
          <table:table-cell office:value-type="float" office:value="75949" calcext:value-type="float">
            <text:p>75949</text:p>
          </table:table-cell>
          <table:table-cell table:formula="of:=ABS([.A733]-[.B733])" office:value-type="float" office:value="673" calcext:value-type="float">
            <text:p>673</text:p>
          </table:table-cell>
          <table:table-cell table:formula="of:=COUNTIF([.$B$1:.$B$1000];&quot;+&quot; &amp; [.A733])" office:value-type="float" office:value="0" calcext:value-type="float">
            <text:p>0</text:p>
          </table:table-cell>
          <table:table-cell table:formula="of:=[.D733]*[.A7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float" office:value="75949" calcext:value-type="float">
            <text:p>75949</text:p>
          </table:table-cell>
          <table:table-cell table:formula="of:=ABS([.A734]-[.B734])" office:value-type="float" office:value="544" calcext:value-type="float">
            <text:p>544</text:p>
          </table:table-cell>
          <table:table-cell table:formula="of:=COUNTIF([.$B$1:.$B$1000];&quot;+&quot; &amp; [.A734])" office:value-type="float" office:value="0" calcext:value-type="float">
            <text:p>0</text:p>
          </table:table-cell>
          <table:table-cell table:formula="of:=[.D734]*[.A7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15" calcext:value-type="float">
            <text:p>75415</text:p>
          </table:table-cell>
          <table:table-cell office:value-type="float" office:value="75949" calcext:value-type="float">
            <text:p>75949</text:p>
          </table:table-cell>
          <table:table-cell table:formula="of:=ABS([.A735]-[.B735])" office:value-type="float" office:value="534" calcext:value-type="float">
            <text:p>534</text:p>
          </table:table-cell>
          <table:table-cell table:formula="of:=COUNTIF([.$B$1:.$B$1000];&quot;+&quot; &amp; [.A735])" office:value-type="float" office:value="0" calcext:value-type="float">
            <text:p>0</text:p>
          </table:table-cell>
          <table:table-cell table:formula="of:=[.D735]*[.A7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66" calcext:value-type="float">
            <text:p>75666</text:p>
          </table:table-cell>
          <table:table-cell office:value-type="float" office:value="75949" calcext:value-type="float">
            <text:p>75949</text:p>
          </table:table-cell>
          <table:table-cell table:formula="of:=ABS([.A736]-[.B736])" office:value-type="float" office:value="283" calcext:value-type="float">
            <text:p>283</text:p>
          </table:table-cell>
          <table:table-cell table:formula="of:=COUNTIF([.$B$1:.$B$1000];&quot;+&quot; &amp; [.A736])" office:value-type="float" office:value="0" calcext:value-type="float">
            <text:p>0</text:p>
          </table:table-cell>
          <table:table-cell table:formula="of:=[.D736]*[.A7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52" calcext:value-type="float">
            <text:p>75752</text:p>
          </table:table-cell>
          <table:table-cell office:value-type="float" office:value="75949" calcext:value-type="float">
            <text:p>75949</text:p>
          </table:table-cell>
          <table:table-cell table:formula="of:=ABS([.A737]-[.B737])" office:value-type="float" office:value="197" calcext:value-type="float">
            <text:p>197</text:p>
          </table:table-cell>
          <table:table-cell table:formula="of:=COUNTIF([.$B$1:.$B$1000];&quot;+&quot; &amp; [.A737])" office:value-type="float" office:value="0" calcext:value-type="float">
            <text:p>0</text:p>
          </table:table-cell>
          <table:table-cell table:formula="of:=[.D737]*[.A7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30" calcext:value-type="float">
            <text:p>75830</text:p>
          </table:table-cell>
          <table:table-cell office:value-type="float" office:value="75949" calcext:value-type="float">
            <text:p>75949</text:p>
          </table:table-cell>
          <table:table-cell table:formula="of:=ABS([.A738]-[.B738])" office:value-type="float" office:value="119" calcext:value-type="float">
            <text:p>119</text:p>
          </table:table-cell>
          <table:table-cell table:formula="of:=COUNTIF([.$B$1:.$B$1000];&quot;+&quot; &amp; [.A738])" office:value-type="float" office:value="0" calcext:value-type="float">
            <text:p>0</text:p>
          </table:table-cell>
          <table:table-cell table:formula="of:=[.D738]*[.A7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5949" calcext:value-type="float">
            <text:p>75949</text:p>
          </table:table-cell>
          <table:table-cell table:formula="of:=ABS([.A739]-[.B739])" office:value-type="float" office:value="0" calcext:value-type="float">
            <text:p>0</text:p>
          </table:table-cell>
          <table:table-cell table:formula="of:=COUNTIF([.$B$1:.$B$1000];&quot;+&quot; &amp; [.A739])" office:value-type="float" office:value="18" calcext:value-type="float">
            <text:p>18</text:p>
          </table:table-cell>
          <table:table-cell table:formula="of:=[.D739]*[.A739]" office:value-type="float" office:value="1367082" calcext:value-type="float">
            <text:p>1367082</text:p>
          </table:table-cell>
        </table:table-row>
        <table:table-row table:style-name="ro1">
          <table:table-cell office:value-type="float" office:value="76027" calcext:value-type="float">
            <text:p>76027</text:p>
          </table:table-cell>
          <table:table-cell office:value-type="float" office:value="75949" calcext:value-type="float">
            <text:p>75949</text:p>
          </table:table-cell>
          <table:table-cell table:formula="of:=ABS([.A740]-[.B740])" office:value-type="float" office:value="78" calcext:value-type="float">
            <text:p>78</text:p>
          </table:table-cell>
          <table:table-cell table:formula="of:=COUNTIF([.$B$1:.$B$1000];&quot;+&quot; &amp; [.A740])" office:value-type="float" office:value="0" calcext:value-type="float">
            <text:p>0</text:p>
          </table:table-cell>
          <table:table-cell table:formula="of:=[.D740]*[.A7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51" calcext:value-type="float">
            <text:p>76251</text:p>
          </table:table-cell>
          <table:table-cell office:value-type="float" office:value="75949" calcext:value-type="float">
            <text:p>75949</text:p>
          </table:table-cell>
          <table:table-cell table:formula="of:=ABS([.A741]-[.B741])" office:value-type="float" office:value="302" calcext:value-type="float">
            <text:p>302</text:p>
          </table:table-cell>
          <table:table-cell table:formula="of:=COUNTIF([.$B$1:.$B$1000];&quot;+&quot; &amp; [.A741])" office:value-type="float" office:value="0" calcext:value-type="float">
            <text:p>0</text:p>
          </table:table-cell>
          <table:table-cell table:formula="of:=[.D741]*[.A7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58" calcext:value-type="float">
            <text:p>76258</text:p>
          </table:table-cell>
          <table:table-cell office:value-type="float" office:value="75949" calcext:value-type="float">
            <text:p>75949</text:p>
          </table:table-cell>
          <table:table-cell table:formula="of:=ABS([.A742]-[.B742])" office:value-type="float" office:value="309" calcext:value-type="float">
            <text:p>309</text:p>
          </table:table-cell>
          <table:table-cell table:formula="of:=COUNTIF([.$B$1:.$B$1000];&quot;+&quot; &amp; [.A742])" office:value-type="float" office:value="0" calcext:value-type="float">
            <text:p>0</text:p>
          </table:table-cell>
          <table:table-cell table:formula="of:=[.D742]*[.A7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37" calcext:value-type="float">
            <text:p>76437</text:p>
          </table:table-cell>
          <table:table-cell office:value-type="float" office:value="75949" calcext:value-type="float">
            <text:p>75949</text:p>
          </table:table-cell>
          <table:table-cell table:formula="of:=ABS([.A743]-[.B743])" office:value-type="float" office:value="488" calcext:value-type="float">
            <text:p>488</text:p>
          </table:table-cell>
          <table:table-cell table:formula="of:=COUNTIF([.$B$1:.$B$1000];&quot;+&quot; &amp; [.A743])" office:value-type="float" office:value="0" calcext:value-type="float">
            <text:p>0</text:p>
          </table:table-cell>
          <table:table-cell table:formula="of:=[.D743]*[.A7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60" calcext:value-type="float">
            <text:p>76460</text:p>
          </table:table-cell>
          <table:table-cell office:value-type="float" office:value="75949" calcext:value-type="float">
            <text:p>75949</text:p>
          </table:table-cell>
          <table:table-cell table:formula="of:=ABS([.A744]-[.B744])" office:value-type="float" office:value="511" calcext:value-type="float">
            <text:p>511</text:p>
          </table:table-cell>
          <table:table-cell table:formula="of:=COUNTIF([.$B$1:.$B$1000];&quot;+&quot; &amp; [.A744])" office:value-type="float" office:value="0" calcext:value-type="float">
            <text:p>0</text:p>
          </table:table-cell>
          <table:table-cell table:formula="of:=[.D744]*[.A7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06" calcext:value-type="float">
            <text:p>76606</text:p>
          </table:table-cell>
          <table:table-cell office:value-type="float" office:value="75949" calcext:value-type="float">
            <text:p>75949</text:p>
          </table:table-cell>
          <table:table-cell table:formula="of:=ABS([.A745]-[.B745])" office:value-type="float" office:value="657" calcext:value-type="float">
            <text:p>657</text:p>
          </table:table-cell>
          <table:table-cell table:formula="of:=COUNTIF([.$B$1:.$B$1000];&quot;+&quot; &amp; [.A745])" office:value-type="float" office:value="0" calcext:value-type="float">
            <text:p>0</text:p>
          </table:table-cell>
          <table:table-cell table:formula="of:=[.D745]*[.A7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9" calcext:value-type="float">
            <text:p>76669</text:p>
          </table:table-cell>
          <table:table-cell office:value-type="float" office:value="75949" calcext:value-type="float">
            <text:p>75949</text:p>
          </table:table-cell>
          <table:table-cell table:formula="of:=ABS([.A746]-[.B746])" office:value-type="float" office:value="720" calcext:value-type="float">
            <text:p>720</text:p>
          </table:table-cell>
          <table:table-cell table:formula="of:=COUNTIF([.$B$1:.$B$1000];&quot;+&quot; &amp; [.A746])" office:value-type="float" office:value="0" calcext:value-type="float">
            <text:p>0</text:p>
          </table:table-cell>
          <table:table-cell table:formula="of:=[.D746]*[.A7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6" calcext:value-type="float">
            <text:p>76676</text:p>
          </table:table-cell>
          <table:table-cell office:value-type="float" office:value="75949" calcext:value-type="float">
            <text:p>75949</text:p>
          </table:table-cell>
          <table:table-cell table:formula="of:=ABS([.A747]-[.B747])" office:value-type="float" office:value="727" calcext:value-type="float">
            <text:p>727</text:p>
          </table:table-cell>
          <table:table-cell table:formula="of:=COUNTIF([.$B$1:.$B$1000];&quot;+&quot; &amp; [.A747])" office:value-type="float" office:value="2" calcext:value-type="float">
            <text:p>2</text:p>
          </table:table-cell>
          <table:table-cell table:formula="of:=[.D747]*[.A747]" office:value-type="float" office:value="153352" calcext:value-type="float">
            <text:p>153352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75949" calcext:value-type="float">
            <text:p>75949</text:p>
          </table:table-cell>
          <table:table-cell table:formula="of:=ABS([.A748]-[.B748])" office:value-type="float" office:value="751" calcext:value-type="float">
            <text:p>751</text:p>
          </table:table-cell>
          <table:table-cell table:formula="of:=COUNTIF([.$B$1:.$B$1000];&quot;+&quot; &amp; [.A748])" office:value-type="float" office:value="0" calcext:value-type="float">
            <text:p>0</text:p>
          </table:table-cell>
          <table:table-cell table:formula="of:=[.D748]*[.A7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64" calcext:value-type="float">
            <text:p>76764</text:p>
          </table:table-cell>
          <table:table-cell office:value-type="float" office:value="76208" calcext:value-type="float">
            <text:p>76208</text:p>
          </table:table-cell>
          <table:table-cell table:formula="of:=ABS([.A749]-[.B749])" office:value-type="float" office:value="556" calcext:value-type="float">
            <text:p>556</text:p>
          </table:table-cell>
          <table:table-cell table:formula="of:=COUNTIF([.$B$1:.$B$1000];&quot;+&quot; &amp; [.A749])" office:value-type="float" office:value="0" calcext:value-type="float">
            <text:p>0</text:p>
          </table:table-cell>
          <table:table-cell table:formula="of:=[.D749]*[.A7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3" calcext:value-type="float">
            <text:p>77243</text:p>
          </table:table-cell>
          <table:table-cell office:value-type="float" office:value="76234" calcext:value-type="float">
            <text:p>76234</text:p>
          </table:table-cell>
          <table:table-cell table:formula="of:=ABS([.A750]-[.B750])" office:value-type="float" office:value="1009" calcext:value-type="float">
            <text:p>1009</text:p>
          </table:table-cell>
          <table:table-cell table:formula="of:=COUNTIF([.$B$1:.$B$1000];&quot;+&quot; &amp; [.A750])" office:value-type="float" office:value="0" calcext:value-type="float">
            <text:p>0</text:p>
          </table:table-cell>
          <table:table-cell table:formula="of:=[.D750]*[.A7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7" calcext:value-type="float">
            <text:p>77247</text:p>
          </table:table-cell>
          <table:table-cell office:value-type="float" office:value="76246" calcext:value-type="float">
            <text:p>76246</text:p>
          </table:table-cell>
          <table:table-cell table:formula="of:=ABS([.A751]-[.B751])" office:value-type="float" office:value="1001" calcext:value-type="float">
            <text:p>1001</text:p>
          </table:table-cell>
          <table:table-cell table:formula="of:=COUNTIF([.$B$1:.$B$1000];&quot;+&quot; &amp; [.A751])" office:value-type="float" office:value="0" calcext:value-type="float">
            <text:p>0</text:p>
          </table:table-cell>
          <table:table-cell table:formula="of:=[.D751]*[.A7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55" calcext:value-type="float">
            <text:p>77355</text:p>
          </table:table-cell>
          <table:table-cell office:value-type="float" office:value="76326" calcext:value-type="float">
            <text:p>76326</text:p>
          </table:table-cell>
          <table:table-cell table:formula="of:=ABS([.A752]-[.B752])" office:value-type="float" office:value="1029" calcext:value-type="float">
            <text:p>1029</text:p>
          </table:table-cell>
          <table:table-cell table:formula="of:=COUNTIF([.$B$1:.$B$1000];&quot;+&quot; &amp; [.A752])" office:value-type="float" office:value="0" calcext:value-type="float">
            <text:p>0</text:p>
          </table:table-cell>
          <table:table-cell table:formula="of:=[.D752]*[.A7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31" calcext:value-type="float">
            <text:p>77431</text:p>
          </table:table-cell>
          <table:table-cell office:value-type="float" office:value="76676" calcext:value-type="float">
            <text:p>76676</text:p>
          </table:table-cell>
          <table:table-cell table:formula="of:=ABS([.A753]-[.B753])" office:value-type="float" office:value="755" calcext:value-type="float">
            <text:p>755</text:p>
          </table:table-cell>
          <table:table-cell table:formula="of:=COUNTIF([.$B$1:.$B$1000];&quot;+&quot; &amp; [.A753])" office:value-type="float" office:value="0" calcext:value-type="float">
            <text:p>0</text:p>
          </table:table-cell>
          <table:table-cell table:formula="of:=[.D753]*[.A7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float" office:value="76676" calcext:value-type="float">
            <text:p>76676</text:p>
          </table:table-cell>
          <table:table-cell table:formula="of:=ABS([.A754]-[.B754])" office:value-type="float" office:value="902" calcext:value-type="float">
            <text:p>902</text:p>
          </table:table-cell>
          <table:table-cell table:formula="of:=COUNTIF([.$B$1:.$B$1000];&quot;+&quot; &amp; [.A754])" office:value-type="float" office:value="0" calcext:value-type="float">
            <text:p>0</text:p>
          </table:table-cell>
          <table:table-cell table:formula="of:=[.D754]*[.A7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37" calcext:value-type="float">
            <text:p>77737</text:p>
          </table:table-cell>
          <table:table-cell office:value-type="float" office:value="76842" calcext:value-type="float">
            <text:p>76842</text:p>
          </table:table-cell>
          <table:table-cell table:formula="of:=ABS([.A755]-[.B755])" office:value-type="float" office:value="895" calcext:value-type="float">
            <text:p>895</text:p>
          </table:table-cell>
          <table:table-cell table:formula="of:=COUNTIF([.$B$1:.$B$1000];&quot;+&quot; &amp; [.A755])" office:value-type="float" office:value="0" calcext:value-type="float">
            <text:p>0</text:p>
          </table:table-cell>
          <table:table-cell table:formula="of:=[.D755]*[.A7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float" office:value="76845" calcext:value-type="float">
            <text:p>76845</text:p>
          </table:table-cell>
          <table:table-cell table:formula="of:=ABS([.A756]-[.B756])" office:value-type="float" office:value="937" calcext:value-type="float">
            <text:p>937</text:p>
          </table:table-cell>
          <table:table-cell table:formula="of:=COUNTIF([.$B$1:.$B$1000];&quot;+&quot; &amp; [.A756])" office:value-type="float" office:value="0" calcext:value-type="float">
            <text:p>0</text:p>
          </table:table-cell>
          <table:table-cell table:formula="of:=[.D756]*[.A7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90" calcext:value-type="float">
            <text:p>77890</text:p>
          </table:table-cell>
          <table:table-cell office:value-type="float" office:value="76917" calcext:value-type="float">
            <text:p>76917</text:p>
          </table:table-cell>
          <table:table-cell table:formula="of:=ABS([.A757]-[.B757])" office:value-type="float" office:value="973" calcext:value-type="float">
            <text:p>973</text:p>
          </table:table-cell>
          <table:table-cell table:formula="of:=COUNTIF([.$B$1:.$B$1000];&quot;+&quot; &amp; [.A757])" office:value-type="float" office:value="0" calcext:value-type="float">
            <text:p>0</text:p>
          </table:table-cell>
          <table:table-cell table:formula="of:=[.D757]*[.A7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36" calcext:value-type="float">
            <text:p>77936</text:p>
          </table:table-cell>
          <table:table-cell office:value-type="float" office:value="77228" calcext:value-type="float">
            <text:p>77228</text:p>
          </table:table-cell>
          <table:table-cell table:formula="of:=ABS([.A758]-[.B758])" office:value-type="float" office:value="708" calcext:value-type="float">
            <text:p>708</text:p>
          </table:table-cell>
          <table:table-cell table:formula="of:=COUNTIF([.$B$1:.$B$1000];&quot;+&quot; &amp; [.A758])" office:value-type="float" office:value="0" calcext:value-type="float">
            <text:p>0</text:p>
          </table:table-cell>
          <table:table-cell table:formula="of:=[.D758]*[.A7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4" calcext:value-type="float">
            <text:p>77944</text:p>
          </table:table-cell>
          <table:table-cell office:value-type="float" office:value="77329" calcext:value-type="float">
            <text:p>77329</text:p>
          </table:table-cell>
          <table:table-cell table:formula="of:=ABS([.A759]-[.B759])" office:value-type="float" office:value="615" calcext:value-type="float">
            <text:p>615</text:p>
          </table:table-cell>
          <table:table-cell table:formula="of:=COUNTIF([.$B$1:.$B$1000];&quot;+&quot; &amp; [.A759])" office:value-type="float" office:value="0" calcext:value-type="float">
            <text:p>0</text:p>
          </table:table-cell>
          <table:table-cell table:formula="of:=[.D759]*[.A7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float" office:value="77486" calcext:value-type="float">
            <text:p>77486</text:p>
          </table:table-cell>
          <table:table-cell table:formula="of:=ABS([.A760]-[.B760])" office:value-type="float" office:value="466" calcext:value-type="float">
            <text:p>466</text:p>
          </table:table-cell>
          <table:table-cell table:formula="of:=COUNTIF([.$B$1:.$B$1000];&quot;+&quot; &amp; [.A760])" office:value-type="float" office:value="0" calcext:value-type="float">
            <text:p>0</text:p>
          </table:table-cell>
          <table:table-cell table:formula="of:=[.D760]*[.A7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float" office:value="77896" calcext:value-type="float">
            <text:p>77896</text:p>
          </table:table-cell>
          <table:table-cell table:formula="of:=ABS([.A761]-[.B761])" office:value-type="float" office:value="156" calcext:value-type="float">
            <text:p>156</text:p>
          </table:table-cell>
          <table:table-cell table:formula="of:=COUNTIF([.$B$1:.$B$1000];&quot;+&quot; &amp; [.A761])" office:value-type="float" office:value="0" calcext:value-type="float">
            <text:p>0</text:p>
          </table:table-cell>
          <table:table-cell table:formula="of:=[.D761]*[.A7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63" calcext:value-type="float">
            <text:p>78063</text:p>
          </table:table-cell>
          <table:table-cell office:value-type="float" office:value="78089" calcext:value-type="float">
            <text:p>78089</text:p>
          </table:table-cell>
          <table:table-cell table:formula="of:=ABS([.A762]-[.B762])" office:value-type="float" office:value="26" calcext:value-type="float">
            <text:p>26</text:p>
          </table:table-cell>
          <table:table-cell table:formula="of:=COUNTIF([.$B$1:.$B$1000];&quot;+&quot; &amp; [.A762])" office:value-type="float" office:value="0" calcext:value-type="float">
            <text:p>0</text:p>
          </table:table-cell>
          <table:table-cell table:formula="of:=[.D762]*[.A7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7" calcext:value-type="float">
            <text:p>78087</text:p>
          </table:table-cell>
          <table:table-cell office:value-type="float" office:value="78240" calcext:value-type="float">
            <text:p>78240</text:p>
          </table:table-cell>
          <table:table-cell table:formula="of:=ABS([.A763]-[.B763])" office:value-type="float" office:value="153" calcext:value-type="float">
            <text:p>153</text:p>
          </table:table-cell>
          <table:table-cell table:formula="of:=COUNTIF([.$B$1:.$B$1000];&quot;+&quot; &amp; [.A763])" office:value-type="float" office:value="0" calcext:value-type="float">
            <text:p>0</text:p>
          </table:table-cell>
          <table:table-cell table:formula="of:=[.D763]*[.A7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99" calcext:value-type="float">
            <text:p>78499</text:p>
          </table:table-cell>
          <table:table-cell office:value-type="float" office:value="78375" calcext:value-type="float">
            <text:p>78375</text:p>
          </table:table-cell>
          <table:table-cell table:formula="of:=ABS([.A764]-[.B764])" office:value-type="float" office:value="124" calcext:value-type="float">
            <text:p>124</text:p>
          </table:table-cell>
          <table:table-cell table:formula="of:=COUNTIF([.$B$1:.$B$1000];&quot;+&quot; &amp; [.A764])" office:value-type="float" office:value="0" calcext:value-type="float">
            <text:p>0</text:p>
          </table:table-cell>
          <table:table-cell table:formula="of:=[.D764]*[.A7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07" calcext:value-type="float">
            <text:p>78507</text:p>
          </table:table-cell>
          <table:table-cell office:value-type="float" office:value="78442" calcext:value-type="float">
            <text:p>78442</text:p>
          </table:table-cell>
          <table:table-cell table:formula="of:=ABS([.A765]-[.B765])" office:value-type="float" office:value="65" calcext:value-type="float">
            <text:p>65</text:p>
          </table:table-cell>
          <table:table-cell table:formula="of:=COUNTIF([.$B$1:.$B$1000];&quot;+&quot; &amp; [.A765])" office:value-type="float" office:value="0" calcext:value-type="float">
            <text:p>0</text:p>
          </table:table-cell>
          <table:table-cell table:formula="of:=[.D765]*[.A7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05" calcext:value-type="float">
            <text:p>78605</text:p>
          </table:table-cell>
          <table:table-cell office:value-type="float" office:value="78479" calcext:value-type="float">
            <text:p>78479</text:p>
          </table:table-cell>
          <table:table-cell table:formula="of:=ABS([.A766]-[.B766])" office:value-type="float" office:value="126" calcext:value-type="float">
            <text:p>126</text:p>
          </table:table-cell>
          <table:table-cell table:formula="of:=COUNTIF([.$B$1:.$B$1000];&quot;+&quot; &amp; [.A766])" office:value-type="float" office:value="0" calcext:value-type="float">
            <text:p>0</text:p>
          </table:table-cell>
          <table:table-cell table:formula="of:=[.D766]*[.A7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float" office:value="78617" calcext:value-type="float">
            <text:p>78617</text:p>
          </table:table-cell>
          <table:table-cell table:formula="of:=ABS([.A767]-[.B767])" office:value-type="float" office:value="11" calcext:value-type="float">
            <text:p>11</text:p>
          </table:table-cell>
          <table:table-cell table:formula="of:=COUNTIF([.$B$1:.$B$1000];&quot;+&quot; &amp; [.A767])" office:value-type="float" office:value="0" calcext:value-type="float">
            <text:p>0</text:p>
          </table:table-cell>
          <table:table-cell table:formula="of:=[.D767]*[.A7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6" calcext:value-type="float">
            <text:p>79006</text:p>
          </table:table-cell>
          <table:table-cell office:value-type="float" office:value="78686" calcext:value-type="float">
            <text:p>78686</text:p>
          </table:table-cell>
          <table:table-cell table:formula="of:=ABS([.A768]-[.B768])" office:value-type="float" office:value="320" calcext:value-type="float">
            <text:p>320</text:p>
          </table:table-cell>
          <table:table-cell table:formula="of:=COUNTIF([.$B$1:.$B$1000];&quot;+&quot; &amp; [.A768])" office:value-type="float" office:value="0" calcext:value-type="float">
            <text:p>0</text:p>
          </table:table-cell>
          <table:table-cell table:formula="of:=[.D768]*[.A7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47" calcext:value-type="float">
            <text:p>79147</text:p>
          </table:table-cell>
          <table:table-cell office:value-type="float" office:value="78826" calcext:value-type="float">
            <text:p>78826</text:p>
          </table:table-cell>
          <table:table-cell table:formula="of:=ABS([.A769]-[.B769])" office:value-type="float" office:value="321" calcext:value-type="float">
            <text:p>321</text:p>
          </table:table-cell>
          <table:table-cell table:formula="of:=COUNTIF([.$B$1:.$B$1000];&quot;+&quot; &amp; [.A769])" office:value-type="float" office:value="0" calcext:value-type="float">
            <text:p>0</text:p>
          </table:table-cell>
          <table:table-cell table:formula="of:=[.D769]*[.A7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64" calcext:value-type="float">
            <text:p>79264</text:p>
          </table:table-cell>
          <table:table-cell office:value-type="float" office:value="78889" calcext:value-type="float">
            <text:p>78889</text:p>
          </table:table-cell>
          <table:table-cell table:formula="of:=ABS([.A770]-[.B770])" office:value-type="float" office:value="375" calcext:value-type="float">
            <text:p>375</text:p>
          </table:table-cell>
          <table:table-cell table:formula="of:=COUNTIF([.$B$1:.$B$1000];&quot;+&quot; &amp; [.A770])" office:value-type="float" office:value="0" calcext:value-type="float">
            <text:p>0</text:p>
          </table:table-cell>
          <table:table-cell table:formula="of:=[.D770]*[.A7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76" calcext:value-type="float">
            <text:p>79376</text:p>
          </table:table-cell>
          <table:table-cell office:value-type="float" office:value="78913" calcext:value-type="float">
            <text:p>78913</text:p>
          </table:table-cell>
          <table:table-cell table:formula="of:=ABS([.A771]-[.B771])" office:value-type="float" office:value="463" calcext:value-type="float">
            <text:p>463</text:p>
          </table:table-cell>
          <table:table-cell table:formula="of:=COUNTIF([.$B$1:.$B$1000];&quot;+&quot; &amp; [.A771])" office:value-type="float" office:value="0" calcext:value-type="float">
            <text:p>0</text:p>
          </table:table-cell>
          <table:table-cell table:formula="of:=[.D771]*[.A7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09" calcext:value-type="float">
            <text:p>79409</text:p>
          </table:table-cell>
          <table:table-cell office:value-type="float" office:value="79572" calcext:value-type="float">
            <text:p>79572</text:p>
          </table:table-cell>
          <table:table-cell table:formula="of:=ABS([.A772]-[.B772])" office:value-type="float" office:value="163" calcext:value-type="float">
            <text:p>163</text:p>
          </table:table-cell>
          <table:table-cell table:formula="of:=COUNTIF([.$B$1:.$B$1000];&quot;+&quot; &amp; [.A772])" office:value-type="float" office:value="0" calcext:value-type="float">
            <text:p>0</text:p>
          </table:table-cell>
          <table:table-cell table:formula="of:=[.D772]*[.A7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21" calcext:value-type="float">
            <text:p>79621</text:p>
          </table:table-cell>
          <table:table-cell office:value-type="float" office:value="79596" calcext:value-type="float">
            <text:p>79596</text:p>
          </table:table-cell>
          <table:table-cell table:formula="of:=ABS([.A773]-[.B773])" office:value-type="float" office:value="25" calcext:value-type="float">
            <text:p>25</text:p>
          </table:table-cell>
          <table:table-cell table:formula="of:=COUNTIF([.$B$1:.$B$1000];&quot;+&quot; &amp; [.A773])" office:value-type="float" office:value="0" calcext:value-type="float">
            <text:p>0</text:p>
          </table:table-cell>
          <table:table-cell table:formula="of:=[.D773]*[.A7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16" calcext:value-type="float">
            <text:p>79716</text:p>
          </table:table-cell>
          <table:table-cell office:value-type="float" office:value="79657" calcext:value-type="float">
            <text:p>79657</text:p>
          </table:table-cell>
          <table:table-cell table:formula="of:=ABS([.A774]-[.B774])" office:value-type="float" office:value="59" calcext:value-type="float">
            <text:p>59</text:p>
          </table:table-cell>
          <table:table-cell table:formula="of:=COUNTIF([.$B$1:.$B$1000];&quot;+&quot; &amp; [.A774])" office:value-type="float" office:value="0" calcext:value-type="float">
            <text:p>0</text:p>
          </table:table-cell>
          <table:table-cell table:formula="of:=[.D774]*[.A7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5" calcext:value-type="float">
            <text:p>79735</text:p>
          </table:table-cell>
          <table:table-cell office:value-type="float" office:value="79683" calcext:value-type="float">
            <text:p>79683</text:p>
          </table:table-cell>
          <table:table-cell table:formula="of:=ABS([.A775]-[.B775])" office:value-type="float" office:value="52" calcext:value-type="float">
            <text:p>52</text:p>
          </table:table-cell>
          <table:table-cell table:formula="of:=COUNTIF([.$B$1:.$B$1000];&quot;+&quot; &amp; [.A775])" office:value-type="float" office:value="0" calcext:value-type="float">
            <text:p>0</text:p>
          </table:table-cell>
          <table:table-cell table:formula="of:=[.D775]*[.A7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79" calcext:value-type="float">
            <text:p>79779</text:p>
          </table:table-cell>
          <table:table-cell office:value-type="float" office:value="79823" calcext:value-type="float">
            <text:p>79823</text:p>
          </table:table-cell>
          <table:table-cell table:formula="of:=ABS([.A776]-[.B776])" office:value-type="float" office:value="44" calcext:value-type="float">
            <text:p>44</text:p>
          </table:table-cell>
          <table:table-cell table:formula="of:=COUNTIF([.$B$1:.$B$1000];&quot;+&quot; &amp; [.A776])" office:value-type="float" office:value="0" calcext:value-type="float">
            <text:p>0</text:p>
          </table:table-cell>
          <table:table-cell table:formula="of:=[.D776]*[.A7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5" calcext:value-type="float">
            <text:p>79985</text:p>
          </table:table-cell>
          <table:table-cell office:value-type="float" office:value="79915" calcext:value-type="float">
            <text:p>79915</text:p>
          </table:table-cell>
          <table:table-cell table:formula="of:=ABS([.A777]-[.B777])" office:value-type="float" office:value="70" calcext:value-type="float">
            <text:p>70</text:p>
          </table:table-cell>
          <table:table-cell table:formula="of:=COUNTIF([.$B$1:.$B$1000];&quot;+&quot; &amp; [.A777])" office:value-type="float" office:value="0" calcext:value-type="float">
            <text:p>0</text:p>
          </table:table-cell>
          <table:table-cell table:formula="of:=[.D777]*[.A7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45" calcext:value-type="float">
            <text:p>80045</text:p>
          </table:table-cell>
          <table:table-cell office:value-type="float" office:value="80117" calcext:value-type="float">
            <text:p>80117</text:p>
          </table:table-cell>
          <table:table-cell table:formula="of:=ABS([.A778]-[.B778])" office:value-type="float" office:value="72" calcext:value-type="float">
            <text:p>72</text:p>
          </table:table-cell>
          <table:table-cell table:formula="of:=COUNTIF([.$B$1:.$B$1000];&quot;+&quot; &amp; [.A778])" office:value-type="float" office:value="0" calcext:value-type="float">
            <text:p>0</text:p>
          </table:table-cell>
          <table:table-cell table:formula="of:=[.D778]*[.A7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61" calcext:value-type="float">
            <text:p>80261</text:p>
          </table:table-cell>
          <table:table-cell office:value-type="float" office:value="80438" calcext:value-type="float">
            <text:p>80438</text:p>
          </table:table-cell>
          <table:table-cell table:formula="of:=ABS([.A779]-[.B779])" office:value-type="float" office:value="177" calcext:value-type="float">
            <text:p>177</text:p>
          </table:table-cell>
          <table:table-cell table:formula="of:=COUNTIF([.$B$1:.$B$1000];&quot;+&quot; &amp; [.A779])" office:value-type="float" office:value="0" calcext:value-type="float">
            <text:p>0</text:p>
          </table:table-cell>
          <table:table-cell table:formula="of:=[.D779]*[.A7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90" calcext:value-type="float">
            <text:p>80290</text:p>
          </table:table-cell>
          <table:table-cell office:value-type="float" office:value="80469" calcext:value-type="float">
            <text:p>80469</text:p>
          </table:table-cell>
          <table:table-cell table:formula="of:=ABS([.A780]-[.B780])" office:value-type="float" office:value="179" calcext:value-type="float">
            <text:p>179</text:p>
          </table:table-cell>
          <table:table-cell table:formula="of:=COUNTIF([.$B$1:.$B$1000];&quot;+&quot; &amp; [.A780])" office:value-type="float" office:value="0" calcext:value-type="float">
            <text:p>0</text:p>
          </table:table-cell>
          <table:table-cell table:formula="of:=[.D780]*[.A7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4" calcext:value-type="float">
            <text:p>80354</text:p>
          </table:table-cell>
          <table:table-cell office:value-type="float" office:value="80544" calcext:value-type="float">
            <text:p>80544</text:p>
          </table:table-cell>
          <table:table-cell table:formula="of:=ABS([.A781]-[.B781])" office:value-type="float" office:value="190" calcext:value-type="float">
            <text:p>190</text:p>
          </table:table-cell>
          <table:table-cell table:formula="of:=COUNTIF([.$B$1:.$B$1000];&quot;+&quot; &amp; [.A781])" office:value-type="float" office:value="0" calcext:value-type="float">
            <text:p>0</text:p>
          </table:table-cell>
          <table:table-cell table:formula="of:=[.D781]*[.A7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8" calcext:value-type="float">
            <text:p>80358</text:p>
          </table:table-cell>
          <table:table-cell office:value-type="float" office:value="80581" calcext:value-type="float">
            <text:p>80581</text:p>
          </table:table-cell>
          <table:table-cell table:formula="of:=ABS([.A782]-[.B782])" office:value-type="float" office:value="223" calcext:value-type="float">
            <text:p>223</text:p>
          </table:table-cell>
          <table:table-cell table:formula="of:=COUNTIF([.$B$1:.$B$1000];&quot;+&quot; &amp; [.A782])" office:value-type="float" office:value="0" calcext:value-type="float">
            <text:p>0</text:p>
          </table:table-cell>
          <table:table-cell table:formula="of:=[.D782]*[.A7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85" calcext:value-type="float">
            <text:p>80485</text:p>
          </table:table-cell>
          <table:table-cell office:value-type="float" office:value="80710" calcext:value-type="float">
            <text:p>80710</text:p>
          </table:table-cell>
          <table:table-cell table:formula="of:=ABS([.A783]-[.B783])" office:value-type="float" office:value="225" calcext:value-type="float">
            <text:p>225</text:p>
          </table:table-cell>
          <table:table-cell table:formula="of:=COUNTIF([.$B$1:.$B$1000];&quot;+&quot; &amp; [.A783])" office:value-type="float" office:value="0" calcext:value-type="float">
            <text:p>0</text:p>
          </table:table-cell>
          <table:table-cell table:formula="of:=[.D783]*[.A7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21" calcext:value-type="float">
            <text:p>80521</text:p>
          </table:table-cell>
          <table:table-cell office:value-type="float" office:value="80790" calcext:value-type="float">
            <text:p>80790</text:p>
          </table:table-cell>
          <table:table-cell table:formula="of:=ABS([.A784]-[.B784])" office:value-type="float" office:value="269" calcext:value-type="float">
            <text:p>269</text:p>
          </table:table-cell>
          <table:table-cell table:formula="of:=COUNTIF([.$B$1:.$B$1000];&quot;+&quot; &amp; [.A784])" office:value-type="float" office:value="0" calcext:value-type="float">
            <text:p>0</text:p>
          </table:table-cell>
          <table:table-cell table:formula="of:=[.D784]*[.A7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71" calcext:value-type="float">
            <text:p>80571</text:p>
          </table:table-cell>
          <table:table-cell office:value-type="float" office:value="80881" calcext:value-type="float">
            <text:p>80881</text:p>
          </table:table-cell>
          <table:table-cell table:formula="of:=ABS([.A785]-[.B785])" office:value-type="float" office:value="310" calcext:value-type="float">
            <text:p>310</text:p>
          </table:table-cell>
          <table:table-cell table:formula="of:=COUNTIF([.$B$1:.$B$1000];&quot;+&quot; &amp; [.A785])" office:value-type="float" office:value="0" calcext:value-type="float">
            <text:p>0</text:p>
          </table:table-cell>
          <table:table-cell table:formula="of:=[.D785]*[.A7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89" calcext:value-type="float">
            <text:p>80589</text:p>
          </table:table-cell>
          <table:table-cell office:value-type="float" office:value="80889" calcext:value-type="float">
            <text:p>80889</text:p>
          </table:table-cell>
          <table:table-cell table:formula="of:=ABS([.A786]-[.B786])" office:value-type="float" office:value="300" calcext:value-type="float">
            <text:p>300</text:p>
          </table:table-cell>
          <table:table-cell table:formula="of:=COUNTIF([.$B$1:.$B$1000];&quot;+&quot; &amp; [.A786])" office:value-type="float" office:value="0" calcext:value-type="float">
            <text:p>0</text:p>
          </table:table-cell>
          <table:table-cell table:formula="of:=[.D786]*[.A7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9" calcext:value-type="float">
            <text:p>80709</text:p>
          </table:table-cell>
          <table:table-cell office:value-type="float" office:value="80891" calcext:value-type="float">
            <text:p>80891</text:p>
          </table:table-cell>
          <table:table-cell table:formula="of:=ABS([.A787]-[.B787])" office:value-type="float" office:value="182" calcext:value-type="float">
            <text:p>182</text:p>
          </table:table-cell>
          <table:table-cell table:formula="of:=COUNTIF([.$B$1:.$B$1000];&quot;+&quot; &amp; [.A787])" office:value-type="float" office:value="0" calcext:value-type="float">
            <text:p>0</text:p>
          </table:table-cell>
          <table:table-cell table:formula="of:=[.D787]*[.A7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72" calcext:value-type="float">
            <text:p>80772</text:p>
          </table:table-cell>
          <table:table-cell office:value-type="float" office:value="80895" calcext:value-type="float">
            <text:p>80895</text:p>
          </table:table-cell>
          <table:table-cell table:formula="of:=ABS([.A788]-[.B788])" office:value-type="float" office:value="123" calcext:value-type="float">
            <text:p>123</text:p>
          </table:table-cell>
          <table:table-cell table:formula="of:=COUNTIF([.$B$1:.$B$1000];&quot;+&quot; &amp; [.A788])" office:value-type="float" office:value="0" calcext:value-type="float">
            <text:p>0</text:p>
          </table:table-cell>
          <table:table-cell table:formula="of:=[.D788]*[.A7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24" calcext:value-type="float">
            <text:p>80824</text:p>
          </table:table-cell>
          <table:table-cell office:value-type="float" office:value="80983" calcext:value-type="float">
            <text:p>80983</text:p>
          </table:table-cell>
          <table:table-cell table:formula="of:=ABS([.A789]-[.B789])" office:value-type="float" office:value="159" calcext:value-type="float">
            <text:p>159</text:p>
          </table:table-cell>
          <table:table-cell table:formula="of:=COUNTIF([.$B$1:.$B$1000];&quot;+&quot; &amp; [.A789])" office:value-type="float" office:value="0" calcext:value-type="float">
            <text:p>0</text:p>
          </table:table-cell>
          <table:table-cell table:formula="of:=[.D789]*[.A7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13" calcext:value-type="float">
            <text:p>80913</text:p>
          </table:table-cell>
          <table:table-cell office:value-type="float" office:value="80983" calcext:value-type="float">
            <text:p>80983</text:p>
          </table:table-cell>
          <table:table-cell table:formula="of:=ABS([.A790]-[.B790])" office:value-type="float" office:value="70" calcext:value-type="float">
            <text:p>70</text:p>
          </table:table-cell>
          <table:table-cell table:formula="of:=COUNTIF([.$B$1:.$B$1000];&quot;+&quot; &amp; [.A790])" office:value-type="float" office:value="0" calcext:value-type="float">
            <text:p>0</text:p>
          </table:table-cell>
          <table:table-cell table:formula="of:=[.D790]*[.A7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63" calcext:value-type="float">
            <text:p>80963</text:p>
          </table:table-cell>
          <table:table-cell office:value-type="float" office:value="80983" calcext:value-type="float">
            <text:p>80983</text:p>
          </table:table-cell>
          <table:table-cell table:formula="of:=ABS([.A791]-[.B791])" office:value-type="float" office:value="20" calcext:value-type="float">
            <text:p>20</text:p>
          </table:table-cell>
          <table:table-cell table:formula="of:=COUNTIF([.$B$1:.$B$1000];&quot;+&quot; &amp; [.A791])" office:value-type="float" office:value="0" calcext:value-type="float">
            <text:p>0</text:p>
          </table:table-cell>
          <table:table-cell table:formula="of:=[.D791]*[.A7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0983" calcext:value-type="float">
            <text:p>80983</text:p>
          </table:table-cell>
          <table:table-cell table:formula="of:=ABS([.A792]-[.B792])" office:value-type="float" office:value="0" calcext:value-type="float">
            <text:p>0</text:p>
          </table:table-cell>
          <table:table-cell table:formula="of:=COUNTIF([.$B$1:.$B$1000];&quot;+&quot; &amp; [.A792])" office:value-type="float" office:value="19" calcext:value-type="float">
            <text:p>19</text:p>
          </table:table-cell>
          <table:table-cell table:formula="of:=[.D792]*[.A792]" office:value-type="float" office:value="1538677" calcext:value-type="float">
            <text:p>1538677</text:p>
          </table:table-cell>
        </table:table-row>
        <table:table-row table:style-name="ro1">
          <table:table-cell office:value-type="float" office:value="81183" calcext:value-type="float">
            <text:p>81183</text:p>
          </table:table-cell>
          <table:table-cell office:value-type="float" office:value="80983" calcext:value-type="float">
            <text:p>80983</text:p>
          </table:table-cell>
          <table:table-cell table:formula="of:=ABS([.A793]-[.B793])" office:value-type="float" office:value="200" calcext:value-type="float">
            <text:p>200</text:p>
          </table:table-cell>
          <table:table-cell table:formula="of:=COUNTIF([.$B$1:.$B$1000];&quot;+&quot; &amp; [.A793])" office:value-type="float" office:value="0" calcext:value-type="float">
            <text:p>0</text:p>
          </table:table-cell>
          <table:table-cell table:formula="of:=[.D793]*[.A7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51" calcext:value-type="float">
            <text:p>81351</text:p>
          </table:table-cell>
          <table:table-cell office:value-type="float" office:value="80983" calcext:value-type="float">
            <text:p>80983</text:p>
          </table:table-cell>
          <table:table-cell table:formula="of:=ABS([.A794]-[.B794])" office:value-type="float" office:value="368" calcext:value-type="float">
            <text:p>368</text:p>
          </table:table-cell>
          <table:table-cell table:formula="of:=COUNTIF([.$B$1:.$B$1000];&quot;+&quot; &amp; [.A794])" office:value-type="float" office:value="0" calcext:value-type="float">
            <text:p>0</text:p>
          </table:table-cell>
          <table:table-cell table:formula="of:=[.D794]*[.A7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61" calcext:value-type="float">
            <text:p>81361</text:p>
          </table:table-cell>
          <table:table-cell office:value-type="float" office:value="80983" calcext:value-type="float">
            <text:p>80983</text:p>
          </table:table-cell>
          <table:table-cell table:formula="of:=ABS([.A795]-[.B795])" office:value-type="float" office:value="378" calcext:value-type="float">
            <text:p>378</text:p>
          </table:table-cell>
          <table:table-cell table:formula="of:=COUNTIF([.$B$1:.$B$1000];&quot;+&quot; &amp; [.A795])" office:value-type="float" office:value="0" calcext:value-type="float">
            <text:p>0</text:p>
          </table:table-cell>
          <table:table-cell table:formula="of:=[.D795]*[.A7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2" calcext:value-type="float">
            <text:p>81372</text:p>
          </table:table-cell>
          <table:table-cell office:value-type="float" office:value="80983" calcext:value-type="float">
            <text:p>80983</text:p>
          </table:table-cell>
          <table:table-cell table:formula="of:=ABS([.A796]-[.B796])" office:value-type="float" office:value="389" calcext:value-type="float">
            <text:p>389</text:p>
          </table:table-cell>
          <table:table-cell table:formula="of:=COUNTIF([.$B$1:.$B$1000];&quot;+&quot; &amp; [.A796])" office:value-type="float" office:value="0" calcext:value-type="float">
            <text:p>0</text:p>
          </table:table-cell>
          <table:table-cell table:formula="of:=[.D796]*[.A7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8" calcext:value-type="float">
            <text:p>81378</text:p>
          </table:table-cell>
          <table:table-cell office:value-type="float" office:value="80983" calcext:value-type="float">
            <text:p>80983</text:p>
          </table:table-cell>
          <table:table-cell table:formula="of:=ABS([.A797]-[.B797])" office:value-type="float" office:value="395" calcext:value-type="float">
            <text:p>395</text:p>
          </table:table-cell>
          <table:table-cell table:formula="of:=COUNTIF([.$B$1:.$B$1000];&quot;+&quot; &amp; [.A797])" office:value-type="float" office:value="0" calcext:value-type="float">
            <text:p>0</text:p>
          </table:table-cell>
          <table:table-cell table:formula="of:=[.D797]*[.A7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18" calcext:value-type="float">
            <text:p>81418</text:p>
          </table:table-cell>
          <table:table-cell office:value-type="float" office:value="80983" calcext:value-type="float">
            <text:p>80983</text:p>
          </table:table-cell>
          <table:table-cell table:formula="of:=ABS([.A798]-[.B798])" office:value-type="float" office:value="435" calcext:value-type="float">
            <text:p>435</text:p>
          </table:table-cell>
          <table:table-cell table:formula="of:=COUNTIF([.$B$1:.$B$1000];&quot;+&quot; &amp; [.A798])" office:value-type="float" office:value="0" calcext:value-type="float">
            <text:p>0</text:p>
          </table:table-cell>
          <table:table-cell table:formula="of:=[.D798]*[.A7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5" calcext:value-type="float">
            <text:p>81525</text:p>
          </table:table-cell>
          <table:table-cell office:value-type="float" office:value="80983" calcext:value-type="float">
            <text:p>80983</text:p>
          </table:table-cell>
          <table:table-cell table:formula="of:=ABS([.A799]-[.B799])" office:value-type="float" office:value="542" calcext:value-type="float">
            <text:p>542</text:p>
          </table:table-cell>
          <table:table-cell table:formula="of:=COUNTIF([.$B$1:.$B$1000];&quot;+&quot; &amp; [.A799])" office:value-type="float" office:value="0" calcext:value-type="float">
            <text:p>0</text:p>
          </table:table-cell>
          <table:table-cell table:formula="of:=[.D799]*[.A7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63" calcext:value-type="float">
            <text:p>81563</text:p>
          </table:table-cell>
          <table:table-cell office:value-type="float" office:value="80983" calcext:value-type="float">
            <text:p>80983</text:p>
          </table:table-cell>
          <table:table-cell table:formula="of:=ABS([.A800]-[.B800])" office:value-type="float" office:value="580" calcext:value-type="float">
            <text:p>580</text:p>
          </table:table-cell>
          <table:table-cell table:formula="of:=COUNTIF([.$B$1:.$B$1000];&quot;+&quot; &amp; [.A800])" office:value-type="float" office:value="0" calcext:value-type="float">
            <text:p>0</text:p>
          </table:table-cell>
          <table:table-cell table:formula="of:=[.D800]*[.A8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7" calcext:value-type="float">
            <text:p>81627</text:p>
          </table:table-cell>
          <table:table-cell office:value-type="float" office:value="80983" calcext:value-type="float">
            <text:p>80983</text:p>
          </table:table-cell>
          <table:table-cell table:formula="of:=ABS([.A801]-[.B801])" office:value-type="float" office:value="644" calcext:value-type="float">
            <text:p>644</text:p>
          </table:table-cell>
          <table:table-cell table:formula="of:=COUNTIF([.$B$1:.$B$1000];&quot;+&quot; &amp; [.A801])" office:value-type="float" office:value="0" calcext:value-type="float">
            <text:p>0</text:p>
          </table:table-cell>
          <table:table-cell table:formula="of:=[.D801]*[.A8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17" calcext:value-type="float">
            <text:p>81717</text:p>
          </table:table-cell>
          <table:table-cell office:value-type="float" office:value="80983" calcext:value-type="float">
            <text:p>80983</text:p>
          </table:table-cell>
          <table:table-cell table:formula="of:=ABS([.A802]-[.B802])" office:value-type="float" office:value="734" calcext:value-type="float">
            <text:p>734</text:p>
          </table:table-cell>
          <table:table-cell table:formula="of:=COUNTIF([.$B$1:.$B$1000];&quot;+&quot; &amp; [.A802])" office:value-type="float" office:value="0" calcext:value-type="float">
            <text:p>0</text:p>
          </table:table-cell>
          <table:table-cell table:formula="of:=[.D802]*[.A8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95" calcext:value-type="float">
            <text:p>81795</text:p>
          </table:table-cell>
          <table:table-cell office:value-type="float" office:value="80983" calcext:value-type="float">
            <text:p>80983</text:p>
          </table:table-cell>
          <table:table-cell table:formula="of:=ABS([.A803]-[.B803])" office:value-type="float" office:value="812" calcext:value-type="float">
            <text:p>812</text:p>
          </table:table-cell>
          <table:table-cell table:formula="of:=COUNTIF([.$B$1:.$B$1000];&quot;+&quot; &amp; [.A803])" office:value-type="float" office:value="0" calcext:value-type="float">
            <text:p>0</text:p>
          </table:table-cell>
          <table:table-cell table:formula="of:=[.D803]*[.A8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31" calcext:value-type="float">
            <text:p>81831</text:p>
          </table:table-cell>
          <table:table-cell office:value-type="float" office:value="80983" calcext:value-type="float">
            <text:p>80983</text:p>
          </table:table-cell>
          <table:table-cell table:formula="of:=ABS([.A804]-[.B804])" office:value-type="float" office:value="848" calcext:value-type="float">
            <text:p>848</text:p>
          </table:table-cell>
          <table:table-cell table:formula="of:=COUNTIF([.$B$1:.$B$1000];&quot;+&quot; &amp; [.A804])" office:value-type="float" office:value="0" calcext:value-type="float">
            <text:p>0</text:p>
          </table:table-cell>
          <table:table-cell table:formula="of:=[.D804]*[.A8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98" calcext:value-type="float">
            <text:p>82198</text:p>
          </table:table-cell>
          <table:table-cell office:value-type="float" office:value="80983" calcext:value-type="float">
            <text:p>80983</text:p>
          </table:table-cell>
          <table:table-cell table:formula="of:=ABS([.A805]-[.B805])" office:value-type="float" office:value="1215" calcext:value-type="float">
            <text:p>1215</text:p>
          </table:table-cell>
          <table:table-cell table:formula="of:=COUNTIF([.$B$1:.$B$1000];&quot;+&quot; &amp; [.A805])" office:value-type="float" office:value="0" calcext:value-type="float">
            <text:p>0</text:p>
          </table:table-cell>
          <table:table-cell table:formula="of:=[.D805]*[.A8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82" calcext:value-type="float">
            <text:p>82282</text:p>
          </table:table-cell>
          <table:table-cell office:value-type="float" office:value="80983" calcext:value-type="float">
            <text:p>80983</text:p>
          </table:table-cell>
          <table:table-cell table:formula="of:=ABS([.A806]-[.B806])" office:value-type="float" office:value="1299" calcext:value-type="float">
            <text:p>1299</text:p>
          </table:table-cell>
          <table:table-cell table:formula="of:=COUNTIF([.$B$1:.$B$1000];&quot;+&quot; &amp; [.A806])" office:value-type="float" office:value="0" calcext:value-type="float">
            <text:p>0</text:p>
          </table:table-cell>
          <table:table-cell table:formula="of:=[.D806]*[.A8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33" calcext:value-type="float">
            <text:p>82433</text:p>
          </table:table-cell>
          <table:table-cell office:value-type="float" office:value="80983" calcext:value-type="float">
            <text:p>80983</text:p>
          </table:table-cell>
          <table:table-cell table:formula="of:=ABS([.A807]-[.B807])" office:value-type="float" office:value="1450" calcext:value-type="float">
            <text:p>1450</text:p>
          </table:table-cell>
          <table:table-cell table:formula="of:=COUNTIF([.$B$1:.$B$1000];&quot;+&quot; &amp; [.A807])" office:value-type="float" office:value="0" calcext:value-type="float">
            <text:p>0</text:p>
          </table:table-cell>
          <table:table-cell table:formula="of:=[.D807]*[.A8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72" calcext:value-type="float">
            <text:p>82572</text:p>
          </table:table-cell>
          <table:table-cell office:value-type="float" office:value="81227" calcext:value-type="float">
            <text:p>81227</text:p>
          </table:table-cell>
          <table:table-cell table:formula="of:=ABS([.A808]-[.B808])" office:value-type="float" office:value="1345" calcext:value-type="float">
            <text:p>1345</text:p>
          </table:table-cell>
          <table:table-cell table:formula="of:=COUNTIF([.$B$1:.$B$1000];&quot;+&quot; &amp; [.A808])" office:value-type="float" office:value="0" calcext:value-type="float">
            <text:p>0</text:p>
          </table:table-cell>
          <table:table-cell table:formula="of:=[.D808]*[.A8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16" calcext:value-type="float">
            <text:p>82716</text:p>
          </table:table-cell>
          <table:table-cell office:value-type="float" office:value="81506" calcext:value-type="float">
            <text:p>81506</text:p>
          </table:table-cell>
          <table:table-cell table:formula="of:=ABS([.A809]-[.B809])" office:value-type="float" office:value="1210" calcext:value-type="float">
            <text:p>1210</text:p>
          </table:table-cell>
          <table:table-cell table:formula="of:=COUNTIF([.$B$1:.$B$1000];&quot;+&quot; &amp; [.A809])" office:value-type="float" office:value="0" calcext:value-type="float">
            <text:p>0</text:p>
          </table:table-cell>
          <table:table-cell table:formula="of:=[.D809]*[.A8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20" calcext:value-type="float">
            <text:p>82720</text:p>
          </table:table-cell>
          <table:table-cell office:value-type="float" office:value="81507" calcext:value-type="float">
            <text:p>81507</text:p>
          </table:table-cell>
          <table:table-cell table:formula="of:=ABS([.A810]-[.B810])" office:value-type="float" office:value="1213" calcext:value-type="float">
            <text:p>1213</text:p>
          </table:table-cell>
          <table:table-cell table:formula="of:=COUNTIF([.$B$1:.$B$1000];&quot;+&quot; &amp; [.A810])" office:value-type="float" office:value="0" calcext:value-type="float">
            <text:p>0</text:p>
          </table:table-cell>
          <table:table-cell table:formula="of:=[.D810]*[.A8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46" calcext:value-type="float">
            <text:p>82746</text:p>
          </table:table-cell>
          <table:table-cell office:value-type="float" office:value="81548" calcext:value-type="float">
            <text:p>81548</text:p>
          </table:table-cell>
          <table:table-cell table:formula="of:=ABS([.A811]-[.B811])" office:value-type="float" office:value="1198" calcext:value-type="float">
            <text:p>1198</text:p>
          </table:table-cell>
          <table:table-cell table:formula="of:=COUNTIF([.$B$1:.$B$1000];&quot;+&quot; &amp; [.A811])" office:value-type="float" office:value="0" calcext:value-type="float">
            <text:p>0</text:p>
          </table:table-cell>
          <table:table-cell table:formula="of:=[.D811]*[.A8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59" calcext:value-type="float">
            <text:p>82759</text:p>
          </table:table-cell>
          <table:table-cell office:value-type="float" office:value="81639" calcext:value-type="float">
            <text:p>81639</text:p>
          </table:table-cell>
          <table:table-cell table:formula="of:=ABS([.A812]-[.B812])" office:value-type="float" office:value="1120" calcext:value-type="float">
            <text:p>1120</text:p>
          </table:table-cell>
          <table:table-cell table:formula="of:=COUNTIF([.$B$1:.$B$1000];&quot;+&quot; &amp; [.A812])" office:value-type="float" office:value="0" calcext:value-type="float">
            <text:p>0</text:p>
          </table:table-cell>
          <table:table-cell table:formula="of:=[.D812]*[.A8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42" calcext:value-type="float">
            <text:p>82842</text:p>
          </table:table-cell>
          <table:table-cell office:value-type="float" office:value="81739" calcext:value-type="float">
            <text:p>81739</text:p>
          </table:table-cell>
          <table:table-cell table:formula="of:=ABS([.A813]-[.B813])" office:value-type="float" office:value="1103" calcext:value-type="float">
            <text:p>1103</text:p>
          </table:table-cell>
          <table:table-cell table:formula="of:=COUNTIF([.$B$1:.$B$1000];&quot;+&quot; &amp; [.A813])" office:value-type="float" office:value="0" calcext:value-type="float">
            <text:p>0</text:p>
          </table:table-cell>
          <table:table-cell table:formula="of:=[.D813]*[.A8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4" calcext:value-type="float">
            <text:p>82894</text:p>
          </table:table-cell>
          <table:table-cell office:value-type="float" office:value="81930" calcext:value-type="float">
            <text:p>81930</text:p>
          </table:table-cell>
          <table:table-cell table:formula="of:=ABS([.A814]-[.B814])" office:value-type="float" office:value="964" calcext:value-type="float">
            <text:p>964</text:p>
          </table:table-cell>
          <table:table-cell table:formula="of:=COUNTIF([.$B$1:.$B$1000];&quot;+&quot; &amp; [.A814])" office:value-type="float" office:value="0" calcext:value-type="float">
            <text:p>0</text:p>
          </table:table-cell>
          <table:table-cell table:formula="of:=[.D814]*[.A8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7" calcext:value-type="float">
            <text:p>82897</text:p>
          </table:table-cell>
          <table:table-cell office:value-type="float" office:value="82188" calcext:value-type="float">
            <text:p>82188</text:p>
          </table:table-cell>
          <table:table-cell table:formula="of:=ABS([.A815]-[.B815])" office:value-type="float" office:value="709" calcext:value-type="float">
            <text:p>709</text:p>
          </table:table-cell>
          <table:table-cell table:formula="of:=COUNTIF([.$B$1:.$B$1000];&quot;+&quot; &amp; [.A815])" office:value-type="float" office:value="0" calcext:value-type="float">
            <text:p>0</text:p>
          </table:table-cell>
          <table:table-cell table:formula="of:=[.D815]*[.A8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3025" calcext:value-type="float">
            <text:p>83025</text:p>
          </table:table-cell>
          <table:table-cell table:formula="of:=ABS([.A816]-[.B816])" office:value-type="float" office:value="0" calcext:value-type="float">
            <text:p>0</text:p>
          </table:table-cell>
          <table:table-cell table:formula="of:=COUNTIF([.$B$1:.$B$1000];&quot;+&quot; &amp; [.A816])" office:value-type="float" office:value="12" calcext:value-type="float">
            <text:p>12</text:p>
          </table:table-cell>
          <table:table-cell table:formula="of:=[.D816]*[.A816]" office:value-type="float" office:value="996300" calcext:value-type="float">
            <text:p>996300</text:p>
          </table:table-cell>
        </table:table-row>
        <table:table-row table:style-name="ro1">
          <table:table-cell office:value-type="float" office:value="83134" calcext:value-type="float">
            <text:p>83134</text:p>
          </table:table-cell>
          <table:table-cell office:value-type="float" office:value="83025" calcext:value-type="float">
            <text:p>83025</text:p>
          </table:table-cell>
          <table:table-cell table:formula="of:=ABS([.A817]-[.B817])" office:value-type="float" office:value="109" calcext:value-type="float">
            <text:p>109</text:p>
          </table:table-cell>
          <table:table-cell table:formula="of:=COUNTIF([.$B$1:.$B$1000];&quot;+&quot; &amp; [.A817])" office:value-type="float" office:value="0" calcext:value-type="float">
            <text:p>0</text:p>
          </table:table-cell>
          <table:table-cell table:formula="of:=[.D817]*[.A8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01" calcext:value-type="float">
            <text:p>83201</text:p>
          </table:table-cell>
          <table:table-cell office:value-type="float" office:value="83025" calcext:value-type="float">
            <text:p>83025</text:p>
          </table:table-cell>
          <table:table-cell table:formula="of:=ABS([.A818]-[.B818])" office:value-type="float" office:value="176" calcext:value-type="float">
            <text:p>176</text:p>
          </table:table-cell>
          <table:table-cell table:formula="of:=COUNTIF([.$B$1:.$B$1000];&quot;+&quot; &amp; [.A818])" office:value-type="float" office:value="0" calcext:value-type="float">
            <text:p>0</text:p>
          </table:table-cell>
          <table:table-cell table:formula="of:=[.D818]*[.A8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77" calcext:value-type="float">
            <text:p>83277</text:p>
          </table:table-cell>
          <table:table-cell office:value-type="float" office:value="83025" calcext:value-type="float">
            <text:p>83025</text:p>
          </table:table-cell>
          <table:table-cell table:formula="of:=ABS([.A819]-[.B819])" office:value-type="float" office:value="252" calcext:value-type="float">
            <text:p>252</text:p>
          </table:table-cell>
          <table:table-cell table:formula="of:=COUNTIF([.$B$1:.$B$1000];&quot;+&quot; &amp; [.A819])" office:value-type="float" office:value="0" calcext:value-type="float">
            <text:p>0</text:p>
          </table:table-cell>
          <table:table-cell table:formula="of:=[.D819]*[.A8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22" calcext:value-type="float">
            <text:p>83322</text:p>
          </table:table-cell>
          <table:table-cell office:value-type="float" office:value="83025" calcext:value-type="float">
            <text:p>83025</text:p>
          </table:table-cell>
          <table:table-cell table:formula="of:=ABS([.A820]-[.B820])" office:value-type="float" office:value="297" calcext:value-type="float">
            <text:p>297</text:p>
          </table:table-cell>
          <table:table-cell table:formula="of:=COUNTIF([.$B$1:.$B$1000];&quot;+&quot; &amp; [.A820])" office:value-type="float" office:value="0" calcext:value-type="float">
            <text:p>0</text:p>
          </table:table-cell>
          <table:table-cell table:formula="of:=[.D820]*[.A8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28" calcext:value-type="float">
            <text:p>83328</text:p>
          </table:table-cell>
          <table:table-cell office:value-type="float" office:value="83025" calcext:value-type="float">
            <text:p>83025</text:p>
          </table:table-cell>
          <table:table-cell table:formula="of:=ABS([.A821]-[.B821])" office:value-type="float" office:value="303" calcext:value-type="float">
            <text:p>303</text:p>
          </table:table-cell>
          <table:table-cell table:formula="of:=COUNTIF([.$B$1:.$B$1000];&quot;+&quot; &amp; [.A821])" office:value-type="float" office:value="0" calcext:value-type="float">
            <text:p>0</text:p>
          </table:table-cell>
          <table:table-cell table:formula="of:=[.D821]*[.A8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80" calcext:value-type="float">
            <text:p>83480</text:p>
          </table:table-cell>
          <table:table-cell office:value-type="float" office:value="83025" calcext:value-type="float">
            <text:p>83025</text:p>
          </table:table-cell>
          <table:table-cell table:formula="of:=ABS([.A822]-[.B822])" office:value-type="float" office:value="455" calcext:value-type="float">
            <text:p>455</text:p>
          </table:table-cell>
          <table:table-cell table:formula="of:=COUNTIF([.$B$1:.$B$1000];&quot;+&quot; &amp; [.A822])" office:value-type="float" office:value="0" calcext:value-type="float">
            <text:p>0</text:p>
          </table:table-cell>
          <table:table-cell table:formula="of:=[.D822]*[.A8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90" calcext:value-type="float">
            <text:p>83490</text:p>
          </table:table-cell>
          <table:table-cell office:value-type="float" office:value="83025" calcext:value-type="float">
            <text:p>83025</text:p>
          </table:table-cell>
          <table:table-cell table:formula="of:=ABS([.A823]-[.B823])" office:value-type="float" office:value="465" calcext:value-type="float">
            <text:p>465</text:p>
          </table:table-cell>
          <table:table-cell table:formula="of:=COUNTIF([.$B$1:.$B$1000];&quot;+&quot; &amp; [.A823])" office:value-type="float" office:value="0" calcext:value-type="float">
            <text:p>0</text:p>
          </table:table-cell>
          <table:table-cell table:formula="of:=[.D823]*[.A8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72" calcext:value-type="float">
            <text:p>83672</text:p>
          </table:table-cell>
          <table:table-cell office:value-type="float" office:value="83025" calcext:value-type="float">
            <text:p>83025</text:p>
          </table:table-cell>
          <table:table-cell table:formula="of:=ABS([.A824]-[.B824])" office:value-type="float" office:value="647" calcext:value-type="float">
            <text:p>647</text:p>
          </table:table-cell>
          <table:table-cell table:formula="of:=COUNTIF([.$B$1:.$B$1000];&quot;+&quot; &amp; [.A824])" office:value-type="float" office:value="0" calcext:value-type="float">
            <text:p>0</text:p>
          </table:table-cell>
          <table:table-cell table:formula="of:=[.D824]*[.A8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72" calcext:value-type="float">
            <text:p>83872</text:p>
          </table:table-cell>
          <table:table-cell office:value-type="float" office:value="83025" calcext:value-type="float">
            <text:p>83025</text:p>
          </table:table-cell>
          <table:table-cell table:formula="of:=ABS([.A825]-[.B825])" office:value-type="float" office:value="847" calcext:value-type="float">
            <text:p>847</text:p>
          </table:table-cell>
          <table:table-cell table:formula="of:=COUNTIF([.$B$1:.$B$1000];&quot;+&quot; &amp; [.A825])" office:value-type="float" office:value="0" calcext:value-type="float">
            <text:p>0</text:p>
          </table:table-cell>
          <table:table-cell table:formula="of:=[.D825]*[.A8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44" calcext:value-type="float">
            <text:p>84144</text:p>
          </table:table-cell>
          <table:table-cell office:value-type="float" office:value="83025" calcext:value-type="float">
            <text:p>83025</text:p>
          </table:table-cell>
          <table:table-cell table:formula="of:=ABS([.A826]-[.B826])" office:value-type="float" office:value="1119" calcext:value-type="float">
            <text:p>1119</text:p>
          </table:table-cell>
          <table:table-cell table:formula="of:=COUNTIF([.$B$1:.$B$1000];&quot;+&quot; &amp; [.A826])" office:value-type="float" office:value="0" calcext:value-type="float">
            <text:p>0</text:p>
          </table:table-cell>
          <table:table-cell table:formula="of:=[.D826]*[.A8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72" calcext:value-type="float">
            <text:p>84172</text:p>
          </table:table-cell>
          <table:table-cell office:value-type="float" office:value="83025" calcext:value-type="float">
            <text:p>83025</text:p>
          </table:table-cell>
          <table:table-cell table:formula="of:=ABS([.A827]-[.B827])" office:value-type="float" office:value="1147" calcext:value-type="float">
            <text:p>1147</text:p>
          </table:table-cell>
          <table:table-cell table:formula="of:=COUNTIF([.$B$1:.$B$1000];&quot;+&quot; &amp; [.A827])" office:value-type="float" office:value="0" calcext:value-type="float">
            <text:p>0</text:p>
          </table:table-cell>
          <table:table-cell table:formula="of:=[.D827]*[.A8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40" calcext:value-type="float">
            <text:p>84240</text:p>
          </table:table-cell>
          <table:table-cell office:value-type="float" office:value="83411" calcext:value-type="float">
            <text:p>83411</text:p>
          </table:table-cell>
          <table:table-cell table:formula="of:=ABS([.A828]-[.B828])" office:value-type="float" office:value="829" calcext:value-type="float">
            <text:p>829</text:p>
          </table:table-cell>
          <table:table-cell table:formula="of:=COUNTIF([.$B$1:.$B$1000];&quot;+&quot; &amp; [.A828])" office:value-type="float" office:value="0" calcext:value-type="float">
            <text:p>0</text:p>
          </table:table-cell>
          <table:table-cell table:formula="of:=[.D828]*[.A8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20" calcext:value-type="float">
            <text:p>84420</text:p>
          </table:table-cell>
          <table:table-cell office:value-type="float" office:value="83712" calcext:value-type="float">
            <text:p>83712</text:p>
          </table:table-cell>
          <table:table-cell table:formula="of:=ABS([.A829]-[.B829])" office:value-type="float" office:value="708" calcext:value-type="float">
            <text:p>708</text:p>
          </table:table-cell>
          <table:table-cell table:formula="of:=COUNTIF([.$B$1:.$B$1000];&quot;+&quot; &amp; [.A829])" office:value-type="float" office:value="0" calcext:value-type="float">
            <text:p>0</text:p>
          </table:table-cell>
          <table:table-cell table:formula="of:=[.D829]*[.A8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70" calcext:value-type="float">
            <text:p>84470</text:p>
          </table:table-cell>
          <table:table-cell office:value-type="float" office:value="83782" calcext:value-type="float">
            <text:p>83782</text:p>
          </table:table-cell>
          <table:table-cell table:formula="of:=ABS([.A830]-[.B830])" office:value-type="float" office:value="688" calcext:value-type="float">
            <text:p>688</text:p>
          </table:table-cell>
          <table:table-cell table:formula="of:=COUNTIF([.$B$1:.$B$1000];&quot;+&quot; &amp; [.A830])" office:value-type="float" office:value="0" calcext:value-type="float">
            <text:p>0</text:p>
          </table:table-cell>
          <table:table-cell table:formula="of:=[.D830]*[.A8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55" calcext:value-type="float">
            <text:p>84555</text:p>
          </table:table-cell>
          <table:table-cell office:value-type="float" office:value="83837" calcext:value-type="float">
            <text:p>83837</text:p>
          </table:table-cell>
          <table:table-cell table:formula="of:=ABS([.A831]-[.B831])" office:value-type="float" office:value="718" calcext:value-type="float">
            <text:p>718</text:p>
          </table:table-cell>
          <table:table-cell table:formula="of:=COUNTIF([.$B$1:.$B$1000];&quot;+&quot; &amp; [.A831])" office:value-type="float" office:value="0" calcext:value-type="float">
            <text:p>0</text:p>
          </table:table-cell>
          <table:table-cell table:formula="of:=[.D831]*[.A8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79" calcext:value-type="float">
            <text:p>84679</text:p>
          </table:table-cell>
          <table:table-cell office:value-type="float" office:value="84089" calcext:value-type="float">
            <text:p>84089</text:p>
          </table:table-cell>
          <table:table-cell table:formula="of:=ABS([.A832]-[.B832])" office:value-type="float" office:value="590" calcext:value-type="float">
            <text:p>590</text:p>
          </table:table-cell>
          <table:table-cell table:formula="of:=COUNTIF([.$B$1:.$B$1000];&quot;+&quot; &amp; [.A832])" office:value-type="float" office:value="0" calcext:value-type="float">
            <text:p>0</text:p>
          </table:table-cell>
          <table:table-cell table:formula="of:=[.D832]*[.A8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66" calcext:value-type="float">
            <text:p>84766</text:p>
          </table:table-cell>
          <table:table-cell office:value-type="float" office:value="84151" calcext:value-type="float">
            <text:p>84151</text:p>
          </table:table-cell>
          <table:table-cell table:formula="of:=ABS([.A833]-[.B833])" office:value-type="float" office:value="615" calcext:value-type="float">
            <text:p>615</text:p>
          </table:table-cell>
          <table:table-cell table:formula="of:=COUNTIF([.$B$1:.$B$1000];&quot;+&quot; &amp; [.A833])" office:value-type="float" office:value="0" calcext:value-type="float">
            <text:p>0</text:p>
          </table:table-cell>
          <table:table-cell table:formula="of:=[.D833]*[.A8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90" calcext:value-type="float">
            <text:p>84790</text:p>
          </table:table-cell>
          <table:table-cell office:value-type="float" office:value="84153" calcext:value-type="float">
            <text:p>84153</text:p>
          </table:table-cell>
          <table:table-cell table:formula="of:=ABS([.A834]-[.B834])" office:value-type="float" office:value="637" calcext:value-type="float">
            <text:p>637</text:p>
          </table:table-cell>
          <table:table-cell table:formula="of:=COUNTIF([.$B$1:.$B$1000];&quot;+&quot; &amp; [.A834])" office:value-type="float" office:value="0" calcext:value-type="float">
            <text:p>0</text:p>
          </table:table-cell>
          <table:table-cell table:formula="of:=[.D834]*[.A8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95" calcext:value-type="float">
            <text:p>84795</text:p>
          </table:table-cell>
          <table:table-cell office:value-type="float" office:value="84396" calcext:value-type="float">
            <text:p>84396</text:p>
          </table:table-cell>
          <table:table-cell table:formula="of:=ABS([.A835]-[.B835])" office:value-type="float" office:value="399" calcext:value-type="float">
            <text:p>399</text:p>
          </table:table-cell>
          <table:table-cell table:formula="of:=COUNTIF([.$B$1:.$B$1000];&quot;+&quot; &amp; [.A835])" office:value-type="float" office:value="0" calcext:value-type="float">
            <text:p>0</text:p>
          </table:table-cell>
          <table:table-cell table:formula="of:=[.D835]*[.A8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27" calcext:value-type="float">
            <text:p>84827</text:p>
          </table:table-cell>
          <table:table-cell office:value-type="float" office:value="84416" calcext:value-type="float">
            <text:p>84416</text:p>
          </table:table-cell>
          <table:table-cell table:formula="of:=ABS([.A836]-[.B836])" office:value-type="float" office:value="411" calcext:value-type="float">
            <text:p>411</text:p>
          </table:table-cell>
          <table:table-cell table:formula="of:=COUNTIF([.$B$1:.$B$1000];&quot;+&quot; &amp; [.A836])" office:value-type="float" office:value="0" calcext:value-type="float">
            <text:p>0</text:p>
          </table:table-cell>
          <table:table-cell table:formula="of:=[.D836]*[.A8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38" calcext:value-type="float">
            <text:p>85338</text:p>
          </table:table-cell>
          <table:table-cell office:value-type="float" office:value="84670" calcext:value-type="float">
            <text:p>84670</text:p>
          </table:table-cell>
          <table:table-cell table:formula="of:=ABS([.A837]-[.B837])" office:value-type="float" office:value="668" calcext:value-type="float">
            <text:p>668</text:p>
          </table:table-cell>
          <table:table-cell table:formula="of:=COUNTIF([.$B$1:.$B$1000];&quot;+&quot; &amp; [.A837])" office:value-type="float" office:value="0" calcext:value-type="float">
            <text:p>0</text:p>
          </table:table-cell>
          <table:table-cell table:formula="of:=[.D837]*[.A8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57" calcext:value-type="float">
            <text:p>85457</text:p>
          </table:table-cell>
          <table:table-cell office:value-type="float" office:value="84696" calcext:value-type="float">
            <text:p>84696</text:p>
          </table:table-cell>
          <table:table-cell table:formula="of:=ABS([.A838]-[.B838])" office:value-type="float" office:value="761" calcext:value-type="float">
            <text:p>761</text:p>
          </table:table-cell>
          <table:table-cell table:formula="of:=COUNTIF([.$B$1:.$B$1000];&quot;+&quot; &amp; [.A838])" office:value-type="float" office:value="0" calcext:value-type="float">
            <text:p>0</text:p>
          </table:table-cell>
          <table:table-cell table:formula="of:=[.D838]*[.A8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21" calcext:value-type="float">
            <text:p>85621</text:p>
          </table:table-cell>
          <table:table-cell office:value-type="float" office:value="84915" calcext:value-type="float">
            <text:p>84915</text:p>
          </table:table-cell>
          <table:table-cell table:formula="of:=ABS([.A839]-[.B839])" office:value-type="float" office:value="706" calcext:value-type="float">
            <text:p>706</text:p>
          </table:table-cell>
          <table:table-cell table:formula="of:=COUNTIF([.$B$1:.$B$1000];&quot;+&quot; &amp; [.A839])" office:value-type="float" office:value="0" calcext:value-type="float">
            <text:p>0</text:p>
          </table:table-cell>
          <table:table-cell table:formula="of:=[.D839]*[.A8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56" calcext:value-type="float">
            <text:p>85656</text:p>
          </table:table-cell>
          <table:table-cell office:value-type="float" office:value="84920" calcext:value-type="float">
            <text:p>84920</text:p>
          </table:table-cell>
          <table:table-cell table:formula="of:=ABS([.A840]-[.B840])" office:value-type="float" office:value="736" calcext:value-type="float">
            <text:p>736</text:p>
          </table:table-cell>
          <table:table-cell table:formula="of:=COUNTIF([.$B$1:.$B$1000];&quot;+&quot; &amp; [.A840])" office:value-type="float" office:value="0" calcext:value-type="float">
            <text:p>0</text:p>
          </table:table-cell>
          <table:table-cell table:formula="of:=[.D840]*[.A8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64" calcext:value-type="float">
            <text:p>85664</text:p>
          </table:table-cell>
          <table:table-cell office:value-type="float" office:value="85095" calcext:value-type="float">
            <text:p>85095</text:p>
          </table:table-cell>
          <table:table-cell table:formula="of:=ABS([.A841]-[.B841])" office:value-type="float" office:value="569" calcext:value-type="float">
            <text:p>569</text:p>
          </table:table-cell>
          <table:table-cell table:formula="of:=COUNTIF([.$B$1:.$B$1000];&quot;+&quot; &amp; [.A841])" office:value-type="float" office:value="0" calcext:value-type="float">
            <text:p>0</text:p>
          </table:table-cell>
          <table:table-cell table:formula="of:=[.D841]*[.A8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81" calcext:value-type="float">
            <text:p>85781</text:p>
          </table:table-cell>
          <table:table-cell office:value-type="float" office:value="85142" calcext:value-type="float">
            <text:p>85142</text:p>
          </table:table-cell>
          <table:table-cell table:formula="of:=ABS([.A842]-[.B842])" office:value-type="float" office:value="639" calcext:value-type="float">
            <text:p>639</text:p>
          </table:table-cell>
          <table:table-cell table:formula="of:=COUNTIF([.$B$1:.$B$1000];&quot;+&quot; &amp; [.A842])" office:value-type="float" office:value="0" calcext:value-type="float">
            <text:p>0</text:p>
          </table:table-cell>
          <table:table-cell table:formula="of:=[.D842]*[.A8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82" calcext:value-type="float">
            <text:p>85782</text:p>
          </table:table-cell>
          <table:table-cell office:value-type="float" office:value="85258" calcext:value-type="float">
            <text:p>85258</text:p>
          </table:table-cell>
          <table:table-cell table:formula="of:=ABS([.A843]-[.B843])" office:value-type="float" office:value="524" calcext:value-type="float">
            <text:p>524</text:p>
          </table:table-cell>
          <table:table-cell table:formula="of:=COUNTIF([.$B$1:.$B$1000];&quot;+&quot; &amp; [.A843])" office:value-type="float" office:value="0" calcext:value-type="float">
            <text:p>0</text:p>
          </table:table-cell>
          <table:table-cell table:formula="of:=[.D843]*[.A8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10" calcext:value-type="float">
            <text:p>85810</text:p>
          </table:table-cell>
          <table:table-cell office:value-type="float" office:value="85652" calcext:value-type="float">
            <text:p>85652</text:p>
          </table:table-cell>
          <table:table-cell table:formula="of:=ABS([.A844]-[.B844])" office:value-type="float" office:value="158" calcext:value-type="float">
            <text:p>158</text:p>
          </table:table-cell>
          <table:table-cell table:formula="of:=COUNTIF([.$B$1:.$B$1000];&quot;+&quot; &amp; [.A844])" office:value-type="float" office:value="0" calcext:value-type="float">
            <text:p>0</text:p>
          </table:table-cell>
          <table:table-cell table:formula="of:=[.D844]*[.A8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42" calcext:value-type="float">
            <text:p>85842</text:p>
          </table:table-cell>
          <table:table-cell office:value-type="float" office:value="85771" calcext:value-type="float">
            <text:p>85771</text:p>
          </table:table-cell>
          <table:table-cell table:formula="of:=ABS([.A845]-[.B845])" office:value-type="float" office:value="71" calcext:value-type="float">
            <text:p>71</text:p>
          </table:table-cell>
          <table:table-cell table:formula="of:=COUNTIF([.$B$1:.$B$1000];&quot;+&quot; &amp; [.A845])" office:value-type="float" office:value="0" calcext:value-type="float">
            <text:p>0</text:p>
          </table:table-cell>
          <table:table-cell table:formula="of:=[.D845]*[.A8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44" calcext:value-type="float">
            <text:p>86344</text:p>
          </table:table-cell>
          <table:table-cell office:value-type="float" office:value="85880" calcext:value-type="float">
            <text:p>85880</text:p>
          </table:table-cell>
          <table:table-cell table:formula="of:=ABS([.A846]-[.B846])" office:value-type="float" office:value="464" calcext:value-type="float">
            <text:p>464</text:p>
          </table:table-cell>
          <table:table-cell table:formula="of:=COUNTIF([.$B$1:.$B$1000];&quot;+&quot; &amp; [.A846])" office:value-type="float" office:value="0" calcext:value-type="float">
            <text:p>0</text:p>
          </table:table-cell>
          <table:table-cell table:formula="of:=[.D846]*[.A8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60" calcext:value-type="float">
            <text:p>86360</text:p>
          </table:table-cell>
          <table:table-cell office:value-type="float" office:value="86225" calcext:value-type="float">
            <text:p>86225</text:p>
          </table:table-cell>
          <table:table-cell table:formula="of:=ABS([.A847]-[.B847])" office:value-type="float" office:value="135" calcext:value-type="float">
            <text:p>135</text:p>
          </table:table-cell>
          <table:table-cell table:formula="of:=COUNTIF([.$B$1:.$B$1000];&quot;+&quot; &amp; [.A847])" office:value-type="float" office:value="0" calcext:value-type="float">
            <text:p>0</text:p>
          </table:table-cell>
          <table:table-cell table:formula="of:=[.D847]*[.A8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93" calcext:value-type="float">
            <text:p>86493</text:p>
          </table:table-cell>
          <table:table-cell office:value-type="float" office:value="86767" calcext:value-type="float">
            <text:p>86767</text:p>
          </table:table-cell>
          <table:table-cell table:formula="of:=ABS([.A848]-[.B848])" office:value-type="float" office:value="274" calcext:value-type="float">
            <text:p>274</text:p>
          </table:table-cell>
          <table:table-cell table:formula="of:=COUNTIF([.$B$1:.$B$1000];&quot;+&quot; &amp; [.A848])" office:value-type="float" office:value="0" calcext:value-type="float">
            <text:p>0</text:p>
          </table:table-cell>
          <table:table-cell table:formula="of:=[.D848]*[.A8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75" calcext:value-type="float">
            <text:p>86775</text:p>
          </table:table-cell>
          <table:table-cell office:value-type="float" office:value="86915" calcext:value-type="float">
            <text:p>86915</text:p>
          </table:table-cell>
          <table:table-cell table:formula="of:=ABS([.A849]-[.B849])" office:value-type="float" office:value="140" calcext:value-type="float">
            <text:p>140</text:p>
          </table:table-cell>
          <table:table-cell table:formula="of:=COUNTIF([.$B$1:.$B$1000];&quot;+&quot; &amp; [.A849])" office:value-type="float" office:value="0" calcext:value-type="float">
            <text:p>0</text:p>
          </table:table-cell>
          <table:table-cell table:formula="of:=[.D849]*[.A8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44" calcext:value-type="float">
            <text:p>86844</text:p>
          </table:table-cell>
          <table:table-cell office:value-type="float" office:value="87399" calcext:value-type="float">
            <text:p>87399</text:p>
          </table:table-cell>
          <table:table-cell table:formula="of:=ABS([.A850]-[.B850])" office:value-type="float" office:value="555" calcext:value-type="float">
            <text:p>555</text:p>
          </table:table-cell>
          <table:table-cell table:formula="of:=COUNTIF([.$B$1:.$B$1000];&quot;+&quot; &amp; [.A850])" office:value-type="float" office:value="0" calcext:value-type="float">
            <text:p>0</text:p>
          </table:table-cell>
          <table:table-cell table:formula="of:=[.D850]*[.A8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93" calcext:value-type="float">
            <text:p>86993</text:p>
          </table:table-cell>
          <table:table-cell office:value-type="float" office:value="87594" calcext:value-type="float">
            <text:p>87594</text:p>
          </table:table-cell>
          <table:table-cell table:formula="of:=ABS([.A851]-[.B851])" office:value-type="float" office:value="601" calcext:value-type="float">
            <text:p>601</text:p>
          </table:table-cell>
          <table:table-cell table:formula="of:=COUNTIF([.$B$1:.$B$1000];&quot;+&quot; &amp; [.A851])" office:value-type="float" office:value="0" calcext:value-type="float">
            <text:p>0</text:p>
          </table:table-cell>
          <table:table-cell table:formula="of:=[.D851]*[.A8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31" calcext:value-type="float">
            <text:p>87031</text:p>
          </table:table-cell>
          <table:table-cell office:value-type="float" office:value="87638" calcext:value-type="float">
            <text:p>87638</text:p>
          </table:table-cell>
          <table:table-cell table:formula="of:=ABS([.A852]-[.B852])" office:value-type="float" office:value="607" calcext:value-type="float">
            <text:p>607</text:p>
          </table:table-cell>
          <table:table-cell table:formula="of:=COUNTIF([.$B$1:.$B$1000];&quot;+&quot; &amp; [.A852])" office:value-type="float" office:value="0" calcext:value-type="float">
            <text:p>0</text:p>
          </table:table-cell>
          <table:table-cell table:formula="of:=[.D852]*[.A8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873" calcext:value-type="float">
            <text:p>87873</text:p>
          </table:table-cell>
          <table:table-cell table:formula="of:=ABS([.A853]-[.B853])" office:value-type="float" office:value="830" calcext:value-type="float">
            <text:p>830</text:p>
          </table:table-cell>
          <table:table-cell table:formula="of:=COUNTIF([.$B$1:.$B$1000];&quot;+&quot; &amp; [.A853])" office:value-type="float" office:value="0" calcext:value-type="float">
            <text:p>0</text:p>
          </table:table-cell>
          <table:table-cell table:formula="of:=[.D853]*[.A8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903" calcext:value-type="float">
            <text:p>87903</text:p>
          </table:table-cell>
          <table:table-cell table:formula="of:=ABS([.A854]-[.B854])" office:value-type="float" office:value="789" calcext:value-type="float">
            <text:p>789</text:p>
          </table:table-cell>
          <table:table-cell table:formula="of:=COUNTIF([.$B$1:.$B$1000];&quot;+&quot; &amp; [.A854])" office:value-type="float" office:value="0" calcext:value-type="float">
            <text:p>0</text:p>
          </table:table-cell>
          <table:table-cell table:formula="of:=[.D854]*[.A8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68" calcext:value-type="float">
            <text:p>87168</text:p>
          </table:table-cell>
          <table:table-cell office:value-type="float" office:value="87903" calcext:value-type="float">
            <text:p>87903</text:p>
          </table:table-cell>
          <table:table-cell table:formula="of:=ABS([.A855]-[.B855])" office:value-type="float" office:value="735" calcext:value-type="float">
            <text:p>735</text:p>
          </table:table-cell>
          <table:table-cell table:formula="of:=COUNTIF([.$B$1:.$B$1000];&quot;+&quot; &amp; [.A855])" office:value-type="float" office:value="0" calcext:value-type="float">
            <text:p>0</text:p>
          </table:table-cell>
          <table:table-cell table:formula="of:=[.D855]*[.A8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59" calcext:value-type="float">
            <text:p>87259</text:p>
          </table:table-cell>
          <table:table-cell office:value-type="float" office:value="87903" calcext:value-type="float">
            <text:p>87903</text:p>
          </table:table-cell>
          <table:table-cell table:formula="of:=ABS([.A856]-[.B856])" office:value-type="float" office:value="644" calcext:value-type="float">
            <text:p>644</text:p>
          </table:table-cell>
          <table:table-cell table:formula="of:=COUNTIF([.$B$1:.$B$1000];&quot;+&quot; &amp; [.A856])" office:value-type="float" office:value="0" calcext:value-type="float">
            <text:p>0</text:p>
          </table:table-cell>
          <table:table-cell table:formula="of:=[.D856]*[.A8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75" calcext:value-type="float">
            <text:p>87375</text:p>
          </table:table-cell>
          <table:table-cell office:value-type="float" office:value="87903" calcext:value-type="float">
            <text:p>87903</text:p>
          </table:table-cell>
          <table:table-cell table:formula="of:=ABS([.A857]-[.B857])" office:value-type="float" office:value="528" calcext:value-type="float">
            <text:p>528</text:p>
          </table:table-cell>
          <table:table-cell table:formula="of:=COUNTIF([.$B$1:.$B$1000];&quot;+&quot; &amp; [.A857])" office:value-type="float" office:value="0" calcext:value-type="float">
            <text:p>0</text:p>
          </table:table-cell>
          <table:table-cell table:formula="of:=[.D857]*[.A8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78" calcext:value-type="float">
            <text:p>87478</text:p>
          </table:table-cell>
          <table:table-cell office:value-type="float" office:value="87903" calcext:value-type="float">
            <text:p>87903</text:p>
          </table:table-cell>
          <table:table-cell table:formula="of:=ABS([.A858]-[.B858])" office:value-type="float" office:value="425" calcext:value-type="float">
            <text:p>425</text:p>
          </table:table-cell>
          <table:table-cell table:formula="of:=COUNTIF([.$B$1:.$B$1000];&quot;+&quot; &amp; [.A858])" office:value-type="float" office:value="0" calcext:value-type="float">
            <text:p>0</text:p>
          </table:table-cell>
          <table:table-cell table:formula="of:=[.D858]*[.A8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24" calcext:value-type="float">
            <text:p>87524</text:p>
          </table:table-cell>
          <table:table-cell office:value-type="float" office:value="87903" calcext:value-type="float">
            <text:p>87903</text:p>
          </table:table-cell>
          <table:table-cell table:formula="of:=ABS([.A859]-[.B859])" office:value-type="float" office:value="379" calcext:value-type="float">
            <text:p>379</text:p>
          </table:table-cell>
          <table:table-cell table:formula="of:=COUNTIF([.$B$1:.$B$1000];&quot;+&quot; &amp; [.A859])" office:value-type="float" office:value="0" calcext:value-type="float">
            <text:p>0</text:p>
          </table:table-cell>
          <table:table-cell table:formula="of:=[.D859]*[.A8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56" calcext:value-type="float">
            <text:p>87556</text:p>
          </table:table-cell>
          <table:table-cell office:value-type="float" office:value="87903" calcext:value-type="float">
            <text:p>87903</text:p>
          </table:table-cell>
          <table:table-cell table:formula="of:=ABS([.A860]-[.B860])" office:value-type="float" office:value="347" calcext:value-type="float">
            <text:p>347</text:p>
          </table:table-cell>
          <table:table-cell table:formula="of:=COUNTIF([.$B$1:.$B$1000];&quot;+&quot; &amp; [.A860])" office:value-type="float" office:value="0" calcext:value-type="float">
            <text:p>0</text:p>
          </table:table-cell>
          <table:table-cell table:formula="of:=[.D860]*[.A8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42" calcext:value-type="float">
            <text:p>87642</text:p>
          </table:table-cell>
          <table:table-cell office:value-type="float" office:value="87903" calcext:value-type="float">
            <text:p>87903</text:p>
          </table:table-cell>
          <table:table-cell table:formula="of:=ABS([.A861]-[.B861])" office:value-type="float" office:value="261" calcext:value-type="float">
            <text:p>261</text:p>
          </table:table-cell>
          <table:table-cell table:formula="of:=COUNTIF([.$B$1:.$B$1000];&quot;+&quot; &amp; [.A861])" office:value-type="float" office:value="0" calcext:value-type="float">
            <text:p>0</text:p>
          </table:table-cell>
          <table:table-cell table:formula="of:=[.D861]*[.A8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12" calcext:value-type="float">
            <text:p>87812</text:p>
          </table:table-cell>
          <table:table-cell office:value-type="float" office:value="87903" calcext:value-type="float">
            <text:p>87903</text:p>
          </table:table-cell>
          <table:table-cell table:formula="of:=ABS([.A862]-[.B862])" office:value-type="float" office:value="91" calcext:value-type="float">
            <text:p>91</text:p>
          </table:table-cell>
          <table:table-cell table:formula="of:=COUNTIF([.$B$1:.$B$1000];&quot;+&quot; &amp; [.A862])" office:value-type="float" office:value="0" calcext:value-type="float">
            <text:p>0</text:p>
          </table:table-cell>
          <table:table-cell table:formula="of:=[.D862]*[.A8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7903" calcext:value-type="float">
            <text:p>87903</text:p>
          </table:table-cell>
          <table:table-cell table:formula="of:=ABS([.A863]-[.B863])" office:value-type="float" office:value="0" calcext:value-type="float">
            <text:p>0</text:p>
          </table:table-cell>
          <table:table-cell table:formula="of:=COUNTIF([.$B$1:.$B$1000];&quot;+&quot; &amp; [.A863])" office:value-type="float" office:value="18" calcext:value-type="float">
            <text:p>18</text:p>
          </table:table-cell>
          <table:table-cell table:formula="of:=[.D863]*[.A863]" office:value-type="float" office:value="1582254" calcext:value-type="float">
            <text:p>1582254</text:p>
          </table:table-cell>
        </table:table-row>
        <table:table-row table:style-name="ro1">
          <table:table-cell office:value-type="float" office:value="87985" calcext:value-type="float">
            <text:p>87985</text:p>
          </table:table-cell>
          <table:table-cell office:value-type="float" office:value="87903" calcext:value-type="float">
            <text:p>87903</text:p>
          </table:table-cell>
          <table:table-cell table:formula="of:=ABS([.A864]-[.B864])" office:value-type="float" office:value="82" calcext:value-type="float">
            <text:p>82</text:p>
          </table:table-cell>
          <table:table-cell table:formula="of:=COUNTIF([.$B$1:.$B$1000];&quot;+&quot; &amp; [.A864])" office:value-type="float" office:value="0" calcext:value-type="float">
            <text:p>0</text:p>
          </table:table-cell>
          <table:table-cell table:formula="of:=[.D864]*[.A8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24" calcext:value-type="float">
            <text:p>88124</text:p>
          </table:table-cell>
          <table:table-cell office:value-type="float" office:value="87903" calcext:value-type="float">
            <text:p>87903</text:p>
          </table:table-cell>
          <table:table-cell table:formula="of:=ABS([.A865]-[.B865])" office:value-type="float" office:value="221" calcext:value-type="float">
            <text:p>221</text:p>
          </table:table-cell>
          <table:table-cell table:formula="of:=COUNTIF([.$B$1:.$B$1000];&quot;+&quot; &amp; [.A865])" office:value-type="float" office:value="0" calcext:value-type="float">
            <text:p>0</text:p>
          </table:table-cell>
          <table:table-cell table:formula="of:=[.D865]*[.A8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36" calcext:value-type="float">
            <text:p>88136</text:p>
          </table:table-cell>
          <table:table-cell office:value-type="float" office:value="87903" calcext:value-type="float">
            <text:p>87903</text:p>
          </table:table-cell>
          <table:table-cell table:formula="of:=ABS([.A866]-[.B866])" office:value-type="float" office:value="233" calcext:value-type="float">
            <text:p>233</text:p>
          </table:table-cell>
          <table:table-cell table:formula="of:=COUNTIF([.$B$1:.$B$1000];&quot;+&quot; &amp; [.A866])" office:value-type="float" office:value="0" calcext:value-type="float">
            <text:p>0</text:p>
          </table:table-cell>
          <table:table-cell table:formula="of:=[.D866]*[.A8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41" calcext:value-type="float">
            <text:p>88441</text:p>
          </table:table-cell>
          <table:table-cell office:value-type="float" office:value="87903" calcext:value-type="float">
            <text:p>87903</text:p>
          </table:table-cell>
          <table:table-cell table:formula="of:=ABS([.A867]-[.B867])" office:value-type="float" office:value="538" calcext:value-type="float">
            <text:p>538</text:p>
          </table:table-cell>
          <table:table-cell table:formula="of:=COUNTIF([.$B$1:.$B$1000];&quot;+&quot; &amp; [.A867])" office:value-type="float" office:value="0" calcext:value-type="float">
            <text:p>0</text:p>
          </table:table-cell>
          <table:table-cell table:formula="of:=[.D867]*[.A8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20" calcext:value-type="float">
            <text:p>88520</text:p>
          </table:table-cell>
          <table:table-cell office:value-type="float" office:value="87903" calcext:value-type="float">
            <text:p>87903</text:p>
          </table:table-cell>
          <table:table-cell table:formula="of:=ABS([.A868]-[.B868])" office:value-type="float" office:value="617" calcext:value-type="float">
            <text:p>617</text:p>
          </table:table-cell>
          <table:table-cell table:formula="of:=COUNTIF([.$B$1:.$B$1000];&quot;+&quot; &amp; [.A868])" office:value-type="float" office:value="0" calcext:value-type="float">
            <text:p>0</text:p>
          </table:table-cell>
          <table:table-cell table:formula="of:=[.D868]*[.A8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22" calcext:value-type="float">
            <text:p>88522</text:p>
          </table:table-cell>
          <table:table-cell office:value-type="float" office:value="87903" calcext:value-type="float">
            <text:p>87903</text:p>
          </table:table-cell>
          <table:table-cell table:formula="of:=ABS([.A869]-[.B869])" office:value-type="float" office:value="619" calcext:value-type="float">
            <text:p>619</text:p>
          </table:table-cell>
          <table:table-cell table:formula="of:=COUNTIF([.$B$1:.$B$1000];&quot;+&quot; &amp; [.A869])" office:value-type="float" office:value="0" calcext:value-type="float">
            <text:p>0</text:p>
          </table:table-cell>
          <table:table-cell table:formula="of:=[.D869]*[.A8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88" calcext:value-type="float">
            <text:p>88588</text:p>
          </table:table-cell>
          <table:table-cell office:value-type="float" office:value="87903" calcext:value-type="float">
            <text:p>87903</text:p>
          </table:table-cell>
          <table:table-cell table:formula="of:=ABS([.A870]-[.B870])" office:value-type="float" office:value="685" calcext:value-type="float">
            <text:p>685</text:p>
          </table:table-cell>
          <table:table-cell table:formula="of:=COUNTIF([.$B$1:.$B$1000];&quot;+&quot; &amp; [.A870])" office:value-type="float" office:value="0" calcext:value-type="float">
            <text:p>0</text:p>
          </table:table-cell>
          <table:table-cell table:formula="of:=[.D870]*[.A8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40" calcext:value-type="float">
            <text:p>88640</text:p>
          </table:table-cell>
          <table:table-cell office:value-type="float" office:value="87903" calcext:value-type="float">
            <text:p>87903</text:p>
          </table:table-cell>
          <table:table-cell table:formula="of:=ABS([.A871]-[.B871])" office:value-type="float" office:value="737" calcext:value-type="float">
            <text:p>737</text:p>
          </table:table-cell>
          <table:table-cell table:formula="of:=COUNTIF([.$B$1:.$B$1000];&quot;+&quot; &amp; [.A871])" office:value-type="float" office:value="0" calcext:value-type="float">
            <text:p>0</text:p>
          </table:table-cell>
          <table:table-cell table:formula="of:=[.D871]*[.A8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37" calcext:value-type="float">
            <text:p>88737</text:p>
          </table:table-cell>
          <table:table-cell office:value-type="float" office:value="88126" calcext:value-type="float">
            <text:p>88126</text:p>
          </table:table-cell>
          <table:table-cell table:formula="of:=ABS([.A872]-[.B872])" office:value-type="float" office:value="611" calcext:value-type="float">
            <text:p>611</text:p>
          </table:table-cell>
          <table:table-cell table:formula="of:=COUNTIF([.$B$1:.$B$1000];&quot;+&quot; &amp; [.A872])" office:value-type="float" office:value="0" calcext:value-type="float">
            <text:p>0</text:p>
          </table:table-cell>
          <table:table-cell table:formula="of:=[.D872]*[.A8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77" calcext:value-type="float">
            <text:p>88877</text:p>
          </table:table-cell>
          <table:table-cell office:value-type="float" office:value="88195" calcext:value-type="float">
            <text:p>88195</text:p>
          </table:table-cell>
          <table:table-cell table:formula="of:=ABS([.A873]-[.B873])" office:value-type="float" office:value="682" calcext:value-type="float">
            <text:p>682</text:p>
          </table:table-cell>
          <table:table-cell table:formula="of:=COUNTIF([.$B$1:.$B$1000];&quot;+&quot; &amp; [.A873])" office:value-type="float" office:value="0" calcext:value-type="float">
            <text:p>0</text:p>
          </table:table-cell>
          <table:table-cell table:formula="of:=[.D873]*[.A8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90" calcext:value-type="float">
            <text:p>88990</text:p>
          </table:table-cell>
          <table:table-cell office:value-type="float" office:value="88325" calcext:value-type="float">
            <text:p>88325</text:p>
          </table:table-cell>
          <table:table-cell table:formula="of:=ABS([.A874]-[.B874])" office:value-type="float" office:value="665" calcext:value-type="float">
            <text:p>665</text:p>
          </table:table-cell>
          <table:table-cell table:formula="of:=COUNTIF([.$B$1:.$B$1000];&quot;+&quot; &amp; [.A874])" office:value-type="float" office:value="0" calcext:value-type="float">
            <text:p>0</text:p>
          </table:table-cell>
          <table:table-cell table:formula="of:=[.D874]*[.A8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66" calcext:value-type="float">
            <text:p>89066</text:p>
          </table:table-cell>
          <table:table-cell office:value-type="float" office:value="88518" calcext:value-type="float">
            <text:p>88518</text:p>
          </table:table-cell>
          <table:table-cell table:formula="of:=ABS([.A875]-[.B875])" office:value-type="float" office:value="548" calcext:value-type="float">
            <text:p>548</text:p>
          </table:table-cell>
          <table:table-cell table:formula="of:=COUNTIF([.$B$1:.$B$1000];&quot;+&quot; &amp; [.A875])" office:value-type="float" office:value="0" calcext:value-type="float">
            <text:p>0</text:p>
          </table:table-cell>
          <table:table-cell table:formula="of:=[.D875]*[.A8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71" calcext:value-type="float">
            <text:p>89071</text:p>
          </table:table-cell>
          <table:table-cell office:value-type="float" office:value="88573" calcext:value-type="float">
            <text:p>88573</text:p>
          </table:table-cell>
          <table:table-cell table:formula="of:=ABS([.A876]-[.B876])" office:value-type="float" office:value="498" calcext:value-type="float">
            <text:p>498</text:p>
          </table:table-cell>
          <table:table-cell table:formula="of:=COUNTIF([.$B$1:.$B$1000];&quot;+&quot; &amp; [.A876])" office:value-type="float" office:value="0" calcext:value-type="float">
            <text:p>0</text:p>
          </table:table-cell>
          <table:table-cell table:formula="of:=[.D876]*[.A8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04" calcext:value-type="float">
            <text:p>89104</text:p>
          </table:table-cell>
          <table:table-cell office:value-type="float" office:value="88977" calcext:value-type="float">
            <text:p>88977</text:p>
          </table:table-cell>
          <table:table-cell table:formula="of:=ABS([.A877]-[.B877])" office:value-type="float" office:value="127" calcext:value-type="float">
            <text:p>127</text:p>
          </table:table-cell>
          <table:table-cell table:formula="of:=COUNTIF([.$B$1:.$B$1000];&quot;+&quot; &amp; [.A877])" office:value-type="float" office:value="0" calcext:value-type="float">
            <text:p>0</text:p>
          </table:table-cell>
          <table:table-cell table:formula="of:=[.D877]*[.A8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08" calcext:value-type="float">
            <text:p>89108</text:p>
          </table:table-cell>
          <table:table-cell office:value-type="float" office:value="89030" calcext:value-type="float">
            <text:p>89030</text:p>
          </table:table-cell>
          <table:table-cell table:formula="of:=ABS([.A878]-[.B878])" office:value-type="float" office:value="78" calcext:value-type="float">
            <text:p>78</text:p>
          </table:table-cell>
          <table:table-cell table:formula="of:=COUNTIF([.$B$1:.$B$1000];&quot;+&quot; &amp; [.A878])" office:value-type="float" office:value="11" calcext:value-type="float">
            <text:p>11</text:p>
          </table:table-cell>
          <table:table-cell table:formula="of:=[.D878]*[.A878]" office:value-type="float" office:value="980188" calcext:value-type="float">
            <text:p>980188</text:p>
          </table:table-cell>
        </table:table-row>
        <table:table-row table:style-name="ro1">
          <table:table-cell office:value-type="float" office:value="89112" calcext:value-type="float">
            <text:p>89112</text:p>
          </table:table-cell>
          <table:table-cell office:value-type="float" office:value="89069" calcext:value-type="float">
            <text:p>89069</text:p>
          </table:table-cell>
          <table:table-cell table:formula="of:=ABS([.A879]-[.B879])" office:value-type="float" office:value="43" calcext:value-type="float">
            <text:p>43</text:p>
          </table:table-cell>
          <table:table-cell table:formula="of:=COUNTIF([.$B$1:.$B$1000];&quot;+&quot; &amp; [.A879])" office:value-type="float" office:value="0" calcext:value-type="float">
            <text:p>0</text:p>
          </table:table-cell>
          <table:table-cell table:formula="of:=[.D879]*[.A8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43" calcext:value-type="float">
            <text:p>89343</text:p>
          </table:table-cell>
          <table:table-cell office:value-type="float" office:value="89108" calcext:value-type="float">
            <text:p>89108</text:p>
          </table:table-cell>
          <table:table-cell table:formula="of:=ABS([.A880]-[.B880])" office:value-type="float" office:value="235" calcext:value-type="float">
            <text:p>235</text:p>
          </table:table-cell>
          <table:table-cell table:formula="of:=COUNTIF([.$B$1:.$B$1000];&quot;+&quot; &amp; [.A880])" office:value-type="float" office:value="0" calcext:value-type="float">
            <text:p>0</text:p>
          </table:table-cell>
          <table:table-cell table:formula="of:=[.D880]*[.A8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28" calcext:value-type="float">
            <text:p>89428</text:p>
          </table:table-cell>
          <table:table-cell office:value-type="float" office:value="89108" calcext:value-type="float">
            <text:p>89108</text:p>
          </table:table-cell>
          <table:table-cell table:formula="of:=ABS([.A881]-[.B881])" office:value-type="float" office:value="320" calcext:value-type="float">
            <text:p>320</text:p>
          </table:table-cell>
          <table:table-cell table:formula="of:=COUNTIF([.$B$1:.$B$1000];&quot;+&quot; &amp; [.A881])" office:value-type="float" office:value="0" calcext:value-type="float">
            <text:p>0</text:p>
          </table:table-cell>
          <table:table-cell table:formula="of:=[.D881]*[.A8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25" calcext:value-type="float">
            <text:p>89525</text:p>
          </table:table-cell>
          <table:table-cell office:value-type="float" office:value="89108" calcext:value-type="float">
            <text:p>89108</text:p>
          </table:table-cell>
          <table:table-cell table:formula="of:=ABS([.A882]-[.B882])" office:value-type="float" office:value="417" calcext:value-type="float">
            <text:p>417</text:p>
          </table:table-cell>
          <table:table-cell table:formula="of:=COUNTIF([.$B$1:.$B$1000];&quot;+&quot; &amp; [.A882])" office:value-type="float" office:value="0" calcext:value-type="float">
            <text:p>0</text:p>
          </table:table-cell>
          <table:table-cell table:formula="of:=[.D882]*[.A8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54" calcext:value-type="float">
            <text:p>89654</text:p>
          </table:table-cell>
          <table:table-cell office:value-type="float" office:value="89108" calcext:value-type="float">
            <text:p>89108</text:p>
          </table:table-cell>
          <table:table-cell table:formula="of:=ABS([.A883]-[.B883])" office:value-type="float" office:value="546" calcext:value-type="float">
            <text:p>546</text:p>
          </table:table-cell>
          <table:table-cell table:formula="of:=COUNTIF([.$B$1:.$B$1000];&quot;+&quot; &amp; [.A883])" office:value-type="float" office:value="0" calcext:value-type="float">
            <text:p>0</text:p>
          </table:table-cell>
          <table:table-cell table:formula="of:=[.D883]*[.A8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94" calcext:value-type="float">
            <text:p>89794</text:p>
          </table:table-cell>
          <table:table-cell office:value-type="float" office:value="89108" calcext:value-type="float">
            <text:p>89108</text:p>
          </table:table-cell>
          <table:table-cell table:formula="of:=ABS([.A884]-[.B884])" office:value-type="float" office:value="686" calcext:value-type="float">
            <text:p>686</text:p>
          </table:table-cell>
          <table:table-cell table:formula="of:=COUNTIF([.$B$1:.$B$1000];&quot;+&quot; &amp; [.A884])" office:value-type="float" office:value="0" calcext:value-type="float">
            <text:p>0</text:p>
          </table:table-cell>
          <table:table-cell table:formula="of:=[.D884]*[.A8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60" calcext:value-type="float">
            <text:p>89860</text:p>
          </table:table-cell>
          <table:table-cell office:value-type="float" office:value="89108" calcext:value-type="float">
            <text:p>89108</text:p>
          </table:table-cell>
          <table:table-cell table:formula="of:=ABS([.A885]-[.B885])" office:value-type="float" office:value="752" calcext:value-type="float">
            <text:p>752</text:p>
          </table:table-cell>
          <table:table-cell table:formula="of:=COUNTIF([.$B$1:.$B$1000];&quot;+&quot; &amp; [.A885])" office:value-type="float" office:value="0" calcext:value-type="float">
            <text:p>0</text:p>
          </table:table-cell>
          <table:table-cell table:formula="of:=[.D885]*[.A8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37" calcext:value-type="float">
            <text:p>90037</text:p>
          </table:table-cell>
          <table:table-cell office:value-type="float" office:value="89108" calcext:value-type="float">
            <text:p>89108</text:p>
          </table:table-cell>
          <table:table-cell table:formula="of:=ABS([.A886]-[.B886])" office:value-type="float" office:value="929" calcext:value-type="float">
            <text:p>929</text:p>
          </table:table-cell>
          <table:table-cell table:formula="of:=COUNTIF([.$B$1:.$B$1000];&quot;+&quot; &amp; [.A886])" office:value-type="float" office:value="0" calcext:value-type="float">
            <text:p>0</text:p>
          </table:table-cell>
          <table:table-cell table:formula="of:=[.D886]*[.A8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30" calcext:value-type="float">
            <text:p>90230</text:p>
          </table:table-cell>
          <table:table-cell office:value-type="float" office:value="89108" calcext:value-type="float">
            <text:p>89108</text:p>
          </table:table-cell>
          <table:table-cell table:formula="of:=ABS([.A887]-[.B887])" office:value-type="float" office:value="1122" calcext:value-type="float">
            <text:p>1122</text:p>
          </table:table-cell>
          <table:table-cell table:formula="of:=COUNTIF([.$B$1:.$B$1000];&quot;+&quot; &amp; [.A887])" office:value-type="float" office:value="0" calcext:value-type="float">
            <text:p>0</text:p>
          </table:table-cell>
          <table:table-cell table:formula="of:=[.D887]*[.A8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61" calcext:value-type="float">
            <text:p>90261</text:p>
          </table:table-cell>
          <table:table-cell office:value-type="float" office:value="89108" calcext:value-type="float">
            <text:p>89108</text:p>
          </table:table-cell>
          <table:table-cell table:formula="of:=ABS([.A888]-[.B888])" office:value-type="float" office:value="1153" calcext:value-type="float">
            <text:p>1153</text:p>
          </table:table-cell>
          <table:table-cell table:formula="of:=COUNTIF([.$B$1:.$B$1000];&quot;+&quot; &amp; [.A888])" office:value-type="float" office:value="0" calcext:value-type="float">
            <text:p>0</text:p>
          </table:table-cell>
          <table:table-cell table:formula="of:=[.D888]*[.A8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9" calcext:value-type="float">
            <text:p>90319</text:p>
          </table:table-cell>
          <table:table-cell office:value-type="float" office:value="89108" calcext:value-type="float">
            <text:p>89108</text:p>
          </table:table-cell>
          <table:table-cell table:formula="of:=ABS([.A889]-[.B889])" office:value-type="float" office:value="1211" calcext:value-type="float">
            <text:p>1211</text:p>
          </table:table-cell>
          <table:table-cell table:formula="of:=COUNTIF([.$B$1:.$B$1000];&quot;+&quot; &amp; [.A889])" office:value-type="float" office:value="0" calcext:value-type="float">
            <text:p>0</text:p>
          </table:table-cell>
          <table:table-cell table:formula="of:=[.D889]*[.A8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33" calcext:value-type="float">
            <text:p>90333</text:p>
          </table:table-cell>
          <table:table-cell office:value-type="float" office:value="89108" calcext:value-type="float">
            <text:p>89108</text:p>
          </table:table-cell>
          <table:table-cell table:formula="of:=ABS([.A890]-[.B890])" office:value-type="float" office:value="1225" calcext:value-type="float">
            <text:p>1225</text:p>
          </table:table-cell>
          <table:table-cell table:formula="of:=COUNTIF([.$B$1:.$B$1000];&quot;+&quot; &amp; [.A890])" office:value-type="float" office:value="0" calcext:value-type="float">
            <text:p>0</text:p>
          </table:table-cell>
          <table:table-cell table:formula="of:=[.D890]*[.A8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64" calcext:value-type="float">
            <text:p>90364</text:p>
          </table:table-cell>
          <table:table-cell office:value-type="float" office:value="89236" calcext:value-type="float">
            <text:p>89236</text:p>
          </table:table-cell>
          <table:table-cell table:formula="of:=ABS([.A891]-[.B891])" office:value-type="float" office:value="1128" calcext:value-type="float">
            <text:p>1128</text:p>
          </table:table-cell>
          <table:table-cell table:formula="of:=COUNTIF([.$B$1:.$B$1000];&quot;+&quot; &amp; [.A891])" office:value-type="float" office:value="0" calcext:value-type="float">
            <text:p>0</text:p>
          </table:table-cell>
          <table:table-cell table:formula="of:=[.D891]*[.A8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56" calcext:value-type="float">
            <text:p>90456</text:p>
          </table:table-cell>
          <table:table-cell office:value-type="float" office:value="89338" calcext:value-type="float">
            <text:p>89338</text:p>
          </table:table-cell>
          <table:table-cell table:formula="of:=ABS([.A892]-[.B892])" office:value-type="float" office:value="1118" calcext:value-type="float">
            <text:p>1118</text:p>
          </table:table-cell>
          <table:table-cell table:formula="of:=COUNTIF([.$B$1:.$B$1000];&quot;+&quot; &amp; [.A892])" office:value-type="float" office:value="0" calcext:value-type="float">
            <text:p>0</text:p>
          </table:table-cell>
          <table:table-cell table:formula="of:=[.D892]*[.A8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82" calcext:value-type="float">
            <text:p>90482</text:p>
          </table:table-cell>
          <table:table-cell office:value-type="float" office:value="89419" calcext:value-type="float">
            <text:p>89419</text:p>
          </table:table-cell>
          <table:table-cell table:formula="of:=ABS([.A893]-[.B893])" office:value-type="float" office:value="1063" calcext:value-type="float">
            <text:p>1063</text:p>
          </table:table-cell>
          <table:table-cell table:formula="of:=COUNTIF([.$B$1:.$B$1000];&quot;+&quot; &amp; [.A893])" office:value-type="float" office:value="0" calcext:value-type="float">
            <text:p>0</text:p>
          </table:table-cell>
          <table:table-cell table:formula="of:=[.D893]*[.A8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43" calcext:value-type="float">
            <text:p>90543</text:p>
          </table:table-cell>
          <table:table-cell office:value-type="float" office:value="89604" calcext:value-type="float">
            <text:p>89604</text:p>
          </table:table-cell>
          <table:table-cell table:formula="of:=ABS([.A894]-[.B894])" office:value-type="float" office:value="939" calcext:value-type="float">
            <text:p>939</text:p>
          </table:table-cell>
          <table:table-cell table:formula="of:=COUNTIF([.$B$1:.$B$1000];&quot;+&quot; &amp; [.A894])" office:value-type="float" office:value="0" calcext:value-type="float">
            <text:p>0</text:p>
          </table:table-cell>
          <table:table-cell table:formula="of:=[.D894]*[.A8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89" calcext:value-type="float">
            <text:p>90689</text:p>
          </table:table-cell>
          <table:table-cell office:value-type="float" office:value="89663" calcext:value-type="float">
            <text:p>89663</text:p>
          </table:table-cell>
          <table:table-cell table:formula="of:=ABS([.A895]-[.B895])" office:value-type="float" office:value="1026" calcext:value-type="float">
            <text:p>1026</text:p>
          </table:table-cell>
          <table:table-cell table:formula="of:=COUNTIF([.$B$1:.$B$1000];&quot;+&quot; &amp; [.A895])" office:value-type="float" office:value="0" calcext:value-type="float">
            <text:p>0</text:p>
          </table:table-cell>
          <table:table-cell table:formula="of:=[.D895]*[.A8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49" calcext:value-type="float">
            <text:p>90849</text:p>
          </table:table-cell>
          <table:table-cell office:value-type="float" office:value="89667" calcext:value-type="float">
            <text:p>89667</text:p>
          </table:table-cell>
          <table:table-cell table:formula="of:=ABS([.A896]-[.B896])" office:value-type="float" office:value="1182" calcext:value-type="float">
            <text:p>1182</text:p>
          </table:table-cell>
          <table:table-cell table:formula="of:=COUNTIF([.$B$1:.$B$1000];&quot;+&quot; &amp; [.A896])" office:value-type="float" office:value="0" calcext:value-type="float">
            <text:p>0</text:p>
          </table:table-cell>
          <table:table-cell table:formula="of:=[.D896]*[.A8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63" calcext:value-type="float">
            <text:p>90863</text:p>
          </table:table-cell>
          <table:table-cell office:value-type="float" office:value="89766" calcext:value-type="float">
            <text:p>89766</text:p>
          </table:table-cell>
          <table:table-cell table:formula="of:=ABS([.A897]-[.B897])" office:value-type="float" office:value="1097" calcext:value-type="float">
            <text:p>1097</text:p>
          </table:table-cell>
          <table:table-cell table:formula="of:=COUNTIF([.$B$1:.$B$1000];&quot;+&quot; &amp; [.A897])" office:value-type="float" office:value="0" calcext:value-type="float">
            <text:p>0</text:p>
          </table:table-cell>
          <table:table-cell table:formula="of:=[.D897]*[.A8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98" calcext:value-type="float">
            <text:p>90898</text:p>
          </table:table-cell>
          <table:table-cell office:value-type="float" office:value="89952" calcext:value-type="float">
            <text:p>89952</text:p>
          </table:table-cell>
          <table:table-cell table:formula="of:=ABS([.A898]-[.B898])" office:value-type="float" office:value="946" calcext:value-type="float">
            <text:p>946</text:p>
          </table:table-cell>
          <table:table-cell table:formula="of:=COUNTIF([.$B$1:.$B$1000];&quot;+&quot; &amp; [.A898])" office:value-type="float" office:value="0" calcext:value-type="float">
            <text:p>0</text:p>
          </table:table-cell>
          <table:table-cell table:formula="of:=[.D898]*[.A8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34" calcext:value-type="float">
            <text:p>90934</text:p>
          </table:table-cell>
          <table:table-cell office:value-type="float" office:value="90069" calcext:value-type="float">
            <text:p>90069</text:p>
          </table:table-cell>
          <table:table-cell table:formula="of:=ABS([.A899]-[.B899])" office:value-type="float" office:value="865" calcext:value-type="float">
            <text:p>865</text:p>
          </table:table-cell>
          <table:table-cell table:formula="of:=COUNTIF([.$B$1:.$B$1000];&quot;+&quot; &amp; [.A899])" office:value-type="float" office:value="0" calcext:value-type="float">
            <text:p>0</text:p>
          </table:table-cell>
          <table:table-cell table:formula="of:=[.D899]*[.A8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16" calcext:value-type="float">
            <text:p>91016</text:p>
          </table:table-cell>
          <table:table-cell office:value-type="float" office:value="90212" calcext:value-type="float">
            <text:p>90212</text:p>
          </table:table-cell>
          <table:table-cell table:formula="of:=ABS([.A900]-[.B900])" office:value-type="float" office:value="804" calcext:value-type="float">
            <text:p>804</text:p>
          </table:table-cell>
          <table:table-cell table:formula="of:=COUNTIF([.$B$1:.$B$1000];&quot;+&quot; &amp; [.A900])" office:value-type="float" office:value="0" calcext:value-type="float">
            <text:p>0</text:p>
          </table:table-cell>
          <table:table-cell table:formula="of:=[.D900]*[.A9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29" calcext:value-type="float">
            <text:p>91029</text:p>
          </table:table-cell>
          <table:table-cell office:value-type="float" office:value="90231" calcext:value-type="float">
            <text:p>90231</text:p>
          </table:table-cell>
          <table:table-cell table:formula="of:=ABS([.A901]-[.B901])" office:value-type="float" office:value="798" calcext:value-type="float">
            <text:p>798</text:p>
          </table:table-cell>
          <table:table-cell table:formula="of:=COUNTIF([.$B$1:.$B$1000];&quot;+&quot; &amp; [.A901])" office:value-type="float" office:value="15" calcext:value-type="float">
            <text:p>15</text:p>
          </table:table-cell>
          <table:table-cell table:formula="of:=[.D901]*[.A901]" office:value-type="float" office:value="1365435" calcext:value-type="float">
            <text:p>1365435</text:p>
          </table:table-cell>
        </table:table-row>
        <table:table-row table:style-name="ro1">
          <table:table-cell office:value-type="float" office:value="91034" calcext:value-type="float">
            <text:p>91034</text:p>
          </table:table-cell>
          <table:table-cell office:value-type="float" office:value="90283" calcext:value-type="float">
            <text:p>90283</text:p>
          </table:table-cell>
          <table:table-cell table:formula="of:=ABS([.A902]-[.B902])" office:value-type="float" office:value="751" calcext:value-type="float">
            <text:p>751</text:p>
          </table:table-cell>
          <table:table-cell table:formula="of:=COUNTIF([.$B$1:.$B$1000];&quot;+&quot; &amp; [.A902])" office:value-type="float" office:value="0" calcext:value-type="float">
            <text:p>0</text:p>
          </table:table-cell>
          <table:table-cell table:formula="of:=[.D902]*[.A9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36" calcext:value-type="float">
            <text:p>91036</text:p>
          </table:table-cell>
          <table:table-cell office:value-type="float" office:value="90368" calcext:value-type="float">
            <text:p>90368</text:p>
          </table:table-cell>
          <table:table-cell table:formula="of:=ABS([.A903]-[.B903])" office:value-type="float" office:value="668" calcext:value-type="float">
            <text:p>668</text:p>
          </table:table-cell>
          <table:table-cell table:formula="of:=COUNTIF([.$B$1:.$B$1000];&quot;+&quot; &amp; [.A903])" office:value-type="float" office:value="0" calcext:value-type="float">
            <text:p>0</text:p>
          </table:table-cell>
          <table:table-cell table:formula="of:=[.D903]*[.A9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67" calcext:value-type="float">
            <text:p>91067</text:p>
          </table:table-cell>
          <table:table-cell office:value-type="float" office:value="90510" calcext:value-type="float">
            <text:p>90510</text:p>
          </table:table-cell>
          <table:table-cell table:formula="of:=ABS([.A904]-[.B904])" office:value-type="float" office:value="557" calcext:value-type="float">
            <text:p>557</text:p>
          </table:table-cell>
          <table:table-cell table:formula="of:=COUNTIF([.$B$1:.$B$1000];&quot;+&quot; &amp; [.A904])" office:value-type="float" office:value="0" calcext:value-type="float">
            <text:p>0</text:p>
          </table:table-cell>
          <table:table-cell table:formula="of:=[.D904]*[.A9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43" calcext:value-type="float">
            <text:p>91143</text:p>
          </table:table-cell>
          <table:table-cell office:value-type="float" office:value="90571" calcext:value-type="float">
            <text:p>90571</text:p>
          </table:table-cell>
          <table:table-cell table:formula="of:=ABS([.A905]-[.B905])" office:value-type="float" office:value="572" calcext:value-type="float">
            <text:p>572</text:p>
          </table:table-cell>
          <table:table-cell table:formula="of:=COUNTIF([.$B$1:.$B$1000];&quot;+&quot; &amp; [.A905])" office:value-type="float" office:value="0" calcext:value-type="float">
            <text:p>0</text:p>
          </table:table-cell>
          <table:table-cell table:formula="of:=[.D905]*[.A9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44" calcext:value-type="float">
            <text:p>91144</text:p>
          </table:table-cell>
          <table:table-cell office:value-type="float" office:value="90747" calcext:value-type="float">
            <text:p>90747</text:p>
          </table:table-cell>
          <table:table-cell table:formula="of:=ABS([.A906]-[.B906])" office:value-type="float" office:value="397" calcext:value-type="float">
            <text:p>397</text:p>
          </table:table-cell>
          <table:table-cell table:formula="of:=COUNTIF([.$B$1:.$B$1000];&quot;+&quot; &amp; [.A906])" office:value-type="float" office:value="0" calcext:value-type="float">
            <text:p>0</text:p>
          </table:table-cell>
          <table:table-cell table:formula="of:=[.D906]*[.A9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45" calcext:value-type="float">
            <text:p>91145</text:p>
          </table:table-cell>
          <table:table-cell office:value-type="float" office:value="90830" calcext:value-type="float">
            <text:p>90830</text:p>
          </table:table-cell>
          <table:table-cell table:formula="of:=ABS([.A907]-[.B907])" office:value-type="float" office:value="315" calcext:value-type="float">
            <text:p>315</text:p>
          </table:table-cell>
          <table:table-cell table:formula="of:=COUNTIF([.$B$1:.$B$1000];&quot;+&quot; &amp; [.A907])" office:value-type="float" office:value="0" calcext:value-type="float">
            <text:p>0</text:p>
          </table:table-cell>
          <table:table-cell table:formula="of:=[.D907]*[.A9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70" calcext:value-type="float">
            <text:p>91470</text:p>
          </table:table-cell>
          <table:table-cell office:value-type="float" office:value="91006" calcext:value-type="float">
            <text:p>91006</text:p>
          </table:table-cell>
          <table:table-cell table:formula="of:=ABS([.A908]-[.B908])" office:value-type="float" office:value="464" calcext:value-type="float">
            <text:p>464</text:p>
          </table:table-cell>
          <table:table-cell table:formula="of:=COUNTIF([.$B$1:.$B$1000];&quot;+&quot; &amp; [.A908])" office:value-type="float" office:value="0" calcext:value-type="float">
            <text:p>0</text:p>
          </table:table-cell>
          <table:table-cell table:formula="of:=[.D908]*[.A9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17" calcext:value-type="float">
            <text:p>91517</text:p>
          </table:table-cell>
          <table:table-cell office:value-type="float" office:value="91029" calcext:value-type="float">
            <text:p>91029</text:p>
          </table:table-cell>
          <table:table-cell table:formula="of:=ABS([.A909]-[.B909])" office:value-type="float" office:value="488" calcext:value-type="float">
            <text:p>488</text:p>
          </table:table-cell>
          <table:table-cell table:formula="of:=COUNTIF([.$B$1:.$B$1000];&quot;+&quot; &amp; [.A909])" office:value-type="float" office:value="0" calcext:value-type="float">
            <text:p>0</text:p>
          </table:table-cell>
          <table:table-cell table:formula="of:=[.D909]*[.A9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45" calcext:value-type="float">
            <text:p>91545</text:p>
          </table:table-cell>
          <table:table-cell office:value-type="float" office:value="91029" calcext:value-type="float">
            <text:p>91029</text:p>
          </table:table-cell>
          <table:table-cell table:formula="of:=ABS([.A910]-[.B910])" office:value-type="float" office:value="516" calcext:value-type="float">
            <text:p>516</text:p>
          </table:table-cell>
          <table:table-cell table:formula="of:=COUNTIF([.$B$1:.$B$1000];&quot;+&quot; &amp; [.A910])" office:value-type="float" office:value="0" calcext:value-type="float">
            <text:p>0</text:p>
          </table:table-cell>
          <table:table-cell table:formula="of:=[.D910]*[.A9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61" calcext:value-type="float">
            <text:p>91561</text:p>
          </table:table-cell>
          <table:table-cell office:value-type="float" office:value="91029" calcext:value-type="float">
            <text:p>91029</text:p>
          </table:table-cell>
          <table:table-cell table:formula="of:=ABS([.A911]-[.B911])" office:value-type="float" office:value="532" calcext:value-type="float">
            <text:p>532</text:p>
          </table:table-cell>
          <table:table-cell table:formula="of:=COUNTIF([.$B$1:.$B$1000];&quot;+&quot; &amp; [.A911])" office:value-type="float" office:value="0" calcext:value-type="float">
            <text:p>0</text:p>
          </table:table-cell>
          <table:table-cell table:formula="of:=[.D911]*[.A9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6" calcext:value-type="float">
            <text:p>91586</text:p>
          </table:table-cell>
          <table:table-cell office:value-type="float" office:value="91029" calcext:value-type="float">
            <text:p>91029</text:p>
          </table:table-cell>
          <table:table-cell table:formula="of:=ABS([.A912]-[.B912])" office:value-type="float" office:value="557" calcext:value-type="float">
            <text:p>557</text:p>
          </table:table-cell>
          <table:table-cell table:formula="of:=COUNTIF([.$B$1:.$B$1000];&quot;+&quot; &amp; [.A912])" office:value-type="float" office:value="0" calcext:value-type="float">
            <text:p>0</text:p>
          </table:table-cell>
          <table:table-cell table:formula="of:=[.D912]*[.A9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02" calcext:value-type="float">
            <text:p>91602</text:p>
          </table:table-cell>
          <table:table-cell office:value-type="float" office:value="91029" calcext:value-type="float">
            <text:p>91029</text:p>
          </table:table-cell>
          <table:table-cell table:formula="of:=ABS([.A913]-[.B913])" office:value-type="float" office:value="573" calcext:value-type="float">
            <text:p>573</text:p>
          </table:table-cell>
          <table:table-cell table:formula="of:=COUNTIF([.$B$1:.$B$1000];&quot;+&quot; &amp; [.A913])" office:value-type="float" office:value="0" calcext:value-type="float">
            <text:p>0</text:p>
          </table:table-cell>
          <table:table-cell table:formula="of:=[.D913]*[.A9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33" calcext:value-type="float">
            <text:p>91633</text:p>
          </table:table-cell>
          <table:table-cell office:value-type="float" office:value="91029" calcext:value-type="float">
            <text:p>91029</text:p>
          </table:table-cell>
          <table:table-cell table:formula="of:=ABS([.A914]-[.B914])" office:value-type="float" office:value="604" calcext:value-type="float">
            <text:p>604</text:p>
          </table:table-cell>
          <table:table-cell table:formula="of:=COUNTIF([.$B$1:.$B$1000];&quot;+&quot; &amp; [.A914])" office:value-type="float" office:value="0" calcext:value-type="float">
            <text:p>0</text:p>
          </table:table-cell>
          <table:table-cell table:formula="of:=[.D914]*[.A9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98" calcext:value-type="float">
            <text:p>91698</text:p>
          </table:table-cell>
          <table:table-cell office:value-type="float" office:value="91029" calcext:value-type="float">
            <text:p>91029</text:p>
          </table:table-cell>
          <table:table-cell table:formula="of:=ABS([.A915]-[.B915])" office:value-type="float" office:value="669" calcext:value-type="float">
            <text:p>669</text:p>
          </table:table-cell>
          <table:table-cell table:formula="of:=COUNTIF([.$B$1:.$B$1000];&quot;+&quot; &amp; [.A915])" office:value-type="float" office:value="0" calcext:value-type="float">
            <text:p>0</text:p>
          </table:table-cell>
          <table:table-cell table:formula="of:=[.D915]*[.A9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33" calcext:value-type="float">
            <text:p>91733</text:p>
          </table:table-cell>
          <table:table-cell office:value-type="float" office:value="91029" calcext:value-type="float">
            <text:p>91029</text:p>
          </table:table-cell>
          <table:table-cell table:formula="of:=ABS([.A916]-[.B916])" office:value-type="float" office:value="704" calcext:value-type="float">
            <text:p>704</text:p>
          </table:table-cell>
          <table:table-cell table:formula="of:=COUNTIF([.$B$1:.$B$1000];&quot;+&quot; &amp; [.A916])" office:value-type="float" office:value="0" calcext:value-type="float">
            <text:p>0</text:p>
          </table:table-cell>
          <table:table-cell table:formula="of:=[.D916]*[.A9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40" calcext:value-type="float">
            <text:p>91740</text:p>
          </table:table-cell>
          <table:table-cell office:value-type="float" office:value="91029" calcext:value-type="float">
            <text:p>91029</text:p>
          </table:table-cell>
          <table:table-cell table:formula="of:=ABS([.A917]-[.B917])" office:value-type="float" office:value="711" calcext:value-type="float">
            <text:p>711</text:p>
          </table:table-cell>
          <table:table-cell table:formula="of:=COUNTIF([.$B$1:.$B$1000];&quot;+&quot; &amp; [.A917])" office:value-type="float" office:value="0" calcext:value-type="float">
            <text:p>0</text:p>
          </table:table-cell>
          <table:table-cell table:formula="of:=[.D917]*[.A9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67" calcext:value-type="float">
            <text:p>91767</text:p>
          </table:table-cell>
          <table:table-cell office:value-type="float" office:value="91029" calcext:value-type="float">
            <text:p>91029</text:p>
          </table:table-cell>
          <table:table-cell table:formula="of:=ABS([.A918]-[.B918])" office:value-type="float" office:value="738" calcext:value-type="float">
            <text:p>738</text:p>
          </table:table-cell>
          <table:table-cell table:formula="of:=COUNTIF([.$B$1:.$B$1000];&quot;+&quot; &amp; [.A918])" office:value-type="float" office:value="0" calcext:value-type="float">
            <text:p>0</text:p>
          </table:table-cell>
          <table:table-cell table:formula="of:=[.D918]*[.A9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77" calcext:value-type="float">
            <text:p>91777</text:p>
          </table:table-cell>
          <table:table-cell office:value-type="float" office:value="91029" calcext:value-type="float">
            <text:p>91029</text:p>
          </table:table-cell>
          <table:table-cell table:formula="of:=ABS([.A919]-[.B919])" office:value-type="float" office:value="748" calcext:value-type="float">
            <text:p>748</text:p>
          </table:table-cell>
          <table:table-cell table:formula="of:=COUNTIF([.$B$1:.$B$1000];&quot;+&quot; &amp; [.A919])" office:value-type="float" office:value="0" calcext:value-type="float">
            <text:p>0</text:p>
          </table:table-cell>
          <table:table-cell table:formula="of:=[.D919]*[.A9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40" calcext:value-type="float">
            <text:p>91840</text:p>
          </table:table-cell>
          <table:table-cell office:value-type="float" office:value="91029" calcext:value-type="float">
            <text:p>91029</text:p>
          </table:table-cell>
          <table:table-cell table:formula="of:=ABS([.A920]-[.B920])" office:value-type="float" office:value="811" calcext:value-type="float">
            <text:p>811</text:p>
          </table:table-cell>
          <table:table-cell table:formula="of:=COUNTIF([.$B$1:.$B$1000];&quot;+&quot; &amp; [.A920])" office:value-type="float" office:value="0" calcext:value-type="float">
            <text:p>0</text:p>
          </table:table-cell>
          <table:table-cell table:formula="of:=[.D920]*[.A9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52" calcext:value-type="float">
            <text:p>91852</text:p>
          </table:table-cell>
          <table:table-cell office:value-type="float" office:value="91029" calcext:value-type="float">
            <text:p>91029</text:p>
          </table:table-cell>
          <table:table-cell table:formula="of:=ABS([.A921]-[.B921])" office:value-type="float" office:value="823" calcext:value-type="float">
            <text:p>823</text:p>
          </table:table-cell>
          <table:table-cell table:formula="of:=COUNTIF([.$B$1:.$B$1000];&quot;+&quot; &amp; [.A921])" office:value-type="float" office:value="0" calcext:value-type="float">
            <text:p>0</text:p>
          </table:table-cell>
          <table:table-cell table:formula="of:=[.D921]*[.A9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31" calcext:value-type="float">
            <text:p>91931</text:p>
          </table:table-cell>
          <table:table-cell office:value-type="float" office:value="91029" calcext:value-type="float">
            <text:p>91029</text:p>
          </table:table-cell>
          <table:table-cell table:formula="of:=ABS([.A922]-[.B922])" office:value-type="float" office:value="902" calcext:value-type="float">
            <text:p>902</text:p>
          </table:table-cell>
          <table:table-cell table:formula="of:=COUNTIF([.$B$1:.$B$1000];&quot;+&quot; &amp; [.A922])" office:value-type="float" office:value="0" calcext:value-type="float">
            <text:p>0</text:p>
          </table:table-cell>
          <table:table-cell table:formula="of:=[.D922]*[.A9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01" calcext:value-type="float">
            <text:p>92301</text:p>
          </table:table-cell>
          <table:table-cell office:value-type="float" office:value="91029" calcext:value-type="float">
            <text:p>91029</text:p>
          </table:table-cell>
          <table:table-cell table:formula="of:=ABS([.A923]-[.B923])" office:value-type="float" office:value="1272" calcext:value-type="float">
            <text:p>1272</text:p>
          </table:table-cell>
          <table:table-cell table:formula="of:=COUNTIF([.$B$1:.$B$1000];&quot;+&quot; &amp; [.A923])" office:value-type="float" office:value="0" calcext:value-type="float">
            <text:p>0</text:p>
          </table:table-cell>
          <table:table-cell table:formula="of:=[.D923]*[.A9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04" calcext:value-type="float">
            <text:p>92404</text:p>
          </table:table-cell>
          <table:table-cell office:value-type="float" office:value="91171" calcext:value-type="float">
            <text:p>91171</text:p>
          </table:table-cell>
          <table:table-cell table:formula="of:=ABS([.A924]-[.B924])" office:value-type="float" office:value="1233" calcext:value-type="float">
            <text:p>1233</text:p>
          </table:table-cell>
          <table:table-cell table:formula="of:=COUNTIF([.$B$1:.$B$1000];&quot;+&quot; &amp; [.A924])" office:value-type="float" office:value="0" calcext:value-type="float">
            <text:p>0</text:p>
          </table:table-cell>
          <table:table-cell table:formula="of:=[.D924]*[.A9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14" calcext:value-type="float">
            <text:p>93014</text:p>
          </table:table-cell>
          <table:table-cell office:value-type="float" office:value="91339" calcext:value-type="float">
            <text:p>91339</text:p>
          </table:table-cell>
          <table:table-cell table:formula="of:=ABS([.A925]-[.B925])" office:value-type="float" office:value="1675" calcext:value-type="float">
            <text:p>1675</text:p>
          </table:table-cell>
          <table:table-cell table:formula="of:=COUNTIF([.$B$1:.$B$1000];&quot;+&quot; &amp; [.A925])" office:value-type="float" office:value="0" calcext:value-type="float">
            <text:p>0</text:p>
          </table:table-cell>
          <table:table-cell table:formula="of:=[.D925]*[.A9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63" calcext:value-type="float">
            <text:p>93063</text:p>
          </table:table-cell>
          <table:table-cell office:value-type="float" office:value="91427" calcext:value-type="float">
            <text:p>91427</text:p>
          </table:table-cell>
          <table:table-cell table:formula="of:=ABS([.A926]-[.B926])" office:value-type="float" office:value="1636" calcext:value-type="float">
            <text:p>1636</text:p>
          </table:table-cell>
          <table:table-cell table:formula="of:=COUNTIF([.$B$1:.$B$1000];&quot;+&quot; &amp; [.A926])" office:value-type="float" office:value="0" calcext:value-type="float">
            <text:p>0</text:p>
          </table:table-cell>
          <table:table-cell table:formula="of:=[.D926]*[.A9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93" calcext:value-type="float">
            <text:p>93093</text:p>
          </table:table-cell>
          <table:table-cell office:value-type="float" office:value="91559" calcext:value-type="float">
            <text:p>91559</text:p>
          </table:table-cell>
          <table:table-cell table:formula="of:=ABS([.A927]-[.B927])" office:value-type="float" office:value="1534" calcext:value-type="float">
            <text:p>1534</text:p>
          </table:table-cell>
          <table:table-cell table:formula="of:=COUNTIF([.$B$1:.$B$1000];&quot;+&quot; &amp; [.A927])" office:value-type="float" office:value="0" calcext:value-type="float">
            <text:p>0</text:p>
          </table:table-cell>
          <table:table-cell table:formula="of:=[.D927]*[.A9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93" calcext:value-type="float">
            <text:p>93193</text:p>
          </table:table-cell>
          <table:table-cell office:value-type="float" office:value="91626" calcext:value-type="float">
            <text:p>91626</text:p>
          </table:table-cell>
          <table:table-cell table:formula="of:=ABS([.A928]-[.B928])" office:value-type="float" office:value="1567" calcext:value-type="float">
            <text:p>1567</text:p>
          </table:table-cell>
          <table:table-cell table:formula="of:=COUNTIF([.$B$1:.$B$1000];&quot;+&quot; &amp; [.A928])" office:value-type="float" office:value="0" calcext:value-type="float">
            <text:p>0</text:p>
          </table:table-cell>
          <table:table-cell table:formula="of:=[.D928]*[.A9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08" calcext:value-type="float">
            <text:p>93208</text:p>
          </table:table-cell>
          <table:table-cell office:value-type="float" office:value="91819" calcext:value-type="float">
            <text:p>91819</text:p>
          </table:table-cell>
          <table:table-cell table:formula="of:=ABS([.A929]-[.B929])" office:value-type="float" office:value="1389" calcext:value-type="float">
            <text:p>1389</text:p>
          </table:table-cell>
          <table:table-cell table:formula="of:=COUNTIF([.$B$1:.$B$1000];&quot;+&quot; &amp; [.A929])" office:value-type="float" office:value="0" calcext:value-type="float">
            <text:p>0</text:p>
          </table:table-cell>
          <table:table-cell table:formula="of:=[.D929]*[.A9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54" calcext:value-type="float">
            <text:p>93254</text:p>
          </table:table-cell>
          <table:table-cell office:value-type="float" office:value="92089" calcext:value-type="float">
            <text:p>92089</text:p>
          </table:table-cell>
          <table:table-cell table:formula="of:=ABS([.A930]-[.B930])" office:value-type="float" office:value="1165" calcext:value-type="float">
            <text:p>1165</text:p>
          </table:table-cell>
          <table:table-cell table:formula="of:=COUNTIF([.$B$1:.$B$1000];&quot;+&quot; &amp; [.A930])" office:value-type="float" office:value="0" calcext:value-type="float">
            <text:p>0</text:p>
          </table:table-cell>
          <table:table-cell table:formula="of:=[.D930]*[.A9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52" calcext:value-type="float">
            <text:p>93352</text:p>
          </table:table-cell>
          <table:table-cell office:value-type="float" office:value="92116" calcext:value-type="float">
            <text:p>92116</text:p>
          </table:table-cell>
          <table:table-cell table:formula="of:=ABS([.A931]-[.B931])" office:value-type="float" office:value="1236" calcext:value-type="float">
            <text:p>1236</text:p>
          </table:table-cell>
          <table:table-cell table:formula="of:=COUNTIF([.$B$1:.$B$1000];&quot;+&quot; &amp; [.A931])" office:value-type="float" office:value="0" calcext:value-type="float">
            <text:p>0</text:p>
          </table:table-cell>
          <table:table-cell table:formula="of:=[.D931]*[.A9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80" calcext:value-type="float">
            <text:p>93380</text:p>
          </table:table-cell>
          <table:table-cell office:value-type="float" office:value="92148" calcext:value-type="float">
            <text:p>92148</text:p>
          </table:table-cell>
          <table:table-cell table:formula="of:=ABS([.A932]-[.B932])" office:value-type="float" office:value="1232" calcext:value-type="float">
            <text:p>1232</text:p>
          </table:table-cell>
          <table:table-cell table:formula="of:=COUNTIF([.$B$1:.$B$1000];&quot;+&quot; &amp; [.A932])" office:value-type="float" office:value="0" calcext:value-type="float">
            <text:p>0</text:p>
          </table:table-cell>
          <table:table-cell table:formula="of:=[.D932]*[.A9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84" calcext:value-type="float">
            <text:p>93384</text:p>
          </table:table-cell>
          <table:table-cell office:value-type="float" office:value="92182" calcext:value-type="float">
            <text:p>92182</text:p>
          </table:table-cell>
          <table:table-cell table:formula="of:=ABS([.A933]-[.B933])" office:value-type="float" office:value="1202" calcext:value-type="float">
            <text:p>1202</text:p>
          </table:table-cell>
          <table:table-cell table:formula="of:=COUNTIF([.$B$1:.$B$1000];&quot;+&quot; &amp; [.A933])" office:value-type="float" office:value="0" calcext:value-type="float">
            <text:p>0</text:p>
          </table:table-cell>
          <table:table-cell table:formula="of:=[.D933]*[.A9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04" calcext:value-type="float">
            <text:p>93404</text:p>
          </table:table-cell>
          <table:table-cell office:value-type="float" office:value="92197" calcext:value-type="float">
            <text:p>92197</text:p>
          </table:table-cell>
          <table:table-cell table:formula="of:=ABS([.A934]-[.B934])" office:value-type="float" office:value="1207" calcext:value-type="float">
            <text:p>1207</text:p>
          </table:table-cell>
          <table:table-cell table:formula="of:=COUNTIF([.$B$1:.$B$1000];&quot;+&quot; &amp; [.A934])" office:value-type="float" office:value="0" calcext:value-type="float">
            <text:p>0</text:p>
          </table:table-cell>
          <table:table-cell table:formula="of:=[.D934]*[.A9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17" calcext:value-type="float">
            <text:p>93517</text:p>
          </table:table-cell>
          <table:table-cell office:value-type="float" office:value="92299" calcext:value-type="float">
            <text:p>92299</text:p>
          </table:table-cell>
          <table:table-cell table:formula="of:=ABS([.A935]-[.B935])" office:value-type="float" office:value="1218" calcext:value-type="float">
            <text:p>1218</text:p>
          </table:table-cell>
          <table:table-cell table:formula="of:=COUNTIF([.$B$1:.$B$1000];&quot;+&quot; &amp; [.A935])" office:value-type="float" office:value="0" calcext:value-type="float">
            <text:p>0</text:p>
          </table:table-cell>
          <table:table-cell table:formula="of:=[.D935]*[.A9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2" calcext:value-type="float">
            <text:p>93712</text:p>
          </table:table-cell>
          <table:table-cell office:value-type="float" office:value="92303" calcext:value-type="float">
            <text:p>92303</text:p>
          </table:table-cell>
          <table:table-cell table:formula="of:=ABS([.A936]-[.B936])" office:value-type="float" office:value="1409" calcext:value-type="float">
            <text:p>1409</text:p>
          </table:table-cell>
          <table:table-cell table:formula="of:=COUNTIF([.$B$1:.$B$1000];&quot;+&quot; &amp; [.A936])" office:value-type="float" office:value="0" calcext:value-type="float">
            <text:p>0</text:p>
          </table:table-cell>
          <table:table-cell table:formula="of:=[.D936]*[.A9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54" calcext:value-type="float">
            <text:p>93754</text:p>
          </table:table-cell>
          <table:table-cell office:value-type="float" office:value="92356" calcext:value-type="float">
            <text:p>92356</text:p>
          </table:table-cell>
          <table:table-cell table:formula="of:=ABS([.A937]-[.B937])" office:value-type="float" office:value="1398" calcext:value-type="float">
            <text:p>1398</text:p>
          </table:table-cell>
          <table:table-cell table:formula="of:=COUNTIF([.$B$1:.$B$1000];&quot;+&quot; &amp; [.A937])" office:value-type="float" office:value="0" calcext:value-type="float">
            <text:p>0</text:p>
          </table:table-cell>
          <table:table-cell table:formula="of:=[.D937]*[.A9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62" calcext:value-type="float">
            <text:p>93862</text:p>
          </table:table-cell>
          <table:table-cell office:value-type="float" office:value="92362" calcext:value-type="float">
            <text:p>92362</text:p>
          </table:table-cell>
          <table:table-cell table:formula="of:=ABS([.A938]-[.B938])" office:value-type="float" office:value="1500" calcext:value-type="float">
            <text:p>1500</text:p>
          </table:table-cell>
          <table:table-cell table:formula="of:=COUNTIF([.$B$1:.$B$1000];&quot;+&quot; &amp; [.A938])" office:value-type="float" office:value="0" calcext:value-type="float">
            <text:p>0</text:p>
          </table:table-cell>
          <table:table-cell table:formula="of:=[.D938]*[.A9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79" calcext:value-type="float">
            <text:p>94379</text:p>
          </table:table-cell>
          <table:table-cell office:value-type="float" office:value="92369" calcext:value-type="float">
            <text:p>92369</text:p>
          </table:table-cell>
          <table:table-cell table:formula="of:=ABS([.A939]-[.B939])" office:value-type="float" office:value="2010" calcext:value-type="float">
            <text:p>2010</text:p>
          </table:table-cell>
          <table:table-cell table:formula="of:=COUNTIF([.$B$1:.$B$1000];&quot;+&quot; &amp; [.A939])" office:value-type="float" office:value="0" calcext:value-type="float">
            <text:p>0</text:p>
          </table:table-cell>
          <table:table-cell table:formula="of:=[.D939]*[.A9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95" calcext:value-type="float">
            <text:p>94395</text:p>
          </table:table-cell>
          <table:table-cell office:value-type="float" office:value="92414" calcext:value-type="float">
            <text:p>92414</text:p>
          </table:table-cell>
          <table:table-cell table:formula="of:=ABS([.A940]-[.B940])" office:value-type="float" office:value="1981" calcext:value-type="float">
            <text:p>1981</text:p>
          </table:table-cell>
          <table:table-cell table:formula="of:=COUNTIF([.$B$1:.$B$1000];&quot;+&quot; &amp; [.A940])" office:value-type="float" office:value="0" calcext:value-type="float">
            <text:p>0</text:p>
          </table:table-cell>
          <table:table-cell table:formula="of:=[.D940]*[.A9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82" calcext:value-type="float">
            <text:p>94482</text:p>
          </table:table-cell>
          <table:table-cell office:value-type="float" office:value="92514" calcext:value-type="float">
            <text:p>92514</text:p>
          </table:table-cell>
          <table:table-cell table:formula="of:=ABS([.A941]-[.B941])" office:value-type="float" office:value="1968" calcext:value-type="float">
            <text:p>1968</text:p>
          </table:table-cell>
          <table:table-cell table:formula="of:=COUNTIF([.$B$1:.$B$1000];&quot;+&quot; &amp; [.A941])" office:value-type="float" office:value="0" calcext:value-type="float">
            <text:p>0</text:p>
          </table:table-cell>
          <table:table-cell table:formula="of:=[.D941]*[.A9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70" calcext:value-type="float">
            <text:p>94570</text:p>
          </table:table-cell>
          <table:table-cell office:value-type="float" office:value="92730" calcext:value-type="float">
            <text:p>92730</text:p>
          </table:table-cell>
          <table:table-cell table:formula="of:=ABS([.A942]-[.B942])" office:value-type="float" office:value="1840" calcext:value-type="float">
            <text:p>1840</text:p>
          </table:table-cell>
          <table:table-cell table:formula="of:=COUNTIF([.$B$1:.$B$1000];&quot;+&quot; &amp; [.A942])" office:value-type="float" office:value="0" calcext:value-type="float">
            <text:p>0</text:p>
          </table:table-cell>
          <table:table-cell table:formula="of:=[.D942]*[.A9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81" calcext:value-type="float">
            <text:p>94581</text:p>
          </table:table-cell>
          <table:table-cell office:value-type="float" office:value="92811" calcext:value-type="float">
            <text:p>92811</text:p>
          </table:table-cell>
          <table:table-cell table:formula="of:=ABS([.A943]-[.B943])" office:value-type="float" office:value="1770" calcext:value-type="float">
            <text:p>1770</text:p>
          </table:table-cell>
          <table:table-cell table:formula="of:=COUNTIF([.$B$1:.$B$1000];&quot;+&quot; &amp; [.A943])" office:value-type="float" office:value="0" calcext:value-type="float">
            <text:p>0</text:p>
          </table:table-cell>
          <table:table-cell table:formula="of:=[.D943]*[.A9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80" calcext:value-type="float">
            <text:p>94680</text:p>
          </table:table-cell>
          <table:table-cell office:value-type="float" office:value="92839" calcext:value-type="float">
            <text:p>92839</text:p>
          </table:table-cell>
          <table:table-cell table:formula="of:=ABS([.A944]-[.B944])" office:value-type="float" office:value="1841" calcext:value-type="float">
            <text:p>1841</text:p>
          </table:table-cell>
          <table:table-cell table:formula="of:=COUNTIF([.$B$1:.$B$1000];&quot;+&quot; &amp; [.A944])" office:value-type="float" office:value="0" calcext:value-type="float">
            <text:p>0</text:p>
          </table:table-cell>
          <table:table-cell table:formula="of:=[.D944]*[.A9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11" calcext:value-type="float">
            <text:p>94711</text:p>
          </table:table-cell>
          <table:table-cell office:value-type="float" office:value="92905" calcext:value-type="float">
            <text:p>92905</text:p>
          </table:table-cell>
          <table:table-cell table:formula="of:=ABS([.A945]-[.B945])" office:value-type="float" office:value="1806" calcext:value-type="float">
            <text:p>1806</text:p>
          </table:table-cell>
          <table:table-cell table:formula="of:=COUNTIF([.$B$1:.$B$1000];&quot;+&quot; &amp; [.A945])" office:value-type="float" office:value="0" calcext:value-type="float">
            <text:p>0</text:p>
          </table:table-cell>
          <table:table-cell table:formula="of:=[.D945]*[.A9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17" calcext:value-type="float">
            <text:p>94717</text:p>
          </table:table-cell>
          <table:table-cell office:value-type="float" office:value="93219" calcext:value-type="float">
            <text:p>93219</text:p>
          </table:table-cell>
          <table:table-cell table:formula="of:=ABS([.A946]-[.B946])" office:value-type="float" office:value="1498" calcext:value-type="float">
            <text:p>1498</text:p>
          </table:table-cell>
          <table:table-cell table:formula="of:=COUNTIF([.$B$1:.$B$1000];&quot;+&quot; &amp; [.A946])" office:value-type="float" office:value="0" calcext:value-type="float">
            <text:p>0</text:p>
          </table:table-cell>
          <table:table-cell table:formula="of:=[.D946]*[.A9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28" calcext:value-type="float">
            <text:p>94728</text:p>
          </table:table-cell>
          <table:table-cell office:value-type="float" office:value="93244" calcext:value-type="float">
            <text:p>93244</text:p>
          </table:table-cell>
          <table:table-cell table:formula="of:=ABS([.A947]-[.B947])" office:value-type="float" office:value="1484" calcext:value-type="float">
            <text:p>1484</text:p>
          </table:table-cell>
          <table:table-cell table:formula="of:=COUNTIF([.$B$1:.$B$1000];&quot;+&quot; &amp; [.A947])" office:value-type="float" office:value="0" calcext:value-type="float">
            <text:p>0</text:p>
          </table:table-cell>
          <table:table-cell table:formula="of:=[.D947]*[.A9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61" calcext:value-type="float">
            <text:p>94761</text:p>
          </table:table-cell>
          <table:table-cell office:value-type="float" office:value="93362" calcext:value-type="float">
            <text:p>93362</text:p>
          </table:table-cell>
          <table:table-cell table:formula="of:=ABS([.A948]-[.B948])" office:value-type="float" office:value="1399" calcext:value-type="float">
            <text:p>1399</text:p>
          </table:table-cell>
          <table:table-cell table:formula="of:=COUNTIF([.$B$1:.$B$1000];&quot;+&quot; &amp; [.A948])" office:value-type="float" office:value="0" calcext:value-type="float">
            <text:p>0</text:p>
          </table:table-cell>
          <table:table-cell table:formula="of:=[.D948]*[.A9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95" calcext:value-type="float">
            <text:p>94795</text:p>
          </table:table-cell>
          <table:table-cell office:value-type="float" office:value="93408" calcext:value-type="float">
            <text:p>93408</text:p>
          </table:table-cell>
          <table:table-cell table:formula="of:=ABS([.A949]-[.B949])" office:value-type="float" office:value="1387" calcext:value-type="float">
            <text:p>1387</text:p>
          </table:table-cell>
          <table:table-cell table:formula="of:=COUNTIF([.$B$1:.$B$1000];&quot;+&quot; &amp; [.A949])" office:value-type="float" office:value="0" calcext:value-type="float">
            <text:p>0</text:p>
          </table:table-cell>
          <table:table-cell table:formula="of:=[.D949]*[.A9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53" calcext:value-type="float">
            <text:p>94953</text:p>
          </table:table-cell>
          <table:table-cell office:value-type="float" office:value="93681" calcext:value-type="float">
            <text:p>93681</text:p>
          </table:table-cell>
          <table:table-cell table:formula="of:=ABS([.A950]-[.B950])" office:value-type="float" office:value="1272" calcext:value-type="float">
            <text:p>1272</text:p>
          </table:table-cell>
          <table:table-cell table:formula="of:=COUNTIF([.$B$1:.$B$1000];&quot;+&quot; &amp; [.A950])" office:value-type="float" office:value="0" calcext:value-type="float">
            <text:p>0</text:p>
          </table:table-cell>
          <table:table-cell table:formula="of:=[.D950]*[.A9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20" calcext:value-type="float">
            <text:p>95220</text:p>
          </table:table-cell>
          <table:table-cell office:value-type="float" office:value="93721" calcext:value-type="float">
            <text:p>93721</text:p>
          </table:table-cell>
          <table:table-cell table:formula="of:=ABS([.A951]-[.B951])" office:value-type="float" office:value="1499" calcext:value-type="float">
            <text:p>1499</text:p>
          </table:table-cell>
          <table:table-cell table:formula="of:=COUNTIF([.$B$1:.$B$1000];&quot;+&quot; &amp; [.A951])" office:value-type="float" office:value="0" calcext:value-type="float">
            <text:p>0</text:p>
          </table:table-cell>
          <table:table-cell table:formula="of:=[.D951]*[.A9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59" calcext:value-type="float">
            <text:p>95559</text:p>
          </table:table-cell>
          <table:table-cell office:value-type="float" office:value="93792" calcext:value-type="float">
            <text:p>93792</text:p>
          </table:table-cell>
          <table:table-cell table:formula="of:=ABS([.A952]-[.B952])" office:value-type="float" office:value="1767" calcext:value-type="float">
            <text:p>1767</text:p>
          </table:table-cell>
          <table:table-cell table:formula="of:=COUNTIF([.$B$1:.$B$1000];&quot;+&quot; &amp; [.A952])" office:value-type="float" office:value="0" calcext:value-type="float">
            <text:p>0</text:p>
          </table:table-cell>
          <table:table-cell table:formula="of:=[.D952]*[.A9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10" calcext:value-type="float">
            <text:p>95710</text:p>
          </table:table-cell>
          <table:table-cell office:value-type="float" office:value="93929" calcext:value-type="float">
            <text:p>93929</text:p>
          </table:table-cell>
          <table:table-cell table:formula="of:=ABS([.A953]-[.B953])" office:value-type="float" office:value="1781" calcext:value-type="float">
            <text:p>1781</text:p>
          </table:table-cell>
          <table:table-cell table:formula="of:=COUNTIF([.$B$1:.$B$1000];&quot;+&quot; &amp; [.A953])" office:value-type="float" office:value="0" calcext:value-type="float">
            <text:p>0</text:p>
          </table:table-cell>
          <table:table-cell table:formula="of:=[.D953]*[.A9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28" calcext:value-type="float">
            <text:p>95728</text:p>
          </table:table-cell>
          <table:table-cell office:value-type="float" office:value="93958" calcext:value-type="float">
            <text:p>93958</text:p>
          </table:table-cell>
          <table:table-cell table:formula="of:=ABS([.A954]-[.B954])" office:value-type="float" office:value="1770" calcext:value-type="float">
            <text:p>1770</text:p>
          </table:table-cell>
          <table:table-cell table:formula="of:=COUNTIF([.$B$1:.$B$1000];&quot;+&quot; &amp; [.A954])" office:value-type="float" office:value="0" calcext:value-type="float">
            <text:p>0</text:p>
          </table:table-cell>
          <table:table-cell table:formula="of:=[.D954]*[.A9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03" calcext:value-type="float">
            <text:p>95803</text:p>
          </table:table-cell>
          <table:table-cell office:value-type="float" office:value="94800" calcext:value-type="float">
            <text:p>94800</text:p>
          </table:table-cell>
          <table:table-cell table:formula="of:=ABS([.A955]-[.B955])" office:value-type="float" office:value="1003" calcext:value-type="float">
            <text:p>1003</text:p>
          </table:table-cell>
          <table:table-cell table:formula="of:=COUNTIF([.$B$1:.$B$1000];&quot;+&quot; &amp; [.A955])" office:value-type="float" office:value="0" calcext:value-type="float">
            <text:p>0</text:p>
          </table:table-cell>
          <table:table-cell table:formula="of:=[.D955]*[.A9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73" calcext:value-type="float">
            <text:p>95873</text:p>
          </table:table-cell>
          <table:table-cell office:value-type="float" office:value="94888" calcext:value-type="float">
            <text:p>94888</text:p>
          </table:table-cell>
          <table:table-cell table:formula="of:=ABS([.A956]-[.B956])" office:value-type="float" office:value="985" calcext:value-type="float">
            <text:p>985</text:p>
          </table:table-cell>
          <table:table-cell table:formula="of:=COUNTIF([.$B$1:.$B$1000];&quot;+&quot; &amp; [.A956])" office:value-type="float" office:value="0" calcext:value-type="float">
            <text:p>0</text:p>
          </table:table-cell>
          <table:table-cell table:formula="of:=[.D956]*[.A9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7" calcext:value-type="float">
            <text:p>95907</text:p>
          </table:table-cell>
          <table:table-cell office:value-type="float" office:value="94929" calcext:value-type="float">
            <text:p>94929</text:p>
          </table:table-cell>
          <table:table-cell table:formula="of:=ABS([.A957]-[.B957])" office:value-type="float" office:value="978" calcext:value-type="float">
            <text:p>978</text:p>
          </table:table-cell>
          <table:table-cell table:formula="of:=COUNTIF([.$B$1:.$B$1000];&quot;+&quot; &amp; [.A957])" office:value-type="float" office:value="0" calcext:value-type="float">
            <text:p>0</text:p>
          </table:table-cell>
          <table:table-cell table:formula="of:=[.D957]*[.A9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36" calcext:value-type="float">
            <text:p>96036</text:p>
          </table:table-cell>
          <table:table-cell office:value-type="float" office:value="95113" calcext:value-type="float">
            <text:p>95113</text:p>
          </table:table-cell>
          <table:table-cell table:formula="of:=ABS([.A958]-[.B958])" office:value-type="float" office:value="923" calcext:value-type="float">
            <text:p>923</text:p>
          </table:table-cell>
          <table:table-cell table:formula="of:=COUNTIF([.$B$1:.$B$1000];&quot;+&quot; &amp; [.A958])" office:value-type="float" office:value="0" calcext:value-type="float">
            <text:p>0</text:p>
          </table:table-cell>
          <table:table-cell table:formula="of:=[.D958]*[.A9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61" calcext:value-type="float">
            <text:p>96061</text:p>
          </table:table-cell>
          <table:table-cell office:value-type="float" office:value="95143" calcext:value-type="float">
            <text:p>95143</text:p>
          </table:table-cell>
          <table:table-cell table:formula="of:=ABS([.A959]-[.B959])" office:value-type="float" office:value="918" calcext:value-type="float">
            <text:p>918</text:p>
          </table:table-cell>
          <table:table-cell table:formula="of:=COUNTIF([.$B$1:.$B$1000];&quot;+&quot; &amp; [.A959])" office:value-type="float" office:value="0" calcext:value-type="float">
            <text:p>0</text:p>
          </table:table-cell>
          <table:table-cell table:formula="of:=[.D959]*[.A9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31" calcext:value-type="float">
            <text:p>96131</text:p>
          </table:table-cell>
          <table:table-cell office:value-type="float" office:value="95360" calcext:value-type="float">
            <text:p>95360</text:p>
          </table:table-cell>
          <table:table-cell table:formula="of:=ABS([.A960]-[.B960])" office:value-type="float" office:value="771" calcext:value-type="float">
            <text:p>771</text:p>
          </table:table-cell>
          <table:table-cell table:formula="of:=COUNTIF([.$B$1:.$B$1000];&quot;+&quot; &amp; [.A960])" office:value-type="float" office:value="0" calcext:value-type="float">
            <text:p>0</text:p>
          </table:table-cell>
          <table:table-cell table:formula="of:=[.D960]*[.A9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66" calcext:value-type="float">
            <text:p>96466</text:p>
          </table:table-cell>
          <table:table-cell office:value-type="float" office:value="95536" calcext:value-type="float">
            <text:p>95536</text:p>
          </table:table-cell>
          <table:table-cell table:formula="of:=ABS([.A961]-[.B961])" office:value-type="float" office:value="930" calcext:value-type="float">
            <text:p>930</text:p>
          </table:table-cell>
          <table:table-cell table:formula="of:=COUNTIF([.$B$1:.$B$1000];&quot;+&quot; &amp; [.A961])" office:value-type="float" office:value="0" calcext:value-type="float">
            <text:p>0</text:p>
          </table:table-cell>
          <table:table-cell table:formula="of:=[.D961]*[.A9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34" calcext:value-type="float">
            <text:p>96534</text:p>
          </table:table-cell>
          <table:table-cell office:value-type="float" office:value="95622" calcext:value-type="float">
            <text:p>95622</text:p>
          </table:table-cell>
          <table:table-cell table:formula="of:=ABS([.A962]-[.B962])" office:value-type="float" office:value="912" calcext:value-type="float">
            <text:p>912</text:p>
          </table:table-cell>
          <table:table-cell table:formula="of:=COUNTIF([.$B$1:.$B$1000];&quot;+&quot; &amp; [.A962])" office:value-type="float" office:value="0" calcext:value-type="float">
            <text:p>0</text:p>
          </table:table-cell>
          <table:table-cell table:formula="of:=[.D962]*[.A9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70" calcext:value-type="float">
            <text:p>96670</text:p>
          </table:table-cell>
          <table:table-cell office:value-type="float" office:value="95646" calcext:value-type="float">
            <text:p>95646</text:p>
          </table:table-cell>
          <table:table-cell table:formula="of:=ABS([.A963]-[.B963])" office:value-type="float" office:value="1024" calcext:value-type="float">
            <text:p>1024</text:p>
          </table:table-cell>
          <table:table-cell table:formula="of:=COUNTIF([.$B$1:.$B$1000];&quot;+&quot; &amp; [.A963])" office:value-type="float" office:value="0" calcext:value-type="float">
            <text:p>0</text:p>
          </table:table-cell>
          <table:table-cell table:formula="of:=[.D963]*[.A9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22" calcext:value-type="float">
            <text:p>96722</text:p>
          </table:table-cell>
          <table:table-cell office:value-type="float" office:value="95724" calcext:value-type="float">
            <text:p>95724</text:p>
          </table:table-cell>
          <table:table-cell table:formula="of:=ABS([.A964]-[.B964])" office:value-type="float" office:value="998" calcext:value-type="float">
            <text:p>998</text:p>
          </table:table-cell>
          <table:table-cell table:formula="of:=COUNTIF([.$B$1:.$B$1000];&quot;+&quot; &amp; [.A964])" office:value-type="float" office:value="0" calcext:value-type="float">
            <text:p>0</text:p>
          </table:table-cell>
          <table:table-cell table:formula="of:=[.D964]*[.A9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41" calcext:value-type="float">
            <text:p>96741</text:p>
          </table:table-cell>
          <table:table-cell office:value-type="float" office:value="95984" calcext:value-type="float">
            <text:p>95984</text:p>
          </table:table-cell>
          <table:table-cell table:formula="of:=ABS([.A965]-[.B965])" office:value-type="float" office:value="757" calcext:value-type="float">
            <text:p>757</text:p>
          </table:table-cell>
          <table:table-cell table:formula="of:=COUNTIF([.$B$1:.$B$1000];&quot;+&quot; &amp; [.A965])" office:value-type="float" office:value="0" calcext:value-type="float">
            <text:p>0</text:p>
          </table:table-cell>
          <table:table-cell table:formula="of:=[.D965]*[.A9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99" calcext:value-type="float">
            <text:p>96799</text:p>
          </table:table-cell>
          <table:table-cell office:value-type="float" office:value="96015" calcext:value-type="float">
            <text:p>96015</text:p>
          </table:table-cell>
          <table:table-cell table:formula="of:=ABS([.A966]-[.B966])" office:value-type="float" office:value="784" calcext:value-type="float">
            <text:p>784</text:p>
          </table:table-cell>
          <table:table-cell table:formula="of:=COUNTIF([.$B$1:.$B$1000];&quot;+&quot; &amp; [.A966])" office:value-type="float" office:value="0" calcext:value-type="float">
            <text:p>0</text:p>
          </table:table-cell>
          <table:table-cell table:formula="of:=[.D966]*[.A9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68" calcext:value-type="float">
            <text:p>97168</text:p>
          </table:table-cell>
          <table:table-cell office:value-type="float" office:value="96078" calcext:value-type="float">
            <text:p>96078</text:p>
          </table:table-cell>
          <table:table-cell table:formula="of:=ABS([.A967]-[.B967])" office:value-type="float" office:value="1090" calcext:value-type="float">
            <text:p>1090</text:p>
          </table:table-cell>
          <table:table-cell table:formula="of:=COUNTIF([.$B$1:.$B$1000];&quot;+&quot; &amp; [.A967])" office:value-type="float" office:value="0" calcext:value-type="float">
            <text:p>0</text:p>
          </table:table-cell>
          <table:table-cell table:formula="of:=[.D967]*[.A9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74" calcext:value-type="float">
            <text:p>97174</text:p>
          </table:table-cell>
          <table:table-cell office:value-type="float" office:value="96099" calcext:value-type="float">
            <text:p>96099</text:p>
          </table:table-cell>
          <table:table-cell table:formula="of:=ABS([.A968]-[.B968])" office:value-type="float" office:value="1075" calcext:value-type="float">
            <text:p>1075</text:p>
          </table:table-cell>
          <table:table-cell table:formula="of:=COUNTIF([.$B$1:.$B$1000];&quot;+&quot; &amp; [.A968])" office:value-type="float" office:value="0" calcext:value-type="float">
            <text:p>0</text:p>
          </table:table-cell>
          <table:table-cell table:formula="of:=[.D968]*[.A9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24" calcext:value-type="float">
            <text:p>97224</text:p>
          </table:table-cell>
          <table:table-cell office:value-type="float" office:value="96235" calcext:value-type="float">
            <text:p>96235</text:p>
          </table:table-cell>
          <table:table-cell table:formula="of:=ABS([.A969]-[.B969])" office:value-type="float" office:value="989" calcext:value-type="float">
            <text:p>989</text:p>
          </table:table-cell>
          <table:table-cell table:formula="of:=COUNTIF([.$B$1:.$B$1000];&quot;+&quot; &amp; [.A969])" office:value-type="float" office:value="0" calcext:value-type="float">
            <text:p>0</text:p>
          </table:table-cell>
          <table:table-cell table:formula="of:=[.D969]*[.A9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54" calcext:value-type="float">
            <text:p>97354</text:p>
          </table:table-cell>
          <table:table-cell office:value-type="float" office:value="96307" calcext:value-type="float">
            <text:p>96307</text:p>
          </table:table-cell>
          <table:table-cell table:formula="of:=ABS([.A970]-[.B970])" office:value-type="float" office:value="1047" calcext:value-type="float">
            <text:p>1047</text:p>
          </table:table-cell>
          <table:table-cell table:formula="of:=COUNTIF([.$B$1:.$B$1000];&quot;+&quot; &amp; [.A970])" office:value-type="float" office:value="0" calcext:value-type="float">
            <text:p>0</text:p>
          </table:table-cell>
          <table:table-cell table:formula="of:=[.D970]*[.A9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76" calcext:value-type="float">
            <text:p>97376</text:p>
          </table:table-cell>
          <table:table-cell office:value-type="float" office:value="96410" calcext:value-type="float">
            <text:p>96410</text:p>
          </table:table-cell>
          <table:table-cell table:formula="of:=ABS([.A971]-[.B971])" office:value-type="float" office:value="966" calcext:value-type="float">
            <text:p>966</text:p>
          </table:table-cell>
          <table:table-cell table:formula="of:=COUNTIF([.$B$1:.$B$1000];&quot;+&quot; &amp; [.A971])" office:value-type="float" office:value="0" calcext:value-type="float">
            <text:p>0</text:p>
          </table:table-cell>
          <table:table-cell table:formula="of:=[.D971]*[.A9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42" calcext:value-type="float">
            <text:p>97542</text:p>
          </table:table-cell>
          <table:table-cell office:value-type="float" office:value="96745" calcext:value-type="float">
            <text:p>96745</text:p>
          </table:table-cell>
          <table:table-cell table:formula="of:=ABS([.A972]-[.B972])" office:value-type="float" office:value="797" calcext:value-type="float">
            <text:p>797</text:p>
          </table:table-cell>
          <table:table-cell table:formula="of:=COUNTIF([.$B$1:.$B$1000];&quot;+&quot; &amp; [.A972])" office:value-type="float" office:value="0" calcext:value-type="float">
            <text:p>0</text:p>
          </table:table-cell>
          <table:table-cell table:formula="of:=[.D972]*[.A9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56" calcext:value-type="float">
            <text:p>97556</text:p>
          </table:table-cell>
          <table:table-cell office:value-type="float" office:value="96892" calcext:value-type="float">
            <text:p>96892</text:p>
          </table:table-cell>
          <table:table-cell table:formula="of:=ABS([.A973]-[.B973])" office:value-type="float" office:value="664" calcext:value-type="float">
            <text:p>664</text:p>
          </table:table-cell>
          <table:table-cell table:formula="of:=COUNTIF([.$B$1:.$B$1000];&quot;+&quot; &amp; [.A973])" office:value-type="float" office:value="0" calcext:value-type="float">
            <text:p>0</text:p>
          </table:table-cell>
          <table:table-cell table:formula="of:=[.D973]*[.A9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34" calcext:value-type="float">
            <text:p>97634</text:p>
          </table:table-cell>
          <table:table-cell office:value-type="float" office:value="96899" calcext:value-type="float">
            <text:p>96899</text:p>
          </table:table-cell>
          <table:table-cell table:formula="of:=ABS([.A974]-[.B974])" office:value-type="float" office:value="735" calcext:value-type="float">
            <text:p>735</text:p>
          </table:table-cell>
          <table:table-cell table:formula="of:=COUNTIF([.$B$1:.$B$1000];&quot;+&quot; &amp; [.A974])" office:value-type="float" office:value="0" calcext:value-type="float">
            <text:p>0</text:p>
          </table:table-cell>
          <table:table-cell table:formula="of:=[.D974]*[.A9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97029" calcext:value-type="float">
            <text:p>97029</text:p>
          </table:table-cell>
          <table:table-cell table:formula="of:=ABS([.A975]-[.B975])" office:value-type="float" office:value="671" calcext:value-type="float">
            <text:p>671</text:p>
          </table:table-cell>
          <table:table-cell table:formula="of:=COUNTIF([.$B$1:.$B$1000];&quot;+&quot; &amp; [.A975])" office:value-type="float" office:value="0" calcext:value-type="float">
            <text:p>0</text:p>
          </table:table-cell>
          <table:table-cell table:formula="of:=[.D975]*[.A9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29" calcext:value-type="float">
            <text:p>97829</text:p>
          </table:table-cell>
          <table:table-cell office:value-type="float" office:value="97111" calcext:value-type="float">
            <text:p>97111</text:p>
          </table:table-cell>
          <table:table-cell table:formula="of:=ABS([.A976]-[.B976])" office:value-type="float" office:value="718" calcext:value-type="float">
            <text:p>718</text:p>
          </table:table-cell>
          <table:table-cell table:formula="of:=COUNTIF([.$B$1:.$B$1000];&quot;+&quot; &amp; [.A976])" office:value-type="float" office:value="0" calcext:value-type="float">
            <text:p>0</text:p>
          </table:table-cell>
          <table:table-cell table:formula="of:=[.D976]*[.A9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66" calcext:value-type="float">
            <text:p>97866</text:p>
          </table:table-cell>
          <table:table-cell office:value-type="float" office:value="97292" calcext:value-type="float">
            <text:p>97292</text:p>
          </table:table-cell>
          <table:table-cell table:formula="of:=ABS([.A977]-[.B977])" office:value-type="float" office:value="574" calcext:value-type="float">
            <text:p>574</text:p>
          </table:table-cell>
          <table:table-cell table:formula="of:=COUNTIF([.$B$1:.$B$1000];&quot;+&quot; &amp; [.A977])" office:value-type="float" office:value="0" calcext:value-type="float">
            <text:p>0</text:p>
          </table:table-cell>
          <table:table-cell table:formula="of:=[.D977]*[.A9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13" calcext:value-type="float">
            <text:p>98013</text:p>
          </table:table-cell>
          <table:table-cell office:value-type="float" office:value="97373" calcext:value-type="float">
            <text:p>97373</text:p>
          </table:table-cell>
          <table:table-cell table:formula="of:=ABS([.A978]-[.B978])" office:value-type="float" office:value="640" calcext:value-type="float">
            <text:p>640</text:p>
          </table:table-cell>
          <table:table-cell table:formula="of:=COUNTIF([.$B$1:.$B$1000];&quot;+&quot; &amp; [.A978])" office:value-type="float" office:value="0" calcext:value-type="float">
            <text:p>0</text:p>
          </table:table-cell>
          <table:table-cell table:formula="of:=[.D978]*[.A9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91" calcext:value-type="float">
            <text:p>98091</text:p>
          </table:table-cell>
          <table:table-cell office:value-type="float" office:value="97563" calcext:value-type="float">
            <text:p>97563</text:p>
          </table:table-cell>
          <table:table-cell table:formula="of:=ABS([.A979]-[.B979])" office:value-type="float" office:value="528" calcext:value-type="float">
            <text:p>528</text:p>
          </table:table-cell>
          <table:table-cell table:formula="of:=COUNTIF([.$B$1:.$B$1000];&quot;+&quot; &amp; [.A979])" office:value-type="float" office:value="0" calcext:value-type="float">
            <text:p>0</text:p>
          </table:table-cell>
          <table:table-cell table:formula="of:=[.D979]*[.A9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10" calcext:value-type="float">
            <text:p>98210</text:p>
          </table:table-cell>
          <table:table-cell office:value-type="float" office:value="97736" calcext:value-type="float">
            <text:p>97736</text:p>
          </table:table-cell>
          <table:table-cell table:formula="of:=ABS([.A980]-[.B980])" office:value-type="float" office:value="474" calcext:value-type="float">
            <text:p>474</text:p>
          </table:table-cell>
          <table:table-cell table:formula="of:=COUNTIF([.$B$1:.$B$1000];&quot;+&quot; &amp; [.A980])" office:value-type="float" office:value="0" calcext:value-type="float">
            <text:p>0</text:p>
          </table:table-cell>
          <table:table-cell table:formula="of:=[.D980]*[.A9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14" calcext:value-type="float">
            <text:p>98314</text:p>
          </table:table-cell>
          <table:table-cell office:value-type="float" office:value="97810" calcext:value-type="float">
            <text:p>97810</text:p>
          </table:table-cell>
          <table:table-cell table:formula="of:=ABS([.A981]-[.B981])" office:value-type="float" office:value="504" calcext:value-type="float">
            <text:p>504</text:p>
          </table:table-cell>
          <table:table-cell table:formula="of:=COUNTIF([.$B$1:.$B$1000];&quot;+&quot; &amp; [.A981])" office:value-type="float" office:value="5" calcext:value-type="float">
            <text:p>5</text:p>
          </table:table-cell>
          <table:table-cell table:formula="of:=[.D981]*[.A981]" office:value-type="float" office:value="491570" calcext:value-type="float">
            <text:p>491570</text:p>
          </table:table-cell>
        </table:table-row>
        <table:table-row table:style-name="ro1">
          <table:table-cell office:value-type="float" office:value="98393" calcext:value-type="float">
            <text:p>98393</text:p>
          </table:table-cell>
          <table:table-cell office:value-type="float" office:value="97833" calcext:value-type="float">
            <text:p>97833</text:p>
          </table:table-cell>
          <table:table-cell table:formula="of:=ABS([.A982]-[.B982])" office:value-type="float" office:value="560" calcext:value-type="float">
            <text:p>560</text:p>
          </table:table-cell>
          <table:table-cell table:formula="of:=COUNTIF([.$B$1:.$B$1000];&quot;+&quot; &amp; [.A982])" office:value-type="float" office:value="0" calcext:value-type="float">
            <text:p>0</text:p>
          </table:table-cell>
          <table:table-cell table:formula="of:=[.D982]*[.A9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46" calcext:value-type="float">
            <text:p>98446</text:p>
          </table:table-cell>
          <table:table-cell office:value-type="float" office:value="98128" calcext:value-type="float">
            <text:p>98128</text:p>
          </table:table-cell>
          <table:table-cell table:formula="of:=ABS([.A983]-[.B983])" office:value-type="float" office:value="318" calcext:value-type="float">
            <text:p>318</text:p>
          </table:table-cell>
          <table:table-cell table:formula="of:=COUNTIF([.$B$1:.$B$1000];&quot;+&quot; &amp; [.A983])" office:value-type="float" office:value="0" calcext:value-type="float">
            <text:p>0</text:p>
          </table:table-cell>
          <table:table-cell table:formula="of:=[.D983]*[.A9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98" calcext:value-type="float">
            <text:p>98498</text:p>
          </table:table-cell>
          <table:table-cell office:value-type="float" office:value="98298" calcext:value-type="float">
            <text:p>98298</text:p>
          </table:table-cell>
          <table:table-cell table:formula="of:=ABS([.A984]-[.B984])" office:value-type="float" office:value="200" calcext:value-type="float">
            <text:p>200</text:p>
          </table:table-cell>
          <table:table-cell table:formula="of:=COUNTIF([.$B$1:.$B$1000];&quot;+&quot; &amp; [.A984])" office:value-type="float" office:value="0" calcext:value-type="float">
            <text:p>0</text:p>
          </table:table-cell>
          <table:table-cell table:formula="of:=[.D984]*[.A9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16" calcext:value-type="float">
            <text:p>98616</text:p>
          </table:table-cell>
          <table:table-cell office:value-type="float" office:value="98314" calcext:value-type="float">
            <text:p>98314</text:p>
          </table:table-cell>
          <table:table-cell table:formula="of:=ABS([.A985]-[.B985])" office:value-type="float" office:value="302" calcext:value-type="float">
            <text:p>302</text:p>
          </table:table-cell>
          <table:table-cell table:formula="of:=COUNTIF([.$B$1:.$B$1000];&quot;+&quot; &amp; [.A985])" office:value-type="float" office:value="0" calcext:value-type="float">
            <text:p>0</text:p>
          </table:table-cell>
          <table:table-cell table:formula="of:=[.D985]*[.A9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60" calcext:value-type="float">
            <text:p>98660</text:p>
          </table:table-cell>
          <table:table-cell office:value-type="float" office:value="98314" calcext:value-type="float">
            <text:p>98314</text:p>
          </table:table-cell>
          <table:table-cell table:formula="of:=ABS([.A986]-[.B986])" office:value-type="float" office:value="346" calcext:value-type="float">
            <text:p>346</text:p>
          </table:table-cell>
          <table:table-cell table:formula="of:=COUNTIF([.$B$1:.$B$1000];&quot;+&quot; &amp; [.A986])" office:value-type="float" office:value="0" calcext:value-type="float">
            <text:p>0</text:p>
          </table:table-cell>
          <table:table-cell table:formula="of:=[.D986]*[.A9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70" calcext:value-type="float">
            <text:p>98770</text:p>
          </table:table-cell>
          <table:table-cell office:value-type="float" office:value="98314" calcext:value-type="float">
            <text:p>98314</text:p>
          </table:table-cell>
          <table:table-cell table:formula="of:=ABS([.A987]-[.B987])" office:value-type="float" office:value="456" calcext:value-type="float">
            <text:p>456</text:p>
          </table:table-cell>
          <table:table-cell table:formula="of:=COUNTIF([.$B$1:.$B$1000];&quot;+&quot; &amp; [.A987])" office:value-type="float" office:value="0" calcext:value-type="float">
            <text:p>0</text:p>
          </table:table-cell>
          <table:table-cell table:formula="of:=[.D987]*[.A9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65" calcext:value-type="float">
            <text:p>98865</text:p>
          </table:table-cell>
          <table:table-cell office:value-type="float" office:value="98314" calcext:value-type="float">
            <text:p>98314</text:p>
          </table:table-cell>
          <table:table-cell table:formula="of:=ABS([.A988]-[.B988])" office:value-type="float" office:value="551" calcext:value-type="float">
            <text:p>551</text:p>
          </table:table-cell>
          <table:table-cell table:formula="of:=COUNTIF([.$B$1:.$B$1000];&quot;+&quot; &amp; [.A988])" office:value-type="float" office:value="0" calcext:value-type="float">
            <text:p>0</text:p>
          </table:table-cell>
          <table:table-cell table:formula="of:=[.D988]*[.A9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85" calcext:value-type="float">
            <text:p>98985</text:p>
          </table:table-cell>
          <table:table-cell office:value-type="float" office:value="98314" calcext:value-type="float">
            <text:p>98314</text:p>
          </table:table-cell>
          <table:table-cell table:formula="of:=ABS([.A989]-[.B989])" office:value-type="float" office:value="671" calcext:value-type="float">
            <text:p>671</text:p>
          </table:table-cell>
          <table:table-cell table:formula="of:=COUNTIF([.$B$1:.$B$1000];&quot;+&quot; &amp; [.A989])" office:value-type="float" office:value="0" calcext:value-type="float">
            <text:p>0</text:p>
          </table:table-cell>
          <table:table-cell table:formula="of:=[.D989]*[.A9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94" calcext:value-type="float">
            <text:p>98994</text:p>
          </table:table-cell>
          <table:table-cell office:value-type="float" office:value="98405" calcext:value-type="float">
            <text:p>98405</text:p>
          </table:table-cell>
          <table:table-cell table:formula="of:=ABS([.A990]-[.B990])" office:value-type="float" office:value="589" calcext:value-type="float">
            <text:p>589</text:p>
          </table:table-cell>
          <table:table-cell table:formula="of:=COUNTIF([.$B$1:.$B$1000];&quot;+&quot; &amp; [.A990])" office:value-type="float" office:value="0" calcext:value-type="float">
            <text:p>0</text:p>
          </table:table-cell>
          <table:table-cell table:formula="of:=[.D990]*[.A9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22" calcext:value-type="float">
            <text:p>99022</text:p>
          </table:table-cell>
          <table:table-cell office:value-type="float" office:value="98568" calcext:value-type="float">
            <text:p>98568</text:p>
          </table:table-cell>
          <table:table-cell table:formula="of:=ABS([.A991]-[.B991])" office:value-type="float" office:value="454" calcext:value-type="float">
            <text:p>454</text:p>
          </table:table-cell>
          <table:table-cell table:formula="of:=COUNTIF([.$B$1:.$B$1000];&quot;+&quot; &amp; [.A991])" office:value-type="float" office:value="0" calcext:value-type="float">
            <text:p>0</text:p>
          </table:table-cell>
          <table:table-cell table:formula="of:=[.D991]*[.A9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31" calcext:value-type="float">
            <text:p>99231</text:p>
          </table:table-cell>
          <table:table-cell office:value-type="float" office:value="98620" calcext:value-type="float">
            <text:p>98620</text:p>
          </table:table-cell>
          <table:table-cell table:formula="of:=ABS([.A992]-[.B992])" office:value-type="float" office:value="611" calcext:value-type="float">
            <text:p>611</text:p>
          </table:table-cell>
          <table:table-cell table:formula="of:=COUNTIF([.$B$1:.$B$1000];&quot;+&quot; &amp; [.A992])" office:value-type="float" office:value="0" calcext:value-type="float">
            <text:p>0</text:p>
          </table:table-cell>
          <table:table-cell table:formula="of:=[.D992]*[.A9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72" calcext:value-type="float">
            <text:p>99272</text:p>
          </table:table-cell>
          <table:table-cell office:value-type="float" office:value="98633" calcext:value-type="float">
            <text:p>98633</text:p>
          </table:table-cell>
          <table:table-cell table:formula="of:=ABS([.A993]-[.B993])" office:value-type="float" office:value="639" calcext:value-type="float">
            <text:p>639</text:p>
          </table:table-cell>
          <table:table-cell table:formula="of:=COUNTIF([.$B$1:.$B$1000];&quot;+&quot; &amp; [.A993])" office:value-type="float" office:value="0" calcext:value-type="float">
            <text:p>0</text:p>
          </table:table-cell>
          <table:table-cell table:formula="of:=[.D993]*[.A9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56" calcext:value-type="float">
            <text:p>99456</text:p>
          </table:table-cell>
          <table:table-cell office:value-type="float" office:value="98675" calcext:value-type="float">
            <text:p>98675</text:p>
          </table:table-cell>
          <table:table-cell table:formula="of:=ABS([.A994]-[.B994])" office:value-type="float" office:value="781" calcext:value-type="float">
            <text:p>781</text:p>
          </table:table-cell>
          <table:table-cell table:formula="of:=COUNTIF([.$B$1:.$B$1000];&quot;+&quot; &amp; [.A994])" office:value-type="float" office:value="0" calcext:value-type="float">
            <text:p>0</text:p>
          </table:table-cell>
          <table:table-cell table:formula="of:=[.D994]*[.A9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45" calcext:value-type="float">
            <text:p>99545</text:p>
          </table:table-cell>
          <table:table-cell office:value-type="float" office:value="98732" calcext:value-type="float">
            <text:p>98732</text:p>
          </table:table-cell>
          <table:table-cell table:formula="of:=ABS([.A995]-[.B995])" office:value-type="float" office:value="813" calcext:value-type="float">
            <text:p>813</text:p>
          </table:table-cell>
          <table:table-cell table:formula="of:=COUNTIF([.$B$1:.$B$1000];&quot;+&quot; &amp; [.A995])" office:value-type="float" office:value="0" calcext:value-type="float">
            <text:p>0</text:p>
          </table:table-cell>
          <table:table-cell table:formula="of:=[.D995]*[.A9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66" calcext:value-type="float">
            <text:p>99666</text:p>
          </table:table-cell>
          <table:table-cell office:value-type="float" office:value="99078" calcext:value-type="float">
            <text:p>99078</text:p>
          </table:table-cell>
          <table:table-cell table:formula="of:=ABS([.A996]-[.B996])" office:value-type="float" office:value="588" calcext:value-type="float">
            <text:p>588</text:p>
          </table:table-cell>
          <table:table-cell table:formula="of:=COUNTIF([.$B$1:.$B$1000];&quot;+&quot; &amp; [.A996])" office:value-type="float" office:value="0" calcext:value-type="float">
            <text:p>0</text:p>
          </table:table-cell>
          <table:table-cell table:formula="of:=[.D996]*[.A9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62" calcext:value-type="float">
            <text:p>99862</text:p>
          </table:table-cell>
          <table:table-cell office:value-type="float" office:value="99481" calcext:value-type="float">
            <text:p>99481</text:p>
          </table:table-cell>
          <table:table-cell table:formula="of:=ABS([.A997]-[.B997])" office:value-type="float" office:value="381" calcext:value-type="float">
            <text:p>381</text:p>
          </table:table-cell>
          <table:table-cell table:formula="of:=COUNTIF([.$B$1:.$B$1000];&quot;+&quot; &amp; [.A997])" office:value-type="float" office:value="0" calcext:value-type="float">
            <text:p>0</text:p>
          </table:table-cell>
          <table:table-cell table:formula="of:=[.D997]*[.A9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65" calcext:value-type="float">
            <text:p>99865</text:p>
          </table:table-cell>
          <table:table-cell office:value-type="float" office:value="99596" calcext:value-type="float">
            <text:p>99596</text:p>
          </table:table-cell>
          <table:table-cell table:formula="of:=ABS([.A998]-[.B998])" office:value-type="float" office:value="269" calcext:value-type="float">
            <text:p>269</text:p>
          </table:table-cell>
          <table:table-cell table:formula="of:=COUNTIF([.$B$1:.$B$1000];&quot;+&quot; &amp; [.A998])" office:value-type="float" office:value="0" calcext:value-type="float">
            <text:p>0</text:p>
          </table:table-cell>
          <table:table-cell table:formula="of:=[.D998]*[.A9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99780" calcext:value-type="float">
            <text:p>99780</text:p>
          </table:table-cell>
          <table:table-cell table:formula="of:=ABS([.A999]-[.B999])" office:value-type="float" office:value="120" calcext:value-type="float">
            <text:p>120</text:p>
          </table:table-cell>
          <table:table-cell table:formula="of:=COUNTIF([.$B$1:.$B$1000];&quot;+&quot; &amp; [.A999])" office:value-type="float" office:value="0" calcext:value-type="float">
            <text:p>0</text:p>
          </table:table-cell>
          <table:table-cell table:formula="of:=[.D999]*[.A9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43" calcext:value-type="float">
            <text:p>99943</text:p>
          </table:table-cell>
          <table:table-cell office:value-type="float" office:value="99873" calcext:value-type="float">
            <text:p>99873</text:p>
          </table:table-cell>
          <table:table-cell table:formula="of:=ABS([.A1000]-[.B1000])" office:value-type="float" office:value="70" calcext:value-type="float">
            <text:p>70</text:p>
          </table:table-cell>
          <table:table-cell table:formula="of:=COUNTIF([.$B$1:.$B$1000];&quot;+&quot; &amp; [.A1000])" office:value-type="float" office:value="0" calcext:value-type="float">
            <text:p>0</text:p>
          </table:table-cell>
          <table:table-cell table:formula="of:=[.D1000]*[.A1000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2:31:08.689977087</meta:creation-date>
    <dc:date>2024-12-02T22:43:37.711841298</dc:date>
    <meta:editing-duration>PT2M18S</meta:editing-duration>
    <meta:editing-cycles>1</meta:editing-cycles>
    <meta:document-statistic meta:table-count="1" meta:cell-count="5000" meta:object-count="0"/>
    <meta:generator>LibreOffice/7.3.7.2$Linux_X86_64 LibreOffice_project/30$Build-2</meta:generator>
  </office:meta>
</office:document-meta>
</file>